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fo:border="thin solid #000000" fo:background-color="transparent"/>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fo:border="thin solid #000000" style:vertical-align="automatic" fo:background-color="transparent" style:repeat-content="false"/>
      <style:paragraph-properties fo:text-align="end" fo:margin-right="0cm"/>
    </style:style>
    <style:style style:name="ce8" style:family="table-cell" style:parent-style-name="Default" style:data-style-name="N19">
      <style:table-cell-properties fo:border="thin solid #000000" fo:background-color="transparen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0" style:family="table-cell" style:parent-style-name="Default" style:data-style-name="N19">
      <style:table-cell-properties fo:border="thin solid #000000" style:vertical-align="middle" fo:wrap-option="wrap" fo:background-color="transparent" style:repeat-content="false"/>
      <style:paragraph-properties fo:text-align="center"/>
    </style:style>
    <style:style style:name="ce11" style:family="table-cell" style:parent-style-name="Default" style:data-style-name="N0">
      <style:table-cell-properties fo:border-top="2pt solid #000000" fo:border-bottom="thin solid #000000" fo:border-left="none" fo:border-right="none" style:vertical-align="middle" fo:wrap-option="wrap" fo:background-color="transparent" style:repeat-content="false"/>
      <style:paragraph-properties fo:text-align="center"/>
    </style:style>
    <style:style style:name="ce12" style:family="table-cell" style:parent-style-name="Default" style:data-style-name="N19">
      <style:table-cell-properties fo:border-top="2pt solid #000000" fo:border-bottom="thin solid #000000" fo:border-left="thin solid #000000" fo:border-right="thin solid #000000" style:vertical-align="middle" fo:wrap-option="wrap" fo:background-color="transparent" style:repeat-content="false"/>
      <style:paragraph-properties fo:text-align="center"/>
    </style:style>
    <style:style style:name="ce1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style>
    <style:style style:name="ce14" style:family="table-cell" style:parent-style-name="Default" style:data-style-name="N19">
      <style:table-cell-properties fo:border-top="none" fo:border-bottom="thin solid #000000" fo:border-left="thin solid #000000" fo:border-right="thin solid #000000" style:vertical-align="middle" fo:wrap-option="wrap" fo:background-color="transparent" style:repeat-content="false"/>
      <style:paragraph-properties fo:text-align="center"/>
    </style:style>
    <style:style style:name="ce15" style:family="table-cell" style:parent-style-name="Default" style:data-style-name="N19">
      <style:table-cell-properties fo:border-top="none" fo:border-bottom="thin solid #000000" fo:border-left="thin solid #000000" fo:border-right="thin solid #000000" style:vertical-align="middle" fo:wrap-option="wrap" fo:background-color="#FFFFFF" style:repeat-content="false"/>
      <style:paragraph-properties fo:text-align="center"/>
    </style:style>
    <style:style style:name="ce16" style:family="table-cell" style:parent-style-name="Default" style:data-style-name="N19">
      <style:table-cell-properties fo:border-top="none" fo:border-bottom="thin solid #000000" fo:border-left="thin solid #000000" fo:border-right="none" style:vertical-align="middle" fo:wrap-option="wrap" fo:background-color="#FFFFFF" style:repeat-content="false"/>
      <style:paragraph-properties fo:text-align="center"/>
    </style:style>
    <style:style style:name="ce17" style:family="table-cell" style:parent-style-name="Default" style:data-style-name="N0">
      <style:table-cell-properties fo:border="thin solid #000000" style:vertical-align="automatic" fo:background-color="#CCCC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fo:border-top="thin solid #000000" fo:border-bottom="thin solid #000000" fo:border-left="2pt solid #000000" fo:border-right="thin solid #000000" style:vertical-align="automatic" fo:background-color="#800080" style:repeat-content="false"/>
      <style:paragraph-properties fo:text-align="center"/>
      <style:text-properties fo:color="#FFFFFF" fo:font-weight="bold" style:font-weight-asian="bold" style:font-weight-complex="bold"/>
    </style:style>
    <style:style style:name="ce19" style:family="table-cell" style:parent-style-name="Default" style:data-style-name="N0">
      <style:table-cell-properties fo:border-top="thin solid #000000" fo:border-bottom="thin solid #000000" fo:border-left="thin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order-top="thin solid #000000" fo:border-bottom="thin solid #000000" fo:border-left="2pt solid #000000" fo:border-right="thin solid #000000" style:vertical-align="automatic" fo:background-color="#D9D9D9" style:repeat-content="false"/>
      <style:paragraph-properties fo:text-align="center"/>
    </style:style>
    <style:style style:name="ce21"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justify"/>
    </style:style>
    <style:style style:name="ce22"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23"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24" style:family="table-cell" style:parent-style-name="Default" style:data-style-name="N0">
      <style:table-cell-properties fo:border-top="none" fo:border-bottom="thin solid #000000" fo:border-left="2pt solid #000000" fo:border-right="thin solid #000000" style:vertical-align="automatic" fo:background-color="#800080" style:repeat-content="false"/>
      <style:paragraph-properties fo:text-align="center"/>
      <style:text-properties fo:color="#FFFFFF" fo:font-weight="bold" style:font-weight-asian="bold" style:font-weight-complex="bold"/>
    </style:style>
    <style:style style:name="ce25" style:family="table-cell" style:parent-style-name="Default" style:data-style-name="N0">
      <style:table-cell-properties fo:border-top="none" fo:border-bottom="thin solid #000000" fo:border-left="thin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26" style:family="table-cell" style:parent-style-name="Default" style:data-style-name="N0">
      <style:table-cell-properties fo:border-top="thin solid #000000" fo:border-bottom="thin solid #000000" fo:border-left="2pt solid #000000" fo:border-right="thin solid #000000" style:vertical-align="middle" fo:wrap-option="wrap" fo:background-color="#D9D9D9" style:repeat-content="false"/>
      <style:paragraph-properties fo:text-align="center"/>
    </style:style>
    <style:style style:name="ce27"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justify"/>
    </style:style>
    <style:style style:name="ce28"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justify"/>
    </style:style>
    <style:style style:name="ce29" style:family="table-cell" style:parent-style-name="Default" style:data-style-name="N0">
      <style:table-cell-properties fo:border-top="thin solid #000000" fo:border-bottom="2pt solid #000000" fo:border-left="2pt solid #000000" fo:border-right="thin solid #000000" style:vertical-align="middle" fo:wrap-option="wrap" fo:background-color="#D9D9D9" style:repeat-content="false"/>
      <style:paragraph-properties fo:text-align="center"/>
    </style:style>
    <style:style style:name="ce30" style:family="table-cell" style:parent-style-name="Default" style:data-style-name="N0">
      <style:table-cell-properties fo:border-top="thin solid #000000" fo:border-bottom="2pt solid #000000" fo:border-left="thin solid #000000" fo:border-right="2pt solid #000000" style:vertical-align="top" style:repeat-content="false"/>
      <style:paragraph-properties fo:text-align="justify"/>
    </style:style>
    <style:style style:name="ce31" style:family="table-cell" style:parent-style-name="Default" style:data-style-name="N0">
      <style:table-cell-properties fo:border-top="none" fo:border-bottom="none" fo:border-left="thin solid #000000" fo:border-right="2pt solid #000000" style:vertical-align="top" fo:background-color="transparent" style:repeat-content="false"/>
      <style:paragraph-properties fo:text-align="justify"/>
    </style:style>
    <style:style style:name="ce32" style:family="table-cell" style:parent-style-name="Default" style:data-style-name="N0">
      <style:table-cell-properties fo:border-top="2pt solid #000000" fo:border-bottom="thin solid #000000" fo:border-left="2pt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34" style:family="table-cell" style:parent-style-name="Default" style:data-style-name="N0">
      <style:table-cell-properties fo:border-top="thin solid #000000" fo:border-bottom="thin solid #000000" fo:border-left="2pt solid #000000" fo:border-right="2pt solid #000000" fo:background-color="transparent"/>
    </style:style>
    <style:style style:name="ce35" style:family="table-cell" style:parent-style-name="Default" style:data-style-name="N0">
      <style:table-cell-properties fo:border-top="2pt solid #000000" fo:border-bottom="2pt solid #000000" fo:border-left="2pt solid #000000" fo:border-right="thin solid #000000" style:vertical-align="middle" fo:wrap-option="wrap" fo:background-color="#CCCCFF" style:repeat-content="false"/>
      <style:paragraph-properties fo:text-align="start" fo:margin-left="0cm"/>
    </style:style>
    <style:style style:name="ce36" style:family="table-cell" style:parent-style-name="Default" style:data-style-name="N0">
      <style:table-cell-properties fo:border-top="2pt solid #000000" fo:border-bottom="2pt solid #000000" fo:border-left="thin solid #000000" fo:border-right="thin solid #000000" style:vertical-align="middle" fo:wrap-option="wrap" fo:background-color="#CCCCFF" style:repeat-content="false"/>
      <style:paragraph-properties fo:text-align="start" fo:margin-left="0cm"/>
    </style:style>
    <style:style style:name="ce37" style:family="table-cell" style:parent-style-name="Default" style:data-style-name="N0">
      <style:table-cell-properties fo:border-top="2pt solid #000000" fo:border-bottom="2pt solid #000000" fo:border-left="thin solid #000000" fo:border-right="2pt solid #000000" style:vertical-align="middle" fo:wrap-option="wrap" fo:background-color="#CCCCFF" style:repeat-content="false"/>
      <style:paragraph-properties fo:text-align="start" fo:margin-left="0cm"/>
    </style:style>
    <style:style style:name="ce38" style:family="table-cell" style:parent-style-name="Default" style:data-style-name="N0">
      <style:table-cell-properties fo:border-top="none" fo:border-bottom="thin solid #000000" fo:border-left="thin solid #000000" fo:border-right="thin solid #000000" fo:background-color="transparent"/>
    </style:style>
    <style:style style:name="ce39"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end" fo:margin-right="0cm"/>
    </style:style>
    <style:style style:name="ce40" style:family="table-cell" style:parent-style-name="Default" style:data-style-name="N19">
      <style:table-cell-properties fo:border-top="none" fo:border-bottom="thin solid #000000" fo:border-left="thin solid #000000" fo:border-right="thin solid #000000" fo:background-color="transparent"/>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43" style:family="table-cell" style:parent-style-name="Default" style:data-style-name="N37">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44"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45" style:family="table-cell" style:parent-style-name="Default" style:data-style-name="N0">
      <style:table-cell-properties style:vertical-align="middle" fo:wrap-option="wrap" style:repeat-content="false"/>
      <style:paragraph-properties fo:text-align="center"/>
    </style:style>
    <style:style style:name="ce46" style:family="table-cell" style:parent-style-name="Default" style:data-style-name="N0">
      <style:table-cell-properties fo:border-top="2pt solid #000000" fo:border-bottom="none" fo:border-left="thin solid #000000" fo:border-right="thin solid #000000" style:vertical-align="middle" fo:wrap-option="wrap" fo:background-color="#CCCCFF" style:repeat-content="false"/>
      <style:paragraph-properties fo:text-align="center"/>
    </style:style>
    <style:style style:name="ce47" style:family="table-cell" style:parent-style-name="Default" style:data-style-name="N0">
      <style:table-cell-properties fo:border="thin solid #000000" style:vertical-align="middle" fo:wrap-option="wrap" style:repeat-content="false"/>
      <style:paragraph-properties fo:text-align="center"/>
    </style:style>
    <style:style style:name="ce48" style:family="table-cell" style:parent-style-name="Default" style:data-style-name="N19">
      <style:table-cell-properties fo:border="thin solid #000000" style:vertical-align="middle" fo:wrap-option="wrap" style:repeat-content="false"/>
      <style:paragraph-properties fo:text-align="center"/>
    </style:style>
    <style:style style:name="ce49" style:family="table-cell" style:parent-style-name="Default" style:data-style-name="N19">
      <style:table-cell-properties fo:border-top="thin solid #000000" fo:border-bottom="none" fo:border-left="thin solid #000000" fo:border-right="thin solid #000000" style:vertical-align="middle" fo:wrap-option="wrap" fo:background-color="transparent" style:repeat-content="false"/>
      <style:paragraph-properties fo:text-align="center"/>
    </style:style>
    <style:style style:name="ce50" style:family="table-cell" style:parent-style-name="Default" style:data-style-name="N0">
      <style:table-cell-properties style:vertical-align="middle" fo:wrap-option="wrap" style:repeat-content="false"/>
      <style:paragraph-properties fo:text-align="justify"/>
      <style:text-properties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middle" fo:wrap-option="wrap" style:repeat-content="false"/>
      <style:paragraph-properties fo:text-align="justify"/>
    </style:style>
    <style:style style:name="ce52" style:family="table-cell" style:parent-style-name="Default" style:data-style-name="N0">
      <style:table-cell-properties fo:border-top="2pt solid #000000" fo:border-bottom="none" fo:border-left="thin solid #000000" fo:border-right="thin solid #000000" style:vertical-align="middle" fo:wrap-option="wrap" fo:background-color="#CCCCFF" style:repeat-content="false"/>
      <style:paragraph-properties fo:text-align="justify"/>
    </style:style>
    <style:style style:name="ce53" style:family="table-cell" style:parent-style-name="Default" style:data-style-name="N0">
      <style:table-cell-properties fo:border="thin solid #000000" style:vertical-align="middle" fo:wrap-option="wrap" fo:background-color="transparent" style:repeat-content="false"/>
      <style:paragraph-properties fo:text-align="justify"/>
    </style:style>
    <style:style style:name="ce54"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justify"/>
    </style:style>
    <style:style style:name="ce55" style:family="table-cell" style:parent-style-name="Default" style:data-style-name="N19">
      <style:table-cell-properties fo:border="thin solid #000000" style:vertical-align="middle" fo:wrap-option="wrap" fo:background-color="transparent" style:repeat-content="false"/>
      <style:paragraph-properties fo:text-align="justify"/>
    </style:style>
    <style:style style:name="ce56" style:family="table-cell" style:parent-style-name="Default" style:data-style-name="N0">
      <style:table-cell-properties fo:border="thin solid #000000" style:vertical-align="middle" fo:wrap-option="wrap" style:repeat-content="false"/>
      <style:paragraph-properties fo:text-align="justify"/>
    </style:style>
    <style:style style:name="ce57" style:family="table-cell" style:parent-style-name="Default" style:data-style-name="N19">
      <style:table-cell-properties fo:border-top="2pt solid #000000" fo:border-bottom="thin solid #000000" fo:border-left="thin solid #000000" fo:border-right="thin solid #000000" style:vertical-align="middle" fo:wrap-option="wrap" fo:background-color="transparent" style:repeat-content="false"/>
      <style:paragraph-properties fo:text-align="justify"/>
    </style:style>
    <style:style style:name="ce58"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justify"/>
    </style:style>
    <style:style style:name="ce5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style>
    <style:style style:name="ce60" style:family="table-cell" style:parent-style-name="Default" style:data-style-name="N0">
      <style:table-cell-properties style:vertical-align="middle" fo:wrap-option="wrap" style:repeat-content="false"/>
      <style:paragraph-properties fo:text-align="center"/>
      <style:text-properties fo:color="#FFFFFF"/>
    </style:style>
    <style:style style:name="ce61" style:family="table-cell" style:parent-style-name="Default" style:data-style-name="N0">
      <style:table-cell-properties fo:border-top="2pt solid #000000" fo:border-bottom="none" fo:border-left="thin solid #000000" fo:border-right="2pt solid #000000" style:vertical-align="middle" fo:wrap-option="wrap" fo:background-color="#CCCCFF" style:repeat-content="false"/>
      <style:paragraph-properties fo:text-align="center"/>
    </style:style>
    <style:style style:name="ce62" style:family="table-cell" style:parent-style-name="Default" style:data-style-name="N19">
      <style:table-cell-properties style:vertical-align="middle" fo:wrap-option="wrap" style:repeat-content="false"/>
      <style:paragraph-properties fo:text-align="justify"/>
    </style:style>
    <style:style style:name="ce63" style:family="table-cell" style:parent-style-name="Default" style:data-style-name="N19">
      <style:table-cell-properties fo:border-top="thin solid #000000" fo:border-bottom="none" fo:border-left="thin solid #000000" fo:border-right="thin solid #000000" style:vertical-align="middle" fo:wrap-option="wrap" fo:background-color="transparent" style:repeat-content="false"/>
      <style:paragraph-properties fo:text-align="justify"/>
    </style:style>
    <style:style style:name="ce64" style:family="table-cell" style:parent-style-name="Default" style:data-style-name="N19">
      <style:table-cell-properties fo:border="thin solid #000000" style:vertical-align="middle" fo:wrap-option="wrap" style:repeat-content="false"/>
      <style:paragraph-properties fo:text-align="justify"/>
    </style:style>
    <style:style style:name="ce65" style:family="table-cell" style:parent-style-name="Default" style:data-style-name="N19">
      <style:table-cell-properties fo:border-top="none" fo:border-bottom="thin solid #000000" fo:border-left="thin solid #000000" fo:border-right="thin solid #000000" style:vertical-align="middle" fo:wrap-option="wrap" fo:background-color="transparent" style:repeat-content="false"/>
      <style:paragraph-properties fo:text-align="justify"/>
    </style:style>
    <style:style style:name="ce66" style:family="table-cell" style:parent-style-name="Default" style:data-style-name="N0">
      <style:table-cell-properties fo:border-top="2pt solid #000000" fo:border-bottom="thin solid #000000" fo:border-left="thin solid #000000" fo:border-right="thin solid #000000" style:vertical-align="middle" fo:wrap-option="wrap" fo:background-color="transparent" style:repeat-content="false"/>
      <style:paragraph-properties fo:text-align="justify"/>
    </style:style>
    <style:style style:name="ce67" style:family="table-cell" style:parent-style-name="Default" style:data-style-name="N0">
      <style:table-cell-properties style:vertical-align="middle" fo:wrap-option="wrap"/>
      <style:text-properties fo:font-size="14pt" style:font-size-asian="14pt" style:font-size-complex="14pt" fo:font-weight="bold" style:font-weight-asian="bold" style:font-weight-complex="bold"/>
    </style:style>
    <style:style style:name="ce68" style:family="table-cell" style:parent-style-name="Default" style:data-style-name="N30">
      <style:table-cell-properties fo:border="thin solid #000000" style:vertical-align="middle" fo:wrap-option="wrap" fo:background-color="transparent" style:repeat-content="false"/>
      <style:paragraph-properties fo:text-align="center"/>
    </style:style>
    <style:style style:name="ce69" style:family="table-cell" style:parent-style-name="Default" style:data-style-name="N0">
      <style:table-cell-properties style:vertical-align="automatic" fo:background-color="transparent"/>
    </style:style>
    <style:style style:name="ce70" style:family="table-cell" style:parent-style-name="Default" style:data-style-name="N0">
      <style:table-cell-properties fo:background-color="transparent"/>
    </style:style>
    <style:style style:name="ce71" style:family="table-cell" style:parent-style-name="Default" style:data-style-name="N0">
      <style:table-cell-properties fo:border="thin solid #000000" style:vertical-align="automatic" fo:background-color="#CCCCFF"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fo:border-top="2pt solid #000000" fo:border-bottom="none" fo:border-left="2pt solid #000000" fo:border-right="thin solid #000000" style:vertical-align="middle" fo:wrap-option="wrap" fo:background-color="#CCCCFF" style:repeat-content="false"/>
      <style:paragraph-properties fo:text-align="center"/>
    </style:style>
    <style:style style:name="ce73" style:family="table-cell" style:parent-style-name="Default" style:data-style-name="N0">
      <style:table-cell-properties fo:border-top="none" fo:border-bottom="none" fo:border-left="thin solid #000000" fo:border-right="none" fo:background-color="transparen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49791666666667cm"/>
    </style:style>
    <style:style style:name="co2" style:family="table-column">
      <style:table-column-properties fo:break-before="auto" style:column-width="3.46604166666667cm"/>
    </style:style>
    <style:style style:name="co3" style:family="table-column">
      <style:table-column-properties fo:break-before="auto" style:column-width="3.75708333333333cm"/>
    </style:style>
    <style:style style:name="co4" style:family="table-column">
      <style:table-column-properties fo:break-before="auto" style:column-width="5.13291666666667cm"/>
    </style:style>
    <style:style style:name="co5" style:family="table-column">
      <style:table-column-properties fo:break-before="auto" style:column-width="1.825625cm"/>
    </style:style>
    <style:style style:name="co6" style:family="table-column">
      <style:table-column-properties fo:break-before="auto" style:column-width="2.38125cm"/>
    </style:style>
    <style:style style:name="co7" style:family="table-column">
      <style:table-column-properties fo:break-before="auto" style:column-width="2.48708333333333cm"/>
    </style:style>
    <style:style style:name="co8" style:family="table-column">
      <style:table-column-properties fo:break-before="auto" style:column-width="7.064375cm"/>
    </style:style>
    <style:style style:name="co9" style:family="table-column">
      <style:table-column-properties fo:break-before="auto" style:column-width="6.35cm"/>
    </style:style>
    <style:style style:name="co10" style:family="table-column">
      <style:table-column-properties fo:break-before="auto" style:column-width="6.53520833333333cm"/>
    </style:style>
    <style:style style:name="co11" style:family="table-column">
      <style:table-column-properties fo:break-before="auto" style:column-width="2.27541666666667cm"/>
    </style:style>
    <style:style style:name="co12" style:family="table-column">
      <style:table-column-properties fo:break-before="auto" style:column-width="6.32354166666667cm"/>
    </style:style>
    <style:style style:name="co13" style:family="table-column">
      <style:table-column-properties fo:break-before="auto" style:column-width="6.24416666666667cm"/>
    </style:style>
    <style:style style:name="co14" style:family="table-column">
      <style:table-column-properties fo:break-before="auto" style:column-width="2.96333333333333cm"/>
    </style:style>
    <style:style style:name="co15" style:family="table-column">
      <style:table-column-properties fo:break-before="auto" style:column-width="2.936875cm"/>
    </style:style>
    <style:style style:name="co16" style:family="table-column">
      <style:table-column-properties fo:break-before="auto" style:column-width="4.65666666666667cm"/>
    </style:style>
    <style:style style:name="co17" style:family="table-column">
      <style:table-column-properties fo:break-before="auto" style:column-width="5.3975cm"/>
    </style:style>
    <style:style style:name="co18" style:family="table-column">
      <style:table-column-properties fo:break-before="auto" style:column-width="5.76791666666667cm"/>
    </style:style>
    <style:style style:name="co19" style:family="table-column">
      <style:table-column-properties fo:break-before="auto" style:column-width="5.66208333333333cm"/>
    </style:style>
    <style:style style:name="co20" style:family="table-column">
      <style:table-column-properties fo:break-before="auto" style:column-width="5.42395833333333cm"/>
    </style:style>
    <style:style style:name="co21" style:family="table-column">
      <style:table-column-properties fo:break-before="auto" style:column-width="6.29708333333333cm"/>
    </style:style>
    <style:style style:name="co22" style:family="table-column">
      <style:table-column-properties fo:break-before="auto" style:column-width="5.84729166666667cm"/>
    </style:style>
    <style:style style:name="co23" style:family="table-column">
      <style:table-column-properties fo:break-before="auto" style:column-width="7.48770833333333cm"/>
    </style:style>
    <style:style style:name="co24" style:family="table-column">
      <style:table-column-properties fo:break-before="auto" style:column-width="2.72520833333333cm"/>
    </style:style>
    <style:style style:name="co25" style:family="table-column">
      <style:table-column-properties fo:break-before="auto" style:column-width="2.11666666666667cm"/>
    </style:style>
    <style:style style:name="co26" style:family="table-column">
      <style:table-column-properties fo:break-before="auto" style:column-width="7.99041666666667cm"/>
    </style:style>
    <style:style style:name="co27" style:family="table-column">
      <style:table-column-properties fo:break-before="auto" style:column-width="25.7175cm"/>
    </style:style>
    <style:style style:name="co28" style:family="table-column">
      <style:table-column-properties fo:break-before="auto" style:column-width="0cm"/>
    </style:style>
    <style:style style:name="co29" style:family="table-column">
      <style:table-column-properties fo:break-before="auto" style:column-width="2.301875cm"/>
    </style:style>
    <style:style style:name="co30" style:family="table-column">
      <style:table-column-properties fo:break-before="auto" style:column-width="6.77333333333333cm"/>
    </style:style>
    <style:style style:name="co31" style:family="table-column">
      <style:table-column-properties fo:break-before="auto" style:column-width="10.7685416666667cm"/>
    </style:style>
    <style:style style:name="co32" style:family="table-column">
      <style:table-column-properties fo:break-before="auto" style:column-width="4.445cm"/>
    </style:style>
    <style:style style:name="co33" style:family="table-column">
      <style:table-column-properties fo:break-before="auto" style:column-width="5.953125cm"/>
    </style:style>
    <style:style style:name="co34" style:family="table-column">
      <style:table-column-properties fo:break-before="auto" style:column-width="6.37645833333333cm"/>
    </style:style>
    <style:style style:name="co35" style:family="table-column">
      <style:table-column-properties fo:break-before="auto" style:column-width="6.48229166666667cm"/>
    </style:style>
    <style:style style:name="co36" style:family="table-column">
      <style:table-column-properties fo:break-before="auto" style:column-width="2.59291666666667cm"/>
    </style:style>
    <style:style style:name="co37" style:family="table-column">
      <style:table-column-properties fo:break-before="auto" style:column-width="5.68854166666667cm"/>
    </style:style>
    <style:style style:name="co38" style:family="table-column">
      <style:table-column-properties fo:break-before="auto" style:column-width="13.0439583333333cm"/>
    </style:style>
    <style:style style:name="co39" style:family="table-column">
      <style:table-column-properties fo:break-before="auto" style:column-width="4.33916666666667cm"/>
    </style:style>
    <style:style style:name="co40" style:family="table-column">
      <style:table-column-properties fo:break-before="auto" style:column-width="8.09625cm"/>
    </style:style>
    <style:style style:name="co41" style:family="table-column">
      <style:table-column-properties fo:break-before="auto" style:column-width="6.82625cm"/>
    </style:style>
    <style:style style:name="co42" style:family="table-column">
      <style:table-column-properties fo:break-before="auto" style:column-width="8.75770833333333cm"/>
    </style:style>
    <style:style style:name="co43" style:family="table-column">
      <style:table-column-properties fo:break-before="auto" style:column-width="9.26041666666667cm"/>
    </style:style>
    <style:style style:name="co44" style:family="table-column">
      <style:table-column-properties fo:break-before="auto" style:column-width="9.286875cm"/>
    </style:style>
    <style:style style:name="co45" style:family="table-column">
      <style:table-column-properties fo:break-before="auto" style:column-width="8.334375cm"/>
    </style:style>
    <style:style style:name="co46" style:family="table-column">
      <style:table-column-properties fo:break-before="auto" style:column-width="9.33979166666667cm"/>
    </style:style>
    <style:style style:name="co47" style:family="table-column">
      <style:table-column-properties fo:break-before="auto" style:column-width="5.97958333333333cm" style:use-optimal-column-width="true"/>
    </style:style>
    <style:style style:name="co48" style:family="table-column">
      <style:table-column-properties fo:break-before="auto" style:column-width="12.0914583333333cm"/>
    </style:style>
    <style:style style:name="ro1" style:family="table-row">
      <style:table-row-properties style:row-height="75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135pt" style:use-optimal-row-height="true" fo:break-before="auto"/>
    </style:style>
    <style:style style:name="ro8" style:family="table-row">
      <style:table-row-properties style:row-height="89.25pt" style:use-optimal-row-height="false" fo:break-before="auto"/>
    </style:style>
    <style:style style:name="ro9" style:family="table-row">
      <style:table-row-properties style:row-height="119.25pt" style:use-optimal-row-height="false" fo:break-before="auto"/>
    </style:style>
    <style:style style:name="ro10" style:family="table-row">
      <style:table-row-properties style:row-height="123pt" style:use-optimal-row-height="false" fo:break-before="auto"/>
    </style:style>
    <style:style style:name="ro11" style:family="table-row">
      <style:table-row-properties style:row-height="129.75pt" style:use-optimal-row-height="false" fo:break-before="auto"/>
    </style:style>
    <style:style style:name="ro12" style:family="table-row">
      <style:table-row-properties style:row-height="255pt" style:use-optimal-row-height="true" fo:break-before="auto"/>
    </style:style>
    <style:style style:name="ro13" style:family="table-row">
      <style:table-row-properties style:row-height="68.25pt" style:use-optimal-row-height="false" fo:break-before="auto"/>
    </style:style>
    <style:style style:name="ro14" style:family="table-row">
      <style:table-row-properties style:row-height="108pt" style:use-optimal-row-height="false" fo:break-before="auto"/>
    </style:style>
    <style:style style:name="ro15" style:family="table-row">
      <style:table-row-properties style:row-height="96.75pt" style:use-optimal-row-height="false" fo:break-before="auto"/>
    </style:style>
    <style:style style:name="ro16" style:family="table-row">
      <style:table-row-properties style:row-height="246.7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66pt" style:use-optimal-row-height="false" fo:break-before="auto"/>
    </style:style>
    <style:style style:name="ro20" style:family="table-row">
      <style:table-row-properties style:row-height="285pt" style:use-optimal-row-height="true" fo:break-before="auto"/>
    </style:style>
    <style:style style:name="ro21" style:family="table-row">
      <style:table-row-properties style:row-height="409.5pt" style:use-optimal-row-height="false" fo:break-before="auto"/>
    </style:style>
    <style:style style:name="ro22" style:family="table-row">
      <style:table-row-properties style:row-height="59.25pt" style:use-optimal-row-height="false" fo:break-before="auto"/>
    </style:style>
    <style:style style:name="ro23" style:family="table-row">
      <style:table-row-properties style:row-height="198pt" style:use-optimal-row-height="false" fo:break-before="auto"/>
    </style:style>
    <style:style style:name="ro24" style:family="table-row">
      <style:table-row-properties style:row-height="206.25pt" style:use-optimal-row-height="false" fo:break-before="auto"/>
    </style:style>
    <style:style style:name="ro25" style:family="table-row">
      <style:table-row-properties style:row-height="165pt" style:use-optimal-row-height="true" fo:break-before="auto"/>
    </style:style>
    <style:style style:name="ro26" style:family="table-row">
      <style:table-row-properties style:row-height="30pt" style:use-optimal-row-height="true" fo:break-before="auto"/>
    </style:style>
    <style:style style:name="ro27" style:family="table-row">
      <style:table-row-properties style:row-height="50.25pt" style:use-optimal-row-height="false" fo:break-before="auto"/>
    </style:style>
    <style:style style:name="ro28" style:family="table-row">
      <style:table-row-properties style:row-height="45pt" style:use-optimal-row-height="true" fo:break-before="auto"/>
    </style:style>
    <style:style style:name="ro29" style:family="table-row">
      <style:table-row-properties style:row-height="75pt" style:use-optimal-row-height="true" fo:break-before="auto"/>
    </style:style>
    <style:style style:name="ro30" style:family="table-row">
      <style:table-row-properties style:row-height="30.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content-validations>
        <table:content-validation table:name="val1">
          <table:help-message table:title="Plazo de reserva">
            <text:p>Deberá indicarse el número de años en formato de número entero.</text:p>
          </table:help-message>
          <table:error-message table:title="Plazo de reserva">
            <text:p>La información clasificada como reservada podrá permanecer con tal carácter hasta por un periodo de cinco años.</text:p>
          </table:error-message>
        </table:content-validation>
        <table:content-validation table:name="val2">
          <table:help-message table:title="Plazo ampliación reserva">
            <text:p>Deberá indicarse el número de años en formato de número entero.</text:p>
          </table:help-message>
          <table:error-message/>
        </table:content-validation>
        <table:content-validation table:name="val3" table:condition="cell-content-is-date() and cell-content-is-between(42736,43464)">
          <table:help-message table:display="true"/>
          <table:error-message table:display="true"/>
        </table:content-validation>
      </table:content-validations>
      <table:table table:name="IER" table:style-name="ta1">
        <table:table-column table:style-name="co1" table:default-cell-style-name="ce51"/>
        <table:table-column table:style-name="co2" table:default-cell-style-name="ce45"/>
        <table:table-column table:style-name="co3" table:default-cell-style-name="ce45"/>
        <table:table-column table:style-name="co4" table:default-cell-style-name="ce51"/>
        <table:table-column table:style-name="co5" table:default-cell-style-name="ce45"/>
        <table:table-column table:style-name="co6" table:default-cell-style-name="ce45"/>
        <table:table-column table:style-name="co7" table:default-cell-style-name="ce45"/>
        <table:table-column table:style-name="co8" table:default-cell-style-name="ce51"/>
        <table:table-column table:style-name="co9" table:default-cell-style-name="ce51"/>
        <table:table-column table:style-name="co10" table:default-cell-style-name="ce51"/>
        <table:table-column table:style-name="co11" table:default-cell-style-name="ce45"/>
        <table:table-column table:style-name="co12" table:default-cell-style-name="ce45"/>
        <table:table-column table:style-name="co13" table:default-cell-style-name="ce51"/>
        <table:table-column table:style-name="co14" table:default-cell-style-name="ce45"/>
        <table:table-column table:style-name="co15"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24" table:default-cell-style-name="ce1"/>
        <table:table-column table:style-name="co25" table:number-columns-repeated="16360" table:default-cell-style-name="ce1"/>
        <table:table-row table:style-name="ro1">
          <table:table-cell office:value-type="string" table:style-name="ce67">
            <text:p>Índices de los Expedientes considerados como Reservados<text:s/></text:p>
          </table:table-cell>
          <table:table-cell table:number-columns-repeated="2" table:style-name="ce44"/>
          <table:table-cell table:style-name="ce50"/>
          <table:table-cell table:content-validation-name="val1" table:style-name="ce44"/>
          <table:table-cell table:number-columns-repeated="2" table:style-name="ce44"/>
          <table:table-cell table:number-columns-repeated="3" table:style-name="ce50"/>
          <table:table-cell table:number-columns-repeated="2" table:style-name="ce44"/>
          <table:table-cell table:style-name="ce50"/>
          <table:table-cell table:number-columns-repeated="2" table:style-name="ce44"/>
          <table:table-cell table:content-validation-name="val2" table:style-name="ce44"/>
          <table:table-cell table:number-columns-repeated="6" table:style-name="ce44"/>
          <table:table-cell office:value-type="string" table:style-name="ce60">
            <text:p>..</text:p>
          </table:table-cell>
          <table:table-cell table:number-columns-repeated="16361"/>
        </table:table-row>
        <table:table-row table:style-name="ro2">
          <table:table-cell table:style-name="ce50"/>
          <table:table-cell table:number-columns-repeated="2" table:style-name="ce44"/>
          <table:table-cell table:style-name="ce50"/>
          <table:table-cell table:content-validation-name="val1" table:style-name="ce44"/>
          <table:table-cell table:number-columns-repeated="2" table:style-name="ce44"/>
          <table:table-cell table:number-columns-repeated="3" table:style-name="ce50"/>
          <table:table-cell table:number-columns-repeated="2" table:style-name="ce44"/>
          <table:table-cell table:style-name="ce50"/>
          <table:table-cell table:number-columns-repeated="2" table:style-name="ce44"/>
          <table:table-cell table:content-validation-name="val2" table:style-name="ce44"/>
          <table:table-cell table:number-columns-repeated="6" table:style-name="ce44"/>
          <table:table-cell table:style-name="ce60"/>
          <table:table-cell table:number-columns-repeated="16361"/>
        </table:table-row>
        <table:table-row table:style-name="ro3">
          <table:table-cell table:style-name="ce50"/>
          <table:table-cell table:number-columns-repeated="2" table:style-name="ce44"/>
          <table:table-cell table:style-name="ce50"/>
          <table:table-cell table:content-validation-name="val1" table:style-name="ce44"/>
          <table:table-cell table:number-columns-repeated="2" table:style-name="ce44"/>
          <table:table-cell table:number-columns-repeated="3" table:style-name="ce50"/>
          <table:table-cell table:number-columns-repeated="2" table:style-name="ce44"/>
          <table:table-cell table:style-name="ce50"/>
          <table:table-cell table:number-columns-repeated="2" table:style-name="ce44"/>
          <table:table-cell table:content-validation-name="val2" table:style-name="ce44"/>
          <table:table-cell table:number-columns-repeated="5" table:style-name="ce44"/>
          <table:table-cell table:number-columns-repeated="2" table:style-name="ce45"/>
          <table:table-cell table:number-columns-repeated="16361"/>
        </table:table-row>
        <table:table-row table:style-name="ro4">
          <table:table-cell office:value-type="string" table:number-columns-spanned="3" table:number-rows-spanned="1" table:style-name="ce71">
            <text:p>Sujeto obligado: INSTITUTO MEXICANO DEL SEGURO SOCIAL</text:p>
          </table:table-cell>
          <table:covered-table-cell table:number-columns-repeated="2"/>
          <table:table-cell table:number-columns-repeated="3" table:style-name="ce69"/>
          <table:table-cell table:style-name="ce45"/>
          <table:table-cell table:number-columns-repeated="3" table:style-name="ce51"/>
          <table:table-cell table:number-columns-repeated="2" table:style-name="ce45"/>
          <table:table-cell table:style-name="ce51"/>
          <table:table-cell table:number-columns-repeated="2" table:style-name="ce45"/>
          <table:table-cell table:content-validation-name="val2" table:style-name="ce45"/>
          <table:table-cell table:number-columns-repeated="7" table:style-name="ce45"/>
          <table:table-cell table:number-columns-repeated="16361"/>
        </table:table-row>
        <table:table-row table:style-name="ro4">
          <table:table-cell office:value-type="string" table:number-columns-spanned="2" table:number-rows-spanned="1" table:style-name="ce71">
            <text:p>Periodo del Índice: 2o. SEMESTRE 2017</text:p>
          </table:table-cell>
          <table:covered-table-cell/>
          <table:table-cell table:number-columns-spanned="4" table:number-rows-spanned="1" table:style-name="ce73"/>
          <table:covered-table-cell table:number-columns-repeated="3"/>
          <table:table-cell table:style-name="ce45"/>
          <table:table-cell table:number-columns-repeated="3" table:style-name="ce51"/>
          <table:table-cell table:number-columns-repeated="2" table:style-name="ce45"/>
          <table:table-cell table:style-name="ce51"/>
          <table:table-cell table:number-columns-repeated="2" table:style-name="ce45"/>
          <table:table-cell table:content-validation-name="val2" table:style-name="ce45"/>
          <table:table-cell table:number-columns-repeated="7" table:style-name="ce45"/>
          <table:table-cell table:number-columns-repeated="16361"/>
        </table:table-row>
        <table:table-row table:style-name="ro4">
          <table:table-cell office:value-type="string" table:number-columns-spanned="2" table:number-rows-spanned="1" table:style-name="ce71">
            <text:p>Fecha de actualización: MARZO 2018</text:p>
          </table:table-cell>
          <table:covered-table-cell/>
          <table:table-cell table:number-columns-spanned="4" table:number-rows-spanned="1" table:content-validation-name="val3" table:style-name="ce73"/>
          <table:covered-table-cell table:number-columns-repeated="3"/>
          <table:table-cell table:style-name="ce45"/>
          <table:table-cell table:number-columns-repeated="3" table:style-name="ce51"/>
          <table:table-cell table:number-columns-repeated="2" table:style-name="ce45"/>
          <table:table-cell table:style-name="ce62"/>
          <table:table-cell table:number-columns-repeated="2" table:style-name="ce45"/>
          <table:table-cell table:content-validation-name="val2" table:style-name="ce45"/>
          <table:table-cell table:number-columns-repeated="7" table:style-name="ce45"/>
          <table:table-cell table:number-columns-repeated="16361"/>
        </table:table-row>
        <table:table-row table:style-name="ro5">
          <table:table-cell table:style-name="ce51"/>
          <table:table-cell table:number-columns-repeated="2" table:style-name="ce45"/>
          <table:table-cell table:style-name="ce51"/>
          <table:table-cell table:content-validation-name="val1" table:style-name="ce45"/>
          <table:table-cell table:number-columns-repeated="2" table:style-name="ce45"/>
          <table:table-cell table:number-columns-repeated="3" table:style-name="ce51"/>
          <table:table-cell table:number-columns-repeated="2" table:style-name="ce45"/>
          <table:table-cell table:style-name="ce51"/>
          <table:table-cell table:number-columns-repeated="2" table:style-name="ce45"/>
          <table:table-cell table:content-validation-name="val2" table:style-name="ce45"/>
          <table:table-cell table:number-columns-repeated="7" table:style-name="ce45"/>
          <table:table-cell table:number-columns-repeated="16361"/>
        </table:table-row>
        <table:table-row table:style-name="ro6">
          <table:table-cell office:value-type="string" table:style-name="ce72">
            <text:p>Área</text:p>
          </table:table-cell>
          <table:table-cell office:value-type="string" table:style-name="ce46">
            <text:p>Nombre del expediente o documento</text:p>
          </table:table-cell>
          <table:table-cell office:value-type="string" table:style-name="ce46">
            <text:p>Tema</text:p>
          </table:table-cell>
          <table:table-cell office:value-type="string" table:style-name="ce52">
            <text:p>Momento de la clasificación de la información como reservada</text:p>
          </table:table-cell>
          <table:table-cell office:value-type="string" table:content-validation-name="val1" table:style-name="ce46">
            <text:p>Plazo de reserva</text:p>
          </table:table-cell>
          <table:table-cell office:value-type="string" table:style-name="ce46">
            <text:p>Fecha de inicio de la clasificación</text:p>
          </table:table-cell>
          <table:table-cell office:value-type="string" table:style-name="ce46">
            <text:p>Fecha de término de la clasificación</text:p>
          </table:table-cell>
          <table:table-cell office:value-type="string" table:style-name="ce46">
            <text:p>Fundamento legal de la clasificación</text:p>
          </table:table-cell>
          <table:table-cell office:value-type="string" table:style-name="ce46">
            <text:p>Justificación</text:p>
          </table:table-cell>
          <table:table-cell office:value-type="string" table:style-name="ce46">
            <text:p>Razones y motivos de la clasificación</text:p>
          </table:table-cell>
          <table:table-cell office:value-type="string" table:style-name="ce46">
            <text:p>Clasificación completa o parcial</text:p>
          </table:table-cell>
          <table:table-cell office:value-type="string" table:style-name="ce46">
            <text:p>Partes o secciones que se clasifican</text:p>
          </table:table-cell>
          <table:table-cell office:value-type="string" table:style-name="ce52">
            <text:p>Fecha del acta en donde el Comité de Transparencia confirmó la clasificación</text:p>
          </table:table-cell>
          <table:table-cell office:value-type="string" table:style-name="ce46">
            <text:p>Estatus del expediente</text:p>
          </table:table-cell>
          <table:table-cell office:value-type="string" table:style-name="ce46">
            <text:p>Expediente en ampliación de plazo de reserva (Sí / No)</text:p>
          </table:table-cell>
          <table:table-cell office:value-type="string" table:content-validation-name="val2" table:style-name="ce46">
            <text:p>Plazo de ampliación de reserva <text:s/>(años)</text:p>
          </table:table-cell>
          <table:table-cell office:value-type="string" table:style-name="ce46">
            <text:p>Fecha de inicio del plazo de ampliación de reserva</text:p>
          </table:table-cell>
          <table:table-cell office:value-type="string" table:style-name="ce46">
            <text:p>Fecha de término del plazo de ampliación de <text:s/>reserva</text:p>
          </table:table-cell>
          <table:table-cell office:value-type="string" table:style-name="ce46">
            <text:p>Fundamento legal del plazo de ampliación de reserva</text:p>
          </table:table-cell>
          <table:table-cell office:value-type="string" table:style-name="ce46">
            <text:p>Justificación del plazo de ampliación de reserva</text:p>
          </table:table-cell>
          <table:table-cell office:value-type="string" table:style-name="ce46">
            <text:p>Razones y motivos del plazo de ampliación de reserva</text:p>
          </table:table-cell>
          <table:table-cell office:value-type="string" table:style-name="ce46">
            <text:p>Clasificación completa o parcial de la ampliación de reserva</text:p>
          </table:table-cell>
          <table:table-cell office:value-type="string" table:style-name="ce61">
            <text:p>Partes o secciones que se clasifican en el plazo de ampliación de reserva</text:p>
          </table:table-cell>
          <table:table-cell table:number-columns-repeated="16361" table:style-name="ce6"/>
        </table:table-row>
        <table:table-row table:style-name="ro7">
          <table:table-cell office:value-type="string" table:style-name="ce53">
            <text:p>División de Investigación de Mercados</text:p>
          </table:table-cell>
          <table:table-cell office:value-type="string" table:style-name="ce9">
            <text:p>0064102185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8">
          <table:table-cell office:value-type="string" table:style-name="ce53">
            <text:p>División de Investigación de Mercados</text:p>
          </table:table-cell>
          <table:table-cell office:value-type="string" table:style-name="ce9">
            <text:p>0064102185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5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6 Sesión Permanente 2017 (25/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6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6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6 Sesión Permanente 2017 (25/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6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6 Sesión Permanente 2017 (25/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8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9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9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6 Sesión Permanente 2017 (25/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9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9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189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5 Sesión Permanente 2017 (23/08/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309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8 Sesión Permanente 2017 (01/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9">
          <table:table-cell office:value-type="string" table:style-name="ce53">
            <text:p>División de Investigación de Mercados</text:p>
          </table:table-cell>
          <table:table-cell office:value-type="string" table:style-name="ce9">
            <text:p>0064102350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0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0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0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9 Sesión Permanente 2017 (06/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0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69 Sesión Permanente 2017 (06/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1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351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8-15T00:00:00" table:style-name="ce48">
            <text:p>15/08/2017</text:p>
          </table:table-cell>
          <table:table-cell office:value-type="date" office:date-value="2018-01-15T00:00:00" table:style-name="ce48">
            <text:p>15/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363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0 Sesión Permanente 2017 (08/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1">
          <table:table-cell office:value-type="string" table:style-name="ce53">
            <text:p>División de Investigación de Mercados</text:p>
          </table:table-cell>
          <table:table-cell office:value-type="string" table:style-name="ce9">
            <text:p>0064102461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4 meses</text:p>
          </table:table-cell>
          <table:table-cell office:value-type="date" office:date-value="2017-09-13T00:00:00" table:style-name="ce48">
            <text:p>13/09/2017</text:p>
          </table:table-cell>
          <table:table-cell office:value-type="date" office:date-value="2018-01-13T00:00:00" table:style-name="ce48">
            <text:p>13/01/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4 Sesión Permanente 2017 (25/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4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103 Sesión Permanente 2017 (02/01/2018)</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7 Sesión Permanente 2017 (04/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8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103 Sesión Permanente 2017 (02/01/2018)</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7 Sesión Permanente 2017 <text:s/>(04/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4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7 Sesión Permanente 2017 (04/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499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text:s/>(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4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6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text:s/>(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0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1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6 Sesión Permanente 2017 (29/09/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11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0 Sesión Permanente 2017 (13/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01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7 Sesión Permanente 2017 (04/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2533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77 Sesión Permanente 2017 (04/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0">
          <table:table-cell office:value-type="string" table:style-name="ce53">
            <text:p>División de Investigación de Mercados</text:p>
          </table:table-cell>
          <table:table-cell office:value-type="string" table:style-name="ce9">
            <text:p>0064102722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47">
            <text:p>5 meses</text:p>
          </table:table-cell>
          <table:table-cell office:value-type="date" office:date-value="2017-07-25T00:00:00" table:style-name="ce48">
            <text:p>25/07/2017</text:p>
          </table:table-cell>
          <table:table-cell office:value-type="date" office:date-value="2017-12-25T00:00:00" table:style-name="ce48">
            <text:p>25/12/2017</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88 Sesión Permanente 2017 <text:s/>(10/11/2017)</text:p>
          </table:table-cell>
          <table:table-cell office:value-type="string" table:style-name="ce47">
            <text:p>Des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7">
          <table:table-cell office:value-type="string" table:style-name="ce53">
            <text:p>División de Investigación de Mercados</text:p>
          </table:table-cell>
          <table:table-cell office:value-type="string" table:style-name="ce9">
            <text:p>0064103040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08-15T00:00:00" table:style-name="ce48">
            <text:p>15/08/2017</text:p>
          </table:table-cell>
          <table:table-cell office:value-type="date" office:date-value="2018-02-15T00:00:00" table:style-name="ce48">
            <text:p>15/02/2018</text:p>
          </table:table-cell>
          <table:table-cell office:value-type="string" table:style-name="ce53">
            <text:p>Art. 113 fracción VIII de la Ley General de Transparencia y Acceso a la Información Pública y 110 fracción fracción VIII de la Ley Federal de Transparencia y Acceso a la Información Pública</text:p>
          </table:table-cell>
          <table:table-cell office:value-type="string" table:style-name="ce53">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53">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9">
            <text:p>Completa</text:p>
          </table:table-cell>
          <table:table-cell office:value-type="string" table:style-name="ce47">
            <text:p>NA</text:p>
          </table:table-cell>
          <table:table-cell office:value-type="string" table:style-name="ce53">
            <text:p>94 Sesión Permanente 2017 (01/12/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2">
          <table:table-cell office:value-type="string" table:style-name="ce53">
            <text:p>Coordinación de Presupuesto e Información Programática</text:p>
          </table:table-cell>
          <table:table-cell office:value-type="string" table:style-name="ce68">
            <text:p>00641029748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2 años<text:s/></text:p>
          </table:table-cell>
          <table:table-cell office:value-type="date" office:date-value="2017-12-20T00:00:00" table:style-name="ce10">
            <text:p>20/12/2017</text:p>
          </table:table-cell>
          <table:table-cell office:value-type="date" office:date-value="2019-12-20T00:00:00" table:style-name="ce10">
            <text:p>20/12/2019</text:p>
          </table:table-cell>
          <table:table-cell office:value-type="string" table:style-name="ce53">
            <text:p>Ley Federal de Transparencia y Acceso a la Información Pública, artículos 65 fracción II, 108, 110 fracción VIII, y 118</text:p>
          </table:table-cell>
          <table:table-cell office:value-type="string" table:style-name="ce53">
            <text:p>Daño que se vería reflejado en la realización de un concurso inequitativo para un nuevo procedimiento.</text:p>
          </table:table-cell>
          <table:table-cell office:value-type="string" table:style-name="ce53">
            <text:p>En el supuesto de que el licitante ganador del "Proyecto para la construcción del Hospital General Regional de 260 camas en el Estado de Nuevo León" no cumpla con las obligaciones establecidas en el contrato, así como con las condiciones señaladas en el numeral 5.2 "Condiciones Suspensivas" se tendrá que realizar un nuevo concurso, el cual sería inequitativo de conformidad con lo previsto en el artículo 110 fracción VIII de la LFTAIP, ya que las Propuestas No Solicitadas contienen opiniones, recomendaciones y puntos de vista de los licitantes.<text:s/></text:p>
          </table:table-cell>
          <table:table-cell office:value-type="string" table:style-name="ce9">
            <text:p>Completa</text:p>
          </table:table-cell>
          <table:table-cell office:value-type="string" table:style-name="ce9">
            <text:p>Completa</text:p>
          </table:table-cell>
          <table:table-cell office:value-type="string" table:style-name="ce55">
            <text:p>100 Sesión permanente del 2017 (22/12/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3">
          <table:table-cell office:value-type="string" table:style-name="ce54">
            <text:p>Oficina de Capacitación<text:s/></text:p>
          </table:table-cell>
          <table:table-cell office:value-type="string" table:style-name="ce68">
            <text:p>00641028714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content-validation-name="val1" table:style-name="ce9">
            <text:p>5 años</text:p>
          </table:table-cell>
          <table:table-cell office:value-type="date" office:date-value="2017-11-24T00:00:00" table:style-name="ce49">
            <text:p>24/11/2017</text:p>
          </table:table-cell>
          <table:table-cell office:value-type="date" office:date-value="2022-11-24T00:00:00" table:style-name="ce49">
            <text:p>24/11/2022</text:p>
          </table:table-cell>
          <table:table-cell office:value-type="string" table:style-name="ce54">
            <text:p>Ley Federal de Acceso a la Información Pública<text:s/></text:p>
          </table:table-cell>
          <table:table-cell office:value-type="string" table:style-name="ce54">
            <text:p>Por tratarse de exámenes reutilizables en futuros <text:s/>procesos deliberativos para evaluar a los Servidores Públicos.</text:p>
          </table:table-cell>
          <table:table-cell office:value-type="string" table:style-name="ce54">
            <text:p>En virtud de que al dar a conocer las <text:s/>preguntas y opciones de respuesta de dichos reactivos afectaría la efectividad de las futuras evaluaciones.</text:p>
          </table:table-cell>
          <table:table-cell office:value-type="string" table:style-name="ce9">
            <text:p>Completa<text:s/></text:p>
          </table:table-cell>
          <table:table-cell office:value-type="string" table:style-name="ce59">
            <text:p>Preguntas y Respuestas</text:p>
          </table:table-cell>
          <table:table-cell office:value-type="string" table:style-name="ce53">
            <text:p>92 Sesión Permanente 2017 (24/11/2017)</text:p>
          </table:table-cell>
          <table:table-cell table:style-name="ce47"/>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3">
          <table:table-cell office:value-type="string" table:style-name="ce54">
            <text:p>Oficina de Capacitación</text:p>
          </table:table-cell>
          <table:table-cell office:value-type="string" table:style-name="ce68">
            <text:p>00641028714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content-validation-name="val1" table:style-name="ce9">
            <text:p>5 años</text:p>
          </table:table-cell>
          <table:table-cell office:value-type="date" office:date-value="2017-11-24T00:00:00" table:style-name="ce49">
            <text:p>24/11/2017</text:p>
          </table:table-cell>
          <table:table-cell office:value-type="date" office:date-value="2022-11-24T00:00:00" table:style-name="ce49">
            <text:p>24/11/2022</text:p>
          </table:table-cell>
          <table:table-cell office:value-type="string" table:style-name="ce54">
            <text:p>Ley Federal de Acceso a la Información Pública</text:p>
          </table:table-cell>
          <table:table-cell office:value-type="string" table:style-name="ce54">
            <text:p>Por tratarse de calificaciones a través de las cuales el Servidor Público se considera apto o no, pudiendo causar al mismo ser sujeto de actos de discriminación, generando una percepción negativa de su honor y dañar su imagen.</text:p>
          </table:table-cell>
          <table:table-cell office:value-type="string" table:style-name="ce54">
            <text:p>En virtud de que al dar a conocer las <text:s/>calificaciones del formato denominado "… Control de Participantes y Resultados de Capacitación y Adisetramiento…" generarian una percepción negativa de su honor dañando su imagen.</text:p>
          </table:table-cell>
          <table:table-cell office:value-type="string" table:style-name="ce9">
            <text:p>Parcial<text:s/></text:p>
          </table:table-cell>
          <table:table-cell office:value-type="string" table:style-name="ce59">
            <text:p>Calificaciones, Teóricas, Examen de Revisión y calificación Definitiva.</text:p>
          </table:table-cell>
          <table:table-cell office:value-type="string" table:style-name="ce53">
            <text:p>92 Sesión Permanente 2017 (24/11/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4">
          <table:table-cell office:value-type="string" table:style-name="ce54">
            <text:p>Oficina de Capacitación</text:p>
          </table:table-cell>
          <table:table-cell office:value-type="string" table:style-name="ce68">
            <text:p>0064102857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content-validation-name="val1" table:style-name="ce9">
            <text:p>5 años</text:p>
          </table:table-cell>
          <table:table-cell office:value-type="date" office:date-value="2017-12-15T00:00:00" table:style-name="ce49">
            <text:p>15/12/2017</text:p>
          </table:table-cell>
          <table:table-cell office:value-type="date" office:date-value="2022-12-15T00:00:00" table:style-name="ce49">
            <text:p>15/12/2022</text:p>
          </table:table-cell>
          <table:table-cell office:value-type="string" table:style-name="ce54">
            <text:p>Ley Federal de Acceso a Información Pública<text:s/></text:p>
          </table:table-cell>
          <table:table-cell office:value-type="string" table:style-name="ce54">
            <text:p>Por tratarse de calificaciones a través de las cuales el Servidor Público se considera apto o no, pudiendo causar al mismo ser sujeto de actos de discriminación, generando una percepción negativa de su honor y dañar su imagen.</text:p>
          </table:table-cell>
          <table:table-cell office:value-type="string" table:style-name="ce54">
            <text:p>En virtud de que al dar a conocer las <text:s/>calificaciones del Acta de fecha 10/10/2017 derivada de la Revisión de Examen de la convocatoria 7/51/2017 se <text:s/>generaría una percepción negativa de su honor dañando su imagen.</text:p>
          </table:table-cell>
          <table:table-cell office:value-type="string" table:style-name="ce9">
            <text:p>Parcial</text:p>
          </table:table-cell>
          <table:table-cell office:value-type="string" table:style-name="ce59">
            <text:p>Calificaciones anteriores, calificaciones de la revisión de examen, calificación final, y observaciones, a la 4a categoría <text:s/>Jefe de Grupo de Personal.</text:p>
          </table:table-cell>
          <table:table-cell office:value-type="string" table:style-name="ce63">
            <text:p>98 Sesión Permanente 2017 (15/12/2017)</text:p>
          </table:table-cell>
          <table:table-cell office:value-type="string" table:style-name="ce9">
            <text:p>Clasificado</text:p>
          </table:table-cell>
          <table:table-cell office:value-type="string" table:style-name="ce9">
            <text:p>No</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61" table:style-name="ce41"/>
        </table:table-row>
        <table:table-row table:style-name="ro15">
          <table:table-cell office:value-type="string" table:style-name="ce54">
            <text:p>Oficina de Capacitación<text:s/></text:p>
          </table:table-cell>
          <table:table-cell office:value-type="string" table:style-name="ce68">
            <text:p>0064102857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content-validation-name="val1" table:style-name="ce9">
            <text:p>5 años</text:p>
          </table:table-cell>
          <table:table-cell office:value-type="date" office:date-value="2017-12-15T00:00:00" table:style-name="ce49">
            <text:p>15/12/2017</text:p>
          </table:table-cell>
          <table:table-cell office:value-type="date" office:date-value="2022-12-15T00:00:00" table:style-name="ce49">
            <text:p>15/12/2022</text:p>
          </table:table-cell>
          <table:table-cell office:value-type="string" table:style-name="ce54">
            <text:p>Ley Federal de Acceso a Información Pública<text:s/></text:p>
          </table:table-cell>
          <table:table-cell office:value-type="string" table:style-name="ce54">
            <text:p>Por contener preguntas y respuestas, mismas que pueden ser reutilizables en otros procesos deliberativos para evaluar a los Servidores Públicos que presentes exámenes de capacidades para otras categorías superiores.<text:s text:c="2"/></text:p>
          </table:table-cell>
          <table:table-cell office:value-type="string" table:style-name="ce54">
            <text:p>En virtud de que al dar a conocer las <text:s/>preguntas y respuestas de dicho oficio, el cual da respuesta a los trabajadores que aprobaron el examen a la 4a categoría Jefe de Grupo de Personal, afectaría la efectiva de las futuras evaluaciones.</text:p>
          </table:table-cell>
          <table:table-cell office:value-type="string" table:style-name="ce9">
            <text:p>Parcial</text:p>
          </table:table-cell>
          <table:table-cell office:value-type="string" table:style-name="ce59">
            <text:p>Preguntas, y Respuestas del apartado de observaciones.</text:p>
          </table:table-cell>
          <table:table-cell office:value-type="string" table:style-name="ce63">
            <text:p>98 Sesión Permanente 2017 (15/12/2017)</text:p>
          </table:table-cell>
          <table:table-cell office:value-type="string" table:style-name="ce9">
            <text:p>Clasificado</text:p>
          </table:table-cell>
          <table:table-cell office:value-type="string" table:style-name="ce9">
            <text:p>No</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61" table:style-name="ce41"/>
        </table:table-row>
        <table:table-row table:style-name="ro16">
          <table:table-cell office:value-type="string" table:style-name="ce54">
            <text:p>Oficina de Inconformidades y Juicios Fiscales y Amparos Administrativos</text:p>
          </table:table-cell>
          <table:table-cell office:value-type="string" table:style-name="ce68">
            <text:p>0064102867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content-validation-name="val1" table:style-name="ce9">
            <text:p>5 años</text:p>
          </table:table-cell>
          <table:table-cell office:value-type="date" office:date-value="2017-11-06T00:00:00" table:style-name="ce10">
            <text:p>06/11/2017</text:p>
          </table:table-cell>
          <table:table-cell office:value-type="date" office:date-value="2022-11-06T00:00:00" table:style-name="ce10">
            <text:p>06/11/2022</text:p>
          </table:table-cell>
          <table:table-cell office:value-type="string" table:style-name="ce53">
            <text:p>Articulo 110 fracción XI de la Ley Federal de Transparencia y Acceso a la Información Pública</text:p>
          </table:table-cell>
          <table:table-cell office:value-type="string" table:style-name="ce53">
            <text:p>Dicha información se considere clasificada como reservada, toda vez que forma parte de la conducción de los expedientes relativos al Recurso de Inconformidad, el cual es un procedimiento administrativo seguido en forma de juicio, mismos que no han causado estado, y la revelación de éstos puede vulnerar la tramitación y resolución de los recursos que respecto de dicho periodo se encuentran en trámite, así mismo puede ocasionar una deficiente defensa jurídica de los intereses institucionales</text:p>
          </table:table-cell>
          <table:table-cell office:value-type="string" table:style-name="ce53">
            <text:p>Dicha información se considere clasificada como reservada, toda vez que forma parte de la conducción de los expedientes relativos al Recurso de Inconformidad, el cual es un procedimiento administrativo seguido en forma de juicio, mismos que no han causado estado, y la revelación de éstos puede vulnerar la tramitación y resolución de los recursos que respecto de dicho periodo se encuentran en trámite, así mismo puede ocasionar una deficiente defensa jurídica de los intereses institucionales</text:p>
          </table:table-cell>
          <table:table-cell office:value-type="string" table:style-name="ce9">
            <text:p>Parcial</text:p>
          </table:table-cell>
          <table:table-cell office:value-type="string" table:style-name="ce9">
            <text:p>La relativa a proporcionar número de expediente, promovente, acto impugnado, autoridad emisora, autorizados para recibir notificaciones, domicilio para recibir notificaciones, fecha de resolución, que autoridad resolvió los citados recursos de inconformidad, ya sea el Consejo Consultivo debidamente conformado o en su caso el Secretario del Consejo Consultivo, el sentido de la resolución, el motivo y causa del sentido de la resolución y los agravios que se declararon fundados de los Recursos de Inconformidad<text:s/></text:p>
          </table:table-cell>
          <table:table-cell office:value-type="string" table:style-name="ce63">
            <text:p>98 Sesión Permanente 2017 (15/12/2017)</text:p>
          </table:table-cell>
          <table:table-cell office:value-type="string" table:style-name="ce47">
            <text:p>Clasificado<text:s/></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7">
          <table:table-cell office:value-type="string" table:style-name="ce54">
            <text:p>Oficina <text:s/>de Averiguaciones Previas y Prcesos Penales<text:s/></text:p>
          </table:table-cell>
          <table:table-cell office:value-type="string" table:style-name="ce68">
            <text:p>00641025299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5 años</text:p>
          </table:table-cell>
          <table:table-cell office:value-type="date" office:date-value="2017-11-07T00:00:00" table:style-name="ce10">
            <text:p>07/11/2017</text:p>
          </table:table-cell>
          <table:table-cell office:value-type="date" office:date-value="2022-11-07T00:00:00" table:style-name="ce10">
            <text:p>07/11/2022</text:p>
          </table:table-cell>
          <table:table-cell office:value-type="string" table:style-name="ce53">
            <text:p>Artículo 110 fracción XI y XIIde la Ley Federal de Transparencia y Acceso a la Información Pública</text:p>
          </table:table-cell>
          <table:table-cell office:value-type="string" table:style-name="ce53">
            <text:p>Por virtud de que las mismas se encuentran agregadas en las indagatorias iniciadas con motivo de los hechos denunciados por el Instituto, los cuales son del conocimiento del Agente del Ministerio Público Federal, adscrito a la Procuraduría General de la República en el Estado de Jalisco.</text:p>
          </table:table-cell>
          <table:table-cell office:value-type="string" table:style-name="ce53">
            <text:p>Por virtud de que las mismas se encuentran agregadas en las indagatorias iniciadas con motivo de los hechos denunciados por el Instituto, los cuales son del conocimiento del Agente del Ministerio Público Federal, adscrito a la Procuraduría General de la República en el Estado de Jalisco.</text:p>
          </table:table-cell>
          <table:table-cell office:value-type="string" table:style-name="ce9">
            <text:p>Completa</text:p>
          </table:table-cell>
          <table:table-cell office:value-type="string" table:style-name="ce9">
            <text:p>Completa</text:p>
          </table:table-cell>
          <table:table-cell office:value-type="string" table:style-name="ce53">
            <text:p>98 Sesión Permanente 2017 (15/12/2017)</text:p>
          </table:table-cell>
          <table:table-cell office:value-type="string" table:style-name="ce47">
            <text:p>Reserv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8">
          <table:table-cell office:value-type="string" table:style-name="ce53">
            <text:p>Coordinación de Abastecimientos y Equipamiento Delegacional</text:p>
          </table:table-cell>
          <table:table-cell office:value-type="string" table:style-name="ce68">
            <text:p>0064103047817<text:s text:c="26"/></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90 días</text:p>
          </table:table-cell>
          <table:table-cell office:value-type="date" office:date-value="2017-12-06T00:00:00" table:style-name="ce10">
            <text:p>06/12/2017</text:p>
          </table:table-cell>
          <table:table-cell office:value-type="date" office:date-value="2018-02-05T00:00:00" table:style-name="ce10">
            <text:p>05/02/2018</text:p>
          </table:table-cell>
          <table:table-cell office:value-type="string" table:style-name="ce55">
            <text:p>Artículo 110 fracción VIII de la Ley Federal de Transparencia y Acceso a la Información Pública</text:p>
          </table:table-cell>
          <table:table-cell office:value-type="string" table:style-name="ce53">
            <text:p>Se considera información privilegiada que contiene opiniones, recomendaciones y punto sde vista de los licitantes, la cual forma parte de un proceso deliverativo de los servidores públicos, hasta en tanto no sea adoptada la decisión definitiva.</text:p>
          </table:table-cell>
          <table:table-cell office:value-type="string" table:style-name="ce53">
            <text:p>El proceso de contratación donde se exhibe la documentación solicitada se encuentra activo y aún sin formalizar</text:p>
          </table:table-cell>
          <table:table-cell office:value-type="string" table:style-name="ce9">
            <text:p>Completa</text:p>
          </table:table-cell>
          <table:table-cell office:value-type="string" table:style-name="ce9">
            <text:p>Completa</text:p>
          </table:table-cell>
          <table:table-cell office:value-type="string" table:style-name="ce53">
            <text:p>98 Sesión Permanente 2017 (15/12/2017)</text:p>
          </table:table-cell>
          <table:table-cell office:value-type="string" table:style-name="ce47">
            <text:p>Reserv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19">
          <table:table-cell office:value-type="string" table:style-name="ce53">
            <text:p>Jefatura de Servicios Administrativos</text:p>
          </table:table-cell>
          <table:table-cell office:value-type="string" table:style-name="ce68">
            <text:p>00641027083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6 meses</text:p>
          </table:table-cell>
          <table:table-cell office:value-type="date" office:date-value="2017-10-20T00:00:00" table:style-name="ce48">
            <text:p>20/10/2017</text:p>
          </table:table-cell>
          <table:table-cell office:value-type="date" office:date-value="2018-04-20T00:00:00" table:style-name="ce48">
            <text:p>20/04/2018</text:p>
          </table:table-cell>
          <table:table-cell office:value-type="string" table:style-name="ce56">
            <text:p>Ley General de Transparencia y Acceso a la Información Pública Artículo 110</text:p>
          </table:table-cell>
          <table:table-cell office:value-type="string" table:style-name="ce53">
            <text:p>La informacion solicitada forma parte de un expediente de licitacion Pública Nacinal, Electrónica que se encuentra en <text:s/>proceso deliberativo.</text:p>
          </table:table-cell>
          <table:table-cell office:value-type="string" table:style-name="ce53">
            <text:p>Se considera información reservada en virtud de que la difusión de la misma puede afectar la esfera Jurídica de persona moral.<text:s/></text:p>
          </table:table-cell>
          <table:table-cell office:value-type="string" table:style-name="ce9">
            <text:p>Completa</text:p>
          </table:table-cell>
          <table:table-cell office:value-type="string" table:style-name="ce9">
            <text:p>No aplica</text:p>
          </table:table-cell>
          <table:table-cell office:value-type="string" table:style-name="ce53">
            <text:p>82 Sesión Permanente 2017 (20/10/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20">
          <table:table-cell office:value-type="string" table:style-name="ce53">
            <text:p>Dirección de Innovación y Desarrollo Tecnológico</text:p>
          </table:table-cell>
          <table:table-cell office:value-type="string" table:style-name="ce68">
            <text:p>00641031267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5 años</text:p>
          </table:table-cell>
          <table:table-cell office:value-type="date" office:date-value="2017-12-27T00:00:00" table:style-name="ce10">
            <text:p>27/12/2017</text:p>
          </table:table-cell>
          <table:table-cell office:value-type="date" office:date-value="2022-12-27T00:00:00" table:style-name="ce10">
            <text:p>27/12/2022</text:p>
          </table:table-cell>
          <table:table-cell office:value-type="string" table:style-name="ce53">
            <text:p>Artículo 110, fracción I de la LFTAIP, en razón a que la información solicitada revela datos que pudieran</text:p>
            <text:p>comprometer la seguridad de la información pública, al poner en peligro las funciones a cargo del Instituto, tendiente a</text:p>
            <text:p>preservar y resguardar la vida, la salud, la integridad y el ejercicio de los derechos de las personas según el Artículo 22 de</text:p>
            <text:p>la LSS.</text:p>
          </table:table-cell>
          <table:table-cell office:value-type="string" table:style-name="ce53">
            <text:p>La difusión y/o publicación de la información generaría un riesgo de perjuicio para la sociedad toda vez</text:p>
            <text:p>que la información contenida en el documento podría ser aprovechada para conocer la matriz en la que se encuentran las</text:p>
            <text:p>Infraestructuras Críticas y Archivos Clave del Instituto opera, por lo que rebasa el interés público protegido por la reserva.</text:p>
            <text:p>Además que la información solicitada representa un procedimiento continuo de modificaciones que protegen la información</text:p>
            <text:p>contenida en los sistemas, servicios, aplicativos y herramientas que en el Instituto operan</text:p>
          </table:table-cell>
          <table:table-cell office:value-type="string" table:style-name="ce53">
            <text:p>La información solicitada revela datos que pudieran</text:p>
            <text:p>comprometer la seguridad de la información pública, al poner en peligro las funciones a cargo del Instituto, tendiente a</text:p>
            <text:p>preservar y resguardar la vida, la salud, la integridad y el ejercicio de los derechos de las personas<text:s/></text:p>
          </table:table-cell>
          <table:table-cell office:value-type="string" table:style-name="ce9">
            <text:p>Completa</text:p>
          </table:table-cell>
          <table:table-cell office:value-type="string" table:style-name="ce9">
            <text:p>No Aplica</text:p>
          </table:table-cell>
          <table:table-cell office:value-type="string" table:style-name="ce55">
            <text:p>101 Sesión Permanente 2017 (27/12/2017)</text:p>
          </table:table-cell>
          <table:table-cell office:value-type="string" table:style-name="ce9">
            <text:p>Clasificado</text:p>
          </table:table-cell>
          <table:table-cell office:value-type="string" table:style-name="ce9">
            <text:p>No</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61" table:style-name="ce41"/>
        </table:table-row>
        <table:table-row table:style-name="ro21">
          <table:table-cell office:value-type="string" table:style-name="ce53">
            <text:p>Dirección de Innovación y Desarrollo Tecnológico</text:p>
          </table:table-cell>
          <table:table-cell office:value-type="string" table:style-name="ce68">
            <text:p>00641031265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9">
            <text:p>5 años</text:p>
          </table:table-cell>
          <table:table-cell office:value-type="date" office:date-value="2017-12-29T00:00:00" table:style-name="ce48">
            <text:p>29/12/2017</text:p>
          </table:table-cell>
          <table:table-cell office:value-type="date" office:date-value="2022-12-29T00:00:00" table:style-name="ce48">
            <text:p>29/12/2022</text:p>
          </table:table-cell>
          <table:table-cell office:value-type="string" table:style-name="ce53">
            <text:p>Artículo 110, fracción I de la LFTAIP</text:p>
          </table:table-cell>
          <table:table-cell office:value-type="string" table:style-name="ce53">
            <text:p>Mediante dicha herramienta se gestionan las solicitudes de los diversos servicios tecnológicos que requiere el Instituto a través de sus diferentes usuarios de todas las Áreas Normativas de Nivel Central; Delegaciones a Nivel Nacional y Unidades Médicas, atendiendo requerimientos de bajo, medio y alto impacto estructural concernientes a los sistemas informáticos vigentes. Ahora bien, dicha atención se realiza mediante la operación de distintos módulos (digitales) en los cuales se suministran (llenan) diversa información que versa desde datos de los derechohabientes (diagnósticos médicos, condiciones médicas de una persona) o bien, información tecnológica estructural de servicios (direccionamiento IP, configuraciones de herramientas, direcciones físicas, arquitecturas, ambientes productivos y no productivos, entre otros), la cual es descrita con detalle dentro de dicha solicitud con el objeto de que el grupo de soporte tenga mayor conocimiento de la necesidad real del usuario y por ende, poder así delimitar la solución a la aplicación que corresponda, servicio, sistema, informático o herramienta tecnológica la cual deba ser atendida (se anexan ejemplos simples para mayor claridad)</text:p>
          </table:table-cell>
          <table:table-cell office:value-type="string" table:style-name="ce53">
            <text:p>Es indispensable que se considere que proporcionar dicha información podría poner en riesgo la seguridad de la Información de la infraestructura de la herramienta tecnológica que opera ésta División, así como la información técnica de otros sistemas o infraestructuras tecnológicas la cual se almacena, procesa y gestiona en la misma. Además de se podría divulgar indebidamente información específica de derechohabientes , lo que pudiera convertirse en una amenaza en caso de ser publicada</text:p>
          </table:table-cell>
          <table:table-cell office:value-type="string" table:style-name="ce9">
            <text:p>Completa</text:p>
          </table:table-cell>
          <table:table-cell office:value-type="string" table:style-name="ce9">
            <text:p>No Aplica</text:p>
          </table:table-cell>
          <table:table-cell office:value-type="string" table:style-name="ce64">
            <text:p>102 Sesión Permanente 2017 (29/12/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22">
          <table:table-cell office:value-type="string" table:style-name="ce66">
            <text:p>División de Planeación de Fuerza de Trabajo</text:p>
          </table:table-cell>
          <table:table-cell office:value-type="string" table:style-name="ce68">
            <text:p>00641014630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11">
            <text:p>5 años</text:p>
          </table:table-cell>
          <table:table-cell office:value-type="date" office:date-value="2017-06-16T00:00:00" table:style-name="ce12">
            <text:p>16/06/2017</text:p>
          </table:table-cell>
          <table:table-cell office:value-type="date" office:date-value="2022-06-16T00:00:00" table:style-name="ce12">
            <text:p>16/06/2022</text:p>
          </table:table-cell>
          <table:table-cell office:value-type="string" table:style-name="ce57">
            <text:p>Ley Federal de Transparencia y Acceso a la Información Pública. Artículo 110, fracción VIII</text:p>
          </table:table-cell>
          <table:table-cell office:value-type="string" table:style-name="ce57">
            <text:p>Con base en la información solicitada se adoptan determinaciones en los procesos de selección de personal.</text:p>
          </table:table-cell>
          <table:table-cell office:value-type="string" table:style-name="ce57">
            <text:p>Su difusión ocasionaría un perjuicio, ya que los participantes conocerían con anticipación el contenido de las pruebas, las cuales son reutilizables en los procesos de selección y esto implicaría dar una ventaja competitiva sobre el resto de los solicitantes, lo cual violentaría el principio de equidad e igualdad para los candidatos que participan en la selección a ocupar un puesto de confianza "A".</text:p>
          </table:table-cell>
          <table:table-cell office:value-type="string" table:style-name="ce9">
            <text:p>Completa</text:p>
          </table:table-cell>
          <table:table-cell office:value-type="string" table:style-name="ce12">
            <text:p>Pruebas psicométricas que el Instituto utiliza para los procesos de selección.</text:p>
          </table:table-cell>
          <table:table-cell office:value-type="string" table:style-name="ce57">
            <text:p>43 Sesión Permanente 2017 (16/06/2017)</text:p>
          </table:table-cell>
          <table:table-cell office:value-type="string" table:style-name="ce9">
            <text:p>Clasificado</text:p>
          </table:table-cell>
          <table:table-cell office:value-type="string" table:style-name="ce9">
            <text:p>No</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61"/>
        </table:table-row>
        <table:table-row table:style-name="ro23">
          <table:table-cell office:value-type="string" table:style-name="ce58">
            <text:p>Coordinación de Relaciones Laborales</text:p>
          </table:table-cell>
          <table:table-cell office:value-type="string" table:style-name="ce68">
            <text:p>0064102317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13">
            <text:p>3 años</text:p>
          </table:table-cell>
          <table:table-cell office:value-type="date" office:date-value="2018-01-02T00:00:00" table:style-name="ce14">
            <text:p>02/01/2018</text:p>
          </table:table-cell>
          <table:table-cell office:value-type="date" office:date-value="2021-01-02T00:00:00" table:style-name="ce14">
            <text:p>02/01/2021</text:p>
          </table:table-cell>
          <table:table-cell office:value-type="string" table:style-name="ce58">
            <text:p>Artículo 110 fracciones VIII, IX y XI, de la Ley Federal de Transparencia y Acceso a la Información Pública</text:p>
          </table:table-cell>
          <table:table-cell office:value-type="string" table:style-name="ce58">
            <text:p>El daño que pudiera causar la entrega de la documentación solicitada, de acuerdo a la Coordinación Laboral, está aparejado con la substanciación propia del procedimiento laboral en donde pueden verse afectadas las cargas procesales en contra del Instituto lesionando el interés jurídicamente protegido por la normativa aplicable <text:s/>ya que el daño que puede producirse con la publicidad de la información es mayor que el interés de conocerla.</text:p>
          </table:table-cell>
          <table:table-cell office:value-type="string" table:style-name="ce58">
            <text:p>De hacerse la entrega, se pondrían en riesgo los intereses del Instituto, ya que al encontrarse en trámite el juicio laboral número 277/2017-54, interpuesto por el solicitante ante la Junta Especial Número 7 de la Federal de Conciliación y Arbitraje, se podría obstruir la estrategia procesal implementada por el IMSS.</text:p>
          </table:table-cell>
          <table:table-cell office:value-type="string" table:style-name="ce9">
            <text:p>Completa</text:p>
          </table:table-cell>
          <table:table-cell office:value-type="string" table:style-name="ce14">
            <text:p><text:s/>Documentos integrados con motivo del juicio laboral número 277/2017-54</text:p>
          </table:table-cell>
          <table:table-cell office:value-type="string" table:style-name="ce65">
            <text:p>103 Sesión Permanente 2017 (02/01/2018)</text:p>
          </table:table-cell>
          <table:table-cell office:value-type="string" table:style-name="ce9">
            <text:p>Clasificado</text:p>
          </table:table-cell>
          <table:table-cell office:value-type="string" table:style-name="ce9">
            <text:p>No</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office:value-type="string" table:style-name="ce9">
            <text:p>NA</text:p>
          </table:table-cell>
          <table:table-cell table:number-columns-repeated="16361"/>
        </table:table-row>
        <table:table-row table:style-name="ro24">
          <table:table-cell office:value-type="string" table:style-name="ce58">
            <text:p>Coordinación de Capacitación</text:p>
          </table:table-cell>
          <table:table-cell office:value-type="string" table:style-name="ce68">
            <text:p>0064102857217</text:p>
          </table:table-cell>
          <table:table-cell office:value-type="string" table:style-name="ce9">
            <text:p>Solicitud de acceso a la información</text:p>
          </table:table-cell>
          <table:table-cell office:value-type="string" table:style-name="ce53">
            <text:p>Por la recepción de una solicitud de acceso a la información</text:p>
          </table:table-cell>
          <table:table-cell office:value-type="string" table:style-name="ce13">
            <text:p>5 años<text:s/></text:p>
          </table:table-cell>
          <table:table-cell office:value-type="date" office:date-value="2017-12-15T00:00:00" table:style-name="ce15">
            <text:p>15/12/2017</text:p>
          </table:table-cell>
          <table:table-cell office:value-type="date" office:date-value="2022-12-15T00:00:00" table:style-name="ce16">
            <text:p>15/12/2022</text:p>
          </table:table-cell>
          <table:table-cell office:value-type="string" table:style-name="ce55">
            <text:p>Ley Federal de Transparencia y Acceso a la Información Pública. Artículo 110, fracción VIII</text:p>
          </table:table-cell>
          <table:table-cell office:value-type="string" table:style-name="ce55">
            <text:p>Con base en la información solicitada se adoptan determinaciones en los procesos de selección de personal.</text:p>
          </table:table-cell>
          <table:table-cell office:value-type="string" table:style-name="ce53">
            <text:p>Su difusión afectaría la efectividad de las evaluaciones, ya que los participantes conocerían con anticipación el contenido de las pruebas, las cuales son reutilizables en los procesos de selección, obteniendo una ventaja contra el resto de los evaluados, inclusive las de quienes hayan resultado ganadores con los procesos, cuando de estas pueda inferirse el contenido de los reactivos o preguntas que componen las evaluaciones.</text:p>
          </table:table-cell>
          <table:table-cell office:value-type="string" table:style-name="ce9">
            <text:p>Parcial</text:p>
          </table:table-cell>
          <table:table-cell office:value-type="string" table:style-name="ce14">
            <text:p>Preguntas y respuestas que el Instituto utiliza para los procesos de selección.</text:p>
          </table:table-cell>
          <table:table-cell office:value-type="string" table:style-name="ce63">
            <text:p>98 Sesión Permanente 2018 (15/12/2017)</text:p>
          </table:table-cell>
          <table:table-cell office:value-type="string" table:style-name="ce47">
            <text:p>Clasificado</text:p>
          </table:table-cell>
          <table:table-cell office:value-type="string" table:style-name="ce47">
            <text:p>No</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office:value-type="string" table:style-name="ce47">
            <text:p>NA</text:p>
          </table:table-cell>
          <table:table-cell table:number-columns-repeated="16361"/>
        </table:table-row>
        <table:table-row table:style-name="ro4">
          <table:table-cell table:style-name="ce51"/>
          <table:table-cell table:number-columns-repeated="2" table:style-name="ce45"/>
          <table:table-cell table:style-name="ce53"/>
          <table:table-cell table:number-columns-repeated="3" table:style-name="ce45"/>
          <table:table-cell table:number-columns-repeated="3" table:style-name="ce51"/>
          <table:table-cell table:number-columns-repeated="2" table:style-name="ce45"/>
          <table:table-cell table:style-name="ce51"/>
          <table:table-cell table:number-columns-repeated="10" table:style-name="ce45"/>
          <table:table-cell table:number-columns-repeated="16361"/>
        </table:table-row>
        <table:table-row table:number-rows-repeated="1048493" table:style-name="ro4">
          <table:table-cell table:number-columns-repeated="16384"/>
        </table:table-row>
      </table:table>
      <table:table table:name="Instructivo" table:style-name="ta2">
        <table:table-column table:style-name="co26" table:default-cell-style-name="ce1"/>
        <table:table-column table:style-name="co27" table:default-cell-style-name="ce1"/>
        <table:table-column table:style-name="co28" table:number-columns-repeated="14" table:default-cell-style-name="ce1" table:visibility="collapse"/>
        <table:table-column table:style-name="co25" table:number-columns-repeated="16368" table:default-cell-style-name="ce1" table:visibility="collapse"/>
        <table:table-row table:style-name="ro4">
          <table:table-cell office:value-type="string" table:number-columns-spanned="2" table:number-rows-spanned="1" table:style-name="ce32">
            <text:p>Instructivo de llenado</text:p>
          </table:table-cell>
          <table:covered-table-cell/>
          <table:table-cell table:style-name="ce1"/>
          <table:table-cell office:value-type="string" table:style-name="ce1">
            <text:p>Solicitud de acceso</text:p>
          </table:table-cell>
          <table:table-cell office:value-type="string" table:style-name="ce1">
            <text:p>Completa</text:p>
          </table:table-cell>
          <table:table-cell office:value-type="string" table:style-name="ce1">
            <text:p>Clasificado</text:p>
          </table:table-cell>
          <table:table-cell office:value-type="string" table:style-name="ce1">
            <text:p>Si</text:p>
          </table:table-cell>
          <table:table-cell office:value-type="string" table:style-name="ce1">
            <text:p>9/11 de la recaudación por concepto de las cuotas establecidas en el artículo 2°A. Fracción II de la Ley del Impuesto Especial sobre Producción y Servicios</text:p>
          </table:table-cell>
          <table:table-cell office:value-type="string" table:style-name="ce1">
            <text:p>Segundo Semestre 2016</text:p>
          </table:table-cell>
          <table:table-cell table:number-columns-repeated="16375"/>
        </table:table-row>
        <table:table-row table:style-name="ro24">
          <table:table-cell office:value-type="string" table:number-columns-spanned="2" table:number-rows-spanned="1" table:style-name="ce33">
            <text:p>Observaciones generales:<text:s/><text:span text:style-name="T3">Se deberán registrar aquellos expedientes o documentos de la información que haya sido clasificada como reservada por el Comité de Transparencia en el periodo a reportar.</text:span><text:span text:style-name="T3"/></text:p>
            <text:p><text:span text:style-name="T3"/></text:p>
            <text:p><text:span text:style-name="T3">Dicho índice será acumulativo en cada periodo, con el fin de mantener un histórico de la información que se registre.</text:span><text:span text:style-name="T3"/></text:p>
            <text:p><text:span text:style-name="T3"/></text:p>
            <text:p><text:span text:style-name="T3">Al mantener el histórico de los expedientes o documentos registrados en el índice, no se podrán eliminar los registros de los expedientes clasificados como reservados cuando acabe su periodo de clasificación, ya que únicamente deberá cambiarse el estatus de clasificación.</text:span><text:span text:style-name="T3"/></text:p>
            <text:p><text:span text:style-name="T3"/></text:p>
            <text:p><text:span text:style-name="T3">Solo se podrán eliminar del índice aquellos documentos expedientes que se encuentren duplicados o que no correspondan a expedientes o documentos clasificados como reservados.</text:span><text:span text:style-name="T3"/></text:p>
            <text:p><text:span text:style-name="T3"/></text:p>
            <text:p><text:span text:style-name="T3">No se deberán utilizar abreviaturas.</text:span></text:p>
          </table:table-cell>
          <table:covered-table-cell/>
          <table:table-cell table:style-name="ce1"/>
          <table:table-cell office:value-type="string" table:style-name="ce1">
            <text:p>Resolución de autoridad competente</text:p>
          </table:table-cell>
          <table:table-cell office:value-type="string" table:style-name="ce1">
            <text:p>Parcial</text:p>
          </table:table-cell>
          <table:table-cell office:value-type="string" table:style-name="ce1">
            <text:p>Desclasificado</text:p>
          </table:table-cell>
          <table:table-cell office:value-type="string" table:style-name="ce1">
            <text:p>No</text:p>
          </table:table-cell>
          <table:table-cell office:value-type="string" table:style-name="ce1">
            <text:p>Administración de los recursos producto de la venta de publicaciones de la Suprema Corte para el financiamiento de nuevas publicaciones y cualquier proyecto de interés para el fideicomitente</text:p>
          </table:table-cell>
          <table:table-cell office:value-type="string" table:style-name="ce1">
            <text:p>Primer Semestre 2017</text:p>
          </table:table-cell>
          <table:table-cell table:number-columns-repeated="16375"/>
        </table:table-row>
        <table:table-row table:style-name="ro4">
          <table:table-cell table:number-columns-spanned="2" table:number-rows-spanned="1" table:style-name="ce34"/>
          <table:covered-table-cell/>
          <table:table-cell table:style-name="ce1"/>
          <table:table-cell office:value-type="string" table:style-name="ce1">
            <text:p>Versión Pública obligaciones de transparencia</text:p>
          </table:table-cell>
          <table:table-cell table:number-columns-repeated="3" table:style-name="ce1"/>
          <table:table-cell office:value-type="string" table:style-name="ce1">
            <text:p>Administración del Patrimonio de la Beneficencia Pública (*)</text:p>
          </table:table-cell>
          <table:table-cell office:value-type="string" table:style-name="ce1">
            <text:p>Segundo Semestre 2017</text:p>
          </table:table-cell>
          <table:table-cell table:number-columns-repeated="16375"/>
        </table:table-row>
        <table:table-row table:style-name="ro4">
          <table:table-cell office:value-type="string" table:style-name="ce18">
            <text:p>Campo</text:p>
          </table:table-cell>
          <table:table-cell office:value-type="string" table:style-name="ce19">
            <text:p>Información solicitada</text:p>
          </table:table-cell>
          <table:table-cell table:number-columns-repeated="5" table:style-name="ce1"/>
          <table:table-cell office:value-type="string" table:style-name="ce1">
            <text:p>Administración Federal de Servicios Educativos en el Distrito Federal</text:p>
          </table:table-cell>
          <table:table-cell office:value-type="string" table:style-name="ce1">
            <text:p>Primer Semestre 2018</text:p>
          </table:table-cell>
          <table:table-cell table:number-columns-repeated="16375"/>
        </table:table-row>
        <table:table-row table:style-name="ro4">
          <table:table-cell office:value-type="string" table:style-name="ce20">
            <text:p>Sujeto obligado</text:p>
          </table:table-cell>
          <table:table-cell office:value-type="string" table:style-name="ce21">
            <text:p>Nombre completo del sujeto obligado</text:p>
          </table:table-cell>
          <table:table-cell table:number-columns-repeated="5" table:style-name="ce1"/>
          <table:table-cell office:value-type="string" table:style-name="ce1">
            <text:p>Administración Portuaria Integral de Altamira, S.A. de C.V.</text:p>
          </table:table-cell>
          <table:table-cell office:value-type="string" table:style-name="ce1">
            <text:p>Segundo Semestre 2018</text:p>
          </table:table-cell>
          <table:table-cell table:number-columns-repeated="16375"/>
        </table:table-row>
        <table:table-row table:style-name="ro4">
          <table:table-cell office:value-type="string" table:style-name="ce20">
            <text:p>Periodo del Índice</text:p>
          </table:table-cell>
          <table:table-cell office:value-type="string" table:style-name="ce21">
            <text:p>Indicar el semestre al que corresponde dicho índice.</text:p>
          </table:table-cell>
          <table:table-cell table:number-columns-repeated="5" table:style-name="ce1"/>
          <table:table-cell office:value-type="string" table:style-name="ce1">
            <text:p>Administración Portuaria Integral de Coatzacoalcos, S.A. de C.V.</text:p>
          </table:table-cell>
          <table:table-cell office:value-type="string" table:style-name="ce1">
            <text:p>Primer Semestre 2019</text:p>
          </table:table-cell>
          <table:table-cell table:number-columns-repeated="16375"/>
        </table:table-row>
        <table:table-row table:style-name="ro4">
          <table:table-cell office:value-type="string" table:style-name="ce20">
            <text:p>Fecha de actualización</text:p>
          </table:table-cell>
          <table:table-cell office:value-type="string" table:style-name="ce21">
            <text:p>La fecha en la que se actualizó el índice de expedientes clasificados como reservados.</text:p>
          </table:table-cell>
          <table:table-cell table:number-columns-repeated="5" table:style-name="ce1"/>
          <table:table-cell office:value-type="string" table:style-name="ce1">
            <text:p>Administración Portuaria Integral de Dos Bocas, S.A. de C.V.</text:p>
          </table:table-cell>
          <table:table-cell office:value-type="string" table:style-name="ce1">
            <text:p>Segundo Semestre 2019</text:p>
          </table:table-cell>
          <table:table-cell table:number-columns-repeated="16375"/>
        </table:table-row>
        <table:table-row table:style-name="ro4">
          <table:table-cell table:style-name="ce22"/>
          <table:table-cell table:style-name="ce23"/>
          <table:table-cell table:number-columns-repeated="5" table:style-name="ce1"/>
          <table:table-cell office:value-type="string" table:style-name="ce1">
            <text:p>Administración Portuaria Integral de Ensenada, S.A. de C.V.</text:p>
          </table:table-cell>
          <table:table-cell office:value-type="string" table:style-name="ce1">
            <text:p>Primer Semestre 2020</text:p>
          </table:table-cell>
          <table:table-cell table:number-columns-repeated="16375"/>
        </table:table-row>
        <table:table-row table:style-name="ro4">
          <table:table-cell office:value-type="string" table:style-name="ce24">
            <text:p>Columna</text:p>
          </table:table-cell>
          <table:table-cell office:value-type="string" table:style-name="ce25">
            <text:p>Información solicitada</text:p>
          </table:table-cell>
          <table:table-cell table:number-columns-repeated="5" table:style-name="ce1"/>
          <table:table-cell office:value-type="string" table:style-name="ce1">
            <text:p>Administración Portuaria Integral de Guaymas, S.A. de C.V.</text:p>
          </table:table-cell>
          <table:table-cell office:value-type="string" table:style-name="ce1">
            <text:p>Segundo Semestre 2020</text:p>
          </table:table-cell>
          <table:table-cell table:number-columns-repeated="16375"/>
        </table:table-row>
        <table:table-row table:style-name="ro6">
          <table:table-cell office:value-type="string" table:style-name="ce26">
            <text:p>Área</text:p>
          </table:table-cell>
          <table:table-cell office:value-type="string" table:style-name="ce27">
            <text:p>Instancia que generó, <text:s/>obtuvo, adquirió, transformó y/o conserva la información. Tratándose del sector público, serán aquellas que estén previstas en el reglamento interior, estatuto orgánico respectivo o equivalente y tratándose de las personas físicas o morales que reciban y ejerzan recursos públicos o realicen actos de autoridad, serán aquellas que sean integrantes de la estructura de los sujetos obligados a la que se le confieren atribuciones específicas en materia de transparencia y acceso a la información.</text:p>
          </table:table-cell>
          <table:table-cell table:number-columns-repeated="5" table:style-name="ce1"/>
          <table:table-cell office:value-type="string" table:style-name="ce1">
            <text:p>Administración Portuaria Integral de Lázaro Cárdenas, S.A. de C.V.</text:p>
          </table:table-cell>
          <table:table-cell office:value-type="string" table:style-name="ce1">
            <text:p>Primer Semestre 2021</text:p>
          </table:table-cell>
          <table:table-cell table:number-columns-repeated="16375"/>
        </table:table-row>
        <table:table-row table:style-name="ro4">
          <table:table-cell office:value-type="string" table:style-name="ce26">
            <text:p>Nombre del expediente o documento</text:p>
          </table:table-cell>
          <table:table-cell office:value-type="string" table:style-name="ce27">
            <text:p>Nombre, número o la identificación del expediente o documento.</text:p>
          </table:table-cell>
          <table:table-cell table:number-columns-repeated="5" table:style-name="ce1"/>
          <table:table-cell office:value-type="string" table:style-name="ce1">
            <text:p>Administración Portuaria Integral de Manzanillo, S.A. de C.V.</text:p>
          </table:table-cell>
          <table:table-cell office:value-type="string" table:style-name="ce1">
            <text:p>Segundo Semestre 2021</text:p>
          </table:table-cell>
          <table:table-cell table:number-columns-repeated="16375"/>
        </table:table-row>
        <table:table-row table:style-name="ro4">
          <table:table-cell office:value-type="string" table:style-name="ce26">
            <text:p>Tema</text:p>
          </table:table-cell>
          <table:table-cell office:value-type="string" table:style-name="ce27">
            <text:p>Materia o asunto específico que deriva del desarrollo de una atríbución general de un área.</text:p>
          </table:table-cell>
          <table:table-cell table:number-columns-repeated="5" table:style-name="ce1"/>
          <table:table-cell office:value-type="string" table:style-name="ce1">
            <text:p>Administración Portuaria Integral de Mazatlán, S.A. de C.V.</text:p>
          </table:table-cell>
          <table:table-cell office:value-type="string" table:style-name="ce1">
            <text:p>Primer Semestre 2022</text:p>
          </table:table-cell>
          <table:table-cell table:number-columns-repeated="16375"/>
        </table:table-row>
        <table:table-row table:style-name="ro25">
          <table:table-cell office:value-type="string" table:style-name="ce26">
            <text:p>Momento de la clasificación de la información como reservada</text:p>
          </table:table-cell>
          <table:table-cell office:value-type="string" table:style-name="ce28">
            <text:p>Momento en que se llevó a cabo la clasificación del expediente o documento de acuerdo al artículo 106 de la Ley General de Transparencia y Acceso a la Información Pública, 98 de la Ley Federal de Transparencia y Acceso a la Información Pública, y Séptimo de los Lineamientos generales en materia de clasificación y desclasificación de la información, así como para la elaboración de versiones públicas:</text:p>
            <text:p><text:span text:style-name="T2">I.<text:s/></text:span>Se reciba una solicitud de acceso a la información;</text:p>
            <text:p><text:span text:style-name="T2">II.</text:span><text:s/>Se determine mediante resolución de autoridad competente, o</text:p>
            <text:p><text:span text:style-name="T2">III.</text:span><text:s/>Se generen versiones públicas para dar cumplimiento a las obligaciones de transparencia previstas en la Ley General y en la Ley Federal</text:p>
            <text:p/>
            <text:p>Se deberá ingresar alguna de las siguientes opciones:</text:p>
            <text:p><text:s text:c="2"/><text:span text:style-name="T2">Versión Pública obligaciones de transparencia</text:span><text:span text:style-name="T2"/></text:p>
            <text:p><text:span text:style-name="T2"><text:s text:c="2"/>Resolución de autoridad competente</text:span><text:span text:style-name="T2"/></text:p>
            <text:p><text:span text:style-name="T2"><text:s text:c="2"/>Solicitud de acceso</text:span></text:p>
          </table:table-cell>
          <table:table-cell table:number-columns-repeated="5" table:style-name="ce1"/>
          <table:table-cell office:value-type="string" table:style-name="ce1">
            <text:p>Administración Portuaria Integral de Progreso, S.A. de C.V.</text:p>
          </table:table-cell>
          <table:table-cell office:value-type="string" table:style-name="ce1">
            <text:p>Segundo Semestre 2022</text:p>
          </table:table-cell>
          <table:table-cell table:number-columns-repeated="16375"/>
        </table:table-row>
        <table:table-row table:style-name="ro4">
          <table:table-cell office:value-type="string" table:style-name="ce26">
            <text:p>Plazo de reserva</text:p>
          </table:table-cell>
          <table:table-cell office:value-type="string" table:style-name="ce27">
            <text:p>El periodo de clasificación de la información reservada que deberá ser indicado en meses o años, según corresponda.</text:p>
          </table:table-cell>
          <table:table-cell table:number-columns-repeated="5" table:style-name="ce1"/>
          <table:table-cell office:value-type="string" table:style-name="ce1">
            <text:p>Administración Portuaria Integral de Puerto Madero, S.A. de C.V.</text:p>
          </table:table-cell>
          <table:table-cell office:value-type="string" table:style-name="ce1">
            <text:p>Primer Semestre 2023</text:p>
          </table:table-cell>
          <table:table-cell table:number-columns-repeated="16375"/>
        </table:table-row>
        <table:table-row table:style-name="ro26">
          <table:table-cell office:value-type="string" table:style-name="ce26">
            <text:p>Fecha de inicio de la clasificación</text:p>
          </table:table-cell>
          <table:table-cell office:value-type="string" table:style-name="ce28">
            <text:p>Fecha en que se clasifica el documento.</text:p>
            <text:p>En formato DD/MM/AAAA</text:p>
          </table:table-cell>
          <table:table-cell table:number-columns-repeated="5" table:style-name="ce1"/>
          <table:table-cell office:value-type="string" table:style-name="ce1">
            <text:p>Administración Portuaria Integral de Puerto Vallarta, S.A. de C.V.</text:p>
          </table:table-cell>
          <table:table-cell office:value-type="string" table:style-name="ce1">
            <text:p>Segundo Semestre 2023</text:p>
          </table:table-cell>
          <table:table-cell table:number-columns-repeated="16375"/>
        </table:table-row>
        <table:table-row table:style-name="ro26">
          <table:table-cell office:value-type="string" table:style-name="ce26">
            <text:p>Fecha de termino de la clasificación</text:p>
          </table:table-cell>
          <table:table-cell office:value-type="string" table:style-name="ce28">
            <text:p>Fecha en que culmina el plazo de clasificación de la información reservada del expediente o documento.</text:p>
            <text:p>En formato DD/MM/AAAA</text:p>
          </table:table-cell>
          <table:table-cell table:number-columns-repeated="5" table:style-name="ce1"/>
          <table:table-cell office:value-type="string" table:style-name="ce1">
            <text:p>Administración Portuaria Integral de Salina Cruz, S.A. de C.V.</text:p>
          </table:table-cell>
          <table:table-cell office:value-type="string" table:style-name="ce1">
            <text:p>Primer Semestre 2024</text:p>
          </table:table-cell>
          <table:table-cell table:number-columns-repeated="16375"/>
        </table:table-row>
        <table:table-row table:style-name="ro4">
          <table:table-cell office:value-type="string" table:style-name="ce26">
            <text:p>Fundamento legal de la clasificación</text:p>
          </table:table-cell>
          <table:table-cell office:value-type="string" table:style-name="ce27">
            <text:p>El fundamento debe coincidir exactamente con lo aprobado por el Comité de Transparencia, artículo, inciso y fracción respectiva.</text:p>
          </table:table-cell>
          <table:table-cell table:number-columns-repeated="5" table:style-name="ce1"/>
          <table:table-cell office:value-type="string" table:style-name="ce1">
            <text:p>Administración Portuaria Integral de Tampico, S.A. de C.V.</text:p>
          </table:table-cell>
          <table:table-cell office:value-type="string" table:style-name="ce1">
            <text:p>Segundo Semestre 2024</text:p>
          </table:table-cell>
          <table:table-cell table:number-columns-repeated="16375"/>
        </table:table-row>
        <table:table-row table:style-name="ro27">
          <table:table-cell office:value-type="string" table:style-name="ce26">
            <text:p>Justificación</text:p>
          </table:table-cell>
          <table:table-cell office:value-type="string" table:style-name="ce27">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table:number-columns-repeated="5" table:style-name="ce1"/>
          <table:table-cell office:value-type="string" table:style-name="ce1">
            <text:p>Administración Portuaria Integral de Topolobampo, S.A. de C.V.</text:p>
          </table:table-cell>
          <table:table-cell office:value-type="string" table:style-name="ce1">
            <text:p>Primer Semestre 2025</text:p>
          </table:table-cell>
          <table:table-cell table:number-columns-repeated="16375"/>
        </table:table-row>
        <table:table-row table:style-name="ro26">
          <table:table-cell office:value-type="string" table:style-name="ce26">
            <text:p>Razones y motivos de la clasificación</text:p>
          </table:table-cell>
          <table:table-cell office:value-type="string" table:style-name="ce27">
            <text:p>Razones, motivos o circunstancias especiales que llevaron al sujeto obligado a concluir que el caso particular se ajusta al supuesto previsto por la norma legal invocada como fundamento.</text:p>
          </table:table-cell>
          <table:table-cell table:number-columns-repeated="5" table:style-name="ce1"/>
          <table:table-cell office:value-type="string" table:style-name="ce1">
            <text:p>Administración Portuaria Integral de Tuxpan, S.A. de C.V.</text:p>
          </table:table-cell>
          <table:table-cell office:value-type="string" table:style-name="ce1">
            <text:p>Segundo Semestre 2025</text:p>
          </table:table-cell>
          <table:table-cell table:number-columns-repeated="16375"/>
        </table:table-row>
        <table:table-row table:style-name="ro6">
          <table:table-cell office:value-type="string" table:style-name="ce26">
            <text:p>Clasificación completa o parcial</text:p>
          </table:table-cell>
          <table:table-cell office:value-type="string" table:style-name="ce28">
            <text:p>Señalar si la clasificación de la información reservada del expediente o documento es completa o parcial.</text:p>
            <text:p>Se deberá ingresar alguna de las siguientes opciones:</text:p>
            <text:p><text:span text:style-name="T2"><text:s text:c="2"/>Completa</text:span><text:span text:style-name="T2"/></text:p>
            <text:p><text:span text:style-name="T2"><text:s text:c="2"/>Parcial</text:span></text:p>
          </table:table-cell>
          <table:table-cell table:number-columns-repeated="5" table:style-name="ce1"/>
          <table:table-cell office:value-type="string" table:style-name="ce1">
            <text:p>Administración Portuaria Integral de Veracruz, S.A. de C.V.</text:p>
          </table:table-cell>
          <table:table-cell table:number-columns-repeated="16376" table:style-name="ce1"/>
        </table:table-row>
        <table:table-row table:style-name="ro4">
          <table:table-cell office:value-type="string" table:style-name="ce26">
            <text:p>Partes o secciones que se clasifican</text:p>
          </table:table-cell>
          <table:table-cell office:value-type="string" table:style-name="ce27">
            <text:p>Indicar de manera genérica el contenido de las partes o secciones del documento o expediente que se clasifican como información reservada.</text:p>
          </table:table-cell>
          <table:table-cell table:number-columns-repeated="5" table:style-name="ce1"/>
          <table:table-cell office:value-type="string" table:style-name="ce1">
            <text:p>Aeropuerto Internacional de la Ciudad de México, S.A. de C.V.</text:p>
          </table:table-cell>
          <table:table-cell table:number-columns-repeated="16376" table:style-name="ce1"/>
        </table:table-row>
        <table:table-row table:style-name="ro28">
          <table:table-cell office:value-type="string" table:style-name="ce26">
            <text:p>Fecha del acta en donde el Comité de Transparencia confirmó la clasificación</text:p>
          </table:table-cell>
          <table:table-cell office:value-type="string" table:style-name="ce28">
            <text:p>Indicar la fecha del acta en el que el Comité de Transparencia confirmó la clasificación de la información reservada de la totalidad o de las partes o secciones del documento o expediente.</text:p>
            <text:p>En formato DD/MM/AAAA</text:p>
          </table:table-cell>
          <table:table-cell table:number-columns-repeated="5" table:style-name="ce1"/>
          <table:table-cell office:value-type="string" table:style-name="ce1">
            <text:p>Aeropuertos y Servicios Auxiliares</text:p>
          </table:table-cell>
          <table:table-cell table:number-columns-repeated="16376" table:style-name="ce1"/>
        </table:table-row>
        <table:table-row table:style-name="ro6">
          <table:table-cell office:value-type="string" table:style-name="ce26">
            <text:p>Estatus del expediente</text:p>
          </table:table-cell>
          <table:table-cell office:value-type="string" table:style-name="ce28">
            <text:p>Indicar si el documento o expedientes se encuentra clasificado o desclasificado.</text:p>
            <text:p>Se deberá ingresar alguna de las siguientes opciones:</text:p>
            <text:p><text:s text:c="2"/><text:span text:style-name="T2">Clasificado</text:span><text:span text:style-name="T2"/></text:p>
            <text:p><text:span text:style-name="T2"><text:s text:c="2"/>Desclasificado</text:span></text:p>
          </table:table-cell>
          <table:table-cell table:number-columns-repeated="5" table:style-name="ce1"/>
          <table:table-cell office:value-type="string" table:style-name="ce1">
            <text:p>Agencia de Investigación Criminal (*)</text:p>
          </table:table-cell>
          <table:table-cell table:number-columns-repeated="16376" table:style-name="ce1"/>
        </table:table-row>
        <table:table-row table:style-name="ro4">
          <table:table-cell office:value-type="string" table:style-name="ce26">
            <text:p>Expediente en ampliación de plazo de reserva</text:p>
          </table:table-cell>
          <table:table-cell office:value-type="string" table:style-name="ce27">
            <text:p>Indicar si el documento o expedientes se encuentra en ampliación de plazo de reserva.</text:p>
          </table:table-cell>
          <table:table-cell table:number-columns-repeated="5" table:style-name="ce1"/>
          <table:table-cell office:value-type="string" table:style-name="ce1">
            <text:p>Agencia de Servicios a la Comercialización y Desarrollo de Mercados Agropecuarios</text:p>
          </table:table-cell>
          <table:table-cell table:number-columns-repeated="16376" table:style-name="ce1"/>
        </table:table-row>
        <table:table-row table:style-name="ro4">
          <table:table-cell office:value-type="string" table:style-name="ce26">
            <text:p>Plazo de ampliación de reserva</text:p>
          </table:table-cell>
          <table:table-cell office:value-type="string" table:style-name="ce27">
            <text:p>El periodo de clasificación de la información reservada que deberá ser indicado enmeses o años, según corresponda.</text:p>
          </table:table-cell>
          <table:table-cell table:number-columns-repeated="5" table:style-name="ce1"/>
          <table:table-cell office:value-type="string" table:style-name="ce1">
            <text:p>Agencia Espacial Mexicana</text:p>
          </table:table-cell>
          <table:table-cell table:number-columns-repeated="16376" table:style-name="ce1"/>
        </table:table-row>
        <table:table-row table:style-name="ro26">
          <table:table-cell office:value-type="string" table:style-name="ce26">
            <text:p>Fecha de inicio del plazo de ampliación de reserva</text:p>
          </table:table-cell>
          <table:table-cell office:value-type="string" table:style-name="ce28">
            <text:p>Fecha en que inicia el plazo de la ampliación de reserva del expediente o documento.</text:p>
            <text:p>En formato DD/MM/AAAA</text:p>
          </table:table-cell>
          <table:table-cell table:number-columns-repeated="5" table:style-name="ce1"/>
          <table:table-cell office:value-type="string" table:style-name="ce1">
            <text:p>Agencia Mexicana de Cooperación Internacional para el Desarrollo (*)</text:p>
          </table:table-cell>
          <table:table-cell table:number-columns-repeated="16376" table:style-name="ce1"/>
        </table:table-row>
        <table:table-row table:style-name="ro26">
          <table:table-cell office:value-type="string" table:style-name="ce26">
            <text:p>Fecha de termino del plazo de ampliación de <text:s/>reserva</text:p>
          </table:table-cell>
          <table:table-cell office:value-type="string" table:style-name="ce28">
            <text:p>Fecha en que culmina el plazo de clasificación de la ampliación de reserva del expediente o documento.</text:p>
            <text:p>En formato DD/MM/AAAA</text:p>
          </table:table-cell>
          <table:table-cell table:number-columns-repeated="5" table:style-name="ce1"/>
          <table:table-cell office:value-type="string" table:style-name="ce1">
            <text:p>Agencia Nacional de Seguridad Industrial y de Protección al Medio Ambiente del Sector Hidrocarburos</text:p>
          </table:table-cell>
          <table:table-cell table:number-columns-repeated="16376" table:style-name="ce1"/>
        </table:table-row>
        <table:table-row table:style-name="ro26">
          <table:table-cell office:value-type="string" table:style-name="ce26">
            <text:p>Fundamento legal del plazo de ampliación de reserva</text:p>
          </table:table-cell>
          <table:table-cell office:value-type="string" table:style-name="ce27">
            <text:p>Normatividad detallada que fundamenta la clasificación de la información reservada.</text:p>
          </table:table-cell>
          <table:table-cell table:number-columns-repeated="5" table:style-name="ce1"/>
          <table:table-cell office:value-type="string" table:style-name="ce1">
            <text:p>Agroasemex, S.A.</text:p>
          </table:table-cell>
          <table:table-cell table:number-columns-repeated="16376" table:style-name="ce1"/>
        </table:table-row>
        <table:table-row table:style-name="ro28">
          <table:table-cell office:value-type="string" table:style-name="ce26">
            <text:p>Justificación del plazo de ampliación de reserva</text:p>
          </table:table-cell>
          <table:table-cell office:value-type="string" table:style-name="ce27">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table:number-columns-repeated="5" table:style-name="ce1"/>
          <table:table-cell office:value-type="string" table:style-name="ce1">
            <text:p>Almacenadora Sur, S.A.</text:p>
          </table:table-cell>
          <table:table-cell table:number-columns-repeated="16376" table:style-name="ce1"/>
        </table:table-row>
        <table:table-row table:style-name="ro26">
          <table:table-cell office:value-type="string" table:style-name="ce26">
            <text:p>Razones y motivos del plazo de ampliación de reserva</text:p>
          </table:table-cell>
          <table:table-cell office:value-type="string" table:style-name="ce27">
            <text:p>Razones, motivos o circunstancias especiales que llevaron al sujeto obligado a concluir que el caso particular se ajusta al supuesto previsto por la norma legal invocada como fundamento.</text:p>
          </table:table-cell>
          <table:table-cell table:number-columns-repeated="5" table:style-name="ce1"/>
          <table:table-cell office:value-type="string" table:style-name="ce1">
            <text:p>Archivo General de la Nación</text:p>
          </table:table-cell>
          <table:table-cell table:number-columns-repeated="16376" table:style-name="ce1"/>
        </table:table-row>
        <table:table-row table:style-name="ro29">
          <table:table-cell office:value-type="string" table:style-name="ce26">
            <text:p>Clasificación completa o parcial de la ampliación de reserva</text:p>
          </table:table-cell>
          <table:table-cell office:value-type="string" table:style-name="ce28">
            <text:p>Señalar si la clasificación de la información reservada del expediente o documento <text:s/>que se clasifica en el plazo de ampliación de reserva es completa o parcial.</text:p>
            <text:p>Se deberá ingresar alguna de las siguientes opciones:</text:p>
            <text:p><text:span text:style-name="T2"><text:s text:c="2"/>Completa</text:span><text:span text:style-name="T2"/></text:p>
            <text:p><text:span text:style-name="T2"><text:s text:c="2"/>Parcial</text:span></text:p>
          </table:table-cell>
          <table:table-cell table:number-columns-repeated="16382" table:style-name="ce1"/>
        </table:table-row>
        <table:table-row table:style-name="ro30">
          <table:table-cell office:value-type="string" table:style-name="ce29">
            <text:p>Partes o secciones que se clasifican en el plazo de ampliación de reserva</text:p>
          </table:table-cell>
          <table:table-cell office:value-type="string" table:style-name="ce30">
            <text:p>Indicar de manera genérica el contenido de las partes o secciones del expediente o documento que se clasifica en el plazo de ampliación de reserva.</text:p>
          </table:table-cell>
          <table:table-cell table:number-columns-repeated="5" table:style-name="ce1"/>
          <table:table-cell office:value-type="string" table:style-name="ce1">
            <text:p>Asociación Autónoma del Personal Académico de la Universidad Nacional Autónoma de México</text:p>
          </table:table-cell>
          <table:table-cell table:number-columns-repeated="16376" table:style-name="ce1"/>
        </table:table-row>
        <table:table-row table:style-name="ro4" table:visibility="collapse">
          <table:table-cell/>
          <table:table-cell table:style-name="ce31"/>
          <table:table-cell table:number-columns-repeated="5" table:style-name="ce1"/>
          <table:table-cell office:value-type="string" table:style-name="ce1">
            <text:p>Asociación Sindical de Oficiales de Máquinas de la Marina Mercante Nacional</text:p>
          </table:table-cell>
          <table:table-cell table:number-columns-repeated="16376"/>
        </table:table-row>
        <table:table-row table:style-name="ro4" table:visibility="collapse">
          <table:table-cell/>
          <table:table-cell table:number-columns-repeated="6" table:style-name="ce1"/>
          <table:table-cell office:value-type="string" table:style-name="ce1">
            <text:p>Auditoría Superior de la Federación</text:p>
          </table:table-cell>
          <table:table-cell table:number-columns-repeated="16376"/>
        </table:table-row>
        <table:table-row table:style-name="ro4" table:visibility="collapse">
          <table:table-cell/>
          <table:table-cell table:number-columns-repeated="6" table:style-name="ce1"/>
          <table:table-cell office:value-type="string" table:style-name="ce1">
            <text:p>Bachillerato general en sus modalidades no escolarizada y mixta</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de México</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del Ahorro Nacional y Servicios Financieros, S.N.C.</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Nacional de Comercio Exterior, S.N.C.</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Nacional de Crédito Rural, S.N.C.</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Nacional de Obras y Servicios Públicos, S.N.C.</text:p>
          </table:table-cell>
          <table:table-cell table:number-columns-repeated="16376"/>
        </table:table-row>
        <table:table-row table:style-name="ro4" table:visibility="collapse">
          <table:table-cell/>
          <table:table-cell table:number-columns-repeated="6" table:style-name="ce1"/>
          <table:table-cell office:value-type="string" table:style-name="ce1">
            <text:p>Banco Nacional del Ejército, Fuerza Aérea y Armada, S.N.C.</text:p>
          </table:table-cell>
          <table:table-cell table:number-columns-repeated="16376"/>
        </table:table-row>
        <table:table-row table:style-name="ro4" table:visibility="collapse">
          <table:table-cell/>
          <table:table-cell table:number-columns-repeated="6" table:style-name="ce1"/>
          <table:table-cell office:value-type="string" table:style-name="ce1">
            <text:p>C. G. Cerro Prieto IV</text:p>
          </table:table-cell>
          <table:table-cell table:number-columns-repeated="16376"/>
        </table:table-row>
        <table:table-row table:style-name="ro4" table:visibility="collapse">
          <table:table-cell/>
          <table:table-cell table:number-columns-repeated="6" table:style-name="ce1"/>
          <table:table-cell office:value-type="string" table:style-name="ce1">
            <text:p>C. T. Chihuahua</text:p>
          </table:table-cell>
          <table:table-cell table:number-columns-repeated="16376"/>
        </table:table-row>
        <table:table-row table:style-name="ro4" table:visibility="collapse">
          <table:table-cell/>
          <table:table-cell table:number-columns-repeated="6" table:style-name="ce1"/>
          <table:table-cell office:value-type="string" table:style-name="ce1">
            <text:p>Cámara de Diputados</text:p>
          </table:table-cell>
          <table:table-cell table:number-columns-repeated="16376"/>
        </table:table-row>
        <table:table-row table:style-name="ro4" table:visibility="collapse">
          <table:table-cell/>
          <table:table-cell table:number-columns-repeated="6" table:style-name="ce1"/>
          <table:table-cell office:value-type="string" table:style-name="ce1">
            <text:p>Caminos y Puentes Federales de Ingresos y Servicios Conexos</text:p>
          </table:table-cell>
          <table:table-cell table:number-columns-repeated="16376"/>
        </table:table-row>
        <table:table-row table:style-name="ro4" table:visibility="collapse">
          <table:table-cell/>
          <table:table-cell table:number-columns-repeated="6" table:style-name="ce1"/>
          <table:table-cell office:value-type="string" table:style-name="ce1">
            <text:p>Casa de Moneda</text:p>
          </table:table-cell>
          <table:table-cell table:number-columns-repeated="16376"/>
        </table:table-row>
        <table:table-row table:style-name="ro4" table:visibility="collapse">
          <table:table-cell/>
          <table:table-cell table:number-columns-repeated="6" table:style-name="ce1"/>
          <table:table-cell office:value-type="string" table:style-name="ce1">
            <text:p>Centro de Capacitación Cinematográfica, A.C.</text:p>
          </table:table-cell>
          <table:table-cell table:number-columns-repeated="16376"/>
        </table:table-row>
        <table:table-row table:style-name="ro4" table:visibility="collapse">
          <table:table-cell/>
          <table:table-cell table:number-columns-repeated="6" table:style-name="ce1"/>
          <table:table-cell office:value-type="string" table:style-name="ce1">
            <text:p>Centro de Enseñanza Técnica Industrial</text:p>
          </table:table-cell>
          <table:table-cell table:number-columns-repeated="16376"/>
        </table:table-row>
        <table:table-row table:style-name="ro4" table:visibility="collapse">
          <table:table-cell table:number-columns-repeated="7"/>
          <table:table-cell office:value-type="string" table:style-name="ce1">
            <text:p>Centro de Estudios para la Preparación y Evaluación Socioeconómica de Proyectos (CEPEP)</text:p>
          </table:table-cell>
          <table:table-cell table:number-columns-repeated="16376"/>
        </table:table-row>
        <table:table-row table:style-name="ro4" table:visibility="collapse">
          <table:table-cell table:number-columns-repeated="7"/>
          <table:table-cell office:value-type="string" table:style-name="ce1">
            <text:p>Centro de Evaluación y Control de Confianza (*)</text:p>
          </table:table-cell>
          <table:table-cell table:number-columns-repeated="16376"/>
        </table:table-row>
        <table:table-row table:style-name="ro4" table:visibility="collapse">
          <table:table-cell table:number-columns-repeated="7"/>
          <table:table-cell office:value-type="string" table:style-name="ce1">
            <text:p>Centro de Ingeniería y Desarrollo Industrial</text:p>
          </table:table-cell>
          <table:table-cell table:number-columns-repeated="16376"/>
        </table:table-row>
        <table:table-row table:style-name="ro4" table:visibility="collapse">
          <table:table-cell table:number-columns-repeated="7"/>
          <table:table-cell office:value-type="string" table:style-name="ce1">
            <text:p>Centro de Investigación Científica de Yucatán, A.C.</text:p>
          </table:table-cell>
          <table:table-cell table:number-columns-repeated="16376"/>
        </table:table-row>
        <table:table-row table:style-name="ro4" table:visibility="collapse">
          <table:table-cell table:number-columns-repeated="7"/>
          <table:table-cell office:value-type="string" table:style-name="ce1">
            <text:p>Centro de Investigación Científica y de Educación Superior de Ensenada, Baja California</text:p>
          </table:table-cell>
          <table:table-cell table:number-columns-repeated="16376"/>
        </table:table-row>
        <table:table-row table:style-name="ro4" table:visibility="collapse">
          <table:table-cell table:number-columns-repeated="7"/>
          <table:table-cell office:value-type="string" table:style-name="ce1">
            <text:p>Centro de Investigación en Alimentación y Desarrollo, A.C.</text:p>
          </table:table-cell>
          <table:table-cell table:number-columns-repeated="16376"/>
        </table:table-row>
        <table:table-row table:style-name="ro4" table:visibility="collapse">
          <table:table-cell table:number-columns-repeated="7"/>
          <table:table-cell office:value-type="string" table:style-name="ce1">
            <text:p>Centro de Investigación en Geografía y Geomática "Ing. Jorge L. Tamayo", A.C.</text:p>
          </table:table-cell>
          <table:table-cell table:number-columns-repeated="16376"/>
        </table:table-row>
        <table:table-row table:style-name="ro4" table:visibility="collapse">
          <table:table-cell table:number-columns-repeated="7"/>
          <table:table-cell office:value-type="string" table:style-name="ce1">
            <text:p>Centro de Investigación en Matemáticas, A.C.</text:p>
          </table:table-cell>
          <table:table-cell table:number-columns-repeated="16376"/>
        </table:table-row>
        <table:table-row table:style-name="ro4" table:visibility="collapse">
          <table:table-cell table:number-columns-repeated="7"/>
          <table:table-cell office:value-type="string" table:style-name="ce1">
            <text:p>Centro de Investigación en Materiales Avanzados, S.C.</text:p>
          </table:table-cell>
          <table:table-cell table:number-columns-repeated="16376"/>
        </table:table-row>
        <table:table-row table:style-name="ro4" table:visibility="collapse">
          <table:table-cell table:number-columns-repeated="7"/>
          <table:table-cell office:value-type="string" table:style-name="ce1">
            <text:p>Centro de Investigación en Química Aplicada</text:p>
          </table:table-cell>
          <table:table-cell table:number-columns-repeated="16376"/>
        </table:table-row>
        <table:table-row table:style-name="ro4" table:visibility="collapse">
          <table:table-cell table:number-columns-repeated="7"/>
          <table:table-cell office:value-type="string" table:style-name="ce1">
            <text:p>Centro de Investigación y Asistencia en Tecnología y Diseño del Estado de Jalisco, A.C.</text:p>
          </table:table-cell>
          <table:table-cell table:number-columns-repeated="16376"/>
        </table:table-row>
        <table:table-row table:style-name="ro4" table:visibility="collapse">
          <table:table-cell table:number-columns-repeated="7"/>
          <table:table-cell office:value-type="string" table:style-name="ce1">
            <text:p>Centro de Investigación y de Estudios Avanzados del Instituto Politécnico Nacional</text:p>
          </table:table-cell>
          <table:table-cell table:number-columns-repeated="16376"/>
        </table:table-row>
        <table:table-row table:style-name="ro4" table:visibility="collapse">
          <table:table-cell table:number-columns-repeated="7"/>
          <table:table-cell office:value-type="string" table:style-name="ce1">
            <text:p>Centro de Investigación y Desarrollo Tecnológico en Electroquímica, S.C.</text:p>
          </table:table-cell>
          <table:table-cell table:number-columns-repeated="16376"/>
        </table:table-row>
        <table:table-row table:style-name="ro4" table:visibility="collapse">
          <table:table-cell table:number-columns-repeated="7"/>
          <table:table-cell office:value-type="string" table:style-name="ce1">
            <text:p>Centro de Investigación y Docencia Económicas, A.C.</text:p>
          </table:table-cell>
          <table:table-cell table:number-columns-repeated="16376"/>
        </table:table-row>
        <table:table-row table:style-name="ro4" table:visibility="collapse">
          <table:table-cell table:number-columns-repeated="7"/>
          <table:table-cell office:value-type="string" table:style-name="ce1">
            <text:p>Centro de Investigación y Seguridad Nacional</text:p>
          </table:table-cell>
          <table:table-cell table:number-columns-repeated="16376"/>
        </table:table-row>
        <table:table-row table:style-name="ro4" table:visibility="collapse">
          <table:table-cell table:number-columns-repeated="7"/>
          <table:table-cell office:value-type="string" table:style-name="ce1">
            <text:p>Centro de Investigaciones Biológicas del Noroeste, S.C.</text:p>
          </table:table-cell>
          <table:table-cell table:number-columns-repeated="16376"/>
        </table:table-row>
        <table:table-row table:style-name="ro4" table:visibility="collapse">
          <table:table-cell table:number-columns-repeated="7"/>
          <table:table-cell office:value-type="string" table:style-name="ce1">
            <text:p>Centro de Investigaciones en Óptica, A.C.</text:p>
          </table:table-cell>
          <table:table-cell table:number-columns-repeated="16376"/>
        </table:table-row>
        <table:table-row table:style-name="ro4" table:visibility="collapse">
          <table:table-cell table:number-columns-repeated="7"/>
          <table:table-cell office:value-type="string" table:style-name="ce1">
            <text:p>Centro de Investigaciones y Estudios Superiores en Antropología Social</text:p>
          </table:table-cell>
          <table:table-cell table:number-columns-repeated="16376"/>
        </table:table-row>
        <table:table-row table:style-name="ro4" table:visibility="collapse">
          <table:table-cell table:number-columns-repeated="7"/>
          <table:table-cell office:value-type="string" table:style-name="ce1">
            <text:p>Centro de Producción de Programas Informativos y Especiales (*)</text:p>
          </table:table-cell>
          <table:table-cell table:number-columns-repeated="16376"/>
        </table:table-row>
        <table:table-row table:style-name="ro4" table:visibility="collapse">
          <table:table-cell table:number-columns-repeated="7"/>
          <table:table-cell office:value-type="string" table:style-name="ce1">
            <text:p>Centro Federal de Protección a Personas (*)</text:p>
          </table:table-cell>
          <table:table-cell table:number-columns-repeated="16376"/>
        </table:table-row>
        <table:table-row table:style-name="ro4" table:visibility="collapse">
          <table:table-cell table:number-columns-repeated="7"/>
          <table:table-cell office:value-type="string" table:style-name="ce1">
            <text:p>Centro Nacional de Control de Energía</text:p>
          </table:table-cell>
          <table:table-cell table:number-columns-repeated="16376"/>
        </table:table-row>
        <table:table-row table:style-name="ro4" table:visibility="collapse">
          <table:table-cell table:number-columns-repeated="7"/>
          <table:table-cell office:value-type="string" table:style-name="ce1">
            <text:p>Centro Nacional de Control del Gas Natural</text:p>
          </table:table-cell>
          <table:table-cell table:number-columns-repeated="16376"/>
        </table:table-row>
        <table:table-row table:style-name="ro4" table:visibility="collapse">
          <table:table-cell table:number-columns-repeated="7"/>
          <table:table-cell office:value-type="string" table:style-name="ce1">
            <text:p>Centro Nacional de Equidad de Género y Salud Reproductiva (*)</text:p>
          </table:table-cell>
          <table:table-cell table:number-columns-repeated="16376"/>
        </table:table-row>
        <table:table-row table:style-name="ro4" table:visibility="collapse">
          <table:table-cell table:number-columns-repeated="7"/>
          <table:table-cell office:value-type="string" table:style-name="ce1">
            <text:p>Centro Nacional de Excelencia Tecnológica en Salud (*)</text:p>
          </table:table-cell>
          <table:table-cell table:number-columns-repeated="16376"/>
        </table:table-row>
        <table:table-row table:style-name="ro4" table:visibility="collapse">
          <table:table-cell table:number-columns-repeated="7"/>
          <table:table-cell office:value-type="string" table:style-name="ce1">
            <text:p>Centro Nacional de la Transfusión Sanguínea (*)</text:p>
          </table:table-cell>
          <table:table-cell table:number-columns-repeated="16376"/>
        </table:table-row>
        <table:table-row table:style-name="ro4" table:visibility="collapse">
          <table:table-cell table:number-columns-repeated="7"/>
          <table:table-cell office:value-type="string" table:style-name="ce1">
            <text:p>Centro Nacional de Metrología</text:p>
          </table:table-cell>
          <table:table-cell table:number-columns-repeated="16376"/>
        </table:table-row>
        <table:table-row table:style-name="ro4" table:visibility="collapse">
          <table:table-cell table:number-columns-repeated="7"/>
          <table:table-cell office:value-type="string" table:style-name="ce1">
            <text:p>Centro Nacional de Planeación, Análisis e Información para el Combate a la Delincuencia (*)</text:p>
          </table:table-cell>
          <table:table-cell table:number-columns-repeated="16376"/>
        </table:table-row>
        <table:table-row table:style-name="ro4" table:visibility="collapse">
          <table:table-cell table:number-columns-repeated="7"/>
          <table:table-cell office:value-type="string" table:style-name="ce1">
            <text:p>Centro Nacional de Prevención de Desastres</text:p>
          </table:table-cell>
          <table:table-cell table:number-columns-repeated="16376"/>
        </table:table-row>
        <table:table-row table:style-name="ro4" table:visibility="collapse">
          <table:table-cell table:number-columns-repeated="7"/>
          <table:table-cell office:value-type="string" table:style-name="ce1">
            <text:p>Centro Nacional de Programas Preventivos y Control de Enfermedades (*)</text:p>
          </table:table-cell>
          <table:table-cell table:number-columns-repeated="16376"/>
        </table:table-row>
        <table:table-row table:style-name="ro4" table:visibility="collapse">
          <table:table-cell table:number-columns-repeated="7"/>
          <table:table-cell office:value-type="string" table:style-name="ce1">
            <text:p>Centro Nacional de Trasplantes (*)</text:p>
          </table:table-cell>
          <table:table-cell table:number-columns-repeated="16376"/>
        </table:table-row>
        <table:table-row table:style-name="ro4" table:visibility="collapse">
          <table:table-cell table:number-columns-repeated="7"/>
          <table:table-cell office:value-type="string" table:style-name="ce1">
            <text:p>Centro Nacional para la Prevención y el Control de las Adicciones (*)</text:p>
          </table:table-cell>
          <table:table-cell table:number-columns-repeated="16376"/>
        </table:table-row>
        <table:table-row table:style-name="ro4" table:visibility="collapse">
          <table:table-cell table:number-columns-repeated="7"/>
          <table:table-cell office:value-type="string" table:style-name="ce1">
            <text:p>Centro Nacional para la Prevención y el Control del VIH/SIDA (*)</text:p>
          </table:table-cell>
          <table:table-cell table:number-columns-repeated="16376"/>
        </table:table-row>
        <table:table-row table:style-name="ro4" table:visibility="collapse">
          <table:table-cell table:number-columns-repeated="7"/>
          <table:table-cell office:value-type="string" table:style-name="ce1">
            <text:p>Centro Nacional para la Salud de la Infancia y la Adolescencia (*)</text:p>
          </table:table-cell>
          <table:table-cell table:number-columns-repeated="16376"/>
        </table:table-row>
        <table:table-row table:style-name="ro4" table:visibility="collapse">
          <table:table-cell table:number-columns-repeated="7"/>
          <table:table-cell office:value-type="string" table:style-name="ce1">
            <text:p>Centro Regional de Alta Especialidad de Chiapas</text:p>
          </table:table-cell>
          <table:table-cell table:number-columns-repeated="16376"/>
        </table:table-row>
        <table:table-row table:style-name="ro4" table:visibility="collapse">
          <table:table-cell table:number-columns-repeated="7"/>
          <table:table-cell office:value-type="string" table:style-name="ce1">
            <text:p>Centros de Integración Juvenil, A.C.</text:p>
          </table:table-cell>
          <table:table-cell table:number-columns-repeated="16376"/>
        </table:table-row>
        <table:table-row table:style-name="ro4" table:visibility="collapse">
          <table:table-cell table:number-columns-repeated="7"/>
          <table:table-cell office:value-type="string" table:style-name="ce1">
            <text:p>CIATEC, A.C. "Centro de Innovación Aplicada en Tecnologías Competitivas"</text:p>
          </table:table-cell>
          <table:table-cell table:number-columns-repeated="16376"/>
        </table:table-row>
        <table:table-row table:style-name="ro4" table:visibility="collapse">
          <table:table-cell table:number-columns-repeated="7"/>
          <table:table-cell office:value-type="string" table:style-name="ce1">
            <text:p>CIATEQ, A.C. Centro de Tecnología Avanzada</text:p>
          </table:table-cell>
          <table:table-cell table:number-columns-repeated="16376"/>
        </table:table-row>
        <table:table-row table:style-name="ro4" table:visibility="collapse">
          <table:table-cell table:number-columns-repeated="7"/>
          <table:table-cell office:value-type="string" table:style-name="ce1">
            <text:p>Colegio de Bachilleres</text:p>
          </table:table-cell>
          <table:table-cell table:number-columns-repeated="16376"/>
        </table:table-row>
        <table:table-row table:style-name="ro4" table:visibility="collapse">
          <table:table-cell table:number-columns-repeated="7"/>
          <table:table-cell office:value-type="string" table:style-name="ce1">
            <text:p>Colegio de Postgraduados</text:p>
          </table:table-cell>
          <table:table-cell table:number-columns-repeated="16376"/>
        </table:table-row>
        <table:table-row table:style-name="ro4" table:visibility="collapse">
          <table:table-cell table:number-columns-repeated="7"/>
          <table:table-cell office:value-type="string" table:style-name="ce1">
            <text:p>Colegio Nacional de Educación Profesional Técnica</text:p>
          </table:table-cell>
          <table:table-cell table:number-columns-repeated="16376"/>
        </table:table-row>
        <table:table-row table:style-name="ro4" table:visibility="collapse">
          <table:table-cell table:number-columns-repeated="7"/>
          <table:table-cell office:value-type="string" table:style-name="ce1">
            <text:p>Colegio Superior Agropecuario del Estado de Guerrero</text:p>
          </table:table-cell>
          <table:table-cell table:number-columns-repeated="16376"/>
        </table:table-row>
        <table:table-row table:style-name="ro4" table:visibility="collapse">
          <table:table-cell table:number-columns-repeated="7"/>
          <table:table-cell office:value-type="string" table:style-name="ce1">
            <text:p>Comisión de Apelación y Arbitraje del Deporte (*)</text:p>
          </table:table-cell>
          <table:table-cell table:number-columns-repeated="16376"/>
        </table:table-row>
        <table:table-row table:style-name="ro4" table:visibility="collapse">
          <table:table-cell table:number-columns-repeated="7"/>
          <table:table-cell office:value-type="string" table:style-name="ce1">
            <text:p>Comisión de Operación y Fomento de Actividades Académicas del Instituto Politécnico Nacional</text:p>
          </table:table-cell>
          <table:table-cell table:number-columns-repeated="16376"/>
        </table:table-row>
        <table:table-row table:style-name="ro4" table:visibility="collapse">
          <table:table-cell table:number-columns-repeated="7"/>
          <table:table-cell office:value-type="string" table:style-name="ce1">
            <text:p>Comisión Ejecutiva de Atención a Víctimas</text:p>
          </table:table-cell>
          <table:table-cell table:number-columns-repeated="16376"/>
        </table:table-row>
        <table:table-row table:style-name="ro4" table:visibility="collapse">
          <table:table-cell table:number-columns-repeated="7"/>
          <table:table-cell office:value-type="string" table:style-name="ce1">
            <text:p>Comisión Federal de Competencia Económica</text:p>
          </table:table-cell>
          <table:table-cell table:number-columns-repeated="16376"/>
        </table:table-row>
        <table:table-row table:style-name="ro4" table:visibility="collapse">
          <table:table-cell table:number-columns-repeated="7"/>
          <table:table-cell office:value-type="string" table:style-name="ce1">
            <text:p>Comisión Federal de Electricidad</text:p>
          </table:table-cell>
          <table:table-cell table:number-columns-repeated="16376"/>
        </table:table-row>
        <table:table-row table:style-name="ro4" table:visibility="collapse">
          <table:table-cell table:number-columns-repeated="7"/>
          <table:table-cell office:value-type="string" table:style-name="ce1">
            <text:p>Comisión Federal de Mejora Regulatoria</text:p>
          </table:table-cell>
          <table:table-cell table:number-columns-repeated="16376"/>
        </table:table-row>
        <table:table-row table:style-name="ro4" table:visibility="collapse">
          <table:table-cell table:number-columns-repeated="7"/>
          <table:table-cell office:value-type="string" table:style-name="ce1">
            <text:p>Comisión Federal para la Protección contra Riesgos Sanitarios</text:p>
          </table:table-cell>
          <table:table-cell table:number-columns-repeated="16376"/>
        </table:table-row>
        <table:table-row table:style-name="ro4" table:visibility="collapse">
          <table:table-cell table:number-columns-repeated="7"/>
          <table:table-cell office:value-type="string" table:style-name="ce1">
            <text:p>Comisión Nacional Bancaria y de Valores</text:p>
          </table:table-cell>
          <table:table-cell table:number-columns-repeated="16376"/>
        </table:table-row>
        <table:table-row table:style-name="ro4" table:visibility="collapse">
          <table:table-cell table:number-columns-repeated="7"/>
          <table:table-cell office:value-type="string" table:style-name="ce1">
            <text:p>Comisión Nacional de Acuacultura y Pesca</text:p>
          </table:table-cell>
          <table:table-cell table:number-columns-repeated="16376"/>
        </table:table-row>
        <table:table-row table:style-name="ro4" table:visibility="collapse">
          <table:table-cell table:number-columns-repeated="7"/>
          <table:table-cell office:value-type="string" table:style-name="ce1">
            <text:p>Comisión Nacional de Arbitraje Médico</text:p>
          </table:table-cell>
          <table:table-cell table:number-columns-repeated="16376"/>
        </table:table-row>
        <table:table-row table:style-name="ro4" table:visibility="collapse">
          <table:table-cell table:number-columns-repeated="7"/>
          <table:table-cell office:value-type="string" table:style-name="ce1">
            <text:p>Comisión Nacional de Áreas Naturales Protegidas</text:p>
          </table:table-cell>
          <table:table-cell table:number-columns-repeated="16376"/>
        </table:table-row>
        <table:table-row table:style-name="ro4" table:visibility="collapse">
          <table:table-cell table:number-columns-repeated="7"/>
          <table:table-cell office:value-type="string" table:style-name="ce1">
            <text:p>Comisión Nacional de Bioética (*)</text:p>
          </table:table-cell>
          <table:table-cell table:number-columns-repeated="16376"/>
        </table:table-row>
        <table:table-row table:style-name="ro4" table:visibility="collapse">
          <table:table-cell table:number-columns-repeated="7"/>
          <table:table-cell office:value-type="string" table:style-name="ce1">
            <text:p>Comisión Nacional de Cultura Física y Deporte</text:p>
          </table:table-cell>
          <table:table-cell table:number-columns-repeated="16376"/>
        </table:table-row>
        <table:table-row table:style-name="ro4" table:visibility="collapse">
          <table:table-cell table:number-columns-repeated="7"/>
          <table:table-cell office:value-type="string" table:style-name="ce1">
            <text:p>Comisión Nacional de Hidrocarburos</text:p>
          </table:table-cell>
          <table:table-cell table:number-columns-repeated="16376"/>
        </table:table-row>
        <table:table-row table:style-name="ro4" table:visibility="collapse">
          <table:table-cell table:number-columns-repeated="7"/>
          <table:table-cell office:value-type="string" table:style-name="ce1">
            <text:p>Comisión Nacional de las Zonas Áridas</text:p>
          </table:table-cell>
          <table:table-cell table:number-columns-repeated="16376"/>
        </table:table-row>
        <table:table-row table:style-name="ro4" table:visibility="collapse">
          <table:table-cell table:number-columns-repeated="7"/>
          <table:table-cell office:value-type="string" table:style-name="ce1">
            <text:p>Comisión Nacional de Libros de Texto Gratuitos</text:p>
          </table:table-cell>
          <table:table-cell table:number-columns-repeated="16376"/>
        </table:table-row>
        <table:table-row table:style-name="ro4" table:visibility="collapse">
          <table:table-cell table:number-columns-repeated="7"/>
          <table:table-cell office:value-type="string" table:style-name="ce1">
            <text:p>Comisión Nacional de los Derechos Humanos</text:p>
          </table:table-cell>
          <table:table-cell table:number-columns-repeated="16376"/>
        </table:table-row>
        <table:table-row table:style-name="ro4" table:visibility="collapse">
          <table:table-cell table:number-columns-repeated="7"/>
          <table:table-cell office:value-type="string" table:style-name="ce1">
            <text:p>Comisión Nacional de los Salarios Mínimos</text:p>
          </table:table-cell>
          <table:table-cell table:number-columns-repeated="16376"/>
        </table:table-row>
        <table:table-row table:style-name="ro4" table:visibility="collapse">
          <table:table-cell table:number-columns-repeated="7"/>
          <table:table-cell office:value-type="string" table:style-name="ce1">
            <text:p>Comisión Nacional de Protección Social en Salud</text:p>
          </table:table-cell>
          <table:table-cell table:number-columns-repeated="16376"/>
        </table:table-row>
        <table:table-row table:style-name="ro4" table:visibility="collapse">
          <table:table-cell table:number-columns-repeated="7"/>
          <table:table-cell office:value-type="string" table:style-name="ce1">
            <text:p>Comisión Nacional de Seguridad Nuclear y Salvaguardias</text:p>
          </table:table-cell>
          <table:table-cell table:number-columns-repeated="16376"/>
        </table:table-row>
        <table:table-row table:style-name="ro4" table:visibility="collapse">
          <table:table-cell table:number-columns-repeated="7"/>
          <table:table-cell office:value-type="string" table:style-name="ce1">
            <text:p>Comisión Nacional de Seguros y Fianzas</text:p>
          </table:table-cell>
          <table:table-cell table:number-columns-repeated="16376"/>
        </table:table-row>
        <table:table-row table:style-name="ro4" table:visibility="collapse">
          <table:table-cell table:number-columns-repeated="7"/>
          <table:table-cell office:value-type="string" table:style-name="ce1">
            <text:p>Comisión Nacional de Vivienda</text:p>
          </table:table-cell>
          <table:table-cell table:number-columns-repeated="16376"/>
        </table:table-row>
        <table:table-row table:style-name="ro4" table:visibility="collapse">
          <table:table-cell table:number-columns-repeated="7"/>
          <table:table-cell office:value-type="string" table:style-name="ce1">
            <text:p>Comisión Nacional del Agua</text:p>
          </table:table-cell>
          <table:table-cell table:number-columns-repeated="16376"/>
        </table:table-row>
        <table:table-row table:style-name="ro4" table:visibility="collapse">
          <table:table-cell table:number-columns-repeated="7"/>
          <table:table-cell office:value-type="string" table:style-name="ce1">
            <text:p>Comisión Nacional del Sistema de Ahorro para el Retiro</text:p>
          </table:table-cell>
          <table:table-cell table:number-columns-repeated="16376"/>
        </table:table-row>
        <table:table-row table:style-name="ro4" table:visibility="collapse">
          <table:table-cell table:number-columns-repeated="7"/>
          <table:table-cell office:value-type="string" table:style-name="ce1">
            <text:p>Comisión Nacional Forestal</text:p>
          </table:table-cell>
          <table:table-cell table:number-columns-repeated="16376"/>
        </table:table-row>
        <table:table-row table:style-name="ro4" table:visibility="collapse">
          <table:table-cell table:number-columns-repeated="7"/>
          <table:table-cell office:value-type="string" table:style-name="ce1">
            <text:p>Comisión Nacional para el Desarrollo de los Pueblos Indígenas</text:p>
          </table:table-cell>
          <table:table-cell table:number-columns-repeated="16376"/>
        </table:table-row>
        <table:table-row table:style-name="ro4" table:visibility="collapse">
          <table:table-cell table:number-columns-repeated="7"/>
          <table:table-cell office:value-type="string" table:style-name="ce1">
            <text:p>Comisión Nacional para el Uso Eficiente de la Energía</text:p>
          </table:table-cell>
          <table:table-cell table:number-columns-repeated="16376"/>
        </table:table-row>
        <table:table-row table:style-name="ro4" table:visibility="collapse">
          <table:table-cell table:number-columns-repeated="7"/>
          <table:table-cell office:value-type="string" table:style-name="ce1">
            <text:p>Comisión Nacional para la Protección y Defensa de los Usuarios de Servicios Financieros</text:p>
          </table:table-cell>
          <table:table-cell table:number-columns-repeated="16376"/>
        </table:table-row>
        <table:table-row table:style-name="ro4" table:visibility="collapse">
          <table:table-cell table:number-columns-repeated="7"/>
          <table:table-cell office:value-type="string" table:style-name="ce1">
            <text:p>Comisión Nacional para Prevenir y Erradicar la Violencia Contra las Mujeres (*)</text:p>
          </table:table-cell>
          <table:table-cell table:number-columns-repeated="16376"/>
        </table:table-row>
        <table:table-row table:style-name="ro4" table:visibility="collapse">
          <table:table-cell table:number-columns-repeated="7"/>
          <table:table-cell office:value-type="string" table:style-name="ce1">
            <text:p>Comisión para la Regularización de la Tenencia de la Tierra</text:p>
          </table:table-cell>
          <table:table-cell table:number-columns-repeated="16376"/>
        </table:table-row>
        <table:table-row table:style-name="ro4" table:visibility="collapse">
          <table:table-cell table:number-columns-repeated="7"/>
          <table:table-cell office:value-type="string" table:style-name="ce1">
            <text:p>Comisión Reguladora de Energía</text:p>
          </table:table-cell>
          <table:table-cell table:number-columns-repeated="16376"/>
        </table:table-row>
        <table:table-row table:style-name="ro4" table:visibility="collapse">
          <table:table-cell table:number-columns-repeated="7"/>
          <table:table-cell office:value-type="string" table:style-name="ce1">
            <text:p>Comité Nacional Mixto de Protección al Salario</text:p>
          </table:table-cell>
          <table:table-cell table:number-columns-repeated="16376"/>
        </table:table-row>
        <table:table-row table:style-name="ro4" table:visibility="collapse">
          <table:table-cell table:number-columns-repeated="7"/>
          <table:table-cell office:value-type="string" table:style-name="ce1">
            <text:p>Comité Nacional para el Desarrollo Sustentable de la Caña de Azúcar (*)</text:p>
          </table:table-cell>
          <table:table-cell table:number-columns-repeated="16376"/>
        </table:table-row>
        <table:table-row table:style-name="ro4" table:visibility="collapse">
          <table:table-cell table:number-columns-repeated="7"/>
          <table:table-cell office:value-type="string" table:style-name="ce1">
            <text:p>Compañía Mexicana de Exploraciones, S.A. de C.V.</text:p>
          </table:table-cell>
          <table:table-cell table:number-columns-repeated="16376"/>
        </table:table-row>
        <table:table-row table:style-name="ro4" table:visibility="collapse">
          <table:table-cell table:number-columns-repeated="7"/>
          <table:table-cell office:value-type="string" table:style-name="ce1">
            <text:p>Compañía Operadora del Centro Cultural y Turístico de Tijuana, S.A. de C.V.</text:p>
          </table:table-cell>
          <table:table-cell table:number-columns-repeated="16376"/>
        </table:table-row>
        <table:table-row table:style-name="ro4" table:visibility="collapse">
          <table:table-cell table:number-columns-repeated="7"/>
          <table:table-cell office:value-type="string" table:style-name="ce1">
            <text:p>Complemento del Préstamo Especial para el Ahorro (PEA) y préstamos de corto y mediano plazo para jubilados bajo el plan de beneficio definido</text:p>
          </table:table-cell>
          <table:table-cell table:number-columns-repeated="16376"/>
        </table:table-row>
        <table:table-row table:style-name="ro4" table:visibility="collapse">
          <table:table-cell table:number-columns-repeated="7"/>
          <table:table-cell office:value-type="string" table:style-name="ce1">
            <text:p>Confederación Patronal de la República Mexicana</text:p>
          </table:table-cell>
          <table:table-cell table:number-columns-repeated="16376"/>
        </table:table-row>
        <table:table-row table:style-name="ro4" table:visibility="collapse">
          <table:table-cell table:number-columns-repeated="7"/>
          <table:table-cell office:value-type="string" table:style-name="ce1">
            <text:p>Consejería Jurídica del Ejecutivo Federal</text:p>
          </table:table-cell>
          <table:table-cell table:number-columns-repeated="16376"/>
        </table:table-row>
        <table:table-row table:style-name="ro4" table:visibility="collapse">
          <table:table-cell table:number-columns-repeated="7"/>
          <table:table-cell office:value-type="string" table:style-name="ce1">
            <text:p>Consejo de la Judicatura Federal</text:p>
          </table:table-cell>
          <table:table-cell table:number-columns-repeated="16376"/>
        </table:table-row>
        <table:table-row table:style-name="ro4" table:visibility="collapse">
          <table:table-cell table:number-columns-repeated="7"/>
          <table:table-cell office:value-type="string" table:style-name="ce1">
            <text:p>Consejo de Promoción Turística de México, S.A. de C.V.</text:p>
          </table:table-cell>
          <table:table-cell table:number-columns-repeated="16376"/>
        </table:table-row>
        <table:table-row table:style-name="ro4" table:visibility="collapse">
          <table:table-cell table:number-columns-repeated="7"/>
          <table:table-cell office:value-type="string" table:style-name="ce1">
            <text:p>Consejo Nacional de Ciencia y Tecnología</text:p>
          </table:table-cell>
          <table:table-cell table:number-columns-repeated="16376"/>
        </table:table-row>
        <table:table-row table:style-name="ro4" table:visibility="collapse">
          <table:table-cell table:number-columns-repeated="7"/>
          <table:table-cell office:value-type="string" table:style-name="ce1">
            <text:p>Consejo Nacional de Evaluación de la Política de Desarrollo Social</text:p>
          </table:table-cell>
          <table:table-cell table:number-columns-repeated="16376"/>
        </table:table-row>
        <table:table-row table:style-name="ro4" table:visibility="collapse">
          <table:table-cell table:number-columns-repeated="7"/>
          <table:table-cell office:value-type="string" table:style-name="ce1">
            <text:p>Consejo Nacional de Fomento Educativo</text:p>
          </table:table-cell>
          <table:table-cell table:number-columns-repeated="16376"/>
        </table:table-row>
        <table:table-row table:style-name="ro4" table:visibility="collapse">
          <table:table-cell table:number-columns-repeated="7"/>
          <table:table-cell office:value-type="string" table:style-name="ce1">
            <text:p>Consejo Nacional para el Desarrollo y la Inclusión de las Personas con Discapacidad</text:p>
          </table:table-cell>
          <table:table-cell table:number-columns-repeated="16376"/>
        </table:table-row>
        <table:table-row table:style-name="ro4" table:visibility="collapse">
          <table:table-cell table:number-columns-repeated="7"/>
          <table:table-cell office:value-type="string" table:style-name="ce1">
            <text:p>Consejo Nacional para Prevenir la Discriminación</text:p>
          </table:table-cell>
          <table:table-cell table:number-columns-repeated="16376"/>
        </table:table-row>
        <table:table-row table:style-name="ro4" table:visibility="collapse">
          <table:table-cell table:number-columns-repeated="7"/>
          <table:table-cell office:value-type="string" table:style-name="ce1">
            <text:p>Conservaduría de Palacio Nacional</text:p>
          </table:table-cell>
          <table:table-cell table:number-columns-repeated="16376"/>
        </table:table-row>
        <table:table-row table:style-name="ro4" table:visibility="collapse">
          <table:table-cell table:number-columns-repeated="7"/>
          <table:table-cell office:value-type="string" table:style-name="ce1">
            <text:p>Contrato de fideicomiso con número 108600 con el Banco Nacional del Ejército, Fuerza Aérea y Armada, S.N.C. (BANJERCITO), para la administración e inversión de los recursos que integran el patrimonio del Fondo para el cumplimiento del programa de infraestructura inmobiliaria y para la atención ciudadana y mejoramiento de módulos del Instituto Federal Electoral, aplicados sus fines</text:p>
          </table:table-cell>
          <table:table-cell table:number-columns-repeated="16376"/>
        </table:table-row>
        <table:table-row table:style-name="ro4" table:visibility="collapse">
          <table:table-cell table:number-columns-repeated="7"/>
          <table:table-cell office:value-type="string" table:style-name="ce1">
            <text:p>Contrato de fideicomiso con número 108601 con el Banco Nacional del Ejército, Fuerza Aérea y Armada, S.N.C. (BANJERCITO), para la administración del Fondo por concepto de las aportaciones para el cumplimiento del programa del pasivo laboral</text:p>
          </table:table-cell>
          <table:table-cell table:number-columns-repeated="16376"/>
        </table:table-row>
        <table:table-row table:style-name="ro4" table:visibility="collapse">
          <table:table-cell table:number-columns-repeated="7"/>
          <table:table-cell office:value-type="string" table:style-name="ce1">
            <text:p>Contrato de mandato para el pago de haberes de retiro, pensiones y compensaciones</text:p>
          </table:table-cell>
          <table:table-cell table:number-columns-repeated="16376"/>
        </table:table-row>
        <table:table-row table:style-name="ro4" table:visibility="collapse">
          <table:table-cell table:number-columns-repeated="7"/>
          <table:table-cell office:value-type="string" table:style-name="ce1">
            <text:p>Contrato especifico abierto para la construcción y suministro de remolcadores, chalanes y embarcaciones multipropósito para la flota menor de Pemex Refinación</text:p>
          </table:table-cell>
          <table:table-cell table:number-columns-repeated="16376"/>
        </table:table-row>
        <table:table-row table:style-name="ro4" table:visibility="collapse">
          <table:table-cell table:number-columns-repeated="7"/>
          <table:table-cell office:value-type="string" table:style-name="ce1">
            <text:p>Convenio de adhesión al Fideicomiso "C" F/1532 AHM/Sociedad Hipotecaria Federal</text:p>
          </table:table-cell>
          <table:table-cell table:number-columns-repeated="16376"/>
        </table:table-row>
        <table:table-row table:style-name="ro4" table:visibility="collapse">
          <table:table-cell table:number-columns-repeated="7"/>
          <table:table-cell office:value-type="string" table:style-name="ce1">
            <text:p>Convenio de cooperación para la operación del Programa de Educación a Distancia</text:p>
          </table:table-cell>
          <table:table-cell table:number-columns-repeated="16376"/>
        </table:table-row>
        <table:table-row table:style-name="ro4" table:visibility="collapse">
          <table:table-cell table:number-columns-repeated="7"/>
          <table:table-cell office:value-type="string" table:style-name="ce1">
            <text:p>Convenio de cooperación para la operación del Programa de Educación a Distancia II</text:p>
          </table:table-cell>
          <table:table-cell table:number-columns-repeated="16376"/>
        </table:table-row>
        <table:table-row table:style-name="ro4" table:visibility="collapse">
          <table:table-cell table:number-columns-repeated="7"/>
          <table:table-cell office:value-type="string" table:style-name="ce1">
            <text:p>Convenio específico para la operación y desarrollo del Programa SEPA-Ingles</text:p>
          </table:table-cell>
          <table:table-cell table:number-columns-repeated="16376"/>
        </table:table-row>
        <table:table-row table:style-name="ro4" table:visibility="collapse">
          <table:table-cell table:number-columns-repeated="7"/>
          <table:table-cell office:value-type="string" table:style-name="ce1">
            <text:p>Coordinación General @prende.mx (*)</text:p>
          </table:table-cell>
          <table:table-cell table:number-columns-repeated="16376"/>
        </table:table-row>
        <table:table-row table:style-name="ro4" table:visibility="collapse">
          <table:table-cell table:number-columns-repeated="7"/>
          <table:table-cell office:value-type="string" table:style-name="ce1">
            <text:p>Coordinación General de la Comisión Mexicana de Ayuda a Refugiados</text:p>
          </table:table-cell>
          <table:table-cell table:number-columns-repeated="16376"/>
        </table:table-row>
        <table:table-row table:style-name="ro4" table:visibility="collapse">
          <table:table-cell table:number-columns-repeated="7"/>
          <table:table-cell office:value-type="string" table:style-name="ce1">
            <text:p>Coordinación Nacional Antisecuestro (*)</text:p>
          </table:table-cell>
          <table:table-cell table:number-columns-repeated="16376"/>
        </table:table-row>
        <table:table-row table:style-name="ro4" table:visibility="collapse">
          <table:table-cell table:number-columns-repeated="7"/>
          <table:table-cell office:value-type="string" table:style-name="ce1">
            <text:p>Coordinación Nacional de PROSPERA Programa de Inclusión Social</text:p>
          </table:table-cell>
          <table:table-cell table:number-columns-repeated="16376"/>
        </table:table-row>
        <table:table-row table:style-name="ro4" table:visibility="collapse">
          <table:table-cell table:number-columns-repeated="7"/>
          <table:table-cell office:value-type="string" table:style-name="ce1">
            <text:p>Coordinación Nacional del Servicio Profesional Docente (*)</text:p>
          </table:table-cell>
          <table:table-cell table:number-columns-repeated="16376"/>
        </table:table-row>
        <table:table-row table:style-name="ro4" table:visibility="collapse">
          <table:table-cell table:number-columns-repeated="7"/>
          <table:table-cell office:value-type="string" table:style-name="ce1">
            <text:p>Coordinación para la Atención Integral de la Migración en la Frontera Sur (*)</text:p>
          </table:table-cell>
          <table:table-cell table:number-columns-repeated="16376"/>
        </table:table-row>
        <table:table-row table:style-name="ro4" table:visibility="collapse">
          <table:table-cell table:number-columns-repeated="7"/>
          <table:table-cell office:value-type="string" table:style-name="ce1">
            <text:p>Corporación de Servicios al Turista Ángeles Verdes (*)</text:p>
          </table:table-cell>
          <table:table-cell table:number-columns-repeated="16376"/>
        </table:table-row>
        <table:table-row table:style-name="ro4" table:visibility="collapse">
          <table:table-cell table:number-columns-repeated="7"/>
          <table:table-cell office:value-type="string" table:style-name="ce1">
            <text:p>Corporación Mexicana de Investigación en Materiales, S.A. de C.V.</text:p>
          </table:table-cell>
          <table:table-cell table:number-columns-repeated="16376"/>
        </table:table-row>
        <table:table-row table:style-name="ro4" table:visibility="collapse">
          <table:table-cell table:number-columns-repeated="7"/>
          <table:table-cell office:value-type="string" table:style-name="ce1">
            <text:p>Diconsa, S.A. de C.V.</text:p>
          </table:table-cell>
          <table:table-cell table:number-columns-repeated="16376"/>
        </table:table-row>
        <table:table-row table:style-name="ro4" table:visibility="collapse">
          <table:table-cell table:number-columns-repeated="7"/>
          <table:table-cell office:value-type="string" table:style-name="ce1">
            <text:p>Educal, S.A. de C.V.</text:p>
          </table:table-cell>
          <table:table-cell table:number-columns-repeated="16376"/>
        </table:table-row>
        <table:table-row table:style-name="ro4" table:visibility="collapse">
          <table:table-cell table:number-columns-repeated="7"/>
          <table:table-cell office:value-type="string" table:style-name="ce1">
            <text:p>El 0.136 por ciento de la RFP</text:p>
          </table:table-cell>
          <table:table-cell table:number-columns-repeated="16376"/>
        </table:table-row>
        <table:table-row table:style-name="ro4" table:visibility="collapse">
          <table:table-cell table:number-columns-repeated="7"/>
          <table:table-cell office:value-type="string" table:style-name="ce1">
            <text:p>El Colegio de la Frontera Norte, A.C.</text:p>
          </table:table-cell>
          <table:table-cell table:number-columns-repeated="16376"/>
        </table:table-row>
        <table:table-row table:style-name="ro4" table:visibility="collapse">
          <table:table-cell table:number-columns-repeated="7"/>
          <table:table-cell office:value-type="string" table:style-name="ce1">
            <text:p>El Colegio de la Frontera Sur</text:p>
          </table:table-cell>
          <table:table-cell table:number-columns-repeated="16376"/>
        </table:table-row>
        <table:table-row table:style-name="ro4" table:visibility="collapse">
          <table:table-cell table:number-columns-repeated="7"/>
          <table:table-cell office:value-type="string" table:style-name="ce1">
            <text:p>El Colegio de México, A.C.</text:p>
          </table:table-cell>
          <table:table-cell table:number-columns-repeated="16376"/>
        </table:table-row>
        <table:table-row table:style-name="ro4" table:visibility="collapse">
          <table:table-cell table:number-columns-repeated="7"/>
          <table:table-cell office:value-type="string" table:style-name="ce1">
            <text:p>El Colegio de Michoacán, A.C.</text:p>
          </table:table-cell>
          <table:table-cell table:number-columns-repeated="16376"/>
        </table:table-row>
        <table:table-row table:style-name="ro4" table:visibility="collapse">
          <table:table-cell table:number-columns-repeated="7"/>
          <table:table-cell office:value-type="string" table:style-name="ce1">
            <text:p>El Colegio de San Luis, A.C.</text:p>
          </table:table-cell>
          <table:table-cell table:number-columns-repeated="16376"/>
        </table:table-row>
        <table:table-row table:style-name="ro4" table:visibility="collapse">
          <table:table-cell table:number-columns-repeated="7"/>
          <table:table-cell office:value-type="string" table:style-name="ce1">
            <text:p>Estudios Churubusco Azteca, S.A.</text:p>
          </table:table-cell>
          <table:table-cell table:number-columns-repeated="16376"/>
        </table:table-row>
        <table:table-row table:style-name="ro4" table:visibility="collapse">
          <table:table-cell table:number-columns-repeated="7"/>
          <table:table-cell office:value-type="string" table:style-name="ce1">
            <text:p>Eurocentro NAFIN-México 11081</text:p>
          </table:table-cell>
          <table:table-cell table:number-columns-repeated="16376"/>
        </table:table-row>
        <table:table-row table:style-name="ro4" table:visibility="collapse">
          <table:table-cell table:number-columns-repeated="7"/>
          <table:table-cell office:value-type="string" table:style-name="ce1">
            <text:p>Exportadora de Sal, S.A. de C.V.</text:p>
          </table:table-cell>
          <table:table-cell table:number-columns-repeated="16376"/>
        </table:table-row>
        <table:table-row table:style-name="ro4" table:visibility="collapse">
          <table:table-cell table:number-columns-repeated="7"/>
          <table:table-cell office:value-type="string" table:style-name="ce1">
            <text:p>Extinta Luz y Fuerza del Centro</text:p>
          </table:table-cell>
          <table:table-cell table:number-columns-repeated="16376"/>
        </table:table-row>
        <table:table-row table:style-name="ro4" table:visibility="collapse">
          <table:table-cell table:number-columns-repeated="7"/>
          <table:table-cell office:value-type="string" table:style-name="ce1">
            <text:p>F/11025590 (Antes 4483-0) "Durango-Yerbanis"</text:p>
          </table:table-cell>
          <table:table-cell table:number-columns-repeated="16376"/>
        </table:table-row>
        <table:table-row table:style-name="ro4" table:visibility="collapse">
          <table:table-cell table:number-columns-repeated="7"/>
          <table:table-cell office:value-type="string" table:style-name="ce1">
            <text:p>F/1516 ATM (Antes 639-00-5) Tijuana-Tecate</text:p>
          </table:table-cell>
          <table:table-cell table:number-columns-repeated="16376"/>
        </table:table-row>
        <table:table-row table:style-name="ro4" table:visibility="collapse">
          <table:table-cell table:number-columns-repeated="7"/>
          <table:table-cell office:value-type="string" table:style-name="ce1">
            <text:p>F/21935-2 "Kantunil-Cancún"</text:p>
          </table:table-cell>
          <table:table-cell table:number-columns-repeated="16376"/>
        </table:table-row>
        <table:table-row table:style-name="ro4" table:visibility="collapse">
          <table:table-cell table:number-columns-repeated="7"/>
          <table:table-cell office:value-type="string" table:style-name="ce1">
            <text:p>F/31293-4 Libramiento Oriente de San Luis Potosí</text:p>
          </table:table-cell>
          <table:table-cell table:number-columns-repeated="16376"/>
        </table:table-row>
        <table:table-row table:style-name="ro4" table:visibility="collapse">
          <table:table-cell table:number-columns-repeated="7"/>
          <table:table-cell office:value-type="string" table:style-name="ce1">
            <text:p>F/689 San Martín Texmelucan-Tlaxcala-El Molinito</text:p>
          </table:table-cell>
          <table:table-cell table:number-columns-repeated="16376"/>
        </table:table-row>
        <table:table-row table:style-name="ro4" table:visibility="collapse">
          <table:table-cell table:number-columns-repeated="7"/>
          <table:table-cell office:value-type="string" table:style-name="ce1">
            <text:p>Ferrocarril Chihuahua al Pacífico, S.A. de C.V.</text:p>
          </table:table-cell>
          <table:table-cell table:number-columns-repeated="16376"/>
        </table:table-row>
        <table:table-row table:style-name="ro4" table:visibility="collapse">
          <table:table-cell table:number-columns-repeated="7"/>
          <table:table-cell office:value-type="string" table:style-name="ce1">
            <text:p>Ferrocarril del Istmo de Tehuantepec, S.A. de C.V.</text:p>
          </table:table-cell>
          <table:table-cell table:number-columns-repeated="16376"/>
        </table:table-row>
        <table:table-row table:style-name="ro4" table:visibility="collapse">
          <table:table-cell table:number-columns-repeated="7"/>
          <table:table-cell office:value-type="string" table:style-name="ce1">
            <text:p>Ferrocarriles Nacionales de México</text:p>
          </table:table-cell>
          <table:table-cell table:number-columns-repeated="16376"/>
        </table:table-row>
        <table:table-row table:style-name="ro4" table:visibility="collapse">
          <table:table-cell table:number-columns-repeated="7"/>
          <table:table-cell office:value-type="string" table:style-name="ce1">
            <text:p>Fid. 122.- Benjamín Hill Trabajadores F.F.C.C. Sonora-Baja California</text:p>
          </table:table-cell>
          <table:table-cell table:number-columns-repeated="16376"/>
        </table:table-row>
        <table:table-row table:style-name="ro4" table:visibility="collapse">
          <table:table-cell table:number-columns-repeated="7"/>
          <table:table-cell office:value-type="string" table:style-name="ce1">
            <text:p>Fid. 1327.- Gobierno Federal, Programa de vivienda para magistrados y jueces del Poder Judicial Federal</text:p>
          </table:table-cell>
          <table:table-cell table:number-columns-repeated="16376"/>
        </table:table-row>
        <table:table-row table:style-name="ro4" table:visibility="collapse">
          <table:table-cell table:number-columns-repeated="7"/>
          <table:table-cell office:value-type="string" table:style-name="ce1">
            <text:p>Fid. 159.- Haber social Banco Nacional de Transportes, S.A.</text:p>
          </table:table-cell>
          <table:table-cell table:number-columns-repeated="16376"/>
        </table:table-row>
        <table:table-row table:style-name="ro4" table:visibility="collapse">
          <table:table-cell table:number-columns-repeated="7"/>
          <table:table-cell office:value-type="string" table:style-name="ce1">
            <text:p>Fid. 2065.- Plan de pensiones de los jubilados de BANOBRAS</text:p>
          </table:table-cell>
          <table:table-cell table:number-columns-repeated="16376"/>
        </table:table-row>
        <table:table-row table:style-name="ro4" table:visibility="collapse">
          <table:table-cell table:number-columns-repeated="7"/>
          <table:table-cell office:value-type="string" table:style-name="ce1">
            <text:p>Fid. 2160 Fondo de pensiones de contribución definida</text:p>
          </table:table-cell>
          <table:table-cell table:number-columns-repeated="16376"/>
        </table:table-row>
        <table:table-row table:style-name="ro4" table:visibility="collapse">
          <table:table-cell table:number-columns-repeated="7"/>
          <table:table-cell office:value-type="string" table:style-name="ce1">
            <text:p>Fid. 285.-Promotora de desarrollo urbano.- Fraccionamiento Bosques del Valle Coacalco</text:p>
          </table:table-cell>
          <table:table-cell table:number-columns-repeated="16376"/>
        </table:table-row>
        <table:table-row table:style-name="ro4" table:visibility="collapse">
          <table:table-cell table:number-columns-repeated="7"/>
          <table:table-cell office:value-type="string" table:style-name="ce1">
            <text:p>Fid. 294.- Colonia Petrolera José Escandón</text:p>
          </table:table-cell>
          <table:table-cell table:number-columns-repeated="16376"/>
        </table:table-row>
        <table:table-row table:style-name="ro4" table:visibility="collapse">
          <table:table-cell table:number-columns-repeated="7"/>
          <table:table-cell office:value-type="string" table:style-name="ce1">
            <text:p>Fid. 351.- Unidad Morazán</text:p>
          </table:table-cell>
          <table:table-cell table:number-columns-repeated="16376"/>
        </table:table-row>
        <table:table-row table:style-name="ro4" table:visibility="collapse">
          <table:table-cell table:number-columns-repeated="7"/>
          <table:table-cell office:value-type="string" table:style-name="ce1">
            <text:p>Fid. 66.- Gobierno Federal para créditos especiales</text:p>
          </table:table-cell>
          <table:table-cell table:number-columns-repeated="16376"/>
        </table:table-row>
        <table:table-row table:style-name="ro4" table:visibility="collapse">
          <table:table-cell table:number-columns-repeated="7"/>
          <table:table-cell office:value-type="string" table:style-name="ce1">
            <text:p>Fideicomiso “Fondo mixto de Cooperación Técnica y Científica México-España”</text:p>
          </table:table-cell>
          <table:table-cell table:number-columns-repeated="16376"/>
        </table:table-row>
        <table:table-row table:style-name="ro4" table:visibility="collapse">
          <table:table-cell table:number-columns-repeated="7"/>
          <table:table-cell office:value-type="string" table:style-name="ce1">
            <text:p>Fideicomiso 11029386 (antes SM940243) Gómez Palacio-Cuencamé-Yerbanis</text:p>
          </table:table-cell>
          <table:table-cell table:number-columns-repeated="16376"/>
        </table:table-row>
        <table:table-row table:style-name="ro4" table:visibility="collapse">
          <table:table-cell table:number-columns-repeated="7"/>
          <table:table-cell office:value-type="string" table:style-name="ce1">
            <text:p>Fideicomiso 14780-8 Fondo Nacional para Escuelas de Calidad</text:p>
          </table:table-cell>
          <table:table-cell table:number-columns-repeated="16376"/>
        </table:table-row>
        <table:table-row table:style-name="ro4" table:visibility="collapse">
          <table:table-cell table:number-columns-repeated="7"/>
          <table:table-cell office:value-type="string" table:style-name="ce1">
            <text:p>Fideicomiso 148687 "Fondo para préstamos a corto plazo para apoyar a los trabajadores de CAPUFE en casos de contingencia"</text:p>
          </table:table-cell>
          <table:table-cell table:number-columns-repeated="16376"/>
        </table:table-row>
        <table:table-row table:style-name="ro4" table:visibility="collapse">
          <table:table-cell table:number-columns-repeated="7"/>
          <table:table-cell office:value-type="string" table:style-name="ce1">
            <text:p>Fideicomiso 1725-1-Para integrar diversos fondos (Patrimonial)</text:p>
          </table:table-cell>
          <table:table-cell table:number-columns-repeated="16376"/>
        </table:table-row>
        <table:table-row table:style-name="ro4" table:visibility="collapse">
          <table:table-cell table:number-columns-repeated="7"/>
          <table:table-cell office:value-type="string" table:style-name="ce1">
            <text:p>Fideicomiso 1738-3-Ciencia y Tecnología</text:p>
          </table:table-cell>
          <table:table-cell table:number-columns-repeated="16376"/>
        </table:table-row>
        <table:table-row table:style-name="ro4" table:visibility="collapse">
          <table:table-cell table:number-columns-repeated="7"/>
          <table:table-cell office:value-type="string" table:style-name="ce1">
            <text:p>Fideicomiso 1936 Fondo Nacional de Infraestructura</text:p>
          </table:table-cell>
          <table:table-cell table:number-columns-repeated="16376"/>
        </table:table-row>
        <table:table-row table:style-name="ro4" table:visibility="collapse">
          <table:table-cell table:number-columns-repeated="7"/>
          <table:table-cell office:value-type="string" table:style-name="ce1">
            <text:p>Fideicomiso 2003 "Fondo de Desastres Naturales"</text:p>
          </table:table-cell>
          <table:table-cell table:number-columns-repeated="16376"/>
        </table:table-row>
        <table:table-row table:style-name="ro4" table:visibility="collapse">
          <table:table-cell table:number-columns-repeated="7"/>
          <table:table-cell office:value-type="string" table:style-name="ce1">
            <text:p>Fideicomiso 2165-8 "Fondo para liquidación de trabajadores de la red FONADIN" (Antes FARAC)</text:p>
          </table:table-cell>
          <table:table-cell table:number-columns-repeated="16376"/>
        </table:table-row>
        <table:table-row table:style-name="ro4" table:visibility="collapse">
          <table:table-cell table:number-columns-repeated="7"/>
          <table:table-cell office:value-type="string" table:style-name="ce1">
            <text:p>Fideicomiso 5012-6 FERRONALESJUB (para el pago de pensiones jubilatorias a los trabajadores de Ferrocarriles Nacionales de México)<text:s/></text:p>
          </table:table-cell>
          <table:table-cell table:number-columns-repeated="16376"/>
        </table:table-row>
        <table:table-row table:style-name="ro4" table:visibility="collapse">
          <table:table-cell table:number-columns-repeated="7"/>
          <table:table-cell office:value-type="string" table:style-name="ce1">
            <text:p>Fideicomiso a favor de los hijos del personal adscrito al Estado Mayor Presidencial</text:p>
          </table:table-cell>
          <table:table-cell table:number-columns-repeated="16376"/>
        </table:table-row>
        <table:table-row table:style-name="ro4" table:visibility="collapse">
          <table:table-cell table:number-columns-repeated="7"/>
          <table:table-cell office:value-type="string" table:style-name="ce1">
            <text:p>Fideicomiso Ángeles Verdes</text:p>
          </table:table-cell>
          <table:table-cell table:number-columns-repeated="16376"/>
        </table:table-row>
        <table:table-row table:style-name="ro4" table:visibility="collapse">
          <table:table-cell table:number-columns-repeated="7"/>
          <table:table-cell office:value-type="string" table:style-name="ce1">
            <text:p>Fideicomiso archivos Plutarco Elías Calles y Fernando Torreblanca.</text:p>
          </table:table-cell>
          <table:table-cell table:number-columns-repeated="16376"/>
        </table:table-row>
        <table:table-row table:style-name="ro4" table:visibility="collapse">
          <table:table-cell table:number-columns-repeated="7"/>
          <table:table-cell office:value-type="string" table:style-name="ce1">
            <text:p>Fideicomiso Barrancas del Cobre</text:p>
          </table:table-cell>
          <table:table-cell table:number-columns-repeated="16376"/>
        </table:table-row>
        <table:table-row table:style-name="ro4" table:visibility="collapse">
          <table:table-cell table:number-columns-repeated="7"/>
          <table:table-cell office:value-type="string" table:style-name="ce1">
            <text:p>Fideicomiso Centro de Ingeniería y Desarrollo Industrial No. 135826-8</text:p>
          </table:table-cell>
          <table:table-cell table:number-columns-repeated="16376"/>
        </table:table-row>
        <table:table-row table:style-name="ro4" table:visibility="collapse">
          <table:table-cell table:number-columns-repeated="7"/>
          <table:table-cell office:value-type="string" table:style-name="ce1">
            <text:p>Fideicomiso Centro de Investigación en Alimentación y Desarrollo, A.C. (CIAD)</text:p>
          </table:table-cell>
          <table:table-cell table:number-columns-repeated="16376"/>
        </table:table-row>
        <table:table-row table:style-name="ro4" table:visibility="collapse">
          <table:table-cell table:number-columns-repeated="7"/>
          <table:table-cell office:value-type="string" table:style-name="ce1">
            <text:p>Fideicomiso Centro de Investigación en Matemáticas No. 040024-1</text:p>
          </table:table-cell>
          <table:table-cell table:number-columns-repeated="16376"/>
        </table:table-row>
        <table:table-row table:style-name="ro4" table:visibility="collapse">
          <table:table-cell table:number-columns-repeated="7"/>
          <table:table-cell office:value-type="string" table:style-name="ce1">
            <text:p>Fideicomiso Centro de Investigación en Materiales Avanzados, S.C. (CIMAV)</text:p>
          </table:table-cell>
          <table:table-cell table:number-columns-repeated="16376"/>
        </table:table-row>
        <table:table-row table:style-name="ro4" table:visibility="collapse">
          <table:table-cell table:number-columns-repeated="7"/>
          <table:table-cell office:value-type="string" table:style-name="ce1">
            <text:p>Fideicomiso Centro de Investigaciones Biológicas del Noroeste, S.C.</text:p>
          </table:table-cell>
          <table:table-cell table:number-columns-repeated="16376"/>
        </table:table-row>
        <table:table-row table:style-name="ro4" table:visibility="collapse">
          <table:table-cell table:number-columns-repeated="7"/>
          <table:table-cell office:value-type="string" table:style-name="ce1">
            <text:p>Fideicomiso Centro de Investigaciones en Óptica, A.C. No. 040026-8</text:p>
          </table:table-cell>
          <table:table-cell table:number-columns-repeated="16376"/>
        </table:table-row>
        <table:table-row table:style-name="ro4" table:visibility="collapse">
          <table:table-cell table:number-columns-repeated="7"/>
          <table:table-cell office:value-type="string" table:style-name="ce1">
            <text:p>Fideicomiso CIATEC</text:p>
          </table:table-cell>
          <table:table-cell table:number-columns-repeated="16376"/>
        </table:table-row>
        <table:table-row table:style-name="ro4" table:visibility="collapse">
          <table:table-cell table:number-columns-repeated="7"/>
          <table:table-cell office:value-type="string" table:style-name="ce1">
            <text:p>Fideicomiso de administración de gastos previos</text:p>
          </table:table-cell>
          <table:table-cell table:number-columns-repeated="16376"/>
        </table:table-row>
        <table:table-row table:style-name="ro4" table:visibility="collapse">
          <table:table-cell table:number-columns-repeated="7"/>
          <table:table-cell office:value-type="string" table:style-name="ce1">
            <text:p>Fideicomiso de administración de teatros y salas de espectáculos IMSS</text:p>
          </table:table-cell>
          <table:table-cell table:number-columns-repeated="16376"/>
        </table:table-row>
        <table:table-row table:style-name="ro4" table:visibility="collapse">
          <table:table-cell table:number-columns-repeated="7"/>
          <table:table-cell office:value-type="string" table:style-name="ce1">
            <text:p>Fideicomiso de administración e inversión para el desarrollo y fomento del deporte en el Estado de Puebla</text:p>
          </table:table-cell>
          <table:table-cell table:number-columns-repeated="16376"/>
        </table:table-row>
        <table:table-row table:style-name="ro4" table:visibility="collapse">
          <table:table-cell table:number-columns-repeated="7"/>
          <table:table-cell office:value-type="string" table:style-name="ce1">
            <text:p>Fideicomiso de administración e inversión para el establecimiento y operación de los fondos de apoyo a la investigación científica y desarrollo tecnológico del INIFAP</text:p>
          </table:table-cell>
          <table:table-cell table:number-columns-repeated="16376"/>
        </table:table-row>
        <table:table-row table:style-name="ro4" table:visibility="collapse">
          <table:table-cell table:number-columns-repeated="7"/>
          <table:table-cell office:value-type="string" table:style-name="ce1">
            <text:p>Fideicomiso de administración e Inversión para el manejo del fondo de ahorro de los trabajadores del Fondo de Cultura Económica</text:p>
          </table:table-cell>
          <table:table-cell table:number-columns-repeated="16376"/>
        </table:table-row>
        <table:table-row table:style-name="ro4" table:visibility="collapse">
          <table:table-cell table:number-columns-repeated="7"/>
          <table:table-cell office:value-type="string" table:style-name="ce1">
            <text:p>Fideicomiso de administración e inversión para pensiones de los trabajadores</text:p>
          </table:table-cell>
          <table:table-cell table:number-columns-repeated="16376"/>
        </table:table-row>
        <table:table-row table:style-name="ro4" table:visibility="collapse">
          <table:table-cell table:number-columns-repeated="7"/>
          <table:table-cell office:value-type="string" table:style-name="ce1">
            <text:p>Fideicomiso de administración para el otorgamiento y primas de antigüedad</text:p>
          </table:table-cell>
          <table:table-cell table:number-columns-repeated="16376"/>
        </table:table-row>
        <table:table-row table:style-name="ro4" table:visibility="collapse">
          <table:table-cell table:number-columns-repeated="7"/>
          <table:table-cell office:value-type="string" table:style-name="ce1">
            <text:p>Fideicomiso de administración y garantía complementaria Fondo 95</text:p>
          </table:table-cell>
          <table:table-cell table:number-columns-repeated="16376"/>
        </table:table-row>
        <table:table-row table:style-name="ro4" table:visibility="collapse">
          <table:table-cell table:number-columns-repeated="7"/>
          <table:table-cell office:value-type="string" table:style-name="ce1">
            <text:p>Fideicomiso de administración y operación del ISSFAM</text:p>
          </table:table-cell>
          <table:table-cell table:number-columns-repeated="16376"/>
        </table:table-row>
        <table:table-row table:style-name="ro4" table:visibility="collapse">
          <table:table-cell table:number-columns-repeated="7"/>
          <table:table-cell office:value-type="string" table:style-name="ce1">
            <text:p>Fideicomiso de administración y traslativo de dominio (Obras de Infraestructura para el Sistema Eléctrico Federal)</text:p>
          </table:table-cell>
          <table:table-cell table:number-columns-repeated="16376"/>
        </table:table-row>
        <table:table-row table:style-name="ro4" table:visibility="collapse">
          <table:table-cell table:number-columns-repeated="7"/>
          <table:table-cell office:value-type="string" table:style-name="ce1">
            <text:p>Fideicomiso de administración, inversión y pago número 013 ANP Valle de Bravo</text:p>
          </table:table-cell>
          <table:table-cell table:number-columns-repeated="16376"/>
        </table:table-row>
        <table:table-row table:style-name="ro4" table:visibility="collapse">
          <table:table-cell table:number-columns-repeated="7"/>
          <table:table-cell office:value-type="string" table:style-name="ce1">
            <text:p>Fideicomiso de apoyo a deudos de militares fallecidos o a militares que hayan adquirido una inutilidad en primera categoría en actos del servicio considerado de alto riesgo</text:p>
          </table:table-cell>
          <table:table-cell table:number-columns-repeated="16376"/>
        </table:table-row>
        <table:table-row table:style-name="ro4" table:visibility="collapse">
          <table:table-cell table:number-columns-repeated="7"/>
          <table:table-cell office:value-type="string" table:style-name="ce1">
            <text:p>Fideicomiso de apoyo a la investigación científica y desarrollo tecnológico del Colegio de Postgraduados</text:p>
          </table:table-cell>
          <table:table-cell table:number-columns-repeated="16376"/>
        </table:table-row>
        <table:table-row table:style-name="ro4" table:visibility="collapse">
          <table:table-cell table:number-columns-repeated="7"/>
          <table:table-cell office:value-type="string" table:style-name="ce1">
            <text:p>Fideicomiso de apoyo a las actividades del CINVESTAV</text:p>
          </table:table-cell>
          <table:table-cell table:number-columns-repeated="16376"/>
        </table:table-row>
        <table:table-row table:style-name="ro4" table:visibility="collapse">
          <table:table-cell table:number-columns-repeated="7"/>
          <table:table-cell office:value-type="string" table:style-name="ce1">
            <text:p>Fideicomiso de apoyo a las exportaciones FIDAPEX</text:p>
          </table:table-cell>
          <table:table-cell table:number-columns-repeated="16376"/>
        </table:table-row>
        <table:table-row table:style-name="ro4" table:visibility="collapse">
          <table:table-cell table:number-columns-repeated="7"/>
          <table:table-cell office:value-type="string" table:style-name="ce1">
            <text:p>Fideicomiso de apoyo a los propietarios rurales en Chiapas (FIAPAR)</text:p>
          </table:table-cell>
          <table:table-cell table:number-columns-repeated="16376"/>
        </table:table-row>
        <table:table-row table:style-name="ro4" table:visibility="collapse">
          <table:table-cell table:number-columns-repeated="7"/>
          <table:table-cell office:value-type="string" table:style-name="ce1">
            <text:p>Fideicomiso de apoyos médicos complementarios y de apoyo económico extraordinario para los servidores públicos del Poder Judicial de la Federación, con excepción de los de la Suprema Corte de Justicia de la Nación</text:p>
          </table:table-cell>
          <table:table-cell table:number-columns-repeated="16376"/>
        </table:table-row>
        <table:table-row table:style-name="ro4" table:visibility="collapse">
          <table:table-cell table:number-columns-repeated="7"/>
          <table:table-cell office:value-type="string" table:style-name="ce1">
            <text:p>Fideicomiso de beneficios sociales (FIBESO)</text:p>
          </table:table-cell>
          <table:table-cell table:number-columns-repeated="16376"/>
        </table:table-row>
        <table:table-row table:style-name="ro4" table:visibility="collapse">
          <table:table-cell table:number-columns-repeated="7"/>
          <table:table-cell office:value-type="string" table:style-name="ce1">
            <text:p>Fideicomiso de capital emprendedor</text:p>
          </table:table-cell>
          <table:table-cell table:number-columns-repeated="16376"/>
        </table:table-row>
        <table:table-row table:style-name="ro4" table:visibility="collapse">
          <table:table-cell table:number-columns-repeated="7"/>
          <table:table-cell office:value-type="string" table:style-name="ce1">
            <text:p>Fideicomiso de ciencia y tecnología del Colegio de Michoacán, A. C.</text:p>
          </table:table-cell>
          <table:table-cell table:number-columns-repeated="16376"/>
        </table:table-row>
        <table:table-row table:style-name="ro4" table:visibility="collapse">
          <table:table-cell table:number-columns-repeated="7"/>
          <table:table-cell office:value-type="string" table:style-name="ce1">
            <text:p>Fideicomiso de cobertura laboral y de vivienda</text:p>
          </table:table-cell>
          <table:table-cell table:number-columns-repeated="16376"/>
        </table:table-row>
        <table:table-row table:style-name="ro4" table:visibility="collapse">
          <table:table-cell table:number-columns-repeated="7"/>
          <table:table-cell office:value-type="string" table:style-name="ce1">
            <text:p>Fideicomiso de contragarantía para el financiamiento empresarial</text:p>
          </table:table-cell>
          <table:table-cell table:number-columns-repeated="16376"/>
        </table:table-row>
        <table:table-row table:style-name="ro4" table:visibility="collapse">
          <table:table-cell table:number-columns-repeated="7"/>
          <table:table-cell office:value-type="string" table:style-name="ce1">
            <text:p>Fideicomiso de Fomento Industrial LANFI</text:p>
          </table:table-cell>
          <table:table-cell table:number-columns-repeated="16376"/>
        </table:table-row>
        <table:table-row table:style-name="ro4" table:visibility="collapse">
          <table:table-cell table:number-columns-repeated="7"/>
          <table:table-cell office:value-type="string" table:style-name="ce1">
            <text:p>Fideicomiso de Fomento Minero</text:p>
          </table:table-cell>
          <table:table-cell table:number-columns-repeated="16376"/>
        </table:table-row>
        <table:table-row table:style-name="ro4" table:visibility="collapse">
          <table:table-cell table:number-columns-repeated="7"/>
          <table:table-cell office:value-type="string" table:style-name="ce1">
            <text:p>Fideicomiso de Formación y Capacitación para el Personal de la Marina Mercante Nacional</text:p>
          </table:table-cell>
          <table:table-cell table:number-columns-repeated="16376"/>
        </table:table-row>
        <table:table-row table:style-name="ro4" table:visibility="collapse">
          <table:table-cell table:number-columns-repeated="7"/>
          <table:table-cell office:value-type="string" table:style-name="ce1">
            <text:p>Fideicomiso de inversión y administración (FINDEPO)</text:p>
          </table:table-cell>
          <table:table-cell table:number-columns-repeated="16376"/>
        </table:table-row>
        <table:table-row table:style-name="ro4" table:visibility="collapse">
          <table:table-cell table:number-columns-repeated="7"/>
          <table:table-cell office:value-type="string" table:style-name="ce1">
            <text:p>Fideicomiso de inversión y administración de primas de antigüedad de los trabajadores</text:p>
          </table:table-cell>
          <table:table-cell table:number-columns-repeated="16376"/>
        </table:table-row>
        <table:table-row table:style-name="ro4" table:visibility="collapse">
          <table:table-cell table:number-columns-repeated="7"/>
          <table:table-cell office:value-type="string" table:style-name="ce1">
            <text:p>Fideicomiso de inversión y administración del tramo carretero Nizuc-Tulum No. 160265-7</text:p>
          </table:table-cell>
          <table:table-cell table:number-columns-repeated="16376"/>
        </table:table-row>
        <table:table-row table:style-name="ro4" table:visibility="collapse">
          <table:table-cell table:number-columns-repeated="7"/>
          <table:table-cell office:value-type="string" table:style-name="ce1">
            <text:p>Fideicomiso de inversión y administración denominado "World Cup in Shotgun Acapulco 2010"</text:p>
          </table:table-cell>
          <table:table-cell table:number-columns-repeated="16376"/>
        </table:table-row>
        <table:table-row table:style-name="ro4" table:visibility="collapse">
          <table:table-cell table:number-columns-repeated="7"/>
          <table:table-cell office:value-type="string" table:style-name="ce1">
            <text:p>Fideicomiso de investigación científica y de desarrollo tecnológico</text:p>
          </table:table-cell>
          <table:table-cell table:number-columns-repeated="16376"/>
        </table:table-row>
        <table:table-row table:style-name="ro4" table:visibility="collapse">
          <table:table-cell table:number-columns-repeated="7"/>
          <table:table-cell office:value-type="string" table:style-name="ce1">
            <text:p>Fideicomiso de investigación científica y desarrollo tecnológico del Centro Publico de Investigación y Desarrollo Tecnológico en Electroquímica, S.C., en materia de electroquímica, agua, procesos, materiales ambiente y ciencias afines</text:p>
          </table:table-cell>
          <table:table-cell table:number-columns-repeated="16376"/>
        </table:table-row>
        <table:table-row table:style-name="ro4" table:visibility="collapse">
          <table:table-cell table:number-columns-repeated="7"/>
          <table:table-cell office:value-type="string" table:style-name="ce1">
            <text:p>Fideicomiso de investigación científica y desarrollo tecnológico No. 1750-2</text:p>
          </table:table-cell>
          <table:table-cell table:number-columns-repeated="16376"/>
        </table:table-row>
        <table:table-row table:style-name="ro4" table:visibility="collapse">
          <table:table-cell table:number-columns-repeated="7"/>
          <table:table-cell office:value-type="string" table:style-name="ce1">
            <text:p>Fideicomiso de investigación el Colegio de la Frontera Norte</text:p>
          </table:table-cell>
          <table:table-cell table:number-columns-repeated="16376"/>
        </table:table-row>
        <table:table-row table:style-name="ro4" table:visibility="collapse">
          <table:table-cell table:number-columns-repeated="7"/>
          <table:table-cell office:value-type="string" table:style-name="ce1">
            <text:p>Fideicomiso de investigación en salud</text:p>
          </table:table-cell>
          <table:table-cell table:number-columns-repeated="16376"/>
        </table:table-row>
        <table:table-row table:style-name="ro4" table:visibility="collapse">
          <table:table-cell table:number-columns-repeated="7"/>
          <table:table-cell office:value-type="string" table:style-name="ce1">
            <text:p>Fideicomiso de investigación para el desarrollo del programa de aprovechamiento del atún y protección de delfines y otros en torno a especies acuáticas protegidas</text:p>
          </table:table-cell>
          <table:table-cell table:number-columns-repeated="16376"/>
        </table:table-row>
        <table:table-row table:style-name="ro4" table:visibility="collapse">
          <table:table-cell table:number-columns-repeated="7"/>
          <table:table-cell office:value-type="string" table:style-name="ce1">
            <text:p>Fideicomiso de la Comisión Reguladora de Energía</text:p>
          </table:table-cell>
          <table:table-cell table:number-columns-repeated="16376"/>
        </table:table-row>
        <table:table-row table:style-name="ro4" table:visibility="collapse">
          <table:table-cell table:number-columns-repeated="7"/>
          <table:table-cell office:value-type="string" table:style-name="ce1">
            <text:p>Fideicomiso de los Sistemas Normalizado de Competencia Laboral y de Certificación de Competencia Laboral</text:p>
          </table:table-cell>
          <table:table-cell table:number-columns-repeated="16376"/>
        </table:table-row>
        <table:table-row table:style-name="ro4" table:visibility="collapse">
          <table:table-cell table:number-columns-repeated="7"/>
          <table:table-cell office:value-type="string" table:style-name="ce1">
            <text:p>Fideicomiso de obligaciones laborales del CIMAT</text:p>
          </table:table-cell>
          <table:table-cell table:number-columns-repeated="16376"/>
        </table:table-row>
        <table:table-row table:style-name="ro4" table:visibility="collapse">
          <table:table-cell table:number-columns-repeated="7"/>
          <table:table-cell office:value-type="string" table:style-name="ce1">
            <text:p>Fideicomiso de pensiones del sistema BANRURAL</text:p>
          </table:table-cell>
          <table:table-cell table:number-columns-repeated="16376"/>
        </table:table-row>
        <table:table-row table:style-name="ro4" table:visibility="collapse">
          <table:table-cell table:number-columns-repeated="7"/>
          <table:table-cell office:value-type="string" table:style-name="ce1">
            <text:p>Fideicomiso de pensiones, del Fondo de Garantía y Fomento para la Agricultura, Ganadería y Avicultura</text:p>
          </table:table-cell>
          <table:table-cell table:number-columns-repeated="16376"/>
        </table:table-row>
        <table:table-row table:style-name="ro4" table:visibility="collapse">
          <table:table-cell table:number-columns-repeated="7"/>
          <table:table-cell office:value-type="string" table:style-name="ce1">
            <text:p>Fideicomiso de proyectos de investigación del Centro de Investigación Científica y de Educación Superior de Ensenada, B.C.</text:p>
          </table:table-cell>
          <table:table-cell table:number-columns-repeated="16376"/>
        </table:table-row>
        <table:table-row table:style-name="ro4" table:visibility="collapse">
          <table:table-cell table:number-columns-repeated="7"/>
          <table:table-cell office:value-type="string" table:style-name="ce1">
            <text:p>Fideicomiso de reserva para el pago de pensiones o jubilaciones y primas de antigüedad</text:p>
          </table:table-cell>
          <table:table-cell table:number-columns-repeated="16376"/>
        </table:table-row>
        <table:table-row table:style-name="ro4" table:visibility="collapse">
          <table:table-cell table:number-columns-repeated="7"/>
          <table:table-cell office:value-type="string" table:style-name="ce1">
            <text:p>Fideicomiso de Riesgo Compartido</text:p>
          </table:table-cell>
          <table:table-cell table:number-columns-repeated="16376"/>
        </table:table-row>
        <table:table-row table:style-name="ro4" table:visibility="collapse">
          <table:table-cell table:number-columns-repeated="7"/>
          <table:table-cell office:value-type="string" table:style-name="ce1">
            <text:p>Fideicomiso del fondo de cobertura social de telecomunicaciones</text:p>
          </table:table-cell>
          <table:table-cell table:number-columns-repeated="16376"/>
        </table:table-row>
        <table:table-row table:style-name="ro4" table:visibility="collapse">
          <table:table-cell table:number-columns-repeated="7"/>
          <table:table-cell office:value-type="string" table:style-name="ce1">
            <text:p>Fideicomiso del Programa de escuelas de excelencia para abatir el rezago educativo</text:p>
          </table:table-cell>
          <table:table-cell table:number-columns-repeated="16376"/>
        </table:table-row>
        <table:table-row table:style-name="ro4" table:visibility="collapse">
          <table:table-cell table:number-columns-repeated="7"/>
          <table:table-cell office:value-type="string" table:style-name="ce1">
            <text:p>Fideicomiso del Programa Nacional Financiero al Microempresario</text:p>
          </table:table-cell>
          <table:table-cell table:number-columns-repeated="16376"/>
        </table:table-row>
        <table:table-row table:style-name="ro4" table:visibility="collapse">
          <table:table-cell table:number-columns-repeated="7"/>
          <table:table-cell office:value-type="string" table:style-name="ce1">
            <text:p>Fideicomiso del Sistema de Protección Social en Salud</text:p>
          </table:table-cell>
          <table:table-cell table:number-columns-repeated="16376"/>
        </table:table-row>
        <table:table-row table:style-name="ro4" table:visibility="collapse">
          <table:table-cell table:number-columns-repeated="7"/>
          <table:table-cell office:value-type="string" table:style-name="ce1">
            <text:p>Fideicomiso DIF-Bosques de las Lomas</text:p>
          </table:table-cell>
          <table:table-cell table:number-columns-repeated="16376"/>
        </table:table-row>
        <table:table-row table:style-name="ro4" table:visibility="collapse">
          <table:table-cell table:number-columns-repeated="7"/>
          <table:table-cell office:value-type="string" table:style-name="ce1">
            <text:p>Fideicomiso E-México</text:p>
          </table:table-cell>
          <table:table-cell table:number-columns-repeated="16376"/>
        </table:table-row>
        <table:table-row table:style-name="ro4" table:visibility="collapse">
          <table:table-cell table:number-columns-repeated="7"/>
          <table:table-cell office:value-type="string" table:style-name="ce1">
            <text:p>Fideicomiso fondo de ahorro del personal de mandos medios y superiores del Colegio de San Luis A.C. N° 030057-3</text:p>
          </table:table-cell>
          <table:table-cell table:number-columns-repeated="16376"/>
        </table:table-row>
        <table:table-row table:style-name="ro4" table:visibility="collapse">
          <table:table-cell table:number-columns-repeated="7"/>
          <table:table-cell office:value-type="string" table:style-name="ce1">
            <text:p>Fideicomiso fondo de ahorro obreros de ESSA</text:p>
          </table:table-cell>
          <table:table-cell table:number-columns-repeated="16376"/>
        </table:table-row>
        <table:table-row table:style-name="ro4" table:visibility="collapse">
          <table:table-cell table:number-columns-repeated="7"/>
          <table:table-cell office:value-type="string" table:style-name="ce1">
            <text:p>Fideicomiso fondo de apoyo a los trabajadores de confianza de la Comisión Nacional Bancaria y de Valores</text:p>
          </table:table-cell>
          <table:table-cell table:number-columns-repeated="16376"/>
        </table:table-row>
        <table:table-row table:style-name="ro4" table:visibility="collapse">
          <table:table-cell table:number-columns-repeated="7"/>
          <table:table-cell office:value-type="string" table:style-name="ce1">
            <text:p>Fideicomiso Fondo de Apoyo a Municipios</text:p>
          </table:table-cell>
          <table:table-cell table:number-columns-repeated="16376"/>
        </table:table-row>
        <table:table-row table:style-name="ro4" table:visibility="collapse">
          <table:table-cell table:number-columns-repeated="7"/>
          <table:table-cell office:value-type="string" table:style-name="ce1">
            <text:p>Fideicomiso fondo de asistencia técnica en programas de financiamiento</text:p>
          </table:table-cell>
          <table:table-cell table:number-columns-repeated="16376"/>
        </table:table-row>
        <table:table-row table:style-name="ro4" table:visibility="collapse">
          <table:table-cell table:number-columns-repeated="7"/>
          <table:table-cell office:value-type="string" table:style-name="ce1">
            <text:p>Fideicomiso fondo de estabilización de los ingresos presupuestarios</text:p>
          </table:table-cell>
          <table:table-cell table:number-columns-repeated="16376"/>
        </table:table-row>
        <table:table-row table:style-name="ro4" table:visibility="collapse">
          <table:table-cell table:number-columns-repeated="7"/>
          <table:table-cell office:value-type="string" table:style-name="ce1">
            <text:p>Fideicomiso fondo de inversión y estímulos al cine (FIDECINE)</text:p>
          </table:table-cell>
          <table:table-cell table:number-columns-repeated="16376"/>
        </table:table-row>
        <table:table-row table:style-name="ro4" table:visibility="collapse">
          <table:table-cell table:number-columns-repeated="7"/>
          <table:table-cell office:value-type="string" table:style-name="ce1">
            <text:p>Fideicomiso fondo de investigación científica y desarrollo tecnológico del IPN</text:p>
          </table:table-cell>
          <table:table-cell table:number-columns-repeated="16376"/>
        </table:table-row>
        <table:table-row table:style-name="ro4" table:visibility="collapse">
          <table:table-cell table:number-columns-repeated="7"/>
          <table:table-cell office:value-type="string" table:style-name="ce1">
            <text:p>Fideicomiso Fondo Nacional de Fomento Ejidal</text:p>
          </table:table-cell>
          <table:table-cell table:number-columns-repeated="16376"/>
        </table:table-row>
        <table:table-row table:style-name="ro4" table:visibility="collapse">
          <table:table-cell table:number-columns-repeated="7"/>
          <table:table-cell office:value-type="string" table:style-name="ce1">
            <text:p>Fideicomiso Fondo Nacional de Habitaciones Populares</text:p>
          </table:table-cell>
          <table:table-cell table:number-columns-repeated="16376"/>
        </table:table-row>
        <table:table-row table:style-name="ro4" table:visibility="collapse">
          <table:table-cell table:number-columns-repeated="7"/>
          <table:table-cell office:value-type="string" table:style-name="ce1">
            <text:p>Fideicomiso fondo para la producción cinematográfica de calidad (FOPROCINE)</text:p>
          </table:table-cell>
          <table:table-cell table:number-columns-repeated="16376"/>
        </table:table-row>
        <table:table-row table:style-name="ro4" table:visibility="collapse">
          <table:table-cell table:number-columns-repeated="7"/>
          <table:table-cell office:value-type="string" table:style-name="ce1">
            <text:p>Fideicomiso inversión y administración</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Centro Cultural Santo Domingo", Oaxaca</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e inversión del fondo de pensiones o jubilaciones o primas de antigüedad de los trabajadores del Banco Nacional del Ejército, Fuerza Aérea y Armada, S.N.C.</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e inversión Niña del Milenio</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Museo Regional de Guadalupe', Zacatecas</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No. 10055 (L@Red de la Gente)</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para los grandes exconventos de La Mixteca Alta, Oaxaca</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y fuente de pago número CIB/2064</text:p>
          </table:table-cell>
          <table:table-cell table:number-columns-repeated="16376"/>
        </table:table-row>
        <table:table-row table:style-name="ro4" table:visibility="collapse">
          <table:table-cell table:number-columns-repeated="7"/>
          <table:table-cell office:value-type="string" table:style-name="ce1">
            <text:p>Fideicomiso irrevocable de administración y fuente de pago, No. 1928.- para apoyar el proyecto de saneamiento del Valle de México</text:p>
          </table:table-cell>
          <table:table-cell table:number-columns-repeated="16376"/>
        </table:table-row>
        <table:table-row table:style-name="ro4" table:visibility="collapse">
          <table:table-cell table:number-columns-repeated="7"/>
          <table:table-cell office:value-type="string" table:style-name="ce1">
            <text:p>Fideicomiso irrevocable de inversión y administración para el pago de pensiones y jubilaciones, F/10045</text:p>
          </table:table-cell>
          <table:table-cell table:number-columns-repeated="16376"/>
        </table:table-row>
        <table:table-row table:style-name="ro4" table:visibility="collapse">
          <table:table-cell table:number-columns-repeated="7"/>
          <table:table-cell office:value-type="string" table:style-name="ce1">
            <text:p>Fideicomiso Museo de Arte Popular Mexicano</text:p>
          </table:table-cell>
          <table:table-cell table:number-columns-repeated="16376"/>
        </table:table-row>
        <table:table-row table:style-name="ro4" table:visibility="collapse">
          <table:table-cell table:number-columns-repeated="7"/>
          <table:table-cell office:value-type="string" table:style-name="ce1">
            <text:p>Fideicomiso N° 030051-4</text:p>
          </table:table-cell>
          <table:table-cell table:number-columns-repeated="16376"/>
        </table:table-row>
        <table:table-row table:style-name="ro4" table:visibility="collapse">
          <table:table-cell table:number-columns-repeated="7"/>
          <table:table-cell office:value-type="string" table:style-name="ce1">
            <text:p>Fideicomiso No. F/745293 (antes 2103) Cuauhtémoc-Osiris</text:p>
          </table:table-cell>
          <table:table-cell table:number-columns-repeated="16376"/>
        </table:table-row>
        <table:table-row table:style-name="ro4" table:visibility="collapse">
          <table:table-cell table:number-columns-repeated="7"/>
          <table:table-cell office:value-type="string" table:style-name="ce1">
            <text:p>Fideicomiso para administrar el fondo de pensiones de FOPPAZ</text:p>
          </table:table-cell>
          <table:table-cell table:number-columns-repeated="16376"/>
        </table:table-row>
        <table:table-row table:style-name="ro4" table:visibility="collapse">
          <table:table-cell table:number-columns-repeated="7"/>
          <table:table-cell office:value-type="string" table:style-name="ce1">
            <text:p>Fideicomiso para administrar el fondo de pensiones y gastos médicos de BANPESCA</text:p>
          </table:table-cell>
          <table:table-cell table:number-columns-repeated="16376"/>
        </table:table-row>
        <table:table-row table:style-name="ro4" table:visibility="collapse">
          <table:table-cell table:number-columns-repeated="7"/>
          <table:table-cell office:value-type="string" table:style-name="ce1">
            <text:p>Fideicomiso para administrar el fondo de pensiones y gastos médicos de BNCI</text:p>
          </table:table-cell>
          <table:table-cell table:number-columns-repeated="16376"/>
        </table:table-row>
        <table:table-row table:style-name="ro4" table:visibility="collapse">
          <table:table-cell table:number-columns-repeated="7"/>
          <table:table-cell office:value-type="string" table:style-name="ce1">
            <text:p>Fideicomiso para administrar la contraprestación del artículo 16 de la Ley Aduanera</text:p>
          </table:table-cell>
          <table:table-cell table:number-columns-repeated="16376"/>
        </table:table-row>
        <table:table-row table:style-name="ro4" table:visibility="collapse">
          <table:table-cell table:number-columns-repeated="7"/>
          <table:table-cell office:value-type="string" table:style-name="ce1">
            <text:p>Fideicomiso para apoyar la construcción del Centro Nacional de las Artes</text:p>
          </table:table-cell>
          <table:table-cell table:number-columns-repeated="16376"/>
        </table:table-row>
        <table:table-row table:style-name="ro4" table:visibility="collapse">
          <table:table-cell table:number-columns-repeated="7"/>
          <table:table-cell office:value-type="string" table:style-name="ce1">
            <text:p>Fideicomiso para apoyar los programas, proyectos y acciones ambientales de la megalópolis</text:p>
          </table:table-cell>
          <table:table-cell table:number-columns-repeated="16376"/>
        </table:table-row>
        <table:table-row table:style-name="ro4" table:visibility="collapse">
          <table:table-cell table:number-columns-repeated="7"/>
          <table:table-cell office:value-type="string" table:style-name="ce1">
            <text:p>Fideicomiso para apoyo a la investigación científica y desarrollo tecnológico</text:p>
          </table:table-cell>
          <table:table-cell table:number-columns-repeated="16376"/>
        </table:table-row>
        <table:table-row table:style-name="ro4" table:visibility="collapse">
          <table:table-cell table:number-columns-repeated="7"/>
          <table:table-cell office:value-type="string" table:style-name="ce1">
            <text:p>Fideicomiso para becas y apoyos deportivos "Chelito Zamora"</text:p>
          </table:table-cell>
          <table:table-cell table:number-columns-repeated="16376"/>
        </table:table-row>
        <table:table-row table:style-name="ro4" table:visibility="collapse">
          <table:table-cell table:number-columns-repeated="7"/>
          <table:table-cell office:value-type="string" table:style-name="ce1">
            <text:p>Fideicomiso para coadyuvar al desarrollo de las entidades federativas y municipios (FIDEM)</text:p>
          </table:table-cell>
          <table:table-cell table:number-columns-repeated="16376"/>
        </table:table-row>
        <table:table-row table:style-name="ro4" table:visibility="collapse">
          <table:table-cell table:number-columns-repeated="7"/>
          <table:table-cell office:value-type="string" table:style-name="ce1">
            <text:p>Fideicomiso para cubrir gastos por demandas en el extranjero</text:p>
          </table:table-cell>
          <table:table-cell table:number-columns-repeated="16376"/>
        </table:table-row>
        <table:table-row table:style-name="ro4" table:visibility="collapse">
          <table:table-cell table:number-columns-repeated="7"/>
          <table:table-cell office:value-type="string" table:style-name="ce1">
            <text:p>Fideicomiso para cubrir indemnizaciones legales por despido, en favor del personal de planta y los beneficiarios que estos designen</text:p>
          </table:table-cell>
          <table:table-cell table:number-columns-repeated="16376"/>
        </table:table-row>
        <table:table-row table:style-name="ro4" table:visibility="collapse">
          <table:table-cell table:number-columns-repeated="7"/>
          <table:table-cell office:value-type="string" table:style-name="ce1">
            <text:p>Fideicomiso para el ahorro de energía eléctrica</text:p>
          </table:table-cell>
          <table:table-cell table:number-columns-repeated="16376"/>
        </table:table-row>
        <table:table-row table:style-name="ro4" table:visibility="collapse">
          <table:table-cell table:number-columns-repeated="7"/>
          <table:table-cell office:value-type="string" table:style-name="ce1">
            <text:p>Fideicomiso para el apoyo a la investigación científica y desarrollo tecnológico del Instituto de Investigaciones Eléctricas</text:p>
          </table:table-cell>
          <table:table-cell table:number-columns-repeated="16376"/>
        </table:table-row>
        <table:table-row table:style-name="ro4" table:visibility="collapse">
          <table:table-cell table:number-columns-repeated="7"/>
          <table:table-cell office:value-type="string" table:style-name="ce1">
            <text:p>Fideicomiso para el cumplimiento de obligaciones en materia de los derechos humanos</text:p>
          </table:table-cell>
          <table:table-cell table:number-columns-repeated="16376"/>
        </table:table-row>
        <table:table-row table:style-name="ro4" table:visibility="collapse">
          <table:table-cell table:number-columns-repeated="7"/>
          <table:table-cell office:value-type="string" table:style-name="ce1">
            <text:p>Fideicomiso para el desarrollo de infraestructura que implementa la reforma constitucional en materia penal</text:p>
          </table:table-cell>
          <table:table-cell table:number-columns-repeated="16376"/>
        </table:table-row>
        <table:table-row table:style-name="ro4" table:visibility="collapse">
          <table:table-cell table:number-columns-repeated="7"/>
          <table:table-cell office:value-type="string" table:style-name="ce1">
            <text:p>Fideicomiso para el desarrollo de infraestructura y equipamiento deportivo para los Juegos Panamericanos, Guadalajara 2011</text:p>
          </table:table-cell>
          <table:table-cell table:number-columns-repeated="16376"/>
        </table:table-row>
        <table:table-row table:style-name="ro4" table:visibility="collapse">
          <table:table-cell table:number-columns-repeated="7"/>
          <table:table-cell office:value-type="string" table:style-name="ce1">
            <text:p>Fideicomiso para el desarrollo de la región Centro-Occidente (FIDERCO)</text:p>
          </table:table-cell>
          <table:table-cell table:number-columns-repeated="16376"/>
        </table:table-row>
        <table:table-row table:style-name="ro4" table:visibility="collapse">
          <table:table-cell table:number-columns-repeated="7"/>
          <table:table-cell office:value-type="string" table:style-name="ce1">
            <text:p>Fideicomiso para el desarrollo de la región Centro-País (Fidcentro)</text:p>
          </table:table-cell>
          <table:table-cell table:number-columns-repeated="16376"/>
        </table:table-row>
        <table:table-row table:style-name="ro4" table:visibility="collapse">
          <table:table-cell table:number-columns-repeated="7"/>
          <table:table-cell office:value-type="string" table:style-name="ce1">
            <text:p>Fideicomiso para el desarrollo de la región Sur-Sureste (Fidesur)</text:p>
          </table:table-cell>
          <table:table-cell table:number-columns-repeated="16376"/>
        </table:table-row>
        <table:table-row table:style-name="ro4" table:visibility="collapse">
          <table:table-cell table:number-columns-repeated="7"/>
          <table:table-cell office:value-type="string" table:style-name="ce1">
            <text:p>Fideicomiso para el desarrollo del deporte No. 4611-1</text:p>
          </table:table-cell>
          <table:table-cell table:number-columns-repeated="16376"/>
        </table:table-row>
        <table:table-row table:style-name="ro4" table:visibility="collapse">
          <table:table-cell table:number-columns-repeated="7"/>
          <table:table-cell office:value-type="string" table:style-name="ce1">
            <text:p>Fideicomiso para el desarrollo del nuevo Aeropuerto Internacional de la Ciudad del México</text:p>
          </table:table-cell>
          <table:table-cell table:number-columns-repeated="16376"/>
        </table:table-row>
        <table:table-row table:style-name="ro4" table:visibility="collapse">
          <table:table-cell table:number-columns-repeated="7"/>
          <table:table-cell office:value-type="string" table:style-name="ce1">
            <text:p>Fideicomiso para el desarrollo regional Noreste (Fidenor-Este)</text:p>
          </table:table-cell>
          <table:table-cell table:number-columns-repeated="16376"/>
        </table:table-row>
        <table:table-row table:style-name="ro4" table:visibility="collapse">
          <table:table-cell table:number-columns-repeated="7"/>
          <table:table-cell office:value-type="string" table:style-name="ce1">
            <text:p>Fideicomiso para el fomento y la conservación del Patrimonio Cultural, Antropológico, Arqueológico e Histórico de México</text:p>
          </table:table-cell>
          <table:table-cell table:number-columns-repeated="16376"/>
        </table:table-row>
        <table:table-row table:style-name="ro4" table:visibility="collapse">
          <table:table-cell table:number-columns-repeated="7"/>
          <table:table-cell office:value-type="string" table:style-name="ce1">
            <text:p>Fideicomiso para el Fondo de los Trabajadores del CIAD</text:p>
          </table:table-cell>
          <table:table-cell table:number-columns-repeated="16376"/>
        </table:table-row>
        <table:table-row table:style-name="ro4" table:visibility="collapse">
          <table:table-cell table:number-columns-repeated="7"/>
          <table:table-cell office:value-type="string" table:style-name="ce1">
            <text:p>Fideicomiso para el impulso al financiamiento de las empresas</text:p>
          </table:table-cell>
          <table:table-cell table:number-columns-repeated="16376"/>
        </table:table-row>
        <table:table-row table:style-name="ro4" table:visibility="collapse">
          <table:table-cell table:number-columns-repeated="7"/>
          <table:table-cell office:value-type="string" table:style-name="ce1">
            <text:p>Fideicomiso para el mantenimiento de casas habitación de Magistrados y Jueces</text:p>
          </table:table-cell>
          <table:table-cell table:number-columns-repeated="16376"/>
        </table:table-row>
        <table:table-row table:style-name="ro4" table:visibility="collapse">
          <table:table-cell table:number-columns-repeated="7"/>
          <table:table-cell office:value-type="string" table:style-name="ce1">
            <text:p>Fideicomiso para el otorgamiento y pago de primas de antigüedad de su personal y los beneficiarios que estos designen en su caso</text:p>
          </table:table-cell>
          <table:table-cell table:number-columns-repeated="16376"/>
        </table:table-row>
        <table:table-row table:style-name="ro4" table:visibility="collapse">
          <table:table-cell table:number-columns-repeated="7"/>
          <table:table-cell office:value-type="string" table:style-name="ce1">
            <text:p>Fideicomiso para el pago de gratificación por antigüedad a los trabajadores de base de la CNBV que se retiren después de 15 años de servicios ininterrumpidos.</text:p>
          </table:table-cell>
          <table:table-cell table:number-columns-repeated="16376"/>
        </table:table-row>
        <table:table-row table:style-name="ro4" table:visibility="collapse">
          <table:table-cell table:number-columns-repeated="7"/>
          <table:table-cell office:value-type="string" table:style-name="ce1">
            <text:p>Fideicomiso para el pago de las obligaciones laborales de los trabajadores del Centro de Investigaciones en Óptica, A.C.</text:p>
          </table:table-cell>
          <table:table-cell table:number-columns-repeated="16376"/>
        </table:table-row>
        <table:table-row table:style-name="ro4" table:visibility="collapse">
          <table:table-cell table:number-columns-repeated="7"/>
          <table:table-cell office:value-type="string" table:style-name="ce1">
            <text:p>Fideicomiso para el Programa especial de financiamiento a la vivienda para el magisterio</text:p>
          </table:table-cell>
          <table:table-cell table:number-columns-repeated="16376"/>
        </table:table-row>
        <table:table-row table:style-name="ro4" table:visibility="collapse">
          <table:table-cell table:number-columns-repeated="7"/>
          <table:table-cell office:value-type="string" table:style-name="ce1">
            <text:p>Fideicomiso para la adaptación de los museos Diego Rivera y Frida Kahlo</text:p>
          </table:table-cell>
          <table:table-cell table:number-columns-repeated="16376"/>
        </table:table-row>
        <table:table-row table:style-name="ro4" table:visibility="collapse">
          <table:table-cell table:number-columns-repeated="7"/>
          <table:table-cell office:value-type="string" table:style-name="ce1">
            <text:p>Fideicomiso para la administración de recursos para el pago de primas de seguros y la administración de los fondos que conforman el seguro de separación individualizado para los servidores de mandos medios y superiores</text:p>
          </table:table-cell>
          <table:table-cell table:number-columns-repeated="16376"/>
        </table:table-row>
        <table:table-row table:style-name="ro4" table:visibility="collapse">
          <table:table-cell table:number-columns-repeated="7"/>
          <table:table-cell office:value-type="string" table:style-name="ce1">
            <text:p>Fideicomiso para la asistencia legal de los miembros de la Junta de Gobierno y servidores públicos de la Comisión Nacional de Seguros y Fianzas, así como de los interventores administrativos o gerentes y funcionarios auxiliares de las intervenciones</text:p>
          </table:table-cell>
          <table:table-cell table:number-columns-repeated="16376"/>
        </table:table-row>
        <table:table-row table:style-name="ro4" table:visibility="collapse">
          <table:table-cell table:number-columns-repeated="7"/>
          <table:table-cell office:value-type="string" table:style-name="ce1">
            <text:p>Fideicomiso para la asistencia legal de los miembros de la Junta de Gobierno, del Comité Consultivo y de Vigilancia y servidores públicos de la Comisión Nacional del Sistema de Ahorro para el Retiro, así como de los interventores administrativos o gerentes y funcionarios auxiliares de las intervenciones.</text:p>
          </table:table-cell>
          <table:table-cell table:number-columns-repeated="16376"/>
        </table:table-row>
        <table:table-row table:style-name="ro4" table:visibility="collapse">
          <table:table-cell table:number-columns-repeated="7"/>
          <table:table-cell office:value-type="string" table:style-name="ce1">
            <text:p>Fideicomiso para la Cineteca Nacional</text:p>
          </table:table-cell>
          <table:table-cell table:number-columns-repeated="16376"/>
        </table:table-row>
        <table:table-row table:style-name="ro4" table:visibility="collapse">
          <table:table-cell table:number-columns-repeated="7"/>
          <table:table-cell office:value-type="string" table:style-name="ce1">
            <text:p>Fideicomiso para la Comisión México-Estados Unidos F 22927-8</text:p>
          </table:table-cell>
          <table:table-cell table:number-columns-repeated="16376"/>
        </table:table-row>
        <table:table-row table:style-name="ro4" table:visibility="collapse">
          <table:table-cell table:number-columns-repeated="7"/>
          <table:table-cell office:value-type="string" table:style-name="ce1">
            <text:p>Fideicomiso para la competitividad e innovación México-Unión Europea y/o Fideicomiso PROCEI</text:p>
          </table:table-cell>
          <table:table-cell table:number-columns-repeated="16376"/>
        </table:table-row>
        <table:table-row table:style-name="ro4" table:visibility="collapse">
          <table:table-cell table:number-columns-repeated="7"/>
          <table:table-cell office:value-type="string" table:style-name="ce1">
            <text:p>Fideicomiso para la conservación de la Casa del Risco y Pinacoteca Isidro Fabela</text:p>
          </table:table-cell>
          <table:table-cell table:number-columns-repeated="16376"/>
        </table:table-row>
        <table:table-row table:style-name="ro4" table:visibility="collapse">
          <table:table-cell table:number-columns-repeated="7"/>
          <table:table-cell office:value-type="string" table:style-name="ce1">
            <text:p>Fideicomiso para la constitución de un fondo revolvente de financiamiento para el programa de aislamiento térmico de la vivienda en el Valle de Mexicali, B.C. (FIPATERM Mexicali)</text:p>
          </table:table-cell>
          <table:table-cell table:number-columns-repeated="16376"/>
        </table:table-row>
        <table:table-row table:style-name="ro4" table:visibility="collapse">
          <table:table-cell table:number-columns-repeated="7"/>
          <table:table-cell office:value-type="string" table:style-name="ce1">
            <text:p>Fideicomiso para la construcción, explotación y conservación del tramo carretero Atlacomulco-Maravatio</text:p>
          </table:table-cell>
          <table:table-cell table:number-columns-repeated="16376"/>
        </table:table-row>
        <table:table-row table:style-name="ro4" table:visibility="collapse">
          <table:table-cell table:number-columns-repeated="7"/>
          <table:table-cell office:value-type="string" table:style-name="ce1">
            <text:p>Fideicomiso para la cultura de la comisión México-Estados Unidos para el intercambio educativo y cultural F/22514 (FONCA)</text:p>
          </table:table-cell>
          <table:table-cell table:number-columns-repeated="16376"/>
        </table:table-row>
        <table:table-row table:style-name="ro4" table:visibility="collapse">
          <table:table-cell table:number-columns-repeated="7"/>
          <table:table-cell office:value-type="string" table:style-name="ce1">
            <text:p>Fideicomiso para la implementación del Sistema de Justicia Penal en las entidades federativas</text:p>
          </table:table-cell>
          <table:table-cell table:number-columns-repeated="16376"/>
        </table:table-row>
        <table:table-row table:style-name="ro4" table:visibility="collapse">
          <table:table-cell table:number-columns-repeated="7"/>
          <table:table-cell office:value-type="string" table:style-name="ce1">
            <text:p>Fideicomiso para la infraestructura deportiva</text:p>
          </table:table-cell>
          <table:table-cell table:number-columns-repeated="16376"/>
        </table:table-row>
        <table:table-row table:style-name="ro4" table:visibility="collapse">
          <table:table-cell table:number-columns-repeated="7"/>
          <table:table-cell office:value-type="string" table:style-name="ce1">
            <text:p>Fideicomiso para la infraestructura deportiva (FINDEPO) [201011L6I01528]</text:p>
          </table:table-cell>
          <table:table-cell table:number-columns-repeated="16376"/>
        </table:table-row>
        <table:table-row table:style-name="ro4" table:visibility="collapse">
          <table:table-cell table:number-columns-repeated="7"/>
          <table:table-cell office:value-type="string" table:style-name="ce1">
            <text:p>Fideicomiso para la infraestructura deportiva (FINDEPO) [201011L6I01539]</text:p>
          </table:table-cell>
          <table:table-cell table:number-columns-repeated="16376"/>
        </table:table-row>
        <table:table-row table:style-name="ro4" table:visibility="collapse">
          <table:table-cell table:number-columns-repeated="7"/>
          <table:table-cell office:value-type="string" table:style-name="ce1">
            <text:p>Fideicomiso para la Infraestructura en los Estados (FIES)</text:p>
          </table:table-cell>
          <table:table-cell table:number-columns-repeated="16376"/>
        </table:table-row>
        <table:table-row table:style-name="ro4" table:visibility="collapse">
          <table:table-cell table:number-columns-repeated="7"/>
          <table:table-cell office:value-type="string" table:style-name="ce1">
            <text:p>Fideicomiso para la plataforma de infraestructura, mantenimiento y equipamiento de seguridad pública y de aeronaves</text:p>
          </table:table-cell>
          <table:table-cell table:number-columns-repeated="16376"/>
        </table:table-row>
        <table:table-row table:style-name="ro4" table:visibility="collapse">
          <table:table-cell table:number-columns-repeated="7"/>
          <table:table-cell office:value-type="string" table:style-name="ce1">
            <text:p>Fideicomiso para la restauración, recuperación, sostenimiento y mantenimiento de la Zona Federal Marítimo Terrestre del Estado de Quintana Roo</text:p>
          </table:table-cell>
          <table:table-cell table:number-columns-repeated="16376"/>
        </table:table-row>
        <table:table-row table:style-name="ro4" table:visibility="collapse">
          <table:table-cell table:number-columns-repeated="7"/>
          <table:table-cell office:value-type="string" table:style-name="ce1">
            <text:p>Fideicomiso para los trabajadores del Hotel Exconvento Santa Catarina</text:p>
          </table:table-cell>
          <table:table-cell table:number-columns-repeated="16376"/>
        </table:table-row>
        <table:table-row table:style-name="ro4" table:visibility="collapse">
          <table:table-cell table:number-columns-repeated="7"/>
          <table:table-cell office:value-type="string" table:style-name="ce1">
            <text:p>Fideicomiso para pago de primas de antigüedad y jubilación CIQA</text:p>
          </table:table-cell>
          <table:table-cell table:number-columns-repeated="16376"/>
        </table:table-row>
        <table:table-row table:style-name="ro4" table:visibility="collapse">
          <table:table-cell table:number-columns-repeated="7"/>
          <table:table-cell office:value-type="string" table:style-name="ce1">
            <text:p>Fideicomiso para pasivos laborales y primas de antigüedad para el personal del CIATEC</text:p>
          </table:table-cell>
          <table:table-cell table:number-columns-repeated="16376"/>
        </table:table-row>
        <table:table-row table:style-name="ro4" table:visibility="collapse">
          <table:table-cell table:number-columns-repeated="7"/>
          <table:table-cell office:value-type="string" table:style-name="ce1">
            <text:p>Fideicomiso para pensionados del IMP</text:p>
          </table:table-cell>
          <table:table-cell table:number-columns-repeated="16376"/>
        </table:table-row>
        <table:table-row table:style-name="ro4" table:visibility="collapse">
          <table:table-cell table:number-columns-repeated="7"/>
          <table:table-cell office:value-type="string" table:style-name="ce1">
            <text:p>Fideicomiso para promover el desarrollo de proveedores y contratistas nacionales de la industria energética</text:p>
          </table:table-cell>
          <table:table-cell table:number-columns-repeated="16376"/>
        </table:table-row>
        <table:table-row table:style-name="ro4" table:visibility="collapse">
          <table:table-cell table:number-columns-repeated="7"/>
          <table:table-cell office:value-type="string" table:style-name="ce1">
            <text:p>Fideicomiso para trabajadores de Nacional Hotelera Baja California, S. A.</text:p>
          </table:table-cell>
          <table:table-cell table:number-columns-repeated="16376"/>
        </table:table-row>
        <table:table-row table:style-name="ro4" table:visibility="collapse">
          <table:table-cell table:number-columns-repeated="7"/>
          <table:table-cell office:value-type="string" table:style-name="ce1">
            <text:p>Fideicomiso Patronato del Centro de Diseño México</text:p>
          </table:table-cell>
          <table:table-cell table:number-columns-repeated="16376"/>
        </table:table-row>
        <table:table-row table:style-name="ro4" table:visibility="collapse">
          <table:table-cell table:number-columns-repeated="7"/>
          <table:table-cell office:value-type="string" table:style-name="ce1">
            <text:p>Fideicomiso PEA y préstamos jubilados</text:p>
          </table:table-cell>
          <table:table-cell table:number-columns-repeated="16376"/>
        </table:table-row>
        <table:table-row table:style-name="ro4" table:visibility="collapse">
          <table:table-cell table:number-columns-repeated="7"/>
          <table:table-cell office:value-type="string" table:style-name="ce1">
            <text:p>Fideicomiso pensiones complementarias de Magistrados y Jueces jubilados</text:p>
          </table:table-cell>
          <table:table-cell table:number-columns-repeated="16376"/>
        </table:table-row>
        <table:table-row table:style-name="ro4" table:visibility="collapse">
          <table:table-cell table:number-columns-repeated="7"/>
          <table:table-cell office:value-type="string" table:style-name="ce1">
            <text:p>Fideicomiso plan de pensiones para el personal activo del IMP</text:p>
          </table:table-cell>
          <table:table-cell table:number-columns-repeated="16376"/>
        </table:table-row>
        <table:table-row table:style-name="ro4" table:visibility="collapse">
          <table:table-cell table:number-columns-repeated="7"/>
          <table:table-cell office:value-type="string" table:style-name="ce1">
            <text:p>Fideicomiso plan de pensiones y jubilaciones ESSA</text:p>
          </table:table-cell>
          <table:table-cell table:number-columns-repeated="16376"/>
        </table:table-row>
        <table:table-row table:style-name="ro4" table:visibility="collapse">
          <table:table-cell table:number-columns-repeated="7"/>
          <table:table-cell office:value-type="string" table:style-name="ce1">
            <text:p>Fideicomiso preventivo</text:p>
          </table:table-cell>
          <table:table-cell table:number-columns-repeated="16376"/>
        </table:table-row>
        <table:table-row table:style-name="ro4" table:visibility="collapse">
          <table:table-cell table:number-columns-repeated="7"/>
          <table:table-cell office:value-type="string" table:style-name="ce1">
            <text:p>Fideicomiso privado irrevocable de administración 'Santo Domingo de Guzmán', Chiapas</text:p>
          </table:table-cell>
          <table:table-cell table:number-columns-repeated="16376"/>
        </table:table-row>
        <table:table-row table:style-name="ro4" table:visibility="collapse">
          <table:table-cell table:number-columns-repeated="7"/>
          <table:table-cell office:value-type="string" table:style-name="ce1">
            <text:p>Fideicomiso programa de mejoramiento de los medios de informática y control de las autoridades aduaneras</text:p>
          </table:table-cell>
          <table:table-cell table:number-columns-repeated="16376"/>
        </table:table-row>
        <table:table-row table:style-name="ro4" table:visibility="collapse">
          <table:table-cell table:number-columns-repeated="7"/>
          <table:table-cell office:value-type="string" table:style-name="ce1">
            <text:p>Fideicomiso programa de venta de títulos en directo al público</text:p>
          </table:table-cell>
          <table:table-cell table:number-columns-repeated="16376"/>
        </table:table-row>
        <table:table-row table:style-name="ro4" table:visibility="collapse">
          <table:table-cell table:number-columns-repeated="7"/>
          <table:table-cell office:value-type="string" table:style-name="ce1">
            <text:p>Fideicomiso programa habitacional de FERRONALES en la República Mexicana</text:p>
          </table:table-cell>
          <table:table-cell table:number-columns-repeated="16376"/>
        </table:table-row>
        <table:table-row table:style-name="ro4" table:visibility="collapse">
          <table:table-cell table:number-columns-repeated="7"/>
          <table:table-cell office:value-type="string" table:style-name="ce1">
            <text:p>Fideicomiso público de administración e inversión para el desarrollo de la infraestructura y equipamiento deportivo en el Estado de Veracruz de Ignacio de la Llave para los Juegos Deportivos Centroamericanos y del Caribe Veracruz 2014</text:p>
          </table:table-cell>
          <table:table-cell table:number-columns-repeated="16376"/>
        </table:table-row>
        <table:table-row table:style-name="ro4" table:visibility="collapse">
          <table:table-cell table:number-columns-repeated="7"/>
          <table:table-cell office:value-type="string" table:style-name="ce1">
            <text:p>Fideicomiso público de administración y pago de equipo militar</text:p>
          </table:table-cell>
          <table:table-cell table:number-columns-repeated="16376"/>
        </table:table-row>
        <table:table-row table:style-name="ro4" table:visibility="collapse">
          <table:table-cell table:number-columns-repeated="7"/>
          <table:table-cell office:value-type="string" table:style-name="ce1">
            <text:p>Fideicomiso Público de Lotería Nacional para la Asistencia Pública</text:p>
          </table:table-cell>
          <table:table-cell table:number-columns-repeated="16376"/>
        </table:table-row>
        <table:table-row table:style-name="ro4" table:visibility="collapse">
          <table:table-cell table:number-columns-repeated="7"/>
          <table:table-cell office:value-type="string" table:style-name="ce1">
            <text:p>Fideicomiso que administrara el fondo para el fortalecimiento de sociedades y cooperativas de ahorro y préstamo y de apoyo a sus ahorradores</text:p>
          </table:table-cell>
          <table:table-cell table:number-columns-repeated="16376"/>
        </table:table-row>
        <table:table-row table:style-name="ro4" table:visibility="collapse">
          <table:table-cell table:number-columns-repeated="7"/>
          <table:table-cell office:value-type="string" table:style-name="ce1">
            <text:p>Fideicomiso SEP/DGETI/FCE</text:p>
          </table:table-cell>
          <table:table-cell table:number-columns-repeated="16376"/>
        </table:table-row>
        <table:table-row table:style-name="ro4" table:visibility="collapse">
          <table:table-cell table:number-columns-repeated="7"/>
          <table:table-cell office:value-type="string" table:style-name="ce1">
            <text:p>Fideicomiso SEP-UNAM</text:p>
          </table:table-cell>
          <table:table-cell table:number-columns-repeated="16376"/>
        </table:table-row>
        <table:table-row table:style-name="ro4" table:visibility="collapse">
          <table:table-cell table:number-columns-repeated="7"/>
          <table:table-cell office:value-type="string" table:style-name="ce1">
            <text:p>Fideicomiso traslativo de dominio uerto los Cabos</text:p>
          </table:table-cell>
          <table:table-cell table:number-columns-repeated="16376"/>
        </table:table-row>
        <table:table-row table:style-name="ro4" table:visibility="collapse">
          <table:table-cell table:number-columns-repeated="7"/>
          <table:table-cell office:value-type="string" table:style-name="ce1">
            <text:p>Fideprotesis</text:p>
          </table:table-cell>
          <table:table-cell table:number-columns-repeated="16376"/>
        </table:table-row>
        <table:table-row table:style-name="ro4" table:visibility="collapse">
          <table:table-cell table:number-columns-repeated="7"/>
          <table:table-cell office:value-type="string" table:style-name="ce1">
            <text:p>Financiera Nacional de Desarrollo Agropecuario, Rural, Forestal y Pesquero</text:p>
          </table:table-cell>
          <table:table-cell table:number-columns-repeated="16376"/>
        </table:table-row>
        <table:table-row table:style-name="ro4" table:visibility="collapse">
          <table:table-cell table:number-columns-repeated="7"/>
          <table:table-cell office:value-type="string" table:style-name="ce1">
            <text:p>FONATUR Constructora, S.A. de C.V.</text:p>
          </table:table-cell>
          <table:table-cell table:number-columns-repeated="16376"/>
        </table:table-row>
        <table:table-row table:style-name="ro4" table:visibility="collapse">
          <table:table-cell table:number-columns-repeated="7"/>
          <table:table-cell office:value-type="string" table:style-name="ce1">
            <text:p>FONATUR Mantenimiento Turístico, S.A. de C.V.</text:p>
          </table:table-cell>
          <table:table-cell table:number-columns-repeated="16376"/>
        </table:table-row>
        <table:table-row table:style-name="ro4" table:visibility="collapse">
          <table:table-cell table:number-columns-repeated="7"/>
          <table:table-cell office:value-type="string" table:style-name="ce1">
            <text:p>FONATUR Operadora Portuaria, S.A. de C.V.</text:p>
          </table:table-cell>
          <table:table-cell table:number-columns-repeated="16376"/>
        </table:table-row>
        <table:table-row table:style-name="ro4" table:visibility="collapse">
          <table:table-cell table:number-columns-repeated="7"/>
          <table:table-cell office:value-type="string" table:style-name="ce1">
            <text:p>FONATUR Prestadora de Servicios, S.A. de C.V. (*)</text:p>
          </table:table-cell>
          <table:table-cell table:number-columns-repeated="16376"/>
        </table:table-row>
        <table:table-row table:style-name="ro4" table:visibility="collapse">
          <table:table-cell table:number-columns-repeated="7"/>
          <table:table-cell office:value-type="string" table:style-name="ce1">
            <text:p>Fondo Aportaciones para Servicio de Salud (FASSA)</text:p>
          </table:table-cell>
          <table:table-cell table:number-columns-repeated="16376"/>
        </table:table-row>
        <table:table-row table:style-name="ro4" table:visibility="collapse">
          <table:table-cell table:number-columns-repeated="7"/>
          <table:table-cell office:value-type="string" table:style-name="ce1">
            <text:p>Fondo de ahorro</text:p>
          </table:table-cell>
          <table:table-cell table:number-columns-repeated="16376"/>
        </table:table-row>
        <table:table-row table:style-name="ro4" table:visibility="collapse">
          <table:table-cell table:number-columns-repeated="7"/>
          <table:table-cell office:value-type="string" table:style-name="ce1">
            <text:p>Fondo de Ahorro Capitalizable de los Trabajadores Al Servicio del Estado (FONAC)</text:p>
          </table:table-cell>
          <table:table-cell table:number-columns-repeated="16376"/>
        </table:table-row>
        <table:table-row table:style-name="ro4" table:visibility="collapse">
          <table:table-cell table:number-columns-repeated="7"/>
          <table:table-cell office:value-type="string" table:style-name="ce1">
            <text:p>Fondo de ahorro capitalizable para los trabajadores operativos del INACIPE</text:p>
          </table:table-cell>
          <table:table-cell table:number-columns-repeated="16376"/>
        </table:table-row>
        <table:table-row table:style-name="ro4" table:visibility="collapse">
          <table:table-cell table:number-columns-repeated="7"/>
          <table:table-cell office:value-type="string" table:style-name="ce1">
            <text:p>Fondo de ahorro para los trabajadores de CORETT</text:p>
          </table:table-cell>
          <table:table-cell table:number-columns-repeated="16376"/>
        </table:table-row>
        <table:table-row table:style-name="ro4" table:visibility="collapse">
          <table:table-cell table:number-columns-repeated="7"/>
          <table:table-cell office:value-type="string" table:style-name="ce1">
            <text:p>Fondo de Aportaciones Múltiples (FAM)</text:p>
          </table:table-cell>
          <table:table-cell table:number-columns-repeated="16376"/>
        </table:table-row>
        <table:table-row table:style-name="ro4" table:visibility="collapse">
          <table:table-cell table:number-columns-repeated="7"/>
          <table:table-cell office:value-type="string" table:style-name="ce1">
            <text:p>Fondo de Aportaciones para Educación Tecnológica y de Adultos (FAETA)</text:p>
          </table:table-cell>
          <table:table-cell table:number-columns-repeated="16376"/>
        </table:table-row>
        <table:table-row table:style-name="ro4" table:visibility="collapse">
          <table:table-cell table:number-columns-repeated="7"/>
          <table:table-cell office:value-type="string" table:style-name="ce1">
            <text:p>Fondo de Aportaciones para el Fortalecimiento de las Entidades Federativas (FAFEF)</text:p>
          </table:table-cell>
          <table:table-cell table:number-columns-repeated="16376"/>
        </table:table-row>
        <table:table-row table:style-name="ro4" table:visibility="collapse">
          <table:table-cell table:number-columns-repeated="7"/>
          <table:table-cell office:value-type="string" table:style-name="ce1">
            <text:p>Fondo de Aportaciones para el Fortalecimiento de los Municipios y de las Demarcaciones Territoriales del Distrito Federal (FORTAMUN)</text:p>
          </table:table-cell>
          <table:table-cell table:number-columns-repeated="16376"/>
        </table:table-row>
        <table:table-row table:style-name="ro4" table:visibility="collapse">
          <table:table-cell table:number-columns-repeated="7"/>
          <table:table-cell office:value-type="string" table:style-name="ce1">
            <text:p>Fondo de Aportaciones para la Infraestructura Social (FAIS)</text:p>
          </table:table-cell>
          <table:table-cell table:number-columns-repeated="16376"/>
        </table:table-row>
        <table:table-row table:style-name="ro4" table:visibility="collapse">
          <table:table-cell table:number-columns-repeated="7"/>
          <table:table-cell office:value-type="string" table:style-name="ce1">
            <text:p>Fondo de Aportaciones para la Seguridad Pública de los Estados y del Distrito Federal (FASP)</text:p>
          </table:table-cell>
          <table:table-cell table:number-columns-repeated="16376"/>
        </table:table-row>
        <table:table-row table:style-name="ro4" table:visibility="collapse">
          <table:table-cell table:number-columns-repeated="7"/>
          <table:table-cell office:value-type="string" table:style-name="ce1">
            <text:p>Fondo de Aportaciones para Nómina Educativa y Gasto Operativo (FONE)</text:p>
          </table:table-cell>
          <table:table-cell table:number-columns-repeated="16376"/>
        </table:table-row>
        <table:table-row table:style-name="ro4" table:visibility="collapse">
          <table:table-cell table:number-columns-repeated="7"/>
          <table:table-cell office:value-type="string" table:style-name="ce1">
            <text:p>Fondo de apoyo a la administración de justicia</text:p>
          </table:table-cell>
          <table:table-cell table:number-columns-repeated="16376"/>
        </table:table-row>
        <table:table-row table:style-name="ro4" table:visibility="collapse">
          <table:table-cell table:number-columns-repeated="7"/>
          <table:table-cell office:value-type="string" table:style-name="ce1">
            <text:p>Fondo de apoyo al mercado intermedio de valores 9173</text:p>
          </table:table-cell>
          <table:table-cell table:number-columns-repeated="16376"/>
        </table:table-row>
        <table:table-row table:style-name="ro4" table:visibility="collapse">
          <table:table-cell table:number-columns-repeated="7"/>
          <table:table-cell office:value-type="string" table:style-name="ce1">
            <text:p>Fondo de apoyo al Programa Intersectorial de Educación Saludable</text:p>
          </table:table-cell>
          <table:table-cell table:number-columns-repeated="16376"/>
        </table:table-row>
        <table:table-row table:style-name="ro4" table:visibility="collapse">
          <table:table-cell table:number-columns-repeated="7"/>
          <table:table-cell office:value-type="string" table:style-name="ce1">
            <text:p>Fondo de apoyo en infraestructura y productividad</text:p>
          </table:table-cell>
          <table:table-cell table:number-columns-repeated="16376"/>
        </table:table-row>
        <table:table-row table:style-name="ro4" table:visibility="collapse">
          <table:table-cell table:number-columns-repeated="7"/>
          <table:table-cell office:value-type="string" table:style-name="ce1">
            <text:p>Fondo de apoyo para infraestructura y seguridad</text:p>
          </table:table-cell>
          <table:table-cell table:number-columns-repeated="16376"/>
        </table:table-row>
        <table:table-row table:style-name="ro4" table:visibility="collapse">
          <table:table-cell table:number-columns-repeated="7"/>
          <table:table-cell office:value-type="string" table:style-name="ce1">
            <text:p>Fondo de Apoyo para la Reestructura de Pensiones (FARP)</text:p>
          </table:table-cell>
          <table:table-cell table:number-columns-repeated="16376"/>
        </table:table-row>
        <table:table-row table:style-name="ro4" table:visibility="collapse">
          <table:table-cell table:number-columns-repeated="7"/>
          <table:table-cell office:value-type="string" table:style-name="ce1">
            <text:p>Fondo de apoyo social para ex trabajadores migratorios mexicanos</text:p>
          </table:table-cell>
          <table:table-cell table:number-columns-repeated="16376"/>
        </table:table-row>
        <table:table-row table:style-name="ro4" table:visibility="collapse">
          <table:table-cell table:number-columns-repeated="7"/>
          <table:table-cell office:value-type="string" table:style-name="ce1">
            <text:p>Fondo de auxilio económico a familiares de las víctimas de homicidio de mujeres en el Municipio de Juárez, Chihuahua</text:p>
          </table:table-cell>
          <table:table-cell table:number-columns-repeated="16376"/>
        </table:table-row>
        <table:table-row table:style-name="ro4" table:visibility="collapse">
          <table:table-cell table:number-columns-repeated="7"/>
          <table:table-cell office:value-type="string" table:style-name="ce1">
            <text:p>Fondo de ayuda, asistencia y reparación integral</text:p>
          </table:table-cell>
          <table:table-cell table:number-columns-repeated="16376"/>
        </table:table-row>
        <table:table-row table:style-name="ro4" table:visibility="collapse">
          <table:table-cell table:number-columns-repeated="7"/>
          <table:table-cell office:value-type="string" table:style-name="ce1">
            <text:p>Fondo de Capitalización e Inversión del Sector Rural</text:p>
          </table:table-cell>
          <table:table-cell table:number-columns-repeated="16376"/>
        </table:table-row>
        <table:table-row table:style-name="ro4" table:visibility="collapse">
          <table:table-cell table:number-columns-repeated="7"/>
          <table:table-cell office:value-type="string" table:style-name="ce1">
            <text:p>Fondo de compensación</text:p>
          </table:table-cell>
          <table:table-cell table:number-columns-repeated="16376"/>
        </table:table-row>
        <table:table-row table:style-name="ro4" table:visibility="collapse">
          <table:table-cell table:number-columns-repeated="7"/>
          <table:table-cell office:value-type="string" table:style-name="ce1">
            <text:p>Fondo de compensación al régimen de pequeños contribuyentes y del régimen de los intermedios</text:p>
          </table:table-cell>
          <table:table-cell table:number-columns-repeated="16376"/>
        </table:table-row>
        <table:table-row table:style-name="ro4" table:visibility="collapse">
          <table:table-cell table:number-columns-repeated="7"/>
          <table:table-cell office:value-type="string" table:style-name="ce1">
            <text:p>Fondo de compensación de automóviles nuevos</text:p>
          </table:table-cell>
          <table:table-cell table:number-columns-repeated="16376"/>
        </table:table-row>
        <table:table-row table:style-name="ro4" table:visibility="collapse">
          <table:table-cell table:number-columns-repeated="7"/>
          <table:table-cell office:value-type="string" table:style-name="ce1">
            <text:p>Fondo de cooperación internacional en ciencia y tecnología</text:p>
          </table:table-cell>
          <table:table-cell table:number-columns-repeated="16376"/>
        </table:table-row>
        <table:table-row table:style-name="ro4" table:visibility="collapse">
          <table:table-cell table:number-columns-repeated="7"/>
          <table:table-cell office:value-type="string" table:style-name="ce1">
            <text:p>Fondo de Cultura Económica</text:p>
          </table:table-cell>
          <table:table-cell table:number-columns-repeated="16376"/>
        </table:table-row>
        <table:table-row table:style-name="ro4" table:visibility="collapse">
          <table:table-cell table:number-columns-repeated="7"/>
          <table:table-cell office:value-type="string" table:style-name="ce1">
            <text:p>Fondo de desarrollo científico y tecnológico para el fomento de la producción y financiamiento de vivienda y el crecimiento del sector habitacional</text:p>
          </table:table-cell>
          <table:table-cell table:number-columns-repeated="16376"/>
        </table:table-row>
        <table:table-row table:style-name="ro4" table:visibility="collapse">
          <table:table-cell table:number-columns-repeated="7"/>
          <table:table-cell office:value-type="string" table:style-name="ce1">
            <text:p>Fondo de desarrollo regional sustentable de Estados y Municipios mineros</text:p>
          </table:table-cell>
          <table:table-cell table:number-columns-repeated="16376"/>
        </table:table-row>
        <table:table-row table:style-name="ro4" table:visibility="collapse">
          <table:table-cell table:number-columns-repeated="7"/>
          <table:table-cell office:value-type="string" table:style-name="ce1">
            <text:p>Fondo de Desastres Naturales (FONDEN)</text:p>
          </table:table-cell>
          <table:table-cell table:number-columns-repeated="16376"/>
        </table:table-row>
        <table:table-row table:style-name="ro4" table:visibility="collapse">
          <table:table-cell table:number-columns-repeated="7"/>
          <table:table-cell office:value-type="string" table:style-name="ce1">
            <text:p>Fondo de desincorporación de entidades</text:p>
          </table:table-cell>
          <table:table-cell table:number-columns-repeated="16376"/>
        </table:table-row>
        <table:table-row table:style-name="ro4" table:visibility="collapse">
          <table:table-cell table:number-columns-repeated="7"/>
          <table:table-cell office:value-type="string" table:style-name="ce1">
            <text:p>Fondo de Empresas Expropiadas del Sector Azucarero (*)</text:p>
          </table:table-cell>
          <table:table-cell table:number-columns-repeated="16376"/>
        </table:table-row>
        <table:table-row table:style-name="ro4" table:visibility="collapse">
          <table:table-cell table:number-columns-repeated="7"/>
          <table:table-cell office:value-type="string" table:style-name="ce1">
            <text:p>Fondo de Estabilización de los Ingresos de las Entidades Federativas (FEIEF)</text:p>
          </table:table-cell>
          <table:table-cell table:number-columns-repeated="16376"/>
        </table:table-row>
        <table:table-row table:style-name="ro4" table:visibility="collapse">
          <table:table-cell table:number-columns-repeated="7"/>
          <table:table-cell office:value-type="string" table:style-name="ce1">
            <text:p>Fondo de extracción de hidrocarburos</text:p>
          </table:table-cell>
          <table:table-cell table:number-columns-repeated="16376"/>
        </table:table-row>
        <table:table-row table:style-name="ro4" table:visibility="collapse">
          <table:table-cell table:number-columns-repeated="7"/>
          <table:table-cell office:value-type="string" table:style-name="ce1">
            <text:p>Fondo de fiscalización y recaudación</text:p>
          </table:table-cell>
          <table:table-cell table:number-columns-repeated="16376"/>
        </table:table-row>
        <table:table-row table:style-name="ro4" table:visibility="collapse">
          <table:table-cell table:number-columns-repeated="7"/>
          <table:table-cell office:value-type="string" table:style-name="ce1">
            <text:p>Fondo de fomento a la educación (FOFOE)</text:p>
          </table:table-cell>
          <table:table-cell table:number-columns-repeated="16376"/>
        </table:table-row>
        <table:table-row table:style-name="ro4" table:visibility="collapse">
          <table:table-cell table:number-columns-repeated="7"/>
          <table:table-cell office:value-type="string" table:style-name="ce1">
            <text:p>Fondo de fomento municipal</text:p>
          </table:table-cell>
          <table:table-cell table:number-columns-repeated="16376"/>
        </table:table-row>
        <table:table-row table:style-name="ro4" table:visibility="collapse">
          <table:table-cell table:number-columns-repeated="7"/>
          <table:table-cell office:value-type="string" table:style-name="ce1">
            <text:p>Fondo de fomento para la investigación científica y el desarrollo tecnológico de la Universidad Pedagógica Nacional</text:p>
          </table:table-cell>
          <table:table-cell table:number-columns-repeated="16376"/>
        </table:table-row>
        <table:table-row table:style-name="ro4" table:visibility="collapse">
          <table:table-cell table:number-columns-repeated="7"/>
          <table:table-cell office:value-type="string" table:style-name="ce1">
            <text:p>Fondo de Garantía y Fomento para la Agricultura, Ganadería y Avicultura</text:p>
          </table:table-cell>
          <table:table-cell table:number-columns-repeated="16376"/>
        </table:table-row>
        <table:table-row table:style-name="ro4" table:visibility="collapse">
          <table:table-cell table:number-columns-repeated="7"/>
          <table:table-cell office:value-type="string" table:style-name="ce1">
            <text:p>Fondo de Garantía y Fomento para las Actividades Pesqueras (*)</text:p>
          </table:table-cell>
          <table:table-cell table:number-columns-repeated="16376"/>
        </table:table-row>
        <table:table-row table:style-name="ro4" table:visibility="collapse">
          <table:table-cell table:number-columns-repeated="7"/>
          <table:table-cell office:value-type="string" table:style-name="ce1">
            <text:p>Fondo de infraestructura para países de Mesoamérica y el Caribe</text:p>
          </table:table-cell>
          <table:table-cell table:number-columns-repeated="16376"/>
        </table:table-row>
        <table:table-row table:style-name="ro4" table:visibility="collapse">
          <table:table-cell table:number-columns-repeated="7"/>
          <table:table-cell office:value-type="string" table:style-name="ce1">
            <text:p>Fondo de infraestructura y equipamiento del Instituto Federal de Telecomunicaciones</text:p>
          </table:table-cell>
          <table:table-cell table:number-columns-repeated="16376"/>
        </table:table-row>
        <table:table-row table:style-name="ro4" table:visibility="collapse">
          <table:table-cell table:number-columns-repeated="7"/>
          <table:table-cell office:value-type="string" table:style-name="ce1">
            <text:p>Fondo de innovación tecnológica Secretaría de Economía – CONACYT</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FICA Sureste 2)</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FICA)</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2 (FICA 2)</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3 (FICA 3)</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Activa (FICA Activa)</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Agropyme</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Logistics 1474/2012</text:p>
          </table:table-cell>
          <table:table-cell table:number-columns-repeated="16376"/>
        </table:table-row>
        <table:table-row table:style-name="ro4" table:visibility="collapse">
          <table:table-cell table:number-columns-repeated="7"/>
          <table:table-cell office:value-type="string" table:style-name="ce1">
            <text:p>Fondo de inversión de capital en Agronegocios Sureste (FICA Sureste)</text:p>
          </table:table-cell>
          <table:table-cell table:number-columns-repeated="16376"/>
        </table:table-row>
        <table:table-row table:style-name="ro4" table:visibility="collapse">
          <table:table-cell table:number-columns-repeated="7"/>
          <table:table-cell office:value-type="string" table:style-name="ce1">
            <text:p>Fondo de inversión para programas y proyectos de infraestructura del Gobierno Federal</text:p>
          </table:table-cell>
          <table:table-cell table:number-columns-repeated="16376"/>
        </table:table-row>
        <table:table-row table:number-rows-repeated="2" table:style-name="ro4" table:visibility="collapse">
          <table:table-cell table:number-columns-repeated="7"/>
          <table:table-cell office:value-type="string" table:style-name="ce1">
            <text:p>Fondo de investigación científica y desarrollo tecnológico</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 COMIMSA</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 El Colegio de la Frontera Sur Fid. 784</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 El Colegio de San Luis, A.C.</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l Centro de Investigación Científica de Yucatán, A.C.</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l Centro de Investigación en Geografía y Geomática, Ing. Jorge L. Tamayo, A.C.</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l Fondo de Información y Documentación para la Industria INFOTEC</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l Instituto Mexicano de Tecnología del Agua</text:p>
          </table:table-cell>
          <table:table-cell table:number-columns-repeated="16376"/>
        </table:table-row>
        <table:table-row table:style-name="ro4" table:visibility="collapse">
          <table:table-cell table:number-columns-repeated="7"/>
          <table:table-cell office:value-type="string" table:style-name="ce1">
            <text:p>Fondo de investigación científica y desarrollo tecnológico del Instituto Potosino de Investigación Científica y Tecnológica IPICYT, A.C.</text:p>
          </table:table-cell>
          <table:table-cell table:number-columns-repeated="16376"/>
        </table:table-row>
        <table:table-row table:style-name="ro4" table:visibility="collapse">
          <table:table-cell table:number-columns-repeated="7"/>
          <table:table-cell office:value-type="string" table:style-name="ce1">
            <text:p>Fondo de investigación y desarrollo para la modernización tecnológica</text:p>
          </table:table-cell>
          <table:table-cell table:number-columns-repeated="16376"/>
        </table:table-row>
        <table:table-row table:style-name="ro4" table:visibility="collapse">
          <table:table-cell table:number-columns-repeated="7"/>
          <table:table-cell office:value-type="string" table:style-name="ce1">
            <text:p>Fondo de la amistad México-Japón</text:p>
          </table:table-cell>
          <table:table-cell table:number-columns-repeated="16376"/>
        </table:table-row>
        <table:table-row table:style-name="ro4" table:visibility="collapse">
          <table:table-cell table:number-columns-repeated="7"/>
          <table:table-cell office:value-type="string" table:style-name="ce1">
            <text:p>Fondo de la Financiera Rural</text:p>
          </table:table-cell>
          <table:table-cell table:number-columns-repeated="16376"/>
        </table:table-row>
        <table:table-row table:style-name="ro4" table:visibility="collapse">
          <table:table-cell table:number-columns-repeated="7"/>
          <table:table-cell office:value-type="string" table:style-name="ce1">
            <text:p>Fondo de Operación y Financiamiento Bancario a la Vivienda (*)</text:p>
          </table:table-cell>
          <table:table-cell table:number-columns-repeated="16376"/>
        </table:table-row>
        <table:table-row table:style-name="ro4" table:visibility="collapse">
          <table:table-cell table:number-columns-repeated="7"/>
          <table:table-cell office:value-type="string" table:style-name="ce1">
            <text:p>Fondo de pensiones BANCOMEXT</text:p>
          </table:table-cell>
          <table:table-cell table:number-columns-repeated="16376"/>
        </table:table-row>
        <table:table-row table:style-name="ro4" table:visibility="collapse">
          <table:table-cell table:number-columns-repeated="7"/>
          <table:table-cell office:value-type="string" table:style-name="ce1">
            <text:p>Fondo de pensiones de contribución definida de BANCOMEXT</text:p>
          </table:table-cell>
          <table:table-cell table:number-columns-repeated="16376"/>
        </table:table-row>
        <table:table-row table:style-name="ro4" table:visibility="collapse">
          <table:table-cell table:number-columns-repeated="7"/>
          <table:table-cell office:value-type="string" table:style-name="ce1">
            <text:p>Fondo de pensiones de contribución definida de Nacional Financiera</text:p>
          </table:table-cell>
          <table:table-cell table:number-columns-repeated="16376"/>
        </table:table-row>
        <table:table-row table:style-name="ro4" table:visibility="collapse">
          <table:table-cell table:number-columns-repeated="7"/>
          <table:table-cell office:value-type="string" table:style-name="ce1">
            <text:p>Fondo de pensiones de instituciones liquidadas</text:p>
          </table:table-cell>
          <table:table-cell table:number-columns-repeated="16376"/>
        </table:table-row>
        <table:table-row table:style-name="ro4" table:visibility="collapse">
          <table:table-cell table:number-columns-repeated="7"/>
          <table:table-cell office:value-type="string" table:style-name="ce1">
            <text:p>Fondo de pensiones fideicomiso liquidador de Instituciones y Organizaciones Auxiliares de Crédito</text:p>
          </table:table-cell>
          <table:table-cell table:number-columns-repeated="16376"/>
        </table:table-row>
        <table:table-row table:style-name="ro4" table:visibility="collapse">
          <table:table-cell table:number-columns-repeated="7"/>
          <table:table-cell office:value-type="string" table:style-name="ce1">
            <text:p>Fondo de pensiones Financiera Nacional Azucarera<text:s/></text:p>
          </table:table-cell>
          <table:table-cell table:number-columns-repeated="16376"/>
        </table:table-row>
        <table:table-row table:style-name="ro4" table:visibility="collapse">
          <table:table-cell table:number-columns-repeated="7"/>
          <table:table-cell office:value-type="string" table:style-name="ce1">
            <text:p>Fondo de pensiones Servicios de Almacenamiento del Norte S.A.</text:p>
          </table:table-cell>
          <table:table-cell table:number-columns-repeated="16376"/>
        </table:table-row>
        <table:table-row table:style-name="ro4" table:visibility="collapse">
          <table:table-cell table:number-columns-repeated="7"/>
          <table:table-cell office:value-type="string" table:style-name="ce1">
            <text:p>Fondo de pensiones y primas de Antigüedad de NAFIN</text:p>
          </table:table-cell>
          <table:table-cell table:number-columns-repeated="16376"/>
        </table:table-row>
        <table:table-row table:style-name="ro4" table:visibility="collapse">
          <table:table-cell table:number-columns-repeated="7"/>
          <table:table-cell office:value-type="string" table:style-name="ce1">
            <text:p>Fondo de primas de antigüedad, beneficios al retiro y jubilaciones del Instituto de Investigaciones Eléctricas</text:p>
          </table:table-cell>
          <table:table-cell table:number-columns-repeated="16376"/>
        </table:table-row>
        <table:table-row table:style-name="ro4" table:visibility="collapse">
          <table:table-cell table:number-columns-repeated="7"/>
          <table:table-cell office:value-type="string" table:style-name="ce1">
            <text:p>Fondo de protección de sociedades financieras populares y de protección a sus ahorradores (F/10216)</text:p>
          </table:table-cell>
          <table:table-cell table:number-columns-repeated="16376"/>
        </table:table-row>
        <table:table-row table:style-name="ro4" table:visibility="collapse">
          <table:table-cell table:number-columns-repeated="7"/>
          <table:table-cell office:value-type="string" table:style-name="ce1">
            <text:p>Fondo de reconstrucción de Entidades Federativas</text:p>
          </table:table-cell>
          <table:table-cell table:number-columns-repeated="16376"/>
        </table:table-row>
        <table:table-row table:style-name="ro4" table:visibility="collapse">
          <table:table-cell table:number-columns-repeated="7"/>
          <table:table-cell office:value-type="string" table:style-name="ce1">
            <text:p>Fondo de Restitución (FORE)</text:p>
          </table:table-cell>
          <table:table-cell table:number-columns-repeated="16376"/>
        </table:table-row>
        <table:table-row table:style-name="ro4" table:visibility="collapse">
          <table:table-cell table:number-columns-repeated="7"/>
          <table:table-cell office:value-type="string" table:style-name="ce1">
            <text:p>Fondo de retiro de los trabajadores de la SEP (FORTE)</text:p>
          </table:table-cell>
          <table:table-cell table:number-columns-repeated="16376"/>
        </table:table-row>
        <table:table-row table:style-name="ro4" table:visibility="collapse">
          <table:table-cell table:number-columns-repeated="7"/>
          <table:table-cell office:value-type="string" table:style-name="ce1">
            <text:p>Fondo de retiro voluntario y liquidaciones del personal de CIATEQ, A.C.</text:p>
          </table:table-cell>
          <table:table-cell table:number-columns-repeated="16376"/>
        </table:table-row>
        <table:table-row table:style-name="ro4" table:visibility="collapse">
          <table:table-cell table:number-columns-repeated="7"/>
          <table:table-cell office:value-type="string" table:style-name="ce1">
            <text:p>Fondo de servicio universal eléctrico</text:p>
          </table:table-cell>
          <table:table-cell table:number-columns-repeated="16376"/>
        </table:table-row>
        <table:table-row table:style-name="ro4" table:visibility="collapse">
          <table:table-cell table:number-columns-repeated="7"/>
          <table:table-cell office:value-type="string" table:style-name="ce1">
            <text:p>Fondo de supervisión auxiliar de sociedades cooperativas de ahorro y Préstamo y de Protección a sus Ahorradores. F/10217</text:p>
          </table:table-cell>
          <table:table-cell table:number-columns-repeated="16376"/>
        </table:table-row>
        <table:table-row table:style-name="ro4" table:visibility="collapse">
          <table:table-cell table:number-columns-repeated="7"/>
          <table:table-cell office:value-type="string" table:style-name="ce1">
            <text:p>Fondo editorial de la Plástica Mexicana</text:p>
          </table:table-cell>
          <table:table-cell table:number-columns-repeated="16376"/>
        </table:table-row>
        <table:table-row table:style-name="ro4" table:visibility="collapse">
          <table:table-cell table:number-columns-repeated="7"/>
          <table:table-cell office:value-type="string" table:style-name="ce1">
            <text:p>Fondo Especial de Asistencia Técnica y Garantía para Créditos Agropecuarios (*)</text:p>
          </table:table-cell>
          <table:table-cell table:number-columns-repeated="16376"/>
        </table:table-row>
        <table:table-row table:style-name="ro4" table:visibility="collapse">
          <table:table-cell table:number-columns-repeated="7"/>
          <table:table-cell office:value-type="string" table:style-name="ce1">
            <text:p>Fondo Especial para Financiamientos Agropecuarios (*)</text:p>
          </table:table-cell>
          <table:table-cell table:number-columns-repeated="16376"/>
        </table:table-row>
        <table:table-row table:style-name="ro4" table:visibility="collapse">
          <table:table-cell table:number-columns-repeated="7"/>
          <table:table-cell office:value-type="string" table:style-name="ce1">
            <text:p>Fondo general de participaciones</text:p>
          </table:table-cell>
          <table:table-cell table:number-columns-repeated="16376"/>
        </table:table-row>
        <table:table-row table:style-name="ro4" table:visibility="collapse">
          <table:table-cell table:number-columns-repeated="7"/>
          <table:table-cell office:value-type="string" table:style-name="ce1">
            <text:p>Fondo institucional de fomento regional para el desarrollo científico, tecnológico, y de innovación</text:p>
          </table:table-cell>
          <table:table-cell table:number-columns-repeated="16376"/>
        </table:table-row>
        <table:table-row table:style-name="ro4" table:visibility="collapse">
          <table:table-cell table:number-columns-repeated="7"/>
          <table:table-cell office:value-type="string" table:style-name="ce1">
            <text:p>Fondo institucional del CONACYT (FOINS)</text:p>
          </table:table-cell>
          <table:table-cell table:number-columns-repeated="16376"/>
        </table:table-row>
        <table:table-row table:style-name="ro4" table:visibility="collapse">
          <table:table-cell table:number-columns-repeated="7"/>
          <table:table-cell office:value-type="string" table:style-name="ce1">
            <text:p>Fondo laboral PEMEX</text:p>
          </table:table-cell>
          <table:table-cell table:number-columns-repeated="16376"/>
        </table:table-row>
        <table:table-row table:style-name="ro4" table:visibility="collapse">
          <table:table-cell table:number-columns-repeated="7"/>
          <table:table-cell office:value-type="string" table:style-name="ce1">
            <text:p>Fondo Mexicano de Carbono, Capítulo Uno</text:p>
          </table:table-cell>
          <table:table-cell table:number-columns-repeated="16376"/>
        </table:table-row>
        <table:table-row table:style-name="ro4" table:visibility="collapse">
          <table:table-cell table:number-columns-repeated="7"/>
          <table:table-cell office:value-type="string" table:style-name="ce1">
            <text:p>Fondo Mexicano del Petróleo para la Estabilización y el Desarrollo</text:p>
          </table:table-cell>
          <table:table-cell table:number-columns-repeated="16376"/>
        </table:table-row>
        <table:table-row table:style-name="ro4" table:visibility="collapse">
          <table:table-cell table:number-columns-repeated="7"/>
          <table:table-cell office:value-type="string" table:style-name="ce1">
            <text:p>Fondo Mexicano para la conservación de la naturaleza</text:p>
          </table:table-cell>
          <table:table-cell table:number-columns-repeated="16376"/>
        </table:table-row>
        <table:table-row table:style-name="ro4" table:visibility="collapse">
          <table:table-cell table:number-columns-repeated="7"/>
          <table:table-cell office:value-type="string" table:style-name="ce1">
            <text:p>Fondo Mixto Ciudades Coloniales</text:p>
          </table:table-cell>
          <table:table-cell table:number-columns-repeated="16376"/>
        </table:table-row>
        <table:table-row table:style-name="ro4" table:visibility="collapse">
          <table:table-cell table:number-columns-repeated="7"/>
          <table:table-cell office:value-type="string" table:style-name="ce1">
            <text:p>Fondo mixto CONACYT - Gobierno del Distrito Federal</text:p>
          </table:table-cell>
          <table:table-cell table:number-columns-repeated="16376"/>
        </table:table-row>
        <table:table-row table:style-name="ro4" table:visibility="collapse">
          <table:table-cell table:number-columns-repeated="7"/>
          <table:table-cell office:value-type="string" table:style-name="ce1">
            <text:p>Fondo mixto CONACYT - Gobierno del Estado de Chihuahua.</text:p>
          </table:table-cell>
          <table:table-cell table:number-columns-repeated="16376"/>
        </table:table-row>
        <table:table-row table:style-name="ro4" table:visibility="collapse">
          <table:table-cell table:number-columns-repeated="7"/>
          <table:table-cell office:value-type="string" table:style-name="ce1">
            <text:p>Fondo mixto CONACYT - Gobierno del Estado de México</text:p>
          </table:table-cell>
          <table:table-cell table:number-columns-repeated="16376"/>
        </table:table-row>
        <table:table-row table:style-name="ro4" table:visibility="collapse">
          <table:table-cell table:number-columns-repeated="7"/>
          <table:table-cell office:value-type="string" table:style-name="ce1">
            <text:p>Fondo mixto CONACYT - Gobierno del Estado de Oaxaca</text:p>
          </table:table-cell>
          <table:table-cell table:number-columns-repeated="16376"/>
        </table:table-row>
        <table:table-row table:style-name="ro4" table:visibility="collapse">
          <table:table-cell table:number-columns-repeated="7"/>
          <table:table-cell office:value-type="string" table:style-name="ce1">
            <text:p>Fondo mixto CONACYT - Gobierno del Estado de Veracruz de Ignacio de la Llave</text:p>
          </table:table-cell>
          <table:table-cell table:number-columns-repeated="16376"/>
        </table:table-row>
        <table:table-row table:style-name="ro4" table:visibility="collapse">
          <table:table-cell table:number-columns-repeated="7"/>
          <table:table-cell office:value-type="string" table:style-name="ce1">
            <text:p>Fondo mixto CONACYT - Gobierno Municipal de la Paz, Baja California Sur</text:p>
          </table:table-cell>
          <table:table-cell table:number-columns-repeated="16376"/>
        </table:table-row>
        <table:table-row table:style-name="ro4" table:visibility="collapse">
          <table:table-cell table:number-columns-repeated="7"/>
          <table:table-cell office:value-type="string" table:style-name="ce1">
            <text:p>Fondo mixto CONACYT - Gobierno Municipal de Puebla, Puebla</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Aguascalientes</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Campeche</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Chiapas</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Coahuila de Zaragoza</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Colima</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Durango</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Guerrero</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Hidalgo</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Michoacán</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Quintana Roo</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Sinaloa</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Sonora</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Tabasco</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Tamaulipas</text:p>
          </table:table-cell>
          <table:table-cell table:number-columns-repeated="16376"/>
        </table:table-row>
        <table:table-row table:style-name="ro4" table:visibility="collapse">
          <table:table-cell table:number-columns-repeated="7"/>
          <table:table-cell office:value-type="string" table:style-name="ce1">
            <text:p>Fondo mixto CONACYT-Gobierno del Estado de Yucatán</text:p>
          </table:table-cell>
          <table:table-cell table:number-columns-repeated="16376"/>
        </table:table-row>
        <table:table-row table:style-name="ro4" table:visibility="collapse">
          <table:table-cell table:number-columns-repeated="7"/>
          <table:table-cell office:value-type="string" table:style-name="ce1">
            <text:p>Fondo mixto CONACYT-Gobierno Municipal de Ciudad Juárez Chihuahua</text:p>
          </table:table-cell>
          <table:table-cell table:number-columns-repeated="16376"/>
        </table:table-row>
        <table:table-row table:style-name="ro4" table:visibility="collapse">
          <table:table-cell table:number-columns-repeated="7"/>
          <table:table-cell office:value-type="string" table:style-name="ce1">
            <text:p>Fondo Mixto de Acapulco</text:p>
          </table:table-cell>
          <table:table-cell table:number-columns-repeated="16376"/>
        </table:table-row>
        <table:table-row table:style-name="ro4" table:visibility="collapse">
          <table:table-cell table:number-columns-repeated="7"/>
          <table:table-cell office:value-type="string" table:style-name="ce1">
            <text:p>Fondo mixto de cooperación técnica y científica México-España</text:p>
          </table:table-cell>
          <table:table-cell table:number-columns-repeated="16376"/>
        </table:table-row>
        <table:table-row table:style-name="ro4" table:visibility="collapse">
          <table:table-cell table:number-columns-repeated="7"/>
          <table:table-cell office:value-type="string" table:style-name="ce1">
            <text:p>Fondo Mixto de Cozumel, Quintana Roo</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Baja California</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Baja California Sur</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Guanajuato</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Jalisco</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Morelos</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Nayarit</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Nuevo León</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Puebla</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Querétaro</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San Luis Potosí</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Tlaxcala</text:p>
          </table:table-cell>
          <table:table-cell table:number-columns-repeated="16376"/>
        </table:table-row>
        <table:table-row table:style-name="ro4" table:visibility="collapse">
          <table:table-cell table:number-columns-repeated="7"/>
          <table:table-cell office:value-type="string" table:style-name="ce1">
            <text:p>Fondo mixto de fomento a la investigación científica y tecnológica CONACYT-Gobierno del Estado de Zacatecas</text:p>
          </table:table-cell>
          <table:table-cell table:number-columns-repeated="16376"/>
        </table:table-row>
        <table:table-row table:style-name="ro4" table:visibility="collapse">
          <table:table-cell table:number-columns-repeated="7"/>
          <table:table-cell office:value-type="string" table:style-name="ce1">
            <text:p>Fondo Mixto de Mazatlán</text:p>
          </table:table-cell>
          <table:table-cell table:number-columns-repeated="16376"/>
        </table:table-row>
        <table:table-row table:style-name="ro4" table:visibility="collapse">
          <table:table-cell table:number-columns-repeated="7"/>
          <table:table-cell office:value-type="string" table:style-name="ce1">
            <text:p>Fondo Mixto del Estado de Morelos</text:p>
          </table:table-cell>
          <table:table-cell table:number-columns-repeated="16376"/>
        </table:table-row>
        <table:table-row table:style-name="ro4" table:visibility="collapse">
          <table:table-cell table:number-columns-repeated="7"/>
          <table:table-cell office:value-type="string" table:style-name="ce1">
            <text:p>Fondo Mixto Mundo Maya</text:p>
          </table:table-cell>
          <table:table-cell table:number-columns-repeated="16376"/>
        </table:table-row>
        <table:table-row table:style-name="ro4" table:visibility="collapse">
          <table:table-cell table:number-columns-repeated="7"/>
          <table:table-cell office:value-type="string" table:style-name="ce1">
            <text:p>Fondo nacional de cooperación internacional para el desarrollo</text:p>
          </table:table-cell>
          <table:table-cell table:number-columns-repeated="16376"/>
        </table:table-row>
        <table:table-row table:style-name="ro4" table:visibility="collapse">
          <table:table-cell table:number-columns-repeated="7"/>
          <table:table-cell office:value-type="string" table:style-name="ce1">
            <text:p>Fondo Nacional de Fomento al Turismo</text:p>
          </table:table-cell>
          <table:table-cell table:number-columns-repeated="16376"/>
        </table:table-row>
        <table:table-row table:style-name="ro4" table:visibility="collapse">
          <table:table-cell table:number-columns-repeated="7"/>
          <table:table-cell office:value-type="string" table:style-name="ce1">
            <text:p>Fondo Nacional para el Fomento de las Artesanías</text:p>
          </table:table-cell>
          <table:table-cell table:number-columns-repeated="16376"/>
        </table:table-row>
        <table:table-row table:style-name="ro4" table:visibility="collapse">
          <table:table-cell table:number-columns-repeated="7"/>
          <table:table-cell office:value-type="string" table:style-name="ce1">
            <text:p>Fondo Nacional para el Fortalecimiento y Modernización de la Impartición de Justicia (FONDO JURICA)</text:p>
          </table:table-cell>
          <table:table-cell table:number-columns-repeated="16376"/>
        </table:table-row>
        <table:table-row table:style-name="ro4" table:visibility="collapse">
          <table:table-cell table:number-columns-repeated="7"/>
          <table:table-cell office:value-type="string" table:style-name="ce1">
            <text:p>Fondo para ayudas extraordinarias con motivo del incendio de la Guardería ABC</text:p>
          </table:table-cell>
          <table:table-cell table:number-columns-repeated="16376"/>
        </table:table-row>
        <table:table-row table:style-name="ro4" table:visibility="collapse">
          <table:table-cell table:number-columns-repeated="7"/>
          <table:table-cell office:value-type="string" table:style-name="ce1">
            <text:p>Fondo para el cambio climático</text:p>
          </table:table-cell>
          <table:table-cell table:number-columns-repeated="16376"/>
        </table:table-row>
        <table:table-row table:style-name="ro4" table:visibility="collapse">
          <table:table-cell table:number-columns-repeated="7"/>
          <table:table-cell office:value-type="string" table:style-name="ce1">
            <text:p>Fondo para el deporte de alto rendimiento</text:p>
          </table:table-cell>
          <table:table-cell table:number-columns-repeated="16376"/>
        </table:table-row>
        <table:table-row table:style-name="ro4" table:visibility="collapse">
          <table:table-cell table:number-columns-repeated="7"/>
          <table:table-cell office:value-type="string" table:style-name="ce1">
            <text:p>Fondo para el Desarrollo de Recursos Humanos</text:p>
          </table:table-cell>
          <table:table-cell table:number-columns-repeated="16376"/>
        </table:table-row>
        <table:table-row table:style-name="ro4" table:visibility="collapse">
          <table:table-cell table:number-columns-repeated="7"/>
          <table:table-cell office:value-type="string" table:style-name="ce1">
            <text:p>Fondo para el fomento y apoyo a la investigación científica y tecnológica en bioseguridad y biotecnología</text:p>
          </table:table-cell>
          <table:table-cell table:number-columns-repeated="16376"/>
        </table:table-row>
        <table:table-row table:style-name="ro4" table:visibility="collapse">
          <table:table-cell table:number-columns-repeated="7"/>
          <table:table-cell office:value-type="string" table:style-name="ce1">
            <text:p>Fondo para el ordenamiento de la propiedad rural</text:p>
          </table:table-cell>
          <table:table-cell table:number-columns-repeated="16376"/>
        </table:table-row>
        <table:table-row table:style-name="ro4" table:visibility="collapse">
          <table:table-cell table:number-columns-repeated="7"/>
          <table:table-cell office:value-type="string" table:style-name="ce1">
            <text:p>Fondo para la asistencia y defensa legal de los miembros de la Junta de Gobierno de la Comisión Nacional Bancaria y de Valores que no sean servidores públicos de ésta, así como de los Interventores y personal auxiliar al cual los propios Interventores les otorguen poderes porque sea necesario para el desempeño de sus funciones.</text:p>
          </table:table-cell>
          <table:table-cell table:number-columns-repeated="16376"/>
        </table:table-row>
        <table:table-row table:style-name="ro4" table:visibility="collapse">
          <table:table-cell table:number-columns-repeated="7"/>
          <table:table-cell office:value-type="string" table:style-name="ce1">
            <text:p>Fondo para la biodiversidad</text:p>
          </table:table-cell>
          <table:table-cell table:number-columns-repeated="16376"/>
        </table:table-row>
        <table:table-row table:style-name="ro4" table:visibility="collapse">
          <table:table-cell table:number-columns-repeated="7"/>
          <table:table-cell office:value-type="string" table:style-name="ce1">
            <text:p>Fondo para la participación de riesgos 11480</text:p>
          </table:table-cell>
          <table:table-cell table:number-columns-repeated="16376"/>
        </table:table-row>
        <table:table-row table:style-name="ro4" table:visibility="collapse">
          <table:table-cell table:number-columns-repeated="7"/>
          <table:table-cell office:value-type="string" table:style-name="ce1">
            <text:p>Fondo para la participación de riesgos en fianzas</text:p>
          </table:table-cell>
          <table:table-cell table:number-columns-repeated="16376"/>
        </table:table-row>
        <table:table-row table:style-name="ro4" table:visibility="collapse">
          <table:table-cell table:number-columns-repeated="7"/>
          <table:table-cell office:value-type="string" table:style-name="ce1">
            <text:p>Fondo para la prevención de desastres naturales</text:p>
          </table:table-cell>
          <table:table-cell table:number-columns-repeated="16376"/>
        </table:table-row>
        <table:table-row table:style-name="ro4" table:visibility="collapse">
          <table:table-cell table:number-columns-repeated="7"/>
          <table:table-cell office:value-type="string" table:style-name="ce1">
            <text:p>Fondo para la protección de personas defensoras de derechos humanos y periodistas</text:p>
          </table:table-cell>
          <table:table-cell table:number-columns-repeated="16376"/>
        </table:table-row>
        <table:table-row table:style-name="ro4" table:visibility="collapse">
          <table:table-cell table:number-columns-repeated="7"/>
          <table:table-cell office:value-type="string" table:style-name="ce1">
            <text:p>Fondo para la transición energética y el aprovechamiento sustentable de la energía</text:p>
          </table:table-cell>
          <table:table-cell table:number-columns-repeated="16376"/>
        </table:table-row>
        <table:table-row table:style-name="ro4" table:visibility="collapse">
          <table:table-cell table:number-columns-repeated="7"/>
          <table:table-cell office:value-type="string" table:style-name="ce1">
            <text:p>Fondo para los trabajadores por prima de antigüedad de EDUCAL</text:p>
          </table:table-cell>
          <table:table-cell table:number-columns-repeated="16376"/>
        </table:table-row>
        <table:table-row table:style-name="ro4" table:visibility="collapse">
          <table:table-cell table:number-columns-repeated="7"/>
          <table:table-cell office:value-type="string" table:style-name="ce1">
            <text:p>Fondo para solventar las contingencias derivadas de juicios laborales de la Comisión Federal de Competencia Económica</text:p>
          </table:table-cell>
          <table:table-cell table:number-columns-repeated="16376"/>
        </table:table-row>
        <table:table-row table:style-name="ro4" table:visibility="collapse">
          <table:table-cell table:number-columns-repeated="7"/>
          <table:table-cell office:value-type="string" table:style-name="ce1">
            <text:p>Fondo sectorial CONACYT – INEGI</text:p>
          </table:table-cell>
          <table:table-cell table:number-columns-repeated="16376"/>
        </table:table-row>
        <table:table-row table:style-name="ro4" table:visibility="collapse">
          <table:table-cell table:number-columns-repeated="7"/>
          <table:table-cell office:value-type="string" table:style-name="ce1">
            <text:p>Fondo sectorial CONACYT - Secretaría de Energía - Hidrocarburos</text:p>
          </table:table-cell>
          <table:table-cell table:number-columns-repeated="16376"/>
        </table:table-row>
        <table:table-row table:style-name="ro4" table:visibility="collapse">
          <table:table-cell table:number-columns-repeated="7"/>
          <table:table-cell office:value-type="string" table:style-name="ce1">
            <text:p>Fondo sectorial CONACYT - Secretaría de Energía - Sustentabilidad energética</text:p>
          </table:table-cell>
          <table:table-cell table:number-columns-repeated="16376"/>
        </table:table-row>
        <table:table-row table:style-name="ro4" table:visibility="collapse">
          <table:table-cell table:number-columns-repeated="7"/>
          <table:table-cell office:value-type="string" table:style-name="ce1">
            <text:p>Fondo sectorial CONACYT - SEGOB - CNS para la seguridad pública</text:p>
          </table:table-cell>
          <table:table-cell table:number-columns-repeated="16376"/>
        </table:table-row>
        <table:table-row table:style-name="ro4" table:visibility="collapse">
          <table:table-cell table:number-columns-repeated="7"/>
          <table:table-cell office:value-type="string" table:style-name="ce1">
            <text:p>Fondo sectorial de innovación Secretaría de Economía - CONACYT</text:p>
          </table:table-cell>
          <table:table-cell table:number-columns-repeated="16376"/>
        </table:table-row>
        <table:table-row table:style-name="ro4" table:visibility="collapse">
          <table:table-cell table:number-columns-repeated="7"/>
          <table:table-cell office:value-type="string" table:style-name="ce1">
            <text:p>Fondo sectorial de investigación ambiental</text:p>
          </table:table-cell>
          <table:table-cell table:number-columns-repeated="16376"/>
        </table:table-row>
        <table:table-row table:style-name="ro4" table:visibility="collapse">
          <table:table-cell table:number-columns-repeated="7"/>
          <table:table-cell office:value-type="string" table:style-name="ce1">
            <text:p>Fondo sectorial de investigación en materias agrícola, pecuaria, acuacultura, agrobiotecnología y recursos fitogenéticos</text:p>
          </table:table-cell>
          <table:table-cell table:number-columns-repeated="16376"/>
        </table:table-row>
        <table:table-row table:style-name="ro4" table:visibility="collapse">
          <table:table-cell table:number-columns-repeated="7"/>
          <table:table-cell office:value-type="string" table:style-name="ce1">
            <text:p>Fondo sectorial de investigación en salud y seguridad social</text:p>
          </table:table-cell>
          <table:table-cell table:number-columns-repeated="16376"/>
        </table:table-row>
        <table:table-row table:style-name="ro4" table:visibility="collapse">
          <table:table-cell table:number-columns-repeated="7"/>
          <table:table-cell office:value-type="string" table:style-name="ce1">
            <text:p>Fondo sectorial de investigación INIFED - CONACYT</text:p>
          </table:table-cell>
          <table:table-cell table:number-columns-repeated="16376"/>
        </table:table-row>
        <table:table-row table:style-name="ro4" table:visibility="collapse">
          <table:table-cell table:number-columns-repeated="7"/>
          <table:table-cell office:value-type="string" table:style-name="ce1">
            <text:p>Fondo sectorial de investigación para el desarrollo aeroportuario y la navegación aérea</text:p>
          </table:table-cell>
          <table:table-cell table:number-columns-repeated="16376"/>
        </table:table-row>
        <table:table-row table:style-name="ro4" table:visibility="collapse">
          <table:table-cell table:number-columns-repeated="7"/>
          <table:table-cell office:value-type="string" table:style-name="ce1">
            <text:p>Fondo sectorial de investigación para el desarrollo social</text:p>
          </table:table-cell>
          <table:table-cell table:number-columns-repeated="16376"/>
        </table:table-row>
        <table:table-row table:style-name="ro4" table:visibility="collapse">
          <table:table-cell table:number-columns-repeated="7"/>
          <table:table-cell office:value-type="string" table:style-name="ce1">
            <text:p>Fondo sectorial de investigación para la educación</text:p>
          </table:table-cell>
          <table:table-cell table:number-columns-repeated="16376"/>
        </table:table-row>
        <table:table-row table:style-name="ro4" table:visibility="collapse">
          <table:table-cell table:number-columns-repeated="7"/>
          <table:table-cell office:value-type="string" table:style-name="ce1">
            <text:p>Fondo sectorial de investigación Secretaría de Relaciones Exteriores</text:p>
          </table:table-cell>
          <table:table-cell table:number-columns-repeated="16376"/>
        </table:table-row>
        <table:table-row table:style-name="ro4" table:visibility="collapse">
          <table:table-cell table:number-columns-repeated="7"/>
          <table:table-cell office:value-type="string" table:style-name="ce1">
            <text:p>Fondo sectorial de investigación y desarrollo en ciencias navales</text:p>
          </table:table-cell>
          <table:table-cell table:number-columns-repeated="16376"/>
        </table:table-row>
        <table:table-row table:style-name="ro4" table:visibility="collapse">
          <table:table-cell table:number-columns-repeated="7"/>
          <table:table-cell office:value-type="string" table:style-name="ce1">
            <text:p>Fondo sectorial de investigación y desarrollo INMUJERES-CONACYT</text:p>
          </table:table-cell>
          <table:table-cell table:number-columns-repeated="16376"/>
        </table:table-row>
        <table:table-row table:style-name="ro4" table:visibility="collapse">
          <table:table-cell table:number-columns-repeated="7"/>
          <table:table-cell office:value-type="string" table:style-name="ce1">
            <text:p>Fondo sectorial de investigación y desarrollo sobre el agua</text:p>
          </table:table-cell>
          <table:table-cell table:number-columns-repeated="16376"/>
        </table:table-row>
        <table:table-row table:style-name="ro4" table:visibility="collapse">
          <table:table-cell table:number-columns-repeated="7"/>
          <table:table-cell office:value-type="string" table:style-name="ce1">
            <text:p>Fondo sectorial de investigación, desarrollo tecnológico e innovación del Ejército y Fuerza Aérea Mexicanos, CONACYT – SEDENA</text:p>
          </table:table-cell>
          <table:table-cell table:number-columns-repeated="16376"/>
        </table:table-row>
        <table:table-row table:style-name="ro4" table:visibility="collapse">
          <table:table-cell table:number-columns-repeated="7"/>
          <table:table-cell office:value-type="string" table:style-name="ce1">
            <text:p>Fondo sectorial de investigación, desarrollo tecnológico e innovación en actividades espaciales, CONACYT – AEM</text:p>
          </table:table-cell>
          <table:table-cell table:number-columns-repeated="16376"/>
        </table:table-row>
        <table:table-row table:style-name="ro4" table:visibility="collapse">
          <table:table-cell table:number-columns-repeated="7"/>
          <table:table-cell office:value-type="string" table:style-name="ce1">
            <text:p>Fondo sectorial para investigación y desarrollo tecnológico en energía</text:p>
          </table:table-cell>
          <table:table-cell table:number-columns-repeated="16376"/>
        </table:table-row>
        <table:table-row table:style-name="ro4" table:visibility="collapse">
          <table:table-cell table:number-columns-repeated="7"/>
          <table:table-cell office:value-type="string" table:style-name="ce1">
            <text:p>Fondo sectorial para la investigación, el desarrollo y la innovación tecnológica en turismo</text:p>
          </table:table-cell>
          <table:table-cell table:number-columns-repeated="16376"/>
        </table:table-row>
        <table:table-row table:style-name="ro4" table:visibility="collapse">
          <table:table-cell table:number-columns-repeated="7"/>
          <table:table-cell office:value-type="string" table:style-name="ce1">
            <text:p>Fondo sectorial para la investigación, el desarrollo y la innovación tecnológica forestal</text:p>
          </table:table-cell>
          <table:table-cell table:number-columns-repeated="16376"/>
        </table:table-row>
        <table:table-row table:style-name="ro4" table:visibility="collapse">
          <table:table-cell table:number-columns-repeated="7"/>
          <table:table-cell office:value-type="string" table:style-name="ce1">
            <text:p>Fondos de investigación científica y desarrollo tecnológico 1759-6</text:p>
          </table:table-cell>
          <table:table-cell table:number-columns-repeated="16376"/>
        </table:table-row>
        <table:table-row table:style-name="ro4" table:visibility="collapse">
          <table:table-cell table:number-columns-repeated="7"/>
          <table:table-cell office:value-type="string" table:style-name="ce1">
            <text:p>Gran Telescopio Canarias en el Observatorio del Roque de los Muchachos (GTC)</text:p>
          </table:table-cell>
          <table:table-cell table:number-columns-repeated="16376"/>
        </table:table-row>
        <table:table-row table:style-name="ro4" table:visibility="collapse">
          <table:table-cell table:number-columns-repeated="7"/>
          <table:table-cell office:value-type="string" table:style-name="ce1">
            <text:p>Grupo Aeroportuario de la Ciudad de México, S.A. de C.V.</text:p>
          </table:table-cell>
          <table:table-cell table:number-columns-repeated="16376"/>
        </table:table-row>
        <table:table-row table:style-name="ro4" table:visibility="collapse">
          <table:table-cell table:number-columns-repeated="7"/>
          <table:table-cell office:value-type="string" table:style-name="ce1">
            <text:p>Hospital General "Dr. Manuel Gea González"</text:p>
          </table:table-cell>
          <table:table-cell table:number-columns-repeated="16376"/>
        </table:table-row>
        <table:table-row table:style-name="ro4" table:visibility="collapse">
          <table:table-cell table:number-columns-repeated="7"/>
          <table:table-cell office:value-type="string" table:style-name="ce1">
            <text:p>Hospital General de México "Dr. Eduardo Liceaga"</text:p>
          </table:table-cell>
          <table:table-cell table:number-columns-repeated="16376"/>
        </table:table-row>
        <table:table-row table:style-name="ro4" table:visibility="collapse">
          <table:table-cell table:number-columns-repeated="7"/>
          <table:table-cell office:value-type="string" table:style-name="ce1">
            <text:p>Hospital Infantil de México Federico Gómez</text:p>
          </table:table-cell>
          <table:table-cell table:number-columns-repeated="16376"/>
        </table:table-row>
        <table:table-row table:style-name="ro4" table:visibility="collapse">
          <table:table-cell table:number-columns-repeated="7"/>
          <table:table-cell office:value-type="string" table:style-name="ce1">
            <text:p>Hospital Juárez de México</text:p>
          </table:table-cell>
          <table:table-cell table:number-columns-repeated="16376"/>
        </table:table-row>
        <table:table-row table:style-name="ro4" table:visibility="collapse">
          <table:table-cell table:number-columns-repeated="7"/>
          <table:table-cell office:value-type="string" table:style-name="ce1">
            <text:p>Hospital Regional de Alta Especialidad de Ciudad Victoria "Bicentenario 2010"</text:p>
          </table:table-cell>
          <table:table-cell table:number-columns-repeated="16376"/>
        </table:table-row>
        <table:table-row table:style-name="ro4" table:visibility="collapse">
          <table:table-cell table:number-columns-repeated="7"/>
          <table:table-cell office:value-type="string" table:style-name="ce1">
            <text:p>Hospital Regional de Alta Especialidad de Ixtapaluca</text:p>
          </table:table-cell>
          <table:table-cell table:number-columns-repeated="16376"/>
        </table:table-row>
        <table:table-row table:style-name="ro4" table:visibility="collapse">
          <table:table-cell table:number-columns-repeated="7"/>
          <table:table-cell office:value-type="string" table:style-name="ce1">
            <text:p>Hospital Regional de Alta Especialidad de la Península de Yucatán</text:p>
          </table:table-cell>
          <table:table-cell table:number-columns-repeated="16376"/>
        </table:table-row>
        <table:table-row table:style-name="ro4" table:visibility="collapse">
          <table:table-cell table:number-columns-repeated="7"/>
          <table:table-cell office:value-type="string" table:style-name="ce1">
            <text:p>Hospital Regional de Alta Especialidad de Oaxaca</text:p>
          </table:table-cell>
          <table:table-cell table:number-columns-repeated="16376"/>
        </table:table-row>
        <table:table-row table:style-name="ro4" table:visibility="collapse">
          <table:table-cell table:number-columns-repeated="7"/>
          <table:table-cell office:value-type="string" table:style-name="ce1">
            <text:p>Hospital Regional de Alta Especialidad del Bajío</text:p>
          </table:table-cell>
          <table:table-cell table:number-columns-repeated="16376"/>
        </table:table-row>
        <table:table-row table:style-name="ro4" table:visibility="collapse">
          <table:table-cell table:number-columns-repeated="7"/>
          <table:table-cell office:value-type="string" table:style-name="ce1">
            <text:p>Impresora y Encuadernadora Progreso, S.A. de C.V.</text:p>
          </table:table-cell>
          <table:table-cell table:number-columns-repeated="16376"/>
        </table:table-row>
        <table:table-row table:style-name="ro4" table:visibility="collapse">
          <table:table-cell table:number-columns-repeated="7"/>
          <table:table-cell office:value-type="string" table:style-name="ce1">
            <text:p>Impuesto Especial sobre Producción y Servicios</text:p>
          </table:table-cell>
          <table:table-cell table:number-columns-repeated="16376"/>
        </table:table-row>
        <table:table-row table:style-name="ro4" table:visibility="collapse">
          <table:table-cell table:number-columns-repeated="7"/>
          <table:table-cell office:value-type="string" table:style-name="ce1">
            <text:p>Impuesto sobre la renta participable</text:p>
          </table:table-cell>
          <table:table-cell table:number-columns-repeated="16376"/>
        </table:table-row>
        <table:table-row table:style-name="ro4" table:visibility="collapse">
          <table:table-cell table:number-columns-repeated="7"/>
          <table:table-cell office:value-type="string" table:style-name="ce1">
            <text:p>Incobusa, S.A. de C.V.</text:p>
          </table:table-cell>
          <table:table-cell table:number-columns-repeated="16376"/>
        </table:table-row>
        <table:table-row table:style-name="ro4" table:visibility="collapse">
          <table:table-cell table:number-columns-repeated="7"/>
          <table:table-cell office:value-type="string" table:style-name="ce1">
            <text:p>INFOTEC Centro de Investigación e Innovación en Tecnologías de la Información y Comunicación</text:p>
          </table:table-cell>
          <table:table-cell table:number-columns-repeated="16376"/>
        </table:table-row>
        <table:table-row table:style-name="ro4" table:visibility="collapse">
          <table:table-cell table:number-columns-repeated="7"/>
          <table:table-cell office:value-type="string" table:style-name="ce1">
            <text:p>Instituto de Administración y Avalúos de Bienes Nacionales (*)</text:p>
          </table:table-cell>
          <table:table-cell table:number-columns-repeated="16376"/>
        </table:table-row>
        <table:table-row table:style-name="ro4" table:visibility="collapse">
          <table:table-cell table:number-columns-repeated="7"/>
          <table:table-cell office:value-type="string" table:style-name="ce1">
            <text:p>Instituto de Competitividad Turística (*)</text:p>
          </table:table-cell>
          <table:table-cell table:number-columns-repeated="16376"/>
        </table:table-row>
        <table:table-row table:style-name="ro4" table:visibility="collapse">
          <table:table-cell table:number-columns-repeated="7"/>
          <table:table-cell office:value-type="string" table:style-name="ce1">
            <text:p>Instituto de Ecología, A.C.</text:p>
          </table:table-cell>
          <table:table-cell table:number-columns-repeated="16376"/>
        </table:table-row>
        <table:table-row table:style-name="ro4" table:visibility="collapse">
          <table:table-cell table:number-columns-repeated="7"/>
          <table:table-cell office:value-type="string" table:style-name="ce1">
            <text:p>Instituto de Formación Ministerial, Policial y Pericial (*)</text:p>
          </table:table-cell>
          <table:table-cell table:number-columns-repeated="16376"/>
        </table:table-row>
        <table:table-row table:style-name="ro4" table:visibility="collapse">
          <table:table-cell table:number-columns-repeated="7"/>
          <table:table-cell office:value-type="string" table:style-name="ce1">
            <text:p>Instituto de Investigaciones "Dr. José María Luis Mora"</text:p>
          </table:table-cell>
          <table:table-cell table:number-columns-repeated="16376"/>
        </table:table-row>
        <table:table-row table:style-name="ro4" table:visibility="collapse">
          <table:table-cell table:number-columns-repeated="7"/>
          <table:table-cell office:value-type="string" table:style-name="ce1">
            <text:p>Instituto de Investigaciones Eléctricas</text:p>
          </table:table-cell>
          <table:table-cell table:number-columns-repeated="16376"/>
        </table:table-row>
        <table:table-row table:style-name="ro4" table:visibility="collapse">
          <table:table-cell table:number-columns-repeated="7"/>
          <table:table-cell office:value-type="string" table:style-name="ce1">
            <text:p>Instituto de los Mexicanos en el Exterior (*)</text:p>
          </table:table-cell>
          <table:table-cell table:number-columns-repeated="16376"/>
        </table:table-row>
        <table:table-row table:style-name="ro4" table:visibility="collapse">
          <table:table-cell table:number-columns-repeated="7"/>
          <table:table-cell office:value-type="string" table:style-name="ce1">
            <text:p>Instituto de Seguridad Social para las Fuerzas Armadas Mexicanas</text:p>
          </table:table-cell>
          <table:table-cell table:number-columns-repeated="16376"/>
        </table:table-row>
        <table:table-row table:style-name="ro4" table:visibility="collapse">
          <table:table-cell table:number-columns-repeated="7"/>
          <table:table-cell office:value-type="string" table:style-name="ce1">
            <text:p>Instituto de Seguridad y Servicios Sociales de los Trabajadores del Estado</text:p>
          </table:table-cell>
          <table:table-cell table:number-columns-repeated="16376"/>
        </table:table-row>
        <table:table-row table:style-name="ro4" table:visibility="collapse">
          <table:table-cell table:number-columns-repeated="7"/>
          <table:table-cell office:value-type="string" table:style-name="ce1">
            <text:p>Instituto del Fondo Nacional de la Vivienda para los Trabajadores</text:p>
          </table:table-cell>
          <table:table-cell table:number-columns-repeated="16376"/>
        </table:table-row>
        <table:table-row table:style-name="ro4" table:visibility="collapse">
          <table:table-cell table:number-columns-repeated="7"/>
          <table:table-cell office:value-type="string" table:style-name="ce1">
            <text:p>Instituto del Fondo Nacional para el Consumo de los Trabajadores</text:p>
          </table:table-cell>
          <table:table-cell table:number-columns-repeated="16376"/>
        </table:table-row>
        <table:table-row table:style-name="ro4" table:visibility="collapse">
          <table:table-cell table:number-columns-repeated="7"/>
          <table:table-cell office:value-type="string" table:style-name="ce1">
            <text:p>Instituto Federal de Telecomunicaciones</text:p>
          </table:table-cell>
          <table:table-cell table:number-columns-repeated="16376"/>
        </table:table-row>
        <table:table-row table:style-name="ro4" table:visibility="collapse">
          <table:table-cell table:number-columns-repeated="7"/>
          <table:table-cell office:value-type="string" table:style-name="ce1">
            <text:p>Instituto Matías Romero (*)</text:p>
          </table:table-cell>
          <table:table-cell table:number-columns-repeated="16376"/>
        </table:table-row>
        <table:table-row table:style-name="ro4" table:visibility="collapse">
          <table:table-cell table:number-columns-repeated="7"/>
          <table:table-cell office:value-type="string" table:style-name="ce1">
            <text:p>Instituto Mexicano de Cinematografía</text:p>
          </table:table-cell>
          <table:table-cell table:number-columns-repeated="16376"/>
        </table:table-row>
        <table:table-row table:style-name="ro4" table:visibility="collapse">
          <table:table-cell table:number-columns-repeated="7"/>
          <table:table-cell office:value-type="string" table:style-name="ce1">
            <text:p>Instituto Mexicano de la Juventud</text:p>
          </table:table-cell>
          <table:table-cell table:number-columns-repeated="16376"/>
        </table:table-row>
        <table:table-row table:style-name="ro4" table:visibility="collapse">
          <table:table-cell table:number-columns-repeated="7"/>
          <table:table-cell office:value-type="string" table:style-name="ce1">
            <text:p>Instituto Mexicano de la Propiedad Industrial</text:p>
          </table:table-cell>
          <table:table-cell table:number-columns-repeated="16376"/>
        </table:table-row>
        <table:table-row table:style-name="ro4" table:visibility="collapse">
          <table:table-cell table:number-columns-repeated="7"/>
          <table:table-cell office:value-type="string" table:style-name="ce1">
            <text:p>Instituto Mexicano de la Radio</text:p>
          </table:table-cell>
          <table:table-cell table:number-columns-repeated="16376"/>
        </table:table-row>
        <table:table-row table:style-name="ro4" table:visibility="collapse">
          <table:table-cell table:number-columns-repeated="7"/>
          <table:table-cell office:value-type="string" table:style-name="ce1">
            <text:p>Instituto Mexicano de Tecnología del Agua</text:p>
          </table:table-cell>
          <table:table-cell table:number-columns-repeated="16376"/>
        </table:table-row>
        <table:table-row table:style-name="ro4" table:visibility="collapse">
          <table:table-cell table:number-columns-repeated="7"/>
          <table:table-cell office:value-type="string" table:style-name="ce1">
            <text:p>Instituto Mexicano del Petróleo</text:p>
          </table:table-cell>
          <table:table-cell table:number-columns-repeated="16376"/>
        </table:table-row>
        <table:table-row table:style-name="ro4" table:visibility="collapse">
          <table:table-cell table:number-columns-repeated="7"/>
          <table:table-cell office:value-type="string" table:style-name="ce1">
            <text:p>Instituto Mexicano del Seguro Social</text:p>
          </table:table-cell>
          <table:table-cell table:number-columns-repeated="16376"/>
        </table:table-row>
        <table:table-row table:style-name="ro4" table:visibility="collapse">
          <table:table-cell table:number-columns-repeated="7"/>
          <table:table-cell office:value-type="string" table:style-name="ce1">
            <text:p>Instituto Mexicano del Transporte (*)</text:p>
          </table:table-cell>
          <table:table-cell table:number-columns-repeated="16376"/>
        </table:table-row>
        <table:table-row table:style-name="ro4" table:visibility="collapse">
          <table:table-cell table:number-columns-repeated="7"/>
          <table:table-cell office:value-type="string" table:style-name="ce1">
            <text:p>Instituto Nacional de Antropología e Historia</text:p>
          </table:table-cell>
          <table:table-cell table:number-columns-repeated="16376"/>
        </table:table-row>
        <table:table-row table:style-name="ro4" table:visibility="collapse">
          <table:table-cell table:number-columns-repeated="7"/>
          <table:table-cell office:value-type="string" table:style-name="ce1">
            <text:p>Instituto Nacional de Astrofísica, Óptica y Electrónica</text:p>
          </table:table-cell>
          <table:table-cell table:number-columns-repeated="16376"/>
        </table:table-row>
        <table:table-row table:style-name="ro4" table:visibility="collapse">
          <table:table-cell table:number-columns-repeated="7"/>
          <table:table-cell office:value-type="string" table:style-name="ce1">
            <text:p>Instituto Nacional de Bellas Artes y Literatura</text:p>
          </table:table-cell>
          <table:table-cell table:number-columns-repeated="16376"/>
        </table:table-row>
        <table:table-row table:style-name="ro4" table:visibility="collapse">
          <table:table-cell table:number-columns-repeated="7"/>
          <table:table-cell office:value-type="string" table:style-name="ce1">
            <text:p>Instituto Nacional de Cancerología</text:p>
          </table:table-cell>
          <table:table-cell table:number-columns-repeated="16376"/>
        </table:table-row>
        <table:table-row table:style-name="ro4" table:visibility="collapse">
          <table:table-cell table:number-columns-repeated="7"/>
          <table:table-cell office:value-type="string" table:style-name="ce1">
            <text:p>Instituto Nacional de Cardiología Ignacio Chávez</text:p>
          </table:table-cell>
          <table:table-cell table:number-columns-repeated="16376"/>
        </table:table-row>
        <table:table-row table:style-name="ro4" table:visibility="collapse">
          <table:table-cell table:number-columns-repeated="7"/>
          <table:table-cell office:value-type="string" table:style-name="ce1">
            <text:p>Instituto Nacional de Ciencias Médicas y Nutrición Salvador Zubirán</text:p>
          </table:table-cell>
          <table:table-cell table:number-columns-repeated="16376"/>
        </table:table-row>
        <table:table-row table:style-name="ro4" table:visibility="collapse">
          <table:table-cell table:number-columns-repeated="7"/>
          <table:table-cell office:value-type="string" table:style-name="ce1">
            <text:p>Instituto Nacional de Ciencias Penales</text:p>
          </table:table-cell>
          <table:table-cell table:number-columns-repeated="16376"/>
        </table:table-row>
        <table:table-row table:style-name="ro4" table:visibility="collapse">
          <table:table-cell table:number-columns-repeated="7"/>
          <table:table-cell office:value-type="string" table:style-name="ce1">
            <text:p>Instituto Nacional de Desarrollo Social</text:p>
          </table:table-cell>
          <table:table-cell table:number-columns-repeated="16376"/>
        </table:table-row>
        <table:table-row table:style-name="ro4" table:visibility="collapse">
          <table:table-cell table:number-columns-repeated="7"/>
          <table:table-cell office:value-type="string" table:style-name="ce1">
            <text:p>Instituto Nacional de Ecología y Cambio Climático</text:p>
          </table:table-cell>
          <table:table-cell table:number-columns-repeated="16376"/>
        </table:table-row>
        <table:table-row table:style-name="ro4" table:visibility="collapse">
          <table:table-cell table:number-columns-repeated="7"/>
          <table:table-cell office:value-type="string" table:style-name="ce1">
            <text:p>Instituto Nacional de Enfermedades Respiratorias Ismael Cosío Villegas</text:p>
          </table:table-cell>
          <table:table-cell table:number-columns-repeated="16376"/>
        </table:table-row>
        <table:table-row table:style-name="ro4" table:visibility="collapse">
          <table:table-cell table:number-columns-repeated="7"/>
          <table:table-cell office:value-type="string" table:style-name="ce1">
            <text:p>Instituto Nacional de Estadística y Geografía</text:p>
          </table:table-cell>
          <table:table-cell table:number-columns-repeated="16376"/>
        </table:table-row>
        <table:table-row table:style-name="ro4" table:visibility="collapse">
          <table:table-cell table:number-columns-repeated="7"/>
          <table:table-cell office:value-type="string" table:style-name="ce1">
            <text:p>Instituto Nacional de Estudios Históricos de las Revoluciones de México</text:p>
          </table:table-cell>
          <table:table-cell table:number-columns-repeated="16376"/>
        </table:table-row>
        <table:table-row table:style-name="ro4" table:visibility="collapse">
          <table:table-cell table:number-columns-repeated="7"/>
          <table:table-cell office:value-type="string" table:style-name="ce1">
            <text:p>Instituto Nacional de Geriatría (*)</text:p>
          </table:table-cell>
          <table:table-cell table:number-columns-repeated="16376"/>
        </table:table-row>
        <table:table-row table:style-name="ro4" table:visibility="collapse">
          <table:table-cell table:number-columns-repeated="7"/>
          <table:table-cell office:value-type="string" table:style-name="ce1">
            <text:p>Instituto Nacional de Investigaciones Forestales, Agrícolas y Pecuarias</text:p>
          </table:table-cell>
          <table:table-cell table:number-columns-repeated="16376"/>
        </table:table-row>
        <table:table-row table:style-name="ro4" table:visibility="collapse">
          <table:table-cell table:number-columns-repeated="7"/>
          <table:table-cell office:value-type="string" table:style-name="ce1">
            <text:p>Instituto Nacional de Investigaciones Nucleares</text:p>
          </table:table-cell>
          <table:table-cell table:number-columns-repeated="16376"/>
        </table:table-row>
        <table:table-row table:style-name="ro4" table:visibility="collapse">
          <table:table-cell table:number-columns-repeated="7"/>
          <table:table-cell office:value-type="string" table:style-name="ce1">
            <text:p>Instituto Nacional de la Economía Social</text:p>
          </table:table-cell>
          <table:table-cell table:number-columns-repeated="16376"/>
        </table:table-row>
        <table:table-row table:style-name="ro4" table:visibility="collapse">
          <table:table-cell table:number-columns-repeated="7"/>
          <table:table-cell office:value-type="string" table:style-name="ce1">
            <text:p>Instituto Nacional de la Infraestructura Física Educativa</text:p>
          </table:table-cell>
          <table:table-cell table:number-columns-repeated="16376"/>
        </table:table-row>
        <table:table-row table:style-name="ro4" table:visibility="collapse">
          <table:table-cell table:number-columns-repeated="7"/>
          <table:table-cell office:value-type="string" table:style-name="ce1">
            <text:p>Instituto Nacional de las Mujeres</text:p>
          </table:table-cell>
          <table:table-cell table:number-columns-repeated="16376"/>
        </table:table-row>
        <table:table-row table:style-name="ro4" table:visibility="collapse">
          <table:table-cell table:number-columns-repeated="7"/>
          <table:table-cell office:value-type="string" table:style-name="ce1">
            <text:p>Instituto Nacional de las Personas Adultas Mayores</text:p>
          </table:table-cell>
          <table:table-cell table:number-columns-repeated="16376"/>
        </table:table-row>
        <table:table-row table:style-name="ro4" table:visibility="collapse">
          <table:table-cell table:number-columns-repeated="7"/>
          <table:table-cell office:value-type="string" table:style-name="ce1">
            <text:p>Instituto Nacional de Lenguas Indígenas</text:p>
          </table:table-cell>
          <table:table-cell table:number-columns-repeated="16376"/>
        </table:table-row>
        <table:table-row table:style-name="ro4" table:visibility="collapse">
          <table:table-cell table:number-columns-repeated="7"/>
          <table:table-cell office:value-type="string" table:style-name="ce1">
            <text:p>Instituto Nacional de Medicina Genómica</text:p>
          </table:table-cell>
          <table:table-cell table:number-columns-repeated="16376"/>
        </table:table-row>
        <table:table-row table:style-name="ro4" table:visibility="collapse">
          <table:table-cell table:number-columns-repeated="7"/>
          <table:table-cell office:value-type="string" table:style-name="ce1">
            <text:p>Instituto Nacional de Migración</text:p>
          </table:table-cell>
          <table:table-cell table:number-columns-repeated="16376"/>
        </table:table-row>
        <table:table-row table:style-name="ro4" table:visibility="collapse">
          <table:table-cell table:number-columns-repeated="7"/>
          <table:table-cell office:value-type="string" table:style-name="ce1">
            <text:p>Instituto Nacional de Neurología y Neurocirugía Manuel Velasco Suárez</text:p>
          </table:table-cell>
          <table:table-cell table:number-columns-repeated="16376"/>
        </table:table-row>
        <table:table-row table:style-name="ro4" table:visibility="collapse">
          <table:table-cell table:number-columns-repeated="7"/>
          <table:table-cell office:value-type="string" table:style-name="ce1">
            <text:p>Instituto Nacional de Pediatría</text:p>
          </table:table-cell>
          <table:table-cell table:number-columns-repeated="16376"/>
        </table:table-row>
        <table:table-row table:style-name="ro4" table:visibility="collapse">
          <table:table-cell table:number-columns-repeated="7"/>
          <table:table-cell office:value-type="string" table:style-name="ce1">
            <text:p>Instituto Nacional de Perinatología Isidro Espinosa de los Reyes</text:p>
          </table:table-cell>
          <table:table-cell table:number-columns-repeated="16376"/>
        </table:table-row>
        <table:table-row table:style-name="ro4" table:visibility="collapse">
          <table:table-cell table:number-columns-repeated="7"/>
          <table:table-cell office:value-type="string" table:style-name="ce1">
            <text:p>Instituto Nacional de Pesca</text:p>
          </table:table-cell>
          <table:table-cell table:number-columns-repeated="16376"/>
        </table:table-row>
        <table:table-row table:style-name="ro4" table:visibility="collapse">
          <table:table-cell table:number-columns-repeated="7"/>
          <table:table-cell office:value-type="string" table:style-name="ce1">
            <text:p>Instituto Nacional de Psiquiatría Ramón de la Fuente Muñiz</text:p>
          </table:table-cell>
          <table:table-cell table:number-columns-repeated="16376"/>
        </table:table-row>
        <table:table-row table:style-name="ro4" table:visibility="collapse">
          <table:table-cell table:number-columns-repeated="7"/>
          <table:table-cell office:value-type="string" table:style-name="ce1">
            <text:p>Instituto Nacional de Rehabilitación Luis Guillermo Ibarra Ibarra</text:p>
          </table:table-cell>
          <table:table-cell table:number-columns-repeated="16376"/>
        </table:table-row>
        <table:table-row table:style-name="ro4" table:visibility="collapse">
          <table:table-cell table:number-columns-repeated="7"/>
          <table:table-cell office:value-type="string" table:style-name="ce1">
            <text:p>Instituto Nacional de Salud Pública</text:p>
          </table:table-cell>
          <table:table-cell table:number-columns-repeated="16376"/>
        </table:table-row>
        <table:table-row table:style-name="ro4" table:visibility="collapse">
          <table:table-cell table:number-columns-repeated="7"/>
          <table:table-cell office:value-type="string" table:style-name="ce1">
            <text:p>Instituto Nacional de Transparencia, Acceso a la Información y Protección de Datos Personales</text:p>
          </table:table-cell>
          <table:table-cell table:number-columns-repeated="16376"/>
        </table:table-row>
        <table:table-row table:style-name="ro4" table:visibility="collapse">
          <table:table-cell table:number-columns-repeated="7"/>
          <table:table-cell office:value-type="string" table:style-name="ce1">
            <text:p>Instituto Nacional del Derecho de Autor (*)</text:p>
          </table:table-cell>
          <table:table-cell table:number-columns-repeated="16376"/>
        </table:table-row>
        <table:table-row table:style-name="ro4" table:visibility="collapse">
          <table:table-cell table:number-columns-repeated="7"/>
          <table:table-cell office:value-type="string" table:style-name="ce1">
            <text:p>Instituto Nacional del Emprendedor</text:p>
          </table:table-cell>
          <table:table-cell table:number-columns-repeated="16376"/>
        </table:table-row>
        <table:table-row table:style-name="ro4" table:visibility="collapse">
          <table:table-cell table:number-columns-repeated="7"/>
          <table:table-cell office:value-type="string" table:style-name="ce1">
            <text:p>Instituto Nacional Electoral</text:p>
          </table:table-cell>
          <table:table-cell table:number-columns-repeated="16376"/>
        </table:table-row>
        <table:table-row table:style-name="ro4" table:visibility="collapse">
          <table:table-cell table:number-columns-repeated="7"/>
          <table:table-cell office:value-type="string" table:style-name="ce1">
            <text:p>Instituto Nacional para el Desarrollo de Capacidades del Sector Rural, A.C.</text:p>
          </table:table-cell>
          <table:table-cell table:number-columns-repeated="16376"/>
        </table:table-row>
        <table:table-row table:style-name="ro4" table:visibility="collapse">
          <table:table-cell table:number-columns-repeated="7"/>
          <table:table-cell office:value-type="string" table:style-name="ce1">
            <text:p>Instituto Nacional para el Federalismo y el Desarrollo Municipal (*)</text:p>
          </table:table-cell>
          <table:table-cell table:number-columns-repeated="16376"/>
        </table:table-row>
        <table:table-row table:style-name="ro4" table:visibility="collapse">
          <table:table-cell table:number-columns-repeated="7"/>
          <table:table-cell office:value-type="string" table:style-name="ce1">
            <text:p>Instituto Nacional para la Educación de los Adultos</text:p>
          </table:table-cell>
          <table:table-cell table:number-columns-repeated="16376"/>
        </table:table-row>
        <table:table-row table:style-name="ro4" table:visibility="collapse">
          <table:table-cell table:number-columns-repeated="7"/>
          <table:table-cell office:value-type="string" table:style-name="ce1">
            <text:p>Instituto Nacional para la Evaluación de la Educación</text:p>
          </table:table-cell>
          <table:table-cell table:number-columns-repeated="16376"/>
        </table:table-row>
        <table:table-row table:style-name="ro4" table:visibility="collapse">
          <table:table-cell table:number-columns-repeated="7"/>
          <table:table-cell office:value-type="string" table:style-name="ce1">
            <text:p>Instituto para el Desarrollo Técnico de las Haciendas Públicas</text:p>
          </table:table-cell>
          <table:table-cell table:number-columns-repeated="16376"/>
        </table:table-row>
        <table:table-row table:style-name="ro4" table:visibility="collapse">
          <table:table-cell table:number-columns-repeated="7"/>
          <table:table-cell office:value-type="string" table:style-name="ce1">
            <text:p>Instituto para la Protección al Ahorro Bancario</text:p>
          </table:table-cell>
          <table:table-cell table:number-columns-repeated="16376"/>
        </table:table-row>
        <table:table-row table:style-name="ro4" table:visibility="collapse">
          <table:table-cell table:number-columns-repeated="7"/>
          <table:table-cell office:value-type="string" table:style-name="ce1">
            <text:p>Instituto Politécnico Nacional</text:p>
          </table:table-cell>
          <table:table-cell table:number-columns-repeated="16376"/>
        </table:table-row>
        <table:table-row table:style-name="ro4" table:visibility="collapse">
          <table:table-cell table:number-columns-repeated="7"/>
          <table:table-cell office:value-type="string" table:style-name="ce1">
            <text:p>Instituto Potosino de Investigación Científica y Tecnológica, A.C.</text:p>
          </table:table-cell>
          <table:table-cell table:number-columns-repeated="16376"/>
        </table:table-row>
        <table:table-row table:style-name="ro4" table:visibility="collapse">
          <table:table-cell table:number-columns-repeated="7"/>
          <table:table-cell office:value-type="string" table:style-name="ce1">
            <text:p>Junta Federal de Conciliación y Arbitraje</text:p>
          </table:table-cell>
          <table:table-cell table:number-columns-repeated="16376"/>
        </table:table-row>
        <table:table-row table:style-name="ro4" table:visibility="collapse">
          <table:table-cell table:number-columns-repeated="7"/>
          <table:table-cell office:value-type="string" table:style-name="ce1">
            <text:p>La transferencia <text:s/>del Fondo Mexicano del Petróleo para la Estabilización y el Desarrollo</text:p>
          </table:table-cell>
          <table:table-cell table:number-columns-repeated="16376"/>
        </table:table-row>
        <table:table-row table:style-name="ro4" table:visibility="collapse">
          <table:table-cell table:number-columns-repeated="7"/>
          <table:table-cell office:value-type="string" table:style-name="ce1">
            <text:p>Laboratorios de Biológicos y Reactivos de México, S.A. de C.V.</text:p>
          </table:table-cell>
          <table:table-cell table:number-columns-repeated="16376"/>
        </table:table-row>
        <table:table-row table:style-name="ro4" table:visibility="collapse">
          <table:table-cell table:number-columns-repeated="7"/>
          <table:table-cell office:value-type="string" table:style-name="ce1">
            <text:p>Liconsa, S.A. de C.V.</text:p>
          </table:table-cell>
          <table:table-cell table:number-columns-repeated="16376"/>
        </table:table-row>
        <table:table-row table:style-name="ro4" table:visibility="collapse">
          <table:table-cell table:number-columns-repeated="7"/>
          <table:table-cell office:value-type="string" table:style-name="ce1">
            <text:p>Lotería Nacional para la Asistencia Pública</text:p>
          </table:table-cell>
          <table:table-cell table:number-columns-repeated="16376"/>
        </table:table-row>
        <table:table-row table:style-name="ro4" table:visibility="collapse">
          <table:table-cell table:number-columns-repeated="7"/>
          <table:table-cell office:value-type="string" table:style-name="ce1">
            <text:p>M. 133.- Fraccionamiento Agua Hedionda</text:p>
          </table:table-cell>
          <table:table-cell table:number-columns-repeated="16376"/>
        </table:table-row>
        <table:table-row table:style-name="ro4" table:visibility="collapse">
          <table:table-cell table:number-columns-repeated="7"/>
          <table:table-cell office:value-type="string" table:style-name="ce1">
            <text:p>Mand. 1312.- Juicio promovido por ICA vs INECEL de la República de Ecuador</text:p>
          </table:table-cell>
          <table:table-cell table:number-columns-repeated="16376"/>
        </table:table-row>
        <table:table-row table:style-name="ro4" table:visibility="collapse">
          <table:table-cell table:number-columns-repeated="7"/>
          <table:table-cell office:value-type="string" table:style-name="ce1">
            <text:p>Mandato Antiguo Colegio de San Idelfonso</text:p>
          </table:table-cell>
          <table:table-cell table:number-columns-repeated="16376"/>
        </table:table-row>
        <table:table-row table:style-name="ro4" table:visibility="collapse">
          <table:table-cell table:number-columns-repeated="7"/>
          <table:table-cell office:value-type="string" table:style-name="ce1">
            <text:p>Mandato de administración para la transmisión de bienes a favor de grupos campesinos</text:p>
          </table:table-cell>
          <table:table-cell table:number-columns-repeated="16376"/>
        </table:table-row>
        <table:table-row table:style-name="ro4" table:visibility="collapse">
          <table:table-cell table:number-columns-repeated="7"/>
          <table:table-cell office:value-type="string" table:style-name="ce1">
            <text:p>Mandato de administración para recompensas de la Procuraduría General de la Republica</text:p>
          </table:table-cell>
          <table:table-cell table:number-columns-repeated="16376"/>
        </table:table-row>
        <table:table-row table:style-name="ro4" table:visibility="collapse">
          <table:table-cell table:number-columns-repeated="7"/>
          <table:table-cell office:value-type="string" table:style-name="ce1">
            <text:p>Mandato de administración y pago para programas de procuración de justicia de la Procuraduría General de la Republica</text:p>
          </table:table-cell>
          <table:table-cell table:number-columns-repeated="16376"/>
        </table:table-row>
        <table:table-row table:style-name="ro4" table:visibility="collapse">
          <table:table-cell table:number-columns-repeated="7"/>
          <table:table-cell office:value-type="string" table:style-name="ce1">
            <text:p>Mandato del fondo nacional para la cultura y las artes</text:p>
          </table:table-cell>
          <table:table-cell table:number-columns-repeated="16376"/>
        </table:table-row>
        <table:table-row table:style-name="ro4" table:visibility="collapse">
          <table:table-cell table:number-columns-repeated="7"/>
          <table:table-cell office:value-type="string" table:style-name="ce1">
            <text:p>Mandato del Túnel Emisor Oriente (TEO)</text:p>
          </table:table-cell>
          <table:table-cell table:number-columns-repeated="16376"/>
        </table:table-row>
        <table:table-row table:style-name="ro4" table:visibility="collapse">
          <table:table-cell table:number-columns-repeated="7"/>
          <table:table-cell office:value-type="string" table:style-name="ce1">
            <text:p>Mandato extinta Comisión Monetaria</text:p>
          </table:table-cell>
          <table:table-cell table:number-columns-repeated="16376"/>
        </table:table-row>
        <table:table-row table:style-name="ro4" table:visibility="collapse">
          <table:table-cell table:number-columns-repeated="7"/>
          <table:table-cell office:value-type="string" table:style-name="ce1">
            <text:p>Mandato fiduciario de inversión y admón. apoyo financiero a favor del Fideicomiso Sindicatura de Promotora del Valle de Morelia (PROVAM)</text:p>
          </table:table-cell>
          <table:table-cell table:number-columns-repeated="16376"/>
        </table:table-row>
        <table:table-row table:style-name="ro4" table:visibility="collapse">
          <table:table-cell table:number-columns-repeated="7"/>
          <table:table-cell office:value-type="string" table:style-name="ce1">
            <text:p>Mandato para el establecimiento del Fondo de Contingencia de las RME´S</text:p>
          </table:table-cell>
          <table:table-cell table:number-columns-repeated="16376"/>
        </table:table-row>
        <table:table-row table:style-name="ro4" table:visibility="collapse">
          <table:table-cell table:number-columns-repeated="7"/>
          <table:table-cell office:value-type="string" table:style-name="ce1">
            <text:p>Mandato para el Fondo de apoyo al proyecto en el Distrito Federal</text:p>
          </table:table-cell>
          <table:table-cell table:number-columns-repeated="16376"/>
        </table:table-row>
        <table:table-row table:style-name="ro4" table:visibility="collapse">
          <table:table-cell table:number-columns-repeated="7"/>
          <table:table-cell office:value-type="string" table:style-name="ce1">
            <text:p>Mandato para el pago de compromisos del Pabellón Aeroespacial CFE-SCT-ASA</text:p>
          </table:table-cell>
          <table:table-cell table:number-columns-repeated="16376"/>
        </table:table-row>
        <table:table-row table:style-name="ro4" table:visibility="collapse">
          <table:table-cell table:number-columns-repeated="7"/>
          <table:table-cell office:value-type="string" table:style-name="ce1">
            <text:p>Mandato para la administración de los recursos del programa de apoyo a la industria cinematográfica y audiovisual, Fondo</text:p>
          </table:table-cell>
          <table:table-cell table:number-columns-repeated="16376"/>
        </table:table-row>
        <table:table-row table:style-name="ro4" table:visibility="collapse">
          <table:table-cell table:number-columns-repeated="7"/>
          <table:table-cell office:value-type="string" table:style-name="ce1">
            <text:p>Mandato para la administración de los recursos del Programa de Cooperación Energética para Países de Centroamérica y el Caribe</text:p>
          </table:table-cell>
          <table:table-cell table:number-columns-repeated="16376"/>
        </table:table-row>
        <table:table-row table:style-name="ro4" table:visibility="collapse">
          <table:table-cell table:number-columns-repeated="7"/>
          <table:table-cell office:value-type="string" table:style-name="ce1">
            <text:p>Mandato para remediación ambiental</text:p>
          </table:table-cell>
          <table:table-cell table:number-columns-repeated="16376"/>
        </table:table-row>
        <table:table-row table:style-name="ro4" table:visibility="collapse">
          <table:table-cell table:number-columns-repeated="7"/>
          <table:table-cell office:value-type="string" table:style-name="ce1">
            <text:p>Mandato SHCP Mex. Tex Development Corp.</text:p>
          </table:table-cell>
          <table:table-cell table:number-columns-repeated="16376"/>
        </table:table-row>
        <table:table-row table:style-name="ro4" table:visibility="collapse">
          <table:table-cell table:number-columns-repeated="7"/>
          <table:table-cell office:value-type="string" table:style-name="ce1">
            <text:p>Mandatos fusión y liquidación (FONEP, FIDEIN, PAI)</text:p>
          </table:table-cell>
          <table:table-cell table:number-columns-repeated="16376"/>
        </table:table-row>
        <table:table-row table:style-name="ro4" table:visibility="collapse">
          <table:table-cell table:number-columns-repeated="7"/>
          <table:table-cell office:value-type="string" table:style-name="ce1">
            <text:p>Mario Renato Menéndez Rodríguez 7997</text:p>
          </table:table-cell>
          <table:table-cell table:number-columns-repeated="16376"/>
        </table:table-row>
        <table:table-row table:style-name="ro4" table:visibility="collapse">
          <table:table-cell table:number-columns-repeated="7"/>
          <table:table-cell office:value-type="string" table:style-name="ce1">
            <text:p>México Emprende</text:p>
          </table:table-cell>
          <table:table-cell table:number-columns-repeated="16376"/>
        </table:table-row>
        <table:table-row table:style-name="ro4" table:visibility="collapse">
          <table:table-cell table:number-columns-repeated="7"/>
          <table:table-cell office:value-type="string" table:style-name="ce1">
            <text:p>Morena</text:p>
          </table:table-cell>
          <table:table-cell table:number-columns-repeated="16376"/>
        </table:table-row>
        <table:table-row table:style-name="ro4" table:visibility="collapse">
          <table:table-cell table:number-columns-repeated="7"/>
          <table:table-cell office:value-type="string" table:style-name="ce1">
            <text:p>Movimiento Ciudadano</text:p>
          </table:table-cell>
          <table:table-cell table:number-columns-repeated="16376"/>
        </table:table-row>
        <table:table-row table:style-name="ro4" table:visibility="collapse">
          <table:table-cell table:number-columns-repeated="7"/>
          <table:table-cell office:value-type="string" table:style-name="ce1">
            <text:p>Museo Dolores Olmedo Patiño</text:p>
          </table:table-cell>
          <table:table-cell table:number-columns-repeated="16376"/>
        </table:table-row>
        <table:table-row table:style-name="ro4" table:visibility="collapse">
          <table:table-cell table:number-columns-repeated="7"/>
          <table:table-cell office:value-type="string" table:style-name="ce1">
            <text:p>Nacional Financiera, S.N.C.</text:p>
          </table:table-cell>
          <table:table-cell table:number-columns-repeated="16376"/>
        </table:table-row>
        <table:table-row table:style-name="ro4" table:visibility="collapse">
          <table:table-cell table:number-columns-repeated="7"/>
          <table:table-cell office:value-type="string" table:style-name="ce1">
            <text:p>Notimex, Agencia de Noticias del Estado Mexicano</text:p>
          </table:table-cell>
          <table:table-cell table:number-columns-repeated="16376"/>
        </table:table-row>
        <table:table-row table:style-name="ro4" table:visibility="collapse">
          <table:table-cell table:number-columns-repeated="7"/>
          <table:table-cell office:value-type="string" table:style-name="ce1">
            <text:p>Nueva Alianza</text:p>
          </table:table-cell>
          <table:table-cell table:number-columns-repeated="16376"/>
        </table:table-row>
        <table:table-row table:style-name="ro4" table:visibility="collapse">
          <table:table-cell table:number-columns-repeated="7"/>
          <table:table-cell office:value-type="string" table:style-name="ce1">
            <text:p>Oficina de la Presidencia de la República</text:p>
          </table:table-cell>
          <table:table-cell table:number-columns-repeated="16376"/>
        </table:table-row>
        <table:table-row table:style-name="ro4" table:visibility="collapse">
          <table:table-cell table:number-columns-repeated="7"/>
          <table:table-cell office:value-type="string" table:style-name="ce1">
            <text:p>Orden de Capitanes y Pilotos Navales de la República Mexicana, Similares y Conexos</text:p>
          </table:table-cell>
          <table:table-cell table:number-columns-repeated="16376"/>
        </table:table-row>
        <table:table-row table:style-name="ro4" table:visibility="collapse">
          <table:table-cell table:number-columns-repeated="7"/>
          <table:table-cell office:value-type="string" table:style-name="ce1">
            <text:p>Órgano Administrativo Desconcentrado Especializado en Mecanismos Alternativos de Solución de Controversias en Materia Penal (*)</text:p>
          </table:table-cell>
          <table:table-cell table:number-columns-repeated="16376"/>
        </table:table-row>
        <table:table-row table:style-name="ro4" table:visibility="collapse">
          <table:table-cell table:number-columns-repeated="7"/>
          <table:table-cell office:value-type="string" table:style-name="ce1">
            <text:p>Para apoyar la construcción y equipamiento del nuevo recinto legislativo de la Cámara de Senadores</text:p>
          </table:table-cell>
          <table:table-cell table:number-columns-repeated="16376"/>
        </table:table-row>
        <table:table-row table:style-name="ro4" table:visibility="collapse">
          <table:table-cell table:number-columns-repeated="7"/>
          <table:table-cell office:value-type="string" table:style-name="ce1">
            <text:p>Partido Acción Nacional</text:p>
          </table:table-cell>
          <table:table-cell table:number-columns-repeated="16376"/>
        </table:table-row>
        <table:table-row table:style-name="ro4" table:visibility="collapse">
          <table:table-cell table:number-columns-repeated="7"/>
          <table:table-cell office:value-type="string" table:style-name="ce1">
            <text:p>Partido de la Revolución Democrática</text:p>
          </table:table-cell>
          <table:table-cell table:number-columns-repeated="16376"/>
        </table:table-row>
        <table:table-row table:style-name="ro4" table:visibility="collapse">
          <table:table-cell table:number-columns-repeated="7"/>
          <table:table-cell office:value-type="string" table:style-name="ce1">
            <text:p>Partido del Trabajo</text:p>
          </table:table-cell>
          <table:table-cell table:number-columns-repeated="16376"/>
        </table:table-row>
        <table:table-row table:style-name="ro4" table:visibility="collapse">
          <table:table-cell table:number-columns-repeated="7"/>
          <table:table-cell office:value-type="string" table:style-name="ce1">
            <text:p>Partido Encuentro Social</text:p>
          </table:table-cell>
          <table:table-cell table:number-columns-repeated="16376"/>
        </table:table-row>
        <table:table-row table:style-name="ro4" table:visibility="collapse">
          <table:table-cell table:number-columns-repeated="7"/>
          <table:table-cell office:value-type="string" table:style-name="ce1">
            <text:p>Partido Revolucionario Institucional</text:p>
          </table:table-cell>
          <table:table-cell table:number-columns-repeated="16376"/>
        </table:table-row>
        <table:table-row table:style-name="ro4" table:visibility="collapse">
          <table:table-cell table:number-columns-repeated="7"/>
          <table:table-cell office:value-type="string" table:style-name="ce1">
            <text:p>Partido Verde Ecologista de México</text:p>
          </table:table-cell>
          <table:table-cell table:number-columns-repeated="16376"/>
        </table:table-row>
        <table:table-row table:style-name="ro4" table:visibility="collapse">
          <table:table-cell table:number-columns-repeated="7"/>
          <table:table-cell office:value-type="string" table:style-name="ce1">
            <text:p>Patronato de Obras e Instalaciones del Instituto Politécnico Nacional</text:p>
          </table:table-cell>
          <table:table-cell table:number-columns-repeated="16376"/>
        </table:table-row>
        <table:table-row table:style-name="ro4" table:visibility="collapse">
          <table:table-cell table:number-columns-repeated="7"/>
          <table:table-cell office:value-type="string" table:style-name="ce1">
            <text:p>Pemex Cogeneración y Servicios</text:p>
          </table:table-cell>
          <table:table-cell table:number-columns-repeated="16376"/>
        </table:table-row>
        <table:table-row table:style-name="ro4" table:visibility="collapse">
          <table:table-cell table:number-columns-repeated="7"/>
          <table:table-cell office:value-type="string" table:style-name="ce1">
            <text:p>Pemex Etileno</text:p>
          </table:table-cell>
          <table:table-cell table:number-columns-repeated="16376"/>
        </table:table-row>
        <table:table-row table:style-name="ro4" table:visibility="collapse">
          <table:table-cell table:number-columns-repeated="7"/>
          <table:table-cell office:value-type="string" table:style-name="ce1">
            <text:p>Pemex Exploración y Producción</text:p>
          </table:table-cell>
          <table:table-cell table:number-columns-repeated="16376"/>
        </table:table-row>
        <table:table-row table:style-name="ro4" table:visibility="collapse">
          <table:table-cell table:number-columns-repeated="7"/>
          <table:table-cell office:value-type="string" table:style-name="ce1">
            <text:p>Pemex Fertilizantes</text:p>
          </table:table-cell>
          <table:table-cell table:number-columns-repeated="16376"/>
        </table:table-row>
        <table:table-row table:style-name="ro4" table:visibility="collapse">
          <table:table-cell table:number-columns-repeated="7"/>
          <table:table-cell office:value-type="string" table:style-name="ce1">
            <text:p>Pemex Logística</text:p>
          </table:table-cell>
          <table:table-cell table:number-columns-repeated="16376"/>
        </table:table-row>
        <table:table-row table:style-name="ro4" table:visibility="collapse">
          <table:table-cell table:number-columns-repeated="7"/>
          <table:table-cell office:value-type="string" table:style-name="ce1">
            <text:p>Pemex Perforación y Servicios</text:p>
          </table:table-cell>
          <table:table-cell table:number-columns-repeated="16376"/>
        </table:table-row>
        <table:table-row table:style-name="ro4" table:visibility="collapse">
          <table:table-cell table:number-columns-repeated="7"/>
          <table:table-cell office:value-type="string" table:style-name="ce1">
            <text:p>Pemex Transformación Industrial</text:p>
          </table:table-cell>
          <table:table-cell table:number-columns-repeated="16376"/>
        </table:table-row>
        <table:table-row table:style-name="ro4" table:visibility="collapse">
          <table:table-cell table:number-columns-repeated="7"/>
          <table:table-cell office:value-type="string" table:style-name="ce1">
            <text:p>Pensiones complementarias para mandos medios y personal operativo de la Suprema Corte de Justicia de la Nación</text:p>
          </table:table-cell>
          <table:table-cell table:number-columns-repeated="16376"/>
        </table:table-row>
        <table:table-row table:style-name="ro4" table:visibility="collapse">
          <table:table-cell table:number-columns-repeated="7"/>
          <table:table-cell office:value-type="string" table:style-name="ce1">
            <text:p>Pensiones complementarias para servidores públicos de mando superior de la Suprema Corte de Justicia de la Nación</text:p>
          </table:table-cell>
          <table:table-cell table:number-columns-repeated="16376"/>
        </table:table-row>
        <table:table-row table:style-name="ro4" table:visibility="collapse">
          <table:table-cell table:number-columns-repeated="7"/>
          <table:table-cell office:value-type="string" table:style-name="ce1">
            <text:p>Petróleos Mexicanos</text:p>
          </table:table-cell>
          <table:table-cell table:number-columns-repeated="16376"/>
        </table:table-row>
        <table:table-row table:style-name="ro4" table:visibility="collapse">
          <table:table-cell table:number-columns-repeated="7"/>
          <table:table-cell office:value-type="string" table:style-name="ce1">
            <text:p>Plan de pensiones de contribución definida para el personal de mando del FIFOMI</text:p>
          </table:table-cell>
          <table:table-cell table:number-columns-repeated="16376"/>
        </table:table-row>
        <table:table-row table:style-name="ro4" table:visibility="collapse">
          <table:table-cell table:number-columns-repeated="7"/>
          <table:table-cell office:value-type="string" table:style-name="ce1">
            <text:p>Plan de pensiones personal operativo</text:p>
          </table:table-cell>
          <table:table-cell table:number-columns-repeated="16376"/>
        </table:table-row>
        <table:table-row table:style-name="ro4" table:visibility="collapse">
          <table:table-cell table:number-columns-repeated="7"/>
          <table:table-cell office:value-type="string" table:style-name="ce1">
            <text:p>Plan de prestaciones médicas complementarias y de apoyo económico extraordinario a los empleados del Poder Judicial de la Federación</text:p>
          </table:table-cell>
          <table:table-cell table:number-columns-repeated="16376"/>
        </table:table-row>
        <table:table-row table:style-name="ro4" table:visibility="collapse">
          <table:table-cell table:number-columns-repeated="7"/>
          <table:table-cell office:value-type="string" table:style-name="ce1">
            <text:p>Policía Federal</text:p>
          </table:table-cell>
          <table:table-cell table:number-columns-repeated="16376"/>
        </table:table-row>
        <table:table-row table:style-name="ro4" table:visibility="collapse">
          <table:table-cell table:number-columns-repeated="7"/>
          <table:table-cell office:value-type="string" table:style-name="ce1">
            <text:p>Prevención y Readaptación Social</text:p>
          </table:table-cell>
          <table:table-cell table:number-columns-repeated="16376"/>
        </table:table-row>
        <table:table-row table:style-name="ro4" table:visibility="collapse">
          <table:table-cell table:number-columns-repeated="7"/>
          <table:table-cell office:value-type="string" table:style-name="ce1">
            <text:p>Prima de antigüedad</text:p>
          </table:table-cell>
          <table:table-cell table:number-columns-repeated="16376"/>
        </table:table-row>
        <table:table-row table:style-name="ro4" table:visibility="collapse">
          <table:table-cell table:number-columns-repeated="7"/>
          <table:table-cell office:value-type="string" table:style-name="ce1">
            <text:p>Procuraduría Agraria</text:p>
          </table:table-cell>
          <table:table-cell table:number-columns-repeated="16376"/>
        </table:table-row>
        <table:table-row table:style-name="ro4" table:visibility="collapse">
          <table:table-cell table:number-columns-repeated="7"/>
          <table:table-cell office:value-type="string" table:style-name="ce1">
            <text:p>Procuraduría de la Defensa del Contribuyente</text:p>
          </table:table-cell>
          <table:table-cell table:number-columns-repeated="16376"/>
        </table:table-row>
        <table:table-row table:style-name="ro4" table:visibility="collapse">
          <table:table-cell table:number-columns-repeated="7"/>
          <table:table-cell office:value-type="string" table:style-name="ce1">
            <text:p>Procuraduría Federal de la Defensa del Trabajo</text:p>
          </table:table-cell>
          <table:table-cell table:number-columns-repeated="16376"/>
        </table:table-row>
        <table:table-row table:style-name="ro4" table:visibility="collapse">
          <table:table-cell table:number-columns-repeated="7"/>
          <table:table-cell office:value-type="string" table:style-name="ce1">
            <text:p>Procuraduría Federal de Protección al Ambiente</text:p>
          </table:table-cell>
          <table:table-cell table:number-columns-repeated="16376"/>
        </table:table-row>
        <table:table-row table:style-name="ro4" table:visibility="collapse">
          <table:table-cell table:number-columns-repeated="7"/>
          <table:table-cell office:value-type="string" table:style-name="ce1">
            <text:p>Procuraduría Federal del Consumidor</text:p>
          </table:table-cell>
          <table:table-cell table:number-columns-repeated="16376"/>
        </table:table-row>
        <table:table-row table:style-name="ro4" table:visibility="collapse">
          <table:table-cell table:number-columns-repeated="7"/>
          <table:table-cell office:value-type="string" table:style-name="ce1">
            <text:p>Procuraduría General de la República</text:p>
          </table:table-cell>
          <table:table-cell table:number-columns-repeated="16376"/>
        </table:table-row>
        <table:table-row table:style-name="ro4" table:visibility="collapse">
          <table:table-cell table:number-columns-repeated="7"/>
          <table:table-cell office:value-type="string" table:style-name="ce1">
            <text:p>Productora Nacional de Biológicos Veterinarios</text:p>
          </table:table-cell>
          <table:table-cell table:number-columns-repeated="16376"/>
        </table:table-row>
        <table:table-row table:style-name="ro4" table:visibility="collapse">
          <table:table-cell table:number-columns-repeated="7"/>
          <table:table-cell office:value-type="string" table:style-name="ce1">
            <text:p>Productos Forestales Mexicanos</text:p>
          </table:table-cell>
          <table:table-cell table:number-columns-repeated="16376"/>
        </table:table-row>
        <table:table-row table:style-name="ro4" table:visibility="collapse">
          <table:table-cell table:number-columns-repeated="7"/>
          <table:table-cell office:value-type="string" table:style-name="ce1">
            <text:p>Programa interinstitucional de estudios de la región de América del Norte</text:p>
          </table:table-cell>
          <table:table-cell table:number-columns-repeated="16376"/>
        </table:table-row>
        <table:table-row table:style-name="ro4" table:visibility="collapse">
          <table:table-cell table:number-columns-repeated="7"/>
          <table:table-cell office:value-type="string" table:style-name="ce1">
            <text:p>Programa Nacional de Superación de Personal Académico (SUPERA)</text:p>
          </table:table-cell>
          <table:table-cell table:number-columns-repeated="16376"/>
        </table:table-row>
        <table:table-row table:style-name="ro4" table:visibility="collapse">
          <table:table-cell table:number-columns-repeated="7"/>
          <table:table-cell office:value-type="string" table:style-name="ce1">
            <text:p>ProMéxico</text:p>
          </table:table-cell>
          <table:table-cell table:number-columns-repeated="16376"/>
        </table:table-row>
        <table:table-row table:style-name="ro4" table:visibility="collapse">
          <table:table-cell table:number-columns-repeated="7"/>
          <table:table-cell office:value-type="string" table:style-name="ce1">
            <text:p>Pronósticos para la Asistencia Pública</text:p>
          </table:table-cell>
          <table:table-cell table:number-columns-repeated="16376"/>
        </table:table-row>
        <table:table-row table:style-name="ro4" table:visibility="collapse">
          <table:table-cell table:number-columns-repeated="7"/>
          <table:table-cell office:value-type="string" table:style-name="ce1">
            <text:p>Radio Educación (*)</text:p>
          </table:table-cell>
          <table:table-cell table:number-columns-repeated="16376"/>
        </table:table-row>
        <table:table-row table:style-name="ro4" table:visibility="collapse">
          <table:table-cell table:number-columns-repeated="7"/>
          <table:table-cell office:value-type="string" table:style-name="ce1">
            <text:p>Registro Agrario Nacional</text:p>
          </table:table-cell>
          <table:table-cell table:number-columns-repeated="16376"/>
        </table:table-row>
        <table:table-row table:style-name="ro4" table:visibility="collapse">
          <table:table-cell table:number-columns-repeated="7"/>
          <table:table-cell office:value-type="string" table:style-name="ce1">
            <text:p>Remanentes presupuestarios del año 1998 y anteriores</text:p>
          </table:table-cell>
          <table:table-cell table:number-columns-repeated="16376"/>
        </table:table-row>
        <table:table-row table:style-name="ro4" table:visibility="collapse">
          <table:table-cell table:number-columns-repeated="7"/>
          <table:table-cell office:value-type="string" table:style-name="ce1">
            <text:p>Sección Mexicana de la Comisión Internacional de Límites y Aguas entre México y Estados Unidos (*)</text:p>
          </table:table-cell>
          <table:table-cell table:number-columns-repeated="16376"/>
        </table:table-row>
        <table:table-row table:style-name="ro4" table:visibility="collapse">
          <table:table-cell table:number-columns-repeated="7"/>
          <table:table-cell office:value-type="string" table:style-name="ce1">
            <text:p>Secciones Mexicanas de las Comisiones Internacionales de Límites y Aguas entre México y Guatemala, y entre México y Belice (*)</text:p>
          </table:table-cell>
          <table:table-cell table:number-columns-repeated="16376"/>
        </table:table-row>
        <table:table-row table:style-name="ro4" table:visibility="collapse">
          <table:table-cell table:number-columns-repeated="7"/>
          <table:table-cell office:value-type="string" table:style-name="ce1">
            <text:p>Secretaría de Agricultura, Ganadería, Desarrollo Rural, Pesca y Alimentación</text:p>
          </table:table-cell>
          <table:table-cell table:number-columns-repeated="16376"/>
        </table:table-row>
        <table:table-row table:style-name="ro4" table:visibility="collapse">
          <table:table-cell table:number-columns-repeated="7"/>
          <table:table-cell office:value-type="string" table:style-name="ce1">
            <text:p>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ecretaría de Cultura</text:p>
          </table:table-cell>
          <table:table-cell table:number-columns-repeated="16376"/>
        </table:table-row>
        <table:table-row table:style-name="ro4" table:visibility="collapse">
          <table:table-cell table:number-columns-repeated="7"/>
          <table:table-cell office:value-type="string" table:style-name="ce1">
            <text:p>Secretaría de Desarrollo Agrario, Territorial y Urbano</text:p>
          </table:table-cell>
          <table:table-cell table:number-columns-repeated="16376"/>
        </table:table-row>
        <table:table-row table:style-name="ro4" table:visibility="collapse">
          <table:table-cell table:number-columns-repeated="7"/>
          <table:table-cell office:value-type="string" table:style-name="ce1">
            <text:p>Secretaría de Desarrollo Social</text:p>
          </table:table-cell>
          <table:table-cell table:number-columns-repeated="16376"/>
        </table:table-row>
        <table:table-row table:style-name="ro4" table:visibility="collapse">
          <table:table-cell table:number-columns-repeated="7"/>
          <table:table-cell office:value-type="string" table:style-name="ce1">
            <text:p>Secretaría de Economía</text:p>
          </table:table-cell>
          <table:table-cell table:number-columns-repeated="16376"/>
        </table:table-row>
        <table:table-row table:style-name="ro4" table:visibility="collapse">
          <table:table-cell table:number-columns-repeated="7"/>
          <table:table-cell office:value-type="string" table:style-name="ce1">
            <text:p>Secretaría de Educación Pública</text:p>
          </table:table-cell>
          <table:table-cell table:number-columns-repeated="16376"/>
        </table:table-row>
        <table:table-row table:style-name="ro4" table:visibility="collapse">
          <table:table-cell table:number-columns-repeated="7"/>
          <table:table-cell office:value-type="string" table:style-name="ce1">
            <text:p>Secretaría de Energía</text:p>
          </table:table-cell>
          <table:table-cell table:number-columns-repeated="16376"/>
        </table:table-row>
        <table:table-row table:style-name="ro4" table:visibility="collapse">
          <table:table-cell table:number-columns-repeated="7"/>
          <table:table-cell office:value-type="string" table:style-name="ce1">
            <text:p>Secretaría de Gobernación</text:p>
          </table:table-cell>
          <table:table-cell table:number-columns-repeated="16376"/>
        </table:table-row>
        <table:table-row table:style-name="ro4" table:visibility="collapse">
          <table:table-cell table:number-columns-repeated="7"/>
          <table:table-cell office:value-type="string" table:style-name="ce1">
            <text:p>Secretaría de Hacienda y Crédito Público</text:p>
          </table:table-cell>
          <table:table-cell table:number-columns-repeated="16376"/>
        </table:table-row>
        <table:table-row table:style-name="ro4" table:visibility="collapse">
          <table:table-cell table:number-columns-repeated="7"/>
          <table:table-cell office:value-type="string" table:style-name="ce1">
            <text:p>Secretaría de la Defensa Nacional</text:p>
          </table:table-cell>
          <table:table-cell table:number-columns-repeated="16376"/>
        </table:table-row>
        <table:table-row table:style-name="ro4" table:visibility="collapse">
          <table:table-cell table:number-columns-repeated="7"/>
          <table:table-cell office:value-type="string" table:style-name="ce1">
            <text:p>Secretaría de la Función Pública</text:p>
          </table:table-cell>
          <table:table-cell table:number-columns-repeated="16376"/>
        </table:table-row>
        <table:table-row table:style-name="ro4" table:visibility="collapse">
          <table:table-cell table:number-columns-repeated="7"/>
          <table:table-cell office:value-type="string" table:style-name="ce1">
            <text:p>Secretaría de Marina</text:p>
          </table:table-cell>
          <table:table-cell table:number-columns-repeated="16376"/>
        </table:table-row>
        <table:table-row table:style-name="ro4" table:visibility="collapse">
          <table:table-cell table:number-columns-repeated="7"/>
          <table:table-cell office:value-type="string" table:style-name="ce1">
            <text:p>Secretaría de Medio Ambiente y Recursos Naturales</text:p>
          </table:table-cell>
          <table:table-cell table:number-columns-repeated="16376"/>
        </table:table-row>
        <table:table-row table:style-name="ro4" table:visibility="collapse">
          <table:table-cell table:number-columns-repeated="7"/>
          <table:table-cell office:value-type="string" table:style-name="ce1">
            <text:p>Secretaría de Relaciones Exteriores</text:p>
          </table:table-cell>
          <table:table-cell table:number-columns-repeated="16376"/>
        </table:table-row>
        <table:table-row table:style-name="ro4" table:visibility="collapse">
          <table:table-cell table:number-columns-repeated="7"/>
          <table:table-cell office:value-type="string" table:style-name="ce1">
            <text:p>Secretaría de Salud</text:p>
          </table:table-cell>
          <table:table-cell table:number-columns-repeated="16376"/>
        </table:table-row>
        <table:table-row table:style-name="ro4" table:visibility="collapse">
          <table:table-cell table:number-columns-repeated="7"/>
          <table:table-cell office:value-type="string" table:style-name="ce1">
            <text:p>Secretaría de Turismo</text:p>
          </table:table-cell>
          <table:table-cell table:number-columns-repeated="16376"/>
        </table:table-row>
        <table:table-row table:style-name="ro4" table:visibility="collapse">
          <table:table-cell table:number-columns-repeated="7"/>
          <table:table-cell office:value-type="string" table:style-name="ce1">
            <text:p>Secretaría del Trabajo y Previsión Social</text:p>
          </table:table-cell>
          <table:table-cell table:number-columns-repeated="16376"/>
        </table:table-row>
        <table:table-row table:style-name="ro4" table:visibility="collapse">
          <table:table-cell table:number-columns-repeated="7"/>
          <table:table-cell office:value-type="string" table:style-name="ce1">
            <text:p>Secretaría Ejecutiva del Sistema Nacional para la Protección Integral de Niñas, Niños y Adolescentes (*)</text:p>
          </table:table-cell>
          <table:table-cell table:number-columns-repeated="16376"/>
        </table:table-row>
        <table:table-row table:style-name="ro4" table:visibility="collapse">
          <table:table-cell table:number-columns-repeated="7"/>
          <table:table-cell office:value-type="string" table:style-name="ce1">
            <text:p>Secretaría General del Consejo Nacional de Población</text:p>
          </table:table-cell>
          <table:table-cell table:number-columns-repeated="16376"/>
        </table:table-row>
        <table:table-row table:style-name="ro4" table:visibility="collapse">
          <table:table-cell table:number-columns-repeated="7"/>
          <table:table-cell office:value-type="string" table:style-name="ce1">
            <text:p>Secretaría Técnica de la Comisión Calificadora de Publicaciones y Revistas Ilustradas (*)</text:p>
          </table:table-cell>
          <table:table-cell table:number-columns-repeated="16376"/>
        </table:table-row>
        <table:table-row table:style-name="ro4" table:visibility="collapse">
          <table:table-cell table:number-columns-repeated="7"/>
          <table:table-cell office:value-type="string" table:style-name="ce1">
            <text:p>Secretaría Técnica del Consejo de Coordinación para la Implementación del Sistema de Justicia Penal (*)</text:p>
          </table:table-cell>
          <table:table-cell table:number-columns-repeated="16376"/>
        </table:table-row>
        <table:table-row table:style-name="ro4" table:visibility="collapse">
          <table:table-cell table:number-columns-repeated="7"/>
          <table:table-cell office:value-type="string" table:style-name="ce1">
            <text:p>Secretariado Ejecutivo del Sistema Nacional de Seguridad Pública</text:p>
          </table:table-cell>
          <table:table-cell table:number-columns-repeated="16376"/>
        </table:table-row>
        <table:table-row table:style-name="ro4" table:visibility="collapse">
          <table:table-cell table:number-columns-repeated="7"/>
          <table:table-cell office:value-type="string" table:style-name="ce1">
            <text:p>Seguros de Crédito a la Vivienda SHF, S.A. de C.V. (*)</text:p>
          </table:table-cell>
          <table:table-cell table:number-columns-repeated="16376"/>
        </table:table-row>
        <table:table-row table:style-name="ro4" table:visibility="collapse">
          <table:table-cell table:number-columns-repeated="7"/>
          <table:table-cell office:value-type="string" table:style-name="ce1">
            <text:p>Senado de la República</text:p>
          </table:table-cell>
          <table:table-cell table:number-columns-repeated="16376"/>
        </table:table-row>
        <table:table-row table:style-name="ro4" table:visibility="collapse">
          <table:table-cell table:number-columns-repeated="7"/>
          <table:table-cell office:value-type="string" table:style-name="ce1">
            <text:p>Servicio de Administración Tributaria</text:p>
          </table:table-cell>
          <table:table-cell table:number-columns-repeated="16376"/>
        </table:table-row>
        <table:table-row table:style-name="ro4" table:visibility="collapse">
          <table:table-cell table:number-columns-repeated="7"/>
          <table:table-cell office:value-type="string" table:style-name="ce1">
            <text:p>Servicio de Administración y Enajenación de Bienes</text:p>
          </table:table-cell>
          <table:table-cell table:number-columns-repeated="16376"/>
        </table:table-row>
        <table:table-row table:style-name="ro4" table:visibility="collapse">
          <table:table-cell table:number-columns-repeated="7"/>
          <table:table-cell office:value-type="string" table:style-name="ce1">
            <text:p>Servicio de Información Agroalimentaria y Pesquera</text:p>
          </table:table-cell>
          <table:table-cell table:number-columns-repeated="16376"/>
        </table:table-row>
        <table:table-row table:style-name="ro4" table:visibility="collapse">
          <table:table-cell table:number-columns-repeated="7"/>
          <table:table-cell office:value-type="string" table:style-name="ce1">
            <text:p>Servicio de Protección Federal</text:p>
          </table:table-cell>
          <table:table-cell table:number-columns-repeated="16376"/>
        </table:table-row>
        <table:table-row table:style-name="ro4" table:visibility="collapse">
          <table:table-cell table:number-columns-repeated="7"/>
          <table:table-cell office:value-type="string" table:style-name="ce1">
            <text:p>Servicio Geológico Mexicano</text:p>
          </table:table-cell>
          <table:table-cell table:number-columns-repeated="16376"/>
        </table:table-row>
        <table:table-row table:style-name="ro4" table:visibility="collapse">
          <table:table-cell table:number-columns-repeated="7"/>
          <table:table-cell office:value-type="string" table:style-name="ce1">
            <text:p>Servicio Nacional de Inspección y Certificación de Semillas</text:p>
          </table:table-cell>
          <table:table-cell table:number-columns-repeated="16376"/>
        </table:table-row>
        <table:table-row table:style-name="ro4" table:visibility="collapse">
          <table:table-cell table:number-columns-repeated="7"/>
          <table:table-cell office:value-type="string" table:style-name="ce1">
            <text:p>Servicio Nacional de Sanidad, Inocuidad y Calidad Agroalimentaria</text:p>
          </table:table-cell>
          <table:table-cell table:number-columns-repeated="16376"/>
        </table:table-row>
        <table:table-row table:style-name="ro4" table:visibility="collapse">
          <table:table-cell table:number-columns-repeated="7"/>
          <table:table-cell office:value-type="string" table:style-name="ce1">
            <text:p>Servicio Postal Mexicano</text:p>
          </table:table-cell>
          <table:table-cell table:number-columns-repeated="16376"/>
        </table:table-row>
        <table:table-row table:style-name="ro4" table:visibility="collapse">
          <table:table-cell table:number-columns-repeated="7"/>
          <table:table-cell office:value-type="string" table:style-name="ce1">
            <text:p>Servicios a la Navegación en el Espacio Aéreo Mexicano</text:p>
          </table:table-cell>
          <table:table-cell table:number-columns-repeated="16376"/>
        </table:table-row>
        <table:table-row table:style-name="ro4" table:visibility="collapse">
          <table:table-cell table:number-columns-repeated="7"/>
          <table:table-cell office:value-type="string" table:style-name="ce1">
            <text:p>Servicios Aeroportuarios de la Ciudad de México, S.A. de C.V.</text:p>
          </table:table-cell>
          <table:table-cell table:number-columns-repeated="16376"/>
        </table:table-row>
        <table:table-row table:style-name="ro4" table:visibility="collapse">
          <table:table-cell table:number-columns-repeated="7"/>
          <table:table-cell office:value-type="string" table:style-name="ce1">
            <text:p>Servicios de Almacenamientos del Norte, S.A.</text:p>
          </table:table-cell>
          <table:table-cell table:number-columns-repeated="16376"/>
        </table:table-row>
        <table:table-row table:style-name="ro4" table:visibility="collapse">
          <table:table-cell table:number-columns-repeated="7"/>
          <table:table-cell office:value-type="string" table:style-name="ce1">
            <text:p>Servicios de Atención Psiquiátrica (*)</text:p>
          </table:table-cell>
          <table:table-cell table:number-columns-repeated="16376"/>
        </table:table-row>
        <table:table-row table:style-name="ro4" table:visibility="collapse">
          <table:table-cell table:number-columns-repeated="7"/>
          <table:table-cell office:value-type="string" table:style-name="ce1">
            <text:p>Sindicato de Industrial de Trabajadores Salineros, Marineros, Maquinistas, Cargadores, Similares y Conexos de la Baja California</text:p>
          </table:table-cell>
          <table:table-cell table:number-columns-repeated="16376"/>
        </table:table-row>
        <table:table-row table:style-name="ro4" table:visibility="collapse">
          <table:table-cell table:number-columns-repeated="7"/>
          <table:table-cell office:value-type="string" table:style-name="ce1">
            <text:p>Sindicato de Investigadores y Profesores de El Colegio de la Frontera Norte</text:p>
          </table:table-cell>
          <table:table-cell table:number-columns-repeated="16376"/>
        </table:table-row>
        <table:table-row table:style-name="ro4" table:visibility="collapse">
          <table:table-cell table:number-columns-repeated="7"/>
          <table:table-cell office:value-type="string" table:style-name="ce1">
            <text:p>Sindicato de los Trabajadores de la Construcción Similares y Conexos del Municipio de los Cabos</text:p>
          </table:table-cell>
          <table:table-cell table:number-columns-repeated="16376"/>
        </table:table-row>
        <table:table-row table:style-name="ro4" table:visibility="collapse">
          <table:table-cell table:number-columns-repeated="7"/>
          <table:table-cell office:value-type="string" table:style-name="ce1">
            <text:p>Sindicato de Trabajadores Académicos de la Universidad Autónoma de Chapingo</text:p>
          </table:table-cell>
          <table:table-cell table:number-columns-repeated="16376"/>
        </table:table-row>
        <table:table-row table:style-name="ro4" table:visibility="collapse">
          <table:table-cell table:number-columns-repeated="7"/>
          <table:table-cell office:value-type="string" table:style-name="ce1">
            <text:p>Sindicato de Trabajadores de Baja Mantenimiento y Operación del Puerto de Loreto</text:p>
          </table:table-cell>
          <table:table-cell table:number-columns-repeated="16376"/>
        </table:table-row>
        <table:table-row table:style-name="ro4" table:visibility="collapse">
          <table:table-cell table:number-columns-repeated="7"/>
          <table:table-cell office:value-type="string" table:style-name="ce1">
            <text:p>Sindicato de Trabajadores de la Cámara de Diputados del H. Congreso de la Unión</text:p>
          </table:table-cell>
          <table:table-cell table:number-columns-repeated="16376"/>
        </table:table-row>
        <table:table-row table:style-name="ro4" table:visibility="collapse">
          <table:table-cell table:number-columns-repeated="7"/>
          <table:table-cell office:value-type="string" table:style-name="ce1">
            <text:p>Sindicato de Trabajadores de la Cámara de Diputados del Poder Legislativo Federal</text:p>
          </table:table-cell>
          <table:table-cell table:number-columns-repeated="16376"/>
        </table:table-row>
        <table:table-row table:style-name="ro4" table:visibility="collapse">
          <table:table-cell table:number-columns-repeated="7"/>
          <table:table-cell office:value-type="string" table:style-name="ce1">
            <text:p>Sindicato de Trabajadores de la Cámara de Senadores</text:p>
          </table:table-cell>
          <table:table-cell table:number-columns-repeated="16376"/>
        </table:table-row>
        <table:table-row table:style-name="ro4" table:visibility="collapse">
          <table:table-cell table:number-columns-repeated="7"/>
          <table:table-cell office:value-type="string" table:style-name="ce1">
            <text:p>Sindicato de Trabajadores de la Construcción, Materialistas, Similares y Conexos del Estado de Guerrero</text:p>
          </table:table-cell>
          <table:table-cell table:number-columns-repeated="16376"/>
        </table:table-row>
        <table:table-row table:style-name="ro4" table:visibility="collapse">
          <table:table-cell table:number-columns-repeated="7"/>
          <table:table-cell office:value-type="string" table:style-name="ce1">
            <text:p>Sindicato de Trabajadores de la H. Cámara de Senadores</text:p>
          </table:table-cell>
          <table:table-cell table:number-columns-repeated="16376"/>
        </table:table-row>
        <table:table-row table:style-name="ro4" table:visibility="collapse">
          <table:table-cell table:number-columns-repeated="7"/>
          <table:table-cell office:value-type="string" table:style-name="ce1">
            <text:p>Sindicato de Trabajadores de la Industria de la Radiodifusión, Televisión, Telecomunicaciones Similares y Conexos de la República Mexicana</text:p>
          </table:table-cell>
          <table:table-cell table:number-columns-repeated="16376"/>
        </table:table-row>
        <table:table-row table:style-name="ro4" table:visibility="collapse">
          <table:table-cell table:number-columns-repeated="7"/>
          <table:table-cell office:value-type="string" table:style-name="ce1">
            <text:p>Sindicato de Trabajadores de la Universidad Autónoma de Chapingo</text:p>
          </table:table-cell>
          <table:table-cell table:number-columns-repeated="16376"/>
        </table:table-row>
        <table:table-row table:style-name="ro4" table:visibility="collapse">
          <table:table-cell table:number-columns-repeated="7"/>
          <table:table-cell office:value-type="string" table:style-name="ce1">
            <text:p>Sindicato de Trabajadores de la Universidad Nacional Autónoma de México</text:p>
          </table:table-cell>
          <table:table-cell table:number-columns-repeated="16376"/>
        </table:table-row>
        <table:table-row table:style-name="ro4" table:visibility="collapse">
          <table:table-cell table:number-columns-repeated="7"/>
          <table:table-cell office:value-type="string" table:style-name="ce1">
            <text:p>Sindicato de Trabajadores de Talleres Gráficos de México</text:p>
          </table:table-cell>
          <table:table-cell table:number-columns-repeated="16376"/>
        </table:table-row>
        <table:table-row table:style-name="ro4" table:visibility="collapse">
          <table:table-cell table:number-columns-repeated="7"/>
          <table:table-cell office:value-type="string" table:style-name="ce1">
            <text:p>Sindicato de Trabajadores del Centro de Investigación y Docencia Económica, A.C.</text:p>
          </table:table-cell>
          <table:table-cell table:number-columns-repeated="16376"/>
        </table:table-row>
        <table:table-row table:style-name="ro4" table:visibility="collapse">
          <table:table-cell table:number-columns-repeated="7"/>
          <table:table-cell office:value-type="string" table:style-name="ce1">
            <text:p>Sindicato de Trabajadores del Consejo Nacional de Ciencia y Tecnología</text:p>
          </table:table-cell>
          <table:table-cell table:number-columns-repeated="16376"/>
        </table:table-row>
        <table:table-row table:style-name="ro4" table:visibility="collapse">
          <table:table-cell table:number-columns-repeated="7"/>
          <table:table-cell office:value-type="string" table:style-name="ce1">
            <text:p>Sindicato de Trabajadores del Instituto Mexicano de la Juventud</text:p>
          </table:table-cell>
          <table:table-cell table:number-columns-repeated="16376"/>
        </table:table-row>
        <table:table-row table:style-name="ro4" table:visibility="collapse">
          <table:table-cell table:number-columns-repeated="7"/>
          <table:table-cell office:value-type="string" table:style-name="ce1">
            <text:p>Sindicato de Trabajadores del Instituto Nacional para el Desarrollo de Capacidades del Sector Rural</text:p>
          </table:table-cell>
          <table:table-cell table:number-columns-repeated="16376"/>
        </table:table-row>
        <table:table-row table:style-name="ro4" table:visibility="collapse">
          <table:table-cell table:number-columns-repeated="7"/>
          <table:table-cell office:value-type="string" table:style-name="ce1">
            <text:p>Sindicato de Trabajadores del Instituto Politécnico Nacional</text:p>
          </table:table-cell>
          <table:table-cell table:number-columns-repeated="16376"/>
        </table:table-row>
        <table:table-row table:style-name="ro4" table:visibility="collapse">
          <table:table-cell table:number-columns-repeated="7"/>
          <table:table-cell office:value-type="string" table:style-name="ce1">
            <text:p>Sindicato de Trabajadores del Patronato de Obras e Instalaciones del Instituto Politécnico Nacional</text:p>
          </table:table-cell>
          <table:table-cell table:number-columns-repeated="16376"/>
        </table:table-row>
        <table:table-row table:style-name="ro4" table:visibility="collapse">
          <table:table-cell table:number-columns-repeated="7"/>
          <table:table-cell office:value-type="string" table:style-name="ce1">
            <text:p>Sindicato de Trabajadores del Poder Judicial de la Federación</text:p>
          </table:table-cell>
          <table:table-cell table:number-columns-repeated="16376"/>
        </table:table-row>
        <table:table-row table:style-name="ro4" table:visibility="collapse">
          <table:table-cell table:number-columns-repeated="7"/>
          <table:table-cell office:value-type="string" table:style-name="ce1">
            <text:p>Sindicato de Trabajadores del Servicio de Administración Tributaria y de Hacienda</text:p>
          </table:table-cell>
          <table:table-cell table:number-columns-repeated="16376"/>
        </table:table-row>
        <table:table-row table:style-name="ro4" table:visibility="collapse">
          <table:table-cell table:number-columns-repeated="7"/>
          <table:table-cell office:value-type="string" table:style-name="ce1">
            <text:p>Sindicato de Trabajadores del Tribunal Federal de Conciliación y Arbitraje</text:p>
          </table:table-cell>
          <table:table-cell table:number-columns-repeated="16376"/>
        </table:table-row>
        <table:table-row table:style-name="ro4" table:visibility="collapse">
          <table:table-cell table:number-columns-repeated="7"/>
          <table:table-cell office:value-type="string" table:style-name="ce1">
            <text:p>Sindicato de Trabajadores Democráticos de la 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indicato de Trabajadores en Establecimientos Comerciales, Condo-Hoteles, Restaurantes y Similares de la Costa Grande de Guerrero C.T.M.</text:p>
          </table:table-cell>
          <table:table-cell table:number-columns-repeated="16376"/>
        </table:table-row>
        <table:table-row table:style-name="ro4" table:visibility="collapse">
          <table:table-cell table:number-columns-repeated="7"/>
          <table:table-cell office:value-type="string" table:style-name="ce1">
            <text:p>Sindicato de Trabajadores Ferrocarrileros de la República Mexicana</text:p>
          </table:table-cell>
          <table:table-cell table:number-columns-repeated="16376"/>
        </table:table-row>
        <table:table-row table:style-name="ro4" table:visibility="collapse">
          <table:table-cell table:number-columns-repeated="7"/>
          <table:table-cell office:value-type="string" table:style-name="ce1">
            <text:p>Sindicato de Trabajadores Petroleros de la República Mexicana</text:p>
          </table:table-cell>
          <table:table-cell table:number-columns-repeated="16376"/>
        </table:table-row>
        <table:table-row table:style-name="ro4" table:visibility="collapse">
          <table:table-cell table:number-columns-repeated="7"/>
          <table:table-cell office:value-type="string" table:style-name="ce1">
            <text:p>Sindicato de Trabajadores Técnicos y Manuales de la Producción Cinematográfica</text:p>
          </table:table-cell>
          <table:table-cell table:number-columns-repeated="16376"/>
        </table:table-row>
        <table:table-row table:style-name="ro4" table:visibility="collapse">
          <table:table-cell table:number-columns-repeated="7"/>
          <table:table-cell office:value-type="string" table:style-name="ce1">
            <text:p>Sindicato de Unidad Nacional de los Trabajadores de Acuacultura y Pesca de la Secretaría de Agricultura, Ganadería, Desarrollo Rural, Pesca y Alimentación</text:p>
          </table:table-cell>
          <table:table-cell table:number-columns-repeated="16376"/>
        </table:table-row>
        <table:table-row table:style-name="ro4" table:visibility="collapse">
          <table:table-cell table:number-columns-repeated="7"/>
          <table:table-cell office:value-type="string" table:style-name="ce1">
            <text:p>Sindicato de Vanguardia Nacional de los Trabajadores de la 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indicato del Personal Académico de la Universidad Autónoma Metropolitana</text:p>
          </table:table-cell>
          <table:table-cell table:number-columns-repeated="16376"/>
        </table:table-row>
        <table:table-row table:style-name="ro4" table:visibility="collapse">
          <table:table-cell table:number-columns-repeated="7"/>
          <table:table-cell office:value-type="string" table:style-name="ce1">
            <text:p>Sindicato Democrático de Trabajadores de Pesca y Acuacultura de la Secretaría de Agricultura, Ganadería, Desarrollo Rural, Pesca y Alimentación</text:p>
          </table:table-cell>
          <table:table-cell table:number-columns-repeated="16376"/>
        </table:table-row>
        <table:table-row table:style-name="ro4" table:visibility="collapse">
          <table:table-cell table:number-columns-repeated="7"/>
          <table:table-cell office:value-type="string" table:style-name="ce1">
            <text:p>Sindicato Gremial de Profesores Investigadores del Colegio de México</text:p>
          </table:table-cell>
          <table:table-cell table:number-columns-repeated="16376"/>
        </table:table-row>
        <table:table-row table:style-name="ro4" table:visibility="collapse">
          <table:table-cell table:number-columns-repeated="7"/>
          <table:table-cell office:value-type="string" table:style-name="ce1">
            <text:p>Sindicato Independiente de Académicos del Colegio de Postgraduados</text:p>
          </table:table-cell>
          <table:table-cell table:number-columns-repeated="16376"/>
        </table:table-row>
        <table:table-row table:style-name="ro4" table:visibility="collapse">
          <table:table-cell table:number-columns-repeated="7"/>
          <table:table-cell office:value-type="string" table:style-name="ce1">
            <text:p>Sindicato Independiente de Investigadores del Instituto Nacional de Investigaciones Forestales, Agrícolas y Pecuarias</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Académicos de Oaxaca, SITAC-OAX<text:s/></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 Caminos y Puentes Federales de Ingresos y Servicios Conexos</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 la Cámara de Senadores</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 la Procuraduría Federal del Consumidor</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 la 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 la Universidad Autónoma Metropolitana</text:p>
          </table:table-cell>
          <table:table-cell table:number-columns-repeated="16376"/>
        </table:table-row>
        <table:table-row table:style-name="ro4" table:visibility="collapse">
          <table:table-cell table:number-columns-repeated="7"/>
          <table:table-cell office:value-type="string" table:style-name="ce1">
            <text:p>Sindicato Independiente de Trabajadores del Colegio de Postgraduados</text:p>
          </table:table-cell>
          <table:table-cell table:number-columns-repeated="16376"/>
        </table:table-row>
        <table:table-row table:style-name="ro4" table:visibility="collapse">
          <table:table-cell table:number-columns-repeated="7"/>
          <table:table-cell office:value-type="string" table:style-name="ce1">
            <text:p>Sindicato Independiente Nacional de Trabajadores del Colegio de Bachilleres</text:p>
          </table:table-cell>
          <table:table-cell table:number-columns-repeated="16376"/>
        </table:table-row>
        <table:table-row table:style-name="ro4" table:visibility="collapse">
          <table:table-cell table:number-columns-repeated="7"/>
          <table:table-cell office:value-type="string" table:style-name="ce1">
            <text:p>Sindicato Nacional de Controladores de Tránsito Aéreo</text:p>
          </table:table-cell>
          <table:table-cell table:number-columns-repeated="16376"/>
        </table:table-row>
        <table:table-row table:style-name="ro4" table:visibility="collapse">
          <table:table-cell table:number-columns-repeated="7"/>
          <table:table-cell office:value-type="string" table:style-name="ce1">
            <text:p>Sindicato Nacional de Empleados del Instituto del Fondo Nacional para el Consumo de los Trabajadores</text:p>
          </table:table-cell>
          <table:table-cell table:number-columns-repeated="16376"/>
        </table:table-row>
        <table:table-row table:style-name="ro4" table:visibility="collapse">
          <table:table-cell table:number-columns-repeated="7"/>
          <table:table-cell office:value-type="string" table:style-name="ce1">
            <text:p>Sindicato Nacional de los Trabajadores de la Secretaría de Cultura</text:p>
          </table:table-cell>
          <table:table-cell table:number-columns-repeated="16376"/>
        </table:table-row>
        <table:table-row table:style-name="ro4" table:visibility="collapse">
          <table:table-cell table:number-columns-repeated="7"/>
          <table:table-cell office:value-type="string" table:style-name="ce1">
            <text:p>Sindicato Nacional de los Trabajadores de los Tribunales Agrarios</text:p>
          </table:table-cell>
          <table:table-cell table:number-columns-repeated="16376"/>
        </table:table-row>
        <table:table-row table:style-name="ro4" table:visibility="collapse">
          <table:table-cell table:number-columns-repeated="7"/>
          <table:table-cell office:value-type="string" table:style-name="ce1">
            <text:p>Sindicato Nacional de los Trabajadores del Consejo Nacional de Fomento Educativ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Caminos y Puentes Federales de Ingresos y Servicios Conexo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DICONS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Hacienda y del Servicio de Administración Tributari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asa de Moneda de Méxic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de Operación y Fomento de Actividades Académicas del Instituto Politécnico Nacional</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Nacional Bancaria y de Valor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Nacional de Cultura Física y Deporte</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Nacional de los Salarios Mínimo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Nacional de Seguros y Fianza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Nacional para la Protección y Defensa de los Usuarios de Servicios Financieros (SINACONDUSEF)</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misión para la Regularización de la Tenencia de la Tierr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Construcción, Terraceros, Conexos y Similares de Méxic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Educación</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Educación para Adulto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Industria Aeroportuaria y de Servicios, Similares y Conexos de la República Mexican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Industria de Fideicomisos, Casas de Cambio, Casas de Bolsa, Aseguradoras, Uniones de Crédito, Hipotecarias, Administradoras de Fondos de Retiro, Arrendadoras, Almacenadoras, Empresas de Factoraje, Afianzadoras, Auto financiadoras, Cajas de Ahorros, Bancos, Instituciones de Banca Múltiple, Instituciones Financieras, Sociedades Financieras, Empresas Prestadoras de Servicios Laborales del Sector Financiero, Organismos Descentralizados de la Administración Pública Federal y Empresas de Participación Estatal Mayoritari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Lotería Nacional</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Procuraduría Agraria “Felipe Carrillo Puert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Procuraduría Federal del Consumidor</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Procuraduría General de la Repúblic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Agricultura, Ganadería, Desarrollo Rural, Pesca y Alimentación</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Desarrollo Agrario, Territorial y Urban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Desarrollo Social</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Economí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Energí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Gobernación</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Marina</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Relaciones Exterior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Salud</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 Turismo</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l Medio Ambiente y Recursos Natural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 la Secretaría del Trabajo y Previsión Social</text:p>
          </table:table-cell>
          <table:table-cell table:number-columns-repeated="16376"/>
        </table:table-row>
        <table:table-row table:style-name="ro4" table:visibility="collapse">
          <table:table-cell table:number-columns-repeated="7"/>
          <table:table-cell office:value-type="string" table:style-name="ce1">
            <text:p>Sindicato Nacional de Trabajadores de Pronósticos para la Asistencia Pública</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Banco del Ahorro Nacional y Servicios Financieros</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Fondo Nacional de Fomento al Turismo</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de Seguridad y Servicios Sociales de los Trabajadores del Estado</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del Fondo Nacional de la Vivienda para los Trabajador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Mexicano de la Radio</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Mexicano del Petróleo</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Nacional de Estadística y Geografía</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Nacional de la Infraestructura Física Educativa</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Instituto Nacional de las Personas Adultas Mayores</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Seguro Social</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Servicio Postal Mexicano “Correos de México”</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Sistema Nacional para el Desarrollo Integral de la Familia</text:p>
          </table:table-cell>
          <table:table-cell table:number-columns-repeated="16376"/>
        </table:table-row>
        <table:table-row table:style-name="ro4" table:visibility="collapse">
          <table:table-cell table:number-columns-repeated="7"/>
          <table:table-cell office:value-type="string" table:style-name="ce1">
            <text:p>Sindicato Nacional de Trabajadores del Tribunal Federal de Justicia Fiscal y Administrativa</text:p>
          </table:table-cell>
          <table:table-cell table:number-columns-repeated="16376"/>
        </table:table-row>
        <table:table-row table:style-name="ro4" table:visibility="collapse">
          <table:table-cell table:number-columns-repeated="7"/>
          <table:table-cell office:value-type="string" table:style-name="ce1">
            <text:p>Sindicato Nacional de Trabajadores Indigenistas</text:p>
          </table:table-cell>
          <table:table-cell table:number-columns-repeated="16376"/>
        </table:table-row>
        <table:table-row table:style-name="ro4" table:visibility="collapse">
          <table:table-cell table:number-columns-repeated="7"/>
          <table:table-cell office:value-type="string" table:style-name="ce1">
            <text:p>Sindicato Nacional de Trabajadores y Empleados de Servicios en General, Financieros, Similares y Conexos de la República Mexicana</text:p>
          </table:table-cell>
          <table:table-cell table:number-columns-repeated="16376"/>
        </table:table-row>
        <table:table-row table:style-name="ro4" table:visibility="collapse">
          <table:table-cell table:number-columns-repeated="7"/>
          <table:table-cell office:value-type="string" table:style-name="ce1">
            <text:p>Sindicato Nacional de Unidad de los Trabajadores de la Secretaría de Comunicaciones y Transportes</text:p>
          </table:table-cell>
          <table:table-cell table:number-columns-repeated="16376"/>
        </table:table-row>
        <table:table-row table:style-name="ro4" table:visibility="collapse">
          <table:table-cell table:number-columns-repeated="7"/>
          <table:table-cell office:value-type="string" table:style-name="ce1">
            <text:p>Sindicato Nacional Democrático de Trabajadores de la Secretaría de Desarrollo Agrario, Territorial y Urbano</text:p>
          </table:table-cell>
          <table:table-cell table:number-columns-repeated="16376"/>
        </table:table-row>
        <table:table-row table:style-name="ro4" table:visibility="collapse">
          <table:table-cell table:number-columns-repeated="7"/>
          <table:table-cell office:value-type="string" table:style-name="ce1">
            <text:p>Sindicato Nacional Democrático de Trabajadores de los Tribunales Agrarios</text:p>
          </table:table-cell>
          <table:table-cell table:number-columns-repeated="16376"/>
        </table:table-row>
        <table:table-row table:style-name="ro4" table:visibility="collapse">
          <table:table-cell table:number-columns-repeated="7"/>
          <table:table-cell office:value-type="string" table:style-name="ce1">
            <text:p>Sindicato Nacional Independiente de los Trabajadores de la Secretaría de Economía</text:p>
          </table:table-cell>
          <table:table-cell table:number-columns-repeated="16376"/>
        </table:table-row>
        <table:table-row table:style-name="ro4" table:visibility="collapse">
          <table:table-cell table:number-columns-repeated="7"/>
          <table:table-cell office:value-type="string" table:style-name="ce1">
            <text:p>Sindicato Nacional Independiente de Trabajadores de la Procuraduría General de la Republica</text:p>
          </table:table-cell>
          <table:table-cell table:number-columns-repeated="16376"/>
        </table:table-row>
        <table:table-row table:style-name="ro4" table:visibility="collapse">
          <table:table-cell table:number-columns-repeated="7"/>
          <table:table-cell office:value-type="string" table:style-name="ce1">
            <text:p>Sindicato Nacional Independiente de Trabajadores de la Secretaría de Desarrollo Agrario, Territorial y Urbano</text:p>
          </table:table-cell>
          <table:table-cell table:number-columns-repeated="16376"/>
        </table:table-row>
        <table:table-row table:style-name="ro4" table:visibility="collapse">
          <table:table-cell table:number-columns-repeated="7"/>
          <table:table-cell office:value-type="string" table:style-name="ce1">
            <text:p>Sindicato Nacional Independiente de Trabajadores de la Secretaría de Desarrollo Social</text:p>
          </table:table-cell>
          <table:table-cell table:number-columns-repeated="16376"/>
        </table:table-row>
        <table:table-row table:style-name="ro4" table:visibility="collapse">
          <table:table-cell table:number-columns-repeated="7"/>
          <table:table-cell office:value-type="string" table:style-name="ce1">
            <text:p>Sindicato Nacional Independiente de Trabajadores de la Secretaría del Medio Ambiente y Recursos Naturales</text:p>
          </table:table-cell>
          <table:table-cell table:number-columns-repeated="16376"/>
        </table:table-row>
        <table:table-row table:style-name="ro4" table:visibility="collapse">
          <table:table-cell table:number-columns-repeated="7"/>
          <table:table-cell office:value-type="string" table:style-name="ce1">
            <text:p>Sindicato Nacional Único y Democrático de los Trabajadores del Banco Nacional de Comercio Exterior</text:p>
          </table:table-cell>
          <table:table-cell table:number-columns-repeated="16376"/>
        </table:table-row>
        <table:table-row table:style-name="ro4" table:visibility="collapse">
          <table:table-cell table:number-columns-repeated="7"/>
          <table:table-cell office:value-type="string" table:style-name="ce1">
            <text:p>Sindicato Revolucionario de los Trabajadores de la Auditoría Superior de la Federación de la Honorable Cámara de Diputados</text:p>
          </table:table-cell>
          <table:table-cell table:number-columns-repeated="16376"/>
        </table:table-row>
        <table:table-row table:style-name="ro4" table:visibility="collapse">
          <table:table-cell table:number-columns-repeated="7"/>
          <table:table-cell office:value-type="string" table:style-name="ce1">
            <text:p>Sindicato Único de Personal Técnico y Administrativo del Centro de Investigaciones Biológicas del Noroeste</text:p>
          </table:table-cell>
          <table:table-cell table:number-columns-repeated="16376"/>
        </table:table-row>
        <table:table-row table:style-name="ro4" table:visibility="collapse">
          <table:table-cell table:number-columns-repeated="7"/>
          <table:table-cell office:value-type="string" table:style-name="ce1">
            <text:p>Sindicato Único de Trabajadores Académicos de la Universidad Autónoma Agraria Antonio Narro</text:p>
          </table:table-cell>
          <table:table-cell table:number-columns-repeated="16376"/>
        </table:table-row>
        <table:table-row table:style-name="ro4" table:visibility="collapse">
          <table:table-cell table:number-columns-repeated="7"/>
          <table:table-cell office:value-type="string" table:style-name="ce1">
            <text:p>Sindicato Único de Trabajadores de AGROASEMEX, S. A.</text:p>
          </table:table-cell>
          <table:table-cell table:number-columns-repeated="16376"/>
        </table:table-row>
        <table:table-row table:style-name="ro4" table:visibility="collapse">
          <table:table-cell table:number-columns-repeated="7"/>
          <table:table-cell office:value-type="string" table:style-name="ce1">
            <text:p>Sindicato Único de Trabajadores de Biológicos y Reactivos</text:p>
          </table:table-cell>
          <table:table-cell table:number-columns-repeated="16376"/>
        </table:table-row>
        <table:table-row table:style-name="ro4" table:visibility="collapse">
          <table:table-cell table:number-columns-repeated="7"/>
          <table:table-cell office:value-type="string" table:style-name="ce1">
            <text:p>Sindicato Único de Trabajadores de la Industria Nuclear</text:p>
          </table:table-cell>
          <table:table-cell table:number-columns-repeated="16376"/>
        </table:table-row>
        <table:table-row table:style-name="ro4" table:visibility="collapse">
          <table:table-cell table:number-columns-repeated="7"/>
          <table:table-cell office:value-type="string" table:style-name="ce1">
            <text:p>Sindicato Único de Trabajadores de la Productora Nacional de Biológicos Veterinarios</text:p>
          </table:table-cell>
          <table:table-cell table:number-columns-repeated="16376"/>
        </table:table-row>
        <table:table-row table:style-name="ro4" table:visibility="collapse">
          <table:table-cell table:number-columns-repeated="7"/>
          <table:table-cell office:value-type="string" table:style-name="ce1">
            <text:p>Sindicato Único de Trabajadores de la Sociedad Hipotecaria Federal</text:p>
          </table:table-cell>
          <table:table-cell table:number-columns-repeated="16376"/>
        </table:table-row>
        <table:table-row table:style-name="ro4" table:visibility="collapse">
          <table:table-cell table:number-columns-repeated="7"/>
          <table:table-cell office:value-type="string" table:style-name="ce1">
            <text:p>Sindicato Único de Trabajadores de la Universidad Autónoma Agraria Antonio Narro</text:p>
          </table:table-cell>
          <table:table-cell table:number-columns-repeated="16376"/>
        </table:table-row>
        <table:table-row table:style-name="ro4" table:visibility="collapse">
          <table:table-cell table:number-columns-repeated="7"/>
          <table:table-cell office:value-type="string" table:style-name="ce1">
            <text:p>Sindicato Único de Trabajadores de la Universidad de Colima</text:p>
          </table:table-cell>
          <table:table-cell table:number-columns-repeated="16376"/>
        </table:table-row>
        <table:table-row table:style-name="ro4" table:visibility="collapse">
          <table:table-cell table:number-columns-repeated="7"/>
          <table:table-cell office:value-type="string" table:style-name="ce1">
            <text:p>Sindicato Único de Trabajadores de Notimex</text:p>
          </table:table-cell>
          <table:table-cell table:number-columns-repeated="16376"/>
        </table:table-row>
        <table:table-row table:style-name="ro4" table:visibility="collapse">
          <table:table-cell table:number-columns-repeated="7"/>
          <table:table-cell office:value-type="string" table:style-name="ce1">
            <text:p>Sindicato Único de Trabajadores del Banco de México</text:p>
          </table:table-cell>
          <table:table-cell table:number-columns-repeated="16376"/>
        </table:table-row>
        <table:table-row table:style-name="ro4" table:visibility="collapse">
          <table:table-cell table:number-columns-repeated="7"/>
          <table:table-cell office:value-type="string" table:style-name="ce1">
            <text:p>Sindicato Único de Trabajadores del Centro de Investigación y de Estudios Avanzados del Instituto Politécnico Nacional</text:p>
          </table:table-cell>
          <table:table-cell table:number-columns-repeated="16376"/>
        </table:table-row>
        <table:table-row table:style-name="ro4" table:visibility="collapse">
          <table:table-cell table:number-columns-repeated="7"/>
          <table:table-cell office:value-type="string" table:style-name="ce1">
            <text:p>Sindicato Único de Trabajadores del Centro de Investigación y Estudios Superiores en Antropología Social</text:p>
          </table:table-cell>
          <table:table-cell table:number-columns-repeated="16376"/>
        </table:table-row>
        <table:table-row table:style-name="ro4" table:visibility="collapse">
          <table:table-cell table:number-columns-repeated="7"/>
          <table:table-cell office:value-type="string" table:style-name="ce1">
            <text:p>Sindicato Único de Trabajadores del Colegio de México</text:p>
          </table:table-cell>
          <table:table-cell table:number-columns-repeated="16376"/>
        </table:table-row>
        <table:table-row table:style-name="ro4" table:visibility="collapse">
          <table:table-cell table:number-columns-repeated="7"/>
          <table:table-cell office:value-type="string" table:style-name="ce1">
            <text:p>Sindicato Único de Trabajadores del Colegio Nacional de Educación Profesional Técnica</text:p>
          </table:table-cell>
          <table:table-cell table:number-columns-repeated="16376"/>
        </table:table-row>
        <table:table-row table:style-name="ro4" table:visibility="collapse">
          <table:table-cell table:number-columns-repeated="7"/>
          <table:table-cell office:value-type="string" table:style-name="ce1">
            <text:p>Sindicato Único de Trabajadores del Fondo de Cultura Económica</text:p>
          </table:table-cell>
          <table:table-cell table:number-columns-repeated="16376"/>
        </table:table-row>
        <table:table-row table:style-name="ro4" table:visibility="collapse">
          <table:table-cell table:number-columns-repeated="7"/>
          <table:table-cell office:value-type="string" table:style-name="ce1">
            <text:p>Sindicato Único de Trabajadores del Instituto Mexicano de la Propiedad Industrial</text:p>
          </table:table-cell>
          <table:table-cell table:number-columns-repeated="16376"/>
        </table:table-row>
        <table:table-row table:style-name="ro4" table:visibility="collapse">
          <table:table-cell table:number-columns-repeated="7"/>
          <table:table-cell office:value-type="string" table:style-name="ce1">
            <text:p>Sindicato Único de Trabajadores del Instituto Nacional de Ciencias Médicas y Nutrición “Salvador Zubirán”</text:p>
          </table:table-cell>
          <table:table-cell table:number-columns-repeated="16376"/>
        </table:table-row>
        <table:table-row table:style-name="ro4" table:visibility="collapse">
          <table:table-cell table:number-columns-repeated="7"/>
          <table:table-cell office:value-type="string" table:style-name="ce1">
            <text:p>Sindicato Único de Trabajadores del Instituto Nacional de Pediatría</text:p>
          </table:table-cell>
          <table:table-cell table:number-columns-repeated="16376"/>
        </table:table-row>
        <table:table-row table:style-name="ro4" table:visibility="collapse">
          <table:table-cell table:number-columns-repeated="7"/>
          <table:table-cell office:value-type="string" table:style-name="ce1">
            <text:p>Sindicato Único de Trabajadores del Instituto Nacional de Perinatología</text:p>
          </table:table-cell>
          <table:table-cell table:number-columns-repeated="16376"/>
        </table:table-row>
        <table:table-row table:style-name="ro4" table:visibility="collapse">
          <table:table-cell table:number-columns-repeated="7"/>
          <table:table-cell office:value-type="string" table:style-name="ce1">
            <text:p>Sindicato Único de Trabajadores Democráticos de la Secretaría de Medio Ambiente y Recursos Naturales</text:p>
          </table:table-cell>
          <table:table-cell table:number-columns-repeated="16376"/>
        </table:table-row>
        <table:table-row table:style-name="ro4" table:visibility="collapse">
          <table:table-cell table:number-columns-repeated="7"/>
          <table:table-cell office:value-type="string" table:style-name="ce1">
            <text:p>Sindicato Único de Trabajadores Docentes CONALEP</text:p>
          </table:table-cell>
          <table:table-cell table:number-columns-repeated="16376"/>
        </table:table-row>
        <table:table-row table:style-name="ro4" table:visibility="collapse">
          <table:table-cell table:number-columns-repeated="7"/>
          <table:table-cell office:value-type="string" table:style-name="ce1">
            <text:p>Sindicato Único de Trabajadores Docentes del Colegio Nacional de Educación Profesional Técnica en el estado de Oaxaca, SUTDCEO</text:p>
          </table:table-cell>
          <table:table-cell table:number-columns-repeated="16376"/>
        </table:table-row>
        <table:table-row table:style-name="ro4" table:visibility="collapse">
          <table:table-cell table:number-columns-repeated="7"/>
          <table:table-cell office:value-type="string" table:style-name="ce1">
            <text:p>Sindicato Único de Trabajadores Electricistas de la República Mexicana (SUTERM)</text:p>
          </table:table-cell>
          <table:table-cell table:number-columns-repeated="16376"/>
        </table:table-row>
        <table:table-row table:style-name="ro4" table:visibility="collapse">
          <table:table-cell table:number-columns-repeated="7"/>
          <table:table-cell office:value-type="string" table:style-name="ce1">
            <text:p>Sindicato Único Nacional de Trabajadores de Nacional Financiera</text:p>
          </table:table-cell>
          <table:table-cell table:number-columns-repeated="16376"/>
        </table:table-row>
        <table:table-row table:style-name="ro4" table:visibility="collapse">
          <table:table-cell table:number-columns-repeated="7"/>
          <table:table-cell office:value-type="string" table:style-name="ce1">
            <text:p>Sindicato Único Nacional de Trabajadores del Banco Nacional de Obras y Servicios Públicos</text:p>
          </table:table-cell>
          <table:table-cell table:number-columns-repeated="16376"/>
        </table:table-row>
        <table:table-row table:style-name="ro4" table:visibility="collapse">
          <table:table-cell table:number-columns-repeated="7"/>
          <table:table-cell office:value-type="string" table:style-name="ce1">
            <text:p>Sindicato Único Nacional de Trabajadores del Instituto Nacional de Estadística y Geografía</text:p>
          </table:table-cell>
          <table:table-cell table:number-columns-repeated="16376"/>
        </table:table-row>
        <table:table-row table:style-name="ro4" table:visibility="collapse">
          <table:table-cell table:number-columns-repeated="7"/>
          <table:table-cell office:value-type="string" table:style-name="ce1">
            <text:p>Sindicato Unificado de Trabajadores del Centro de Investigación Científica y de Educación Superior de Ensenada</text:p>
          </table:table-cell>
          <table:table-cell table:number-columns-repeated="16376"/>
        </table:table-row>
        <table:table-row table:style-name="ro4" table:visibility="collapse">
          <table:table-cell table:number-columns-repeated="7"/>
          <table:table-cell office:value-type="string" table:style-name="ce1">
            <text:p>Sindicato Unitario de Trabajadores del Instituto Nacional de Astrofísica, Óptica y Electrónica</text:p>
          </table:table-cell>
          <table:table-cell table:number-columns-repeated="16376"/>
        </table:table-row>
        <table:table-row table:style-name="ro4" table:visibility="collapse">
          <table:table-cell table:number-columns-repeated="7"/>
          <table:table-cell office:value-type="string" table:style-name="ce1">
            <text:p>Sistema Nacional para el Desarrollo Integral de la Familia</text:p>
          </table:table-cell>
          <table:table-cell table:number-columns-repeated="16376"/>
        </table:table-row>
        <table:table-row table:style-name="ro4" table:visibility="collapse">
          <table:table-cell table:number-columns-repeated="7"/>
          <table:table-cell office:value-type="string" table:style-name="ce1">
            <text:p>Sistema Público de Radiodifusión del Estado Mexicano</text:p>
          </table:table-cell>
          <table:table-cell table:number-columns-repeated="16376"/>
        </table:table-row>
        <table:table-row table:style-name="ro4" table:visibility="collapse">
          <table:table-cell table:number-columns-repeated="7"/>
          <table:table-cell office:value-type="string" table:style-name="ce1">
            <text:p>Sociedad Hipotecaria Federal, S.N.C.</text:p>
          </table:table-cell>
          <table:table-cell table:number-columns-repeated="16376"/>
        </table:table-row>
        <table:table-row table:style-name="ro4" table:visibility="collapse">
          <table:table-cell table:number-columns-repeated="7"/>
          <table:table-cell office:value-type="string" table:style-name="ce1">
            <text:p>Suprema Corte de Justicia de la Nación</text:p>
          </table:table-cell>
          <table:table-cell table:number-columns-repeated="16376"/>
        </table:table-row>
        <table:table-row table:style-name="ro4" table:visibility="collapse">
          <table:table-cell table:number-columns-repeated="7"/>
          <table:table-cell office:value-type="string" table:style-name="ce1">
            <text:p>Talleres Gráficos de México</text:p>
          </table:table-cell>
          <table:table-cell table:number-columns-repeated="16376"/>
        </table:table-row>
        <table:table-row table:style-name="ro4" table:visibility="collapse">
          <table:table-cell table:number-columns-repeated="7"/>
          <table:table-cell office:value-type="string" table:style-name="ce1">
            <text:p>Tecnológico Nacional de México (*)</text:p>
          </table:table-cell>
          <table:table-cell table:number-columns-repeated="16376"/>
        </table:table-row>
        <table:table-row table:style-name="ro4" table:visibility="collapse">
          <table:table-cell table:number-columns-repeated="7"/>
          <table:table-cell office:value-type="string" table:style-name="ce1">
            <text:p>Telecomunicaciones de México</text:p>
          </table:table-cell>
          <table:table-cell table:number-columns-repeated="16376"/>
        </table:table-row>
        <table:table-row table:style-name="ro4" table:visibility="collapse">
          <table:table-cell table:number-columns-repeated="7"/>
          <table:table-cell office:value-type="string" table:style-name="ce1">
            <text:p>Televisión Metropolitana, S.A. de C.V.</text:p>
          </table:table-cell>
          <table:table-cell table:number-columns-repeated="16376"/>
        </table:table-row>
        <table:table-row table:style-name="ro4" table:visibility="collapse">
          <table:table-cell table:number-columns-repeated="7"/>
          <table:table-cell office:value-type="string" table:style-name="ce1">
            <text:p>Terrenos para Industrias, S.A.</text:p>
          </table:table-cell>
          <table:table-cell table:number-columns-repeated="16376"/>
        </table:table-row>
        <table:table-row table:style-name="ro4" table:visibility="collapse">
          <table:table-cell table:number-columns-repeated="7"/>
          <table:table-cell office:value-type="string" table:style-name="ce1">
            <text:p>Tribunal Electoral del Poder Judicial de la Federación</text:p>
          </table:table-cell>
          <table:table-cell table:number-columns-repeated="16376"/>
        </table:table-row>
        <table:table-row table:style-name="ro4" table:visibility="collapse">
          <table:table-cell table:number-columns-repeated="7"/>
          <table:table-cell office:value-type="string" table:style-name="ce1">
            <text:p>Tribunal Federal de Conciliación y Arbitraje</text:p>
          </table:table-cell>
          <table:table-cell table:number-columns-repeated="16376"/>
        </table:table-row>
        <table:table-row table:style-name="ro4" table:visibility="collapse">
          <table:table-cell table:number-columns-repeated="7"/>
          <table:table-cell office:value-type="string" table:style-name="ce1">
            <text:p>Tribunal Federal de Justicia Fiscal y Administrativa</text:p>
          </table:table-cell>
          <table:table-cell table:number-columns-repeated="16376"/>
        </table:table-row>
        <table:table-row table:style-name="ro4" table:visibility="collapse">
          <table:table-cell table:number-columns-repeated="7"/>
          <table:table-cell office:value-type="string" table:style-name="ce1">
            <text:p>Tribunal Superior Agrario</text:p>
          </table:table-cell>
          <table:table-cell table:number-columns-repeated="16376"/>
        </table:table-row>
        <table:table-row table:style-name="ro4" table:visibility="collapse">
          <table:table-cell table:number-columns-repeated="7"/>
          <table:table-cell office:value-type="string" table:style-name="ce1">
            <text:p>Universidad Abierta y a Distancia de México (*)</text:p>
          </table:table-cell>
          <table:table-cell table:number-columns-repeated="16376"/>
        </table:table-row>
        <table:table-row table:style-name="ro4" table:visibility="collapse">
          <table:table-cell table:number-columns-repeated="7"/>
          <table:table-cell office:value-type="string" table:style-name="ce1">
            <text:p>Universidad Autónoma Agraria Antonio Narro</text:p>
          </table:table-cell>
          <table:table-cell table:number-columns-repeated="16376"/>
        </table:table-row>
        <table:table-row table:style-name="ro4" table:visibility="collapse">
          <table:table-cell table:number-columns-repeated="7"/>
          <table:table-cell office:value-type="string" table:style-name="ce1">
            <text:p>Universidad Autónoma Chapingo</text:p>
          </table:table-cell>
          <table:table-cell table:number-columns-repeated="16376"/>
        </table:table-row>
        <table:table-row table:style-name="ro4" table:visibility="collapse">
          <table:table-cell table:number-columns-repeated="7"/>
          <table:table-cell office:value-type="string" table:style-name="ce1">
            <text:p>Universidad Autónoma Metropolitana</text:p>
          </table:table-cell>
          <table:table-cell table:number-columns-repeated="16376"/>
        </table:table-row>
        <table:table-row table:style-name="ro4" table:visibility="collapse">
          <table:table-cell table:number-columns-repeated="7"/>
          <table:table-cell office:value-type="string" table:style-name="ce1">
            <text:p>Universidad Nacional Autónoma de México</text:p>
          </table:table-cell>
          <table:table-cell table:number-columns-repeated="16376"/>
        </table:table-row>
        <table:table-row table:style-name="ro4" table:visibility="collapse">
          <table:table-cell table:number-columns-repeated="7"/>
          <table:table-cell office:value-type="string" table:style-name="ce1">
            <text:p>Universidad Pedagógica Nacional</text:p>
          </table:table-cell>
          <table:table-cell table:number-columns-repeated="16376"/>
        </table:table-row>
        <table:table-row table:style-name="ro4" table:visibility="collapse">
          <table:table-cell table:number-columns-repeated="7"/>
          <table:table-cell office:value-type="string" table:style-name="ce1">
            <text:p>XE-IPN Canal 11 (*)</text:p>
          </table:table-cell>
          <table:table-cell table:number-columns-repeated="16376"/>
        </table:table-row>
        <table:table-row table:number-rows-repeated="8" table:style-name="ro4" table:visibility="collapse">
          <table:table-cell table:number-columns-repeated="7"/>
          <table:table-cell table:number-columns-repeated="16377" table:style-name="ce1"/>
        </table:table-row>
        <table:table-row table:number-rows-repeated="1047696" table:style-name="ro4" table:visibility="collapse">
          <table:table-cell table:number-columns-repeated="16384"/>
        </table:table-row>
      </table:table>
      <table:table table:name="Ejemplo" table:style-name="ta1">
        <table:table-column table:style-name="co29" table:default-cell-style-name="ce1"/>
        <table:table-column table:style-name="co30" table:default-cell-style-name="ce1"/>
        <table:table-column table:style-name="co29"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10" table:default-cell-style-name="ce1"/>
        <table:table-column table:style-name="co37" table:default-cell-style-name="ce1"/>
        <table:table-column table:style-name="co12"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25" table:number-columns-repeated="16361" table:default-cell-style-name="ce1"/>
        <table:table-row table:style-name="ro2">
          <table:table-cell office:value-type="string" table:style-name="ce2">
            <text:p>Índices de los Expedientes considerados como Reservados<text:s/></text:p>
          </table:table-cell>
          <table:table-cell table:number-columns-repeated="21" table:style-name="ce2"/>
          <table:table-cell table:number-columns-repeated="16362" table:style-name="ce1"/>
        </table:table-row>
        <table:table-row table:style-name="ro3">
          <table:table-cell table:number-columns-repeated="21" table:style-name="ce3"/>
          <table:table-cell table:number-columns-repeated="16363" table:style-name="ce1"/>
        </table:table-row>
        <table:table-row table:style-name="ro4">
          <table:table-cell office:value-type="string" table:number-columns-spanned="2" table:number-rows-spanned="1" table:style-name="ce17">
            <text:p>Sujeto obligado:</text:p>
          </table:table-cell>
          <table:covered-table-cell/>
          <table:table-cell office:value-type="string" table:number-columns-spanned="4" table:number-rows-spanned="1" table:style-name="ce42">
            <text:p>Secretaría de Educación Pública</text:p>
          </table:table-cell>
          <table:covered-table-cell table:number-columns-repeated="3"/>
          <table:table-cell table:number-columns-repeated="16" table:style-name="ce5"/>
          <table:table-cell table:number-columns-repeated="16362" table:style-name="ce1"/>
        </table:table-row>
        <table:table-row table:style-name="ro4">
          <table:table-cell office:value-type="string" table:number-columns-spanned="2" table:number-rows-spanned="1" table:style-name="ce17">
            <text:p>Periodo del Índice:</text:p>
          </table:table-cell>
          <table:covered-table-cell/>
          <table:table-cell office:value-type="string" table:number-columns-spanned="4" table:number-rows-spanned="1" table:style-name="ce42">
            <text:p>Segundo Semestre 2016</text:p>
          </table:table-cell>
          <table:covered-table-cell table:number-columns-repeated="3"/>
          <table:table-cell table:number-columns-repeated="16" table:style-name="ce5"/>
          <table:table-cell table:number-columns-repeated="16362" table:style-name="ce1"/>
        </table:table-row>
        <table:table-row table:style-name="ro4">
          <table:table-cell office:value-type="string" table:number-columns-spanned="2" table:number-rows-spanned="1" table:style-name="ce17">
            <text:p>Fecha de actualización:</text:p>
          </table:table-cell>
          <table:covered-table-cell/>
          <table:table-cell office:value-type="date" office:date-value="2017-01-01T00:00:00" table:number-columns-spanned="4" table:number-rows-spanned="1" table:style-name="ce43">
            <text:p>1 de enero de 2017</text:p>
          </table:table-cell>
          <table:covered-table-cell table:number-columns-repeated="3"/>
          <table:table-cell table:number-columns-repeated="16" table:style-name="ce5"/>
          <table:table-cell table:number-columns-repeated="16362" table:style-name="ce1"/>
        </table:table-row>
        <table:table-row table:style-name="ro4">
          <table:table-cell table:number-columns-repeated="16384" table:style-name="ce1"/>
        </table:table-row>
        <table:table-row table:style-name="ro26">
          <table:table-cell office:value-type="string" table:style-name="ce35">
            <text:p>Área</text:p>
          </table:table-cell>
          <table:table-cell office:value-type="string" table:style-name="ce36">
            <text:p>Nombre del expediente o documento</text:p>
          </table:table-cell>
          <table:table-cell office:value-type="string" table:style-name="ce36">
            <text:p>Tema</text:p>
          </table:table-cell>
          <table:table-cell office:value-type="string" table:style-name="ce36">
            <text:p>Momento de la clasificación de la información como reservada</text:p>
          </table:table-cell>
          <table:table-cell office:value-type="string" table:style-name="ce36">
            <text:p>Plazo de reserva</text:p>
          </table:table-cell>
          <table:table-cell office:value-type="string" table:style-name="ce36">
            <text:p>Fecha de inicio de la clasificación</text:p>
          </table:table-cell>
          <table:table-cell office:value-type="string" table:style-name="ce36">
            <text:p>Fecha de término de la clasificación</text:p>
          </table:table-cell>
          <table:table-cell office:value-type="string" table:style-name="ce36">
            <text:p>Fundamento legal de la clasificación</text:p>
          </table:table-cell>
          <table:table-cell office:value-type="string" table:style-name="ce36">
            <text:p>Justificación</text:p>
          </table:table-cell>
          <table:table-cell office:value-type="string" table:style-name="ce36">
            <text:p>Razones y motivos de la clasificación</text:p>
          </table:table-cell>
          <table:table-cell office:value-type="string" table:style-name="ce36">
            <text:p>Clasificación completa o parcial</text:p>
          </table:table-cell>
          <table:table-cell office:value-type="string" table:style-name="ce36">
            <text:p>Partes o secciones que se clasifican</text:p>
          </table:table-cell>
          <table:table-cell office:value-type="string" table:style-name="ce36">
            <text:p>Fecha del acta en donde el Comité de Transparencia confirmó la clasificación</text:p>
          </table:table-cell>
          <table:table-cell office:value-type="string" table:style-name="ce36">
            <text:p>Estatus del expediente</text:p>
          </table:table-cell>
          <table:table-cell office:value-type="string" table:style-name="ce36">
            <text:p>Expediente en ampliación de plazo de reserva (Sí / No)</text:p>
          </table:table-cell>
          <table:table-cell office:value-type="string" table:style-name="ce36">
            <text:p>Plazo de ampliación de reserva <text:s/>(años)</text:p>
          </table:table-cell>
          <table:table-cell office:value-type="string" table:style-name="ce36">
            <text:p>Fecha de inicio del plazo de ampliación de reserva</text:p>
          </table:table-cell>
          <table:table-cell office:value-type="string" table:style-name="ce36">
            <text:p>Fecha de término del plazo de ampliación de <text:s/>reserva</text:p>
          </table:table-cell>
          <table:table-cell office:value-type="string" table:style-name="ce36">
            <text:p>Fundamento legal del plazo de ampliación de reserva</text:p>
          </table:table-cell>
          <table:table-cell office:value-type="string" table:style-name="ce36">
            <text:p>Justificación del plazo de ampliación de reserva</text:p>
          </table:table-cell>
          <table:table-cell office:value-type="string" table:style-name="ce36">
            <text:p>Razones y motivos del plazo de ampliación de reserva</text:p>
          </table:table-cell>
          <table:table-cell office:value-type="string" table:style-name="ce36">
            <text:p>Clasificación completa o parcial de la ampliación de reserva</text:p>
          </table:table-cell>
          <table:table-cell office:value-type="string" table:style-name="ce37">
            <text:p>Partes o secciones que se clasifican en el plazo de ampliación de reserva</text:p>
          </table:table-cell>
          <table:table-cell table:number-columns-repeated="16361" table:style-name="ce6"/>
        </table:table-row>
        <table:table-row table:style-name="ro4">
          <table:table-cell office:value-type="string" table:style-name="ce38">
            <text:p>Dirección General de Asuntos Jurídicos</text:p>
          </table:table-cell>
          <table:table-cell office:value-type="string" table:style-name="ce38">
            <text:p>DGAJ-RR-001</text:p>
          </table:table-cell>
          <table:table-cell office:value-type="string" table:style-name="ce38">
            <text:p>Recursos de Revisión</text:p>
          </table:table-cell>
          <table:table-cell office:value-type="string" table:style-name="ce38">
            <text:p>Solicitud de acceso</text:p>
          </table:table-cell>
          <table:table-cell office:value-type="string" table:style-name="ce39">
            <text:p>1 año<text:s/></text:p>
          </table:table-cell>
          <table:table-cell office:value-type="date" office:date-value="2015-01-15T00:00:00" table:style-name="ce40">
            <text:p>15/01/2015</text:p>
          </table:table-cell>
          <table:table-cell office:value-type="date" office:date-value="2016-01-15T00:00:00" table:style-name="ce40">
            <text:p>15/01/2016</text:p>
          </table:table-cell>
          <table:table-cell office:value-type="string" table:style-name="ce38">
            <text:p>Ley General de Transparencia y Acceso a la Información Pública Artículo 113</text:p>
          </table:table-cell>
          <table:table-cell office:value-type="string" table:style-name="ce38">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38">
            <text:p>Razones, motivos o circunstancias especiales que llevaron al sujeto obligado a concluir que el caso particular se ajusta al supuesto previsto por la norma legal invocada como fundamento.</text:p>
          </table:table-cell>
          <table:table-cell office:value-type="string" table:style-name="ce38">
            <text:p>Completa</text:p>
          </table:table-cell>
          <table:table-cell table:style-name="ce38"/>
          <table:table-cell office:value-type="date" office:date-value="2015-01-15T00:00:00" table:style-name="ce40">
            <text:p>15/01/2015</text:p>
          </table:table-cell>
          <table:table-cell office:value-type="string" table:style-name="ce38">
            <text:p>Desclasificado</text:p>
          </table:table-cell>
          <table:table-cell office:value-type="string" table:style-name="ce38">
            <text:p>No</text:p>
          </table:table-cell>
          <table:table-cell table:style-name="ce38"/>
          <table:table-cell table:number-columns-repeated="2" table:style-name="ce40"/>
          <table:table-cell table:number-columns-repeated="5" table:style-name="ce38"/>
          <table:table-cell table:number-columns-repeated="16361" table:style-name="ce41"/>
        </table:table-row>
        <table:table-row table:style-name="ro4">
          <table:table-cell office:value-type="string" table:style-name="ce4">
            <text:p>Dirección General de Asuntos Jurídicos</text:p>
          </table:table-cell>
          <table:table-cell office:value-type="string" table:style-name="ce4">
            <text:p>DGAJ-RR-002</text:p>
          </table:table-cell>
          <table:table-cell office:value-type="string" table:style-name="ce4">
            <text:p>Recursos de Revisión</text:p>
          </table:table-cell>
          <table:table-cell office:value-type="string" table:style-name="ce4">
            <text:p>Resolución de autoridad competente</text:p>
          </table:table-cell>
          <table:table-cell office:value-type="string" table:style-name="ce7">
            <text:p>2 años<text:s/></text:p>
          </table:table-cell>
          <table:table-cell office:value-type="date" office:date-value="2015-01-15T00:00:00" table:style-name="ce8">
            <text:p>15/01/2015</text:p>
          </table:table-cell>
          <table:table-cell office:value-type="date" office:date-value="2016-01-15T00:00:00" table:style-name="ce8">
            <text:p>15/01/2016</text:p>
          </table:table-cell>
          <table:table-cell office:value-type="string" table:style-name="ce4">
            <text:p>Ley General de Transparencia y Acceso a la Información Pública Artículo 113</text:p>
          </table:table-cell>
          <table:table-cell office:value-type="string" table:style-name="ce4">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4">
            <text:p>Razones, motivos o circunstancias especiales que llevaron al sujeto obligado a concluir que el caso particular se ajusta al supuesto previsto por la norma legal invocada como fundamento.</text:p>
          </table:table-cell>
          <table:table-cell office:value-type="string" table:style-name="ce4">
            <text:p>Completa</text:p>
          </table:table-cell>
          <table:table-cell table:style-name="ce4"/>
          <table:table-cell office:value-type="date" office:date-value="2015-01-15T00:00:00" table:style-name="ce8">
            <text:p>15/01/2015</text:p>
          </table:table-cell>
          <table:table-cell office:value-type="string" table:style-name="ce4">
            <text:p>Clasificado</text:p>
          </table:table-cell>
          <table:table-cell office:value-type="string" table:style-name="ce4">
            <text:p>Si</text:p>
          </table:table-cell>
          <table:table-cell office:value-type="float" office:value="1" table:style-name="ce4">
            <text:p>1</text:p>
          </table:table-cell>
          <table:table-cell office:value-type="date" office:date-value="2016-01-15T00:00:00" table:style-name="ce8">
            <text:p>15/01/2016</text:p>
          </table:table-cell>
          <table:table-cell office:value-type="date" office:date-value="2017-01-15T00:00:00" table:style-name="ce8">
            <text:p>15/01/2017</text:p>
          </table:table-cell>
          <table:table-cell office:value-type="string" table:style-name="ce4">
            <text:p>Ley General de Transparencia y Acceso a la Información Pública Artículo 113</text:p>
          </table:table-cell>
          <table:table-cell office:value-type="string" table:style-name="ce4">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4">
            <text:p>Razones, motivos o circunstancias especiales que llevaron al sujeto obligado a concluir que el caso particular se ajusta al supuesto previsto por la norma legal invocada como fundamento.</text:p>
          </table:table-cell>
          <table:table-cell office:value-type="string" table:style-name="ce4">
            <text:p>Parcial</text:p>
          </table:table-cell>
          <table:table-cell office:value-type="string" table:style-name="ce4">
            <text:p>Instrucciones de actuación del Estado mexicano respecto a la seguridad nacional.</text:p>
          </table:table-cell>
          <table:table-cell table:number-columns-repeated="16361"/>
        </table:table-row>
        <table:table-row table:style-name="ro4">
          <table:table-cell office:value-type="string" table:style-name="ce4">
            <text:p>Dirección General de Asuntos Jurídicos</text:p>
          </table:table-cell>
          <table:table-cell office:value-type="string" table:style-name="ce4">
            <text:p>DGAJ-RR-003</text:p>
          </table:table-cell>
          <table:table-cell office:value-type="string" table:style-name="ce4">
            <text:p>Recursos de Revisión</text:p>
          </table:table-cell>
          <table:table-cell office:value-type="string" table:style-name="ce4">
            <text:p>Versión Pública obligaciones de transparencia</text:p>
          </table:table-cell>
          <table:table-cell office:value-type="string" table:style-name="ce7">
            <text:p>4 meses</text:p>
          </table:table-cell>
          <table:table-cell office:value-type="date" office:date-value="2015-01-15T00:00:00" table:style-name="ce8">
            <text:p>15/01/2015</text:p>
          </table:table-cell>
          <table:table-cell office:value-type="date" office:date-value="2018-01-15T00:00:00" table:style-name="ce8">
            <text:p>15/01/2018</text:p>
          </table:table-cell>
          <table:table-cell office:value-type="string" table:style-name="ce4">
            <text:p>Ley General de Transparencia y Acceso a la Información Pública Artículo 113</text:p>
          </table:table-cell>
          <table:table-cell office:value-type="string" table:style-name="ce4">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4">
            <text:p>Razones, motivos o circunstancias especiales que llevaron al sujeto obligado a concluir que el caso particular se ajusta al supuesto previsto por la norma legal invocada como fundamento.</text:p>
          </table:table-cell>
          <table:table-cell office:value-type="string" table:style-name="ce4">
            <text:p>Parcial</text:p>
          </table:table-cell>
          <table:table-cell office:value-type="string" table:style-name="ce4">
            <text:p>Instrucciones de actuación del Estado mexicano respecto a la seguridad nacional.</text:p>
          </table:table-cell>
          <table:table-cell office:value-type="date" office:date-value="2015-01-15T00:00:00" table:style-name="ce8">
            <text:p>15/01/2015</text:p>
          </table:table-cell>
          <table:table-cell office:value-type="string" table:style-name="ce4">
            <text:p>Clasificado</text:p>
          </table:table-cell>
          <table:table-cell office:value-type="string" table:style-name="ce4">
            <text:p>No</text:p>
          </table:table-cell>
          <table:table-cell table:style-name="ce4"/>
          <table:table-cell table:number-columns-repeated="2" table:style-name="ce8"/>
          <table:table-cell table:number-columns-repeated="5" table:style-name="ce4"/>
          <table:table-cell table:number-columns-repeated="16361"/>
        </table:table-row>
        <table:table-row table:number-rows-repeated="1048566" table:style-name="ro4">
          <table:table-cell table:number-columns-repeated="16384"/>
        </table:table-row>
      </table:table>
      <table:database-ranges>
        <table:database-range table:target-range-address="Instructivo.H1:Instructivo.H871"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7P0" number:language="es" number:country="MX">
      <number:day/>
      <number:text> de </number:text>
      <number:month number:style="long" number:textual="true"/>
      <number:text> de </number:text>
      <number:year number:style="long"/>
    </number:date-style>
    <number:text-style style:name="N37">
      <number:text-content/>
      <style:map style:condition="value()&gt;=0" style:apply-style-name="N37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48%"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1496062992126in" fo:margin-bottom="0.31496062992126in" fo:margin-left="0.236220472440945in" fo:margin-right="0.236220472440945in" style:print-orientation="landscape" style:print-page-order="ttb" style:first-page-number="continue" style:scale-to="53%" style:table-centering="horizontal"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 Excel</meta:generator>
    <meta:initial-creator>Edmundo Fernando Vázquez Serralde</meta:initial-creator>
    <dc:creator>Eréndira Donaji Pérez Ramírez</dc:creator>
    <meta:creation-date>2016-09-19T17:34:32Z</meta:creation-date>
    <dc:date>2018-04-03T23:33:05Z</dc:date>
    <meta:print-date>2016-09-21T00:26:31Z</meta:print-date>
  </office:meta>
</office:document-meta>
</file>